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8 - Conta de produção por atividade econômica - Região Centro-Oest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8.1'.A1">Tabela 28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8.2'.A1">Tabela 28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8.3'.A1">Tabela 28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4'.A1">Tabela 28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5'.A1">Tabela 28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6'.A1">Tabela 28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7'.A1">Tabela 28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8'.A1">Tabela 28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9'.A1">Tabela 28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10'.A1">Tabela 28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11'.A1">Tabela 28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12'.A1">Tabela 28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13'.A1">Tabela 28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8.14'.A1">Tabela 28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8.15'.A1">Tabela 28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8.16'.A1">Tabela 28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8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2256.03256940251" table:style-name="ce5">
            <text:p><text:s/>212,2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2256.03256940251" table:style-name="ce5">
            <text:p><text:s/>212,256<text:s/></text:p>
          </table:table-cell>
          <table:table-cell office:value-type="float" office:value="1.0313247102512422" table:style-name="ce6">
            <text:p>1.031</text:p>
          </table:table-cell>
          <table:table-cell office:value-type="float" office:value="218904.89128871725" table:style-name="ce5">
            <text:p><text:s/>218,905<text:s/></text:p>
          </table:table-cell>
          <table:table-cell office:value-type="float" office:value="1.1657283958214402" table:style-name="ce6">
            <text:p>1.166</text:p>
          </table:table-cell>
          <table:table-cell office:value-type="float" office:value="255183.64775946314" table:style-name="ce5">
            <text:p><text:s/>255,18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5183.64775946314" table:style-name="ce5">
            <text:p><text:s/>255,184<text:s/></text:p>
          </table:table-cell>
          <table:table-cell office:value-type="float" office:value="1.0663102765160473" table:style-name="ce6">
            <text:p>1.066</text:p>
          </table:table-cell>
          <table:table-cell office:value-type="float" office:value="272104.94600476674" table:style-name="ce5">
            <text:p><text:s/>272,105<text:s/></text:p>
          </table:table-cell>
          <table:table-cell office:value-type="float" office:value="1.1153812793380118" table:style-name="ce6">
            <text:p>1.115</text:p>
          </table:table-cell>
          <table:table-cell office:value-type="float" office:value="303500.76278899738" table:style-name="ce5">
            <text:p><text:s/>303,5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3500.76278899738" table:style-name="ce5">
            <text:p><text:s/>303,501<text:s/></text:p>
          </table:table-cell>
          <table:table-cell office:value-type="float" office:value="1.046215639857665" table:style-name="ce6">
            <text:p>1.046</text:p>
          </table:table-cell>
          <table:table-cell office:value-type="float" office:value="317527.24473858025" table:style-name="ce5">
            <text:p><text:s/>317,527<text:s/></text:p>
          </table:table-cell>
          <table:table-cell office:value-type="float" office:value="1.0253540921756465" table:style-name="ce6">
            <text:p>1.025</text:p>
          </table:table-cell>
          <table:table-cell office:value-type="float" office:value="325577.85976996133" table:style-name="ce5">
            <text:p><text:s/>325,5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5577.85976996133" table:style-name="ce5">
            <text:p><text:s/>325,578<text:s/></text:p>
          </table:table-cell>
          <table:table-cell office:value-type="float" office:value="1.0298569103183637" table:style-name="ce6">
            <text:p>1.030</text:p>
          </table:table-cell>
          <table:table-cell office:value-type="float" office:value="335298.60873075778" table:style-name="ce5">
            <text:p><text:s/>335,299<text:s/></text:p>
          </table:table-cell>
          <table:table-cell office:value-type="float" office:value="1.036050087393005" table:style-name="ce6">
            <text:p>1.036</text:p>
          </table:table-cell>
          <table:table-cell office:value-type="float" office:value="347386.15287825465" table:style-name="ce5">
            <text:p><text:s/>347,3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7386.15287825465" table:style-name="ce5">
            <text:p><text:s/>347,386<text:s/></text:p>
          </table:table-cell>
          <table:table-cell office:value-type="float" office:value="1.0714475672797903" table:style-name="ce6">
            <text:p>1.071</text:p>
          </table:table-cell>
          <table:table-cell office:value-type="float" office:value="372206.04840809124" table:style-name="ce5">
            <text:p><text:s/>372,206<text:s/></text:p>
          </table:table-cell>
          <table:table-cell office:value-type="float" office:value="1.0676442058814324" table:style-name="ce6">
            <text:p>1.068</text:p>
          </table:table-cell>
          <table:table-cell office:value-type="float" office:value="397383.63097692252" table:style-name="ce5">
            <text:p><text:s/>397,3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7383.63097692252" table:style-name="ce5">
            <text:p><text:s/>397,384<text:s/></text:p>
          </table:table-cell>
          <table:table-cell office:value-type="float" office:value="1.068024094772448" table:style-name="ce6">
            <text:p>1.068</text:p>
          </table:table-cell>
          <table:table-cell office:value-type="float" office:value="424415.29275151616" table:style-name="ce5">
            <text:p><text:s/>424,415<text:s/></text:p>
          </table:table-cell>
          <table:table-cell office:value-type="float" office:value="1.1212368817909433" table:style-name="ce6">
            <text:p>1.121</text:p>
          </table:table-cell>
          <table:table-cell office:value-type="float" office:value="475870.07942910033" table:style-name="ce5">
            <text:p><text:s/>475,8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5870.07942910033" table:style-name="ce5">
            <text:p><text:s/>475,870<text:s/></text:p>
          </table:table-cell>
          <table:table-cell office:value-type="float" office:value="1.0210060966204462" table:style-name="ce6">
            <text:p>1.021</text:p>
          </table:table-cell>
          <table:table-cell office:value-type="float" office:value="485866.25229636737" table:style-name="ce5">
            <text:p><text:s/>485,866<text:s/></text:p>
          </table:table-cell>
          <table:table-cell office:value-type="float" office:value="1.0649554745210557" table:style-name="ce6">
            <text:p>1.065</text:p>
          </table:table-cell>
          <table:table-cell office:value-type="float" office:value="517425.92526804487" table:style-name="ce5">
            <text:p><text:s/>517,4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7425.92526804487" table:style-name="ce5">
            <text:p><text:s/>517,426<text:s/></text:p>
          </table:table-cell>
          <table:table-cell office:value-type="float" office:value="1.0750302906715945" table:style-name="ce6">
            <text:p>1.075</text:p>
          </table:table-cell>
          <table:table-cell office:value-type="float" office:value="556248.54284192505" table:style-name="ce5">
            <text:p><text:s/>556,249<text:s/></text:p>
          </table:table-cell>
          <table:table-cell office:value-type="float" office:value="1.0415278130746732" table:style-name="ce6">
            <text:p>1.042</text:p>
          </table:table-cell>
          <table:table-cell office:value-type="float" office:value="579348.32835212385" table:style-name="ce5">
            <text:p><text:s/>579,3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9348.32835212385" table:style-name="ce5">
            <text:p><text:s/>579,348<text:s/></text:p>
          </table:table-cell>
          <table:table-cell office:value-type="float" office:value="1.0498785292165076" table:style-name="ce6">
            <text:p>1.050</text:p>
          </table:table-cell>
          <table:table-cell office:value-type="float" office:value="608245.3708743701" table:style-name="ce5">
            <text:p><text:s/>608,245<text:s/></text:p>
          </table:table-cell>
          <table:table-cell office:value-type="float" office:value="1.0667146678091961" table:style-name="ce6">
            <text:p>1.067</text:p>
          </table:table-cell>
          <table:table-cell office:value-type="float" office:value="648824.25873873499" table:style-name="ce5">
            <text:p><text:s/>648,8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8824.25873873499" table:style-name="ce5">
            <text:p><text:s/>648,824<text:s/></text:p>
          </table:table-cell>
          <table:table-cell office:value-type="float" office:value="1.0487109011512812" table:style-name="ce6">
            <text:p>1.049</text:p>
          </table:table-cell>
          <table:table-cell office:value-type="float" office:value="680429.07307071076" table:style-name="ce5">
            <text:p><text:s/>680,429<text:s/></text:p>
          </table:table-cell>
          <table:table-cell office:value-type="float" office:value="1.0796595416052994" table:style-name="ce6">
            <text:p>1.080</text:p>
          </table:table-cell>
          <table:table-cell office:value-type="float" office:value="734631.74112644233" table:style-name="ce5">
            <text:p><text:s/>734,6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4631.74112644233" table:style-name="ce5">
            <text:p><text:s/>734,632<text:s/></text:p>
          </table:table-cell>
          <table:table-cell office:value-type="float" office:value="1.0393229620488431" table:style-name="ce6">
            <text:p>1.039</text:p>
          </table:table-cell>
          <table:table-cell office:value-type="float" office:value="763519.63720263308" table:style-name="ce5">
            <text:p><text:s/>763,520<text:s/></text:p>
          </table:table-cell>
          <table:table-cell office:value-type="float" office:value="1.0651956541128083" table:style-name="ce6">
            <text:p>1.065</text:p>
          </table:table-cell>
          <table:table-cell office:value-type="float" office:value="813297.7993780328" table:style-name="ce5">
            <text:p><text:s/>813,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3297.7993780328" table:style-name="ce5">
            <text:p><text:s/>813,298<text:s/></text:p>
          </table:table-cell>
          <table:table-cell office:value-type="float" office:value="1.033425300397264" table:style-name="ce6">
            <text:p>1.033</text:p>
          </table:table-cell>
          <table:table-cell office:value-type="float" office:value="840482.52263467724" table:style-name="ce5">
            <text:p><text:s/>840,483<text:s/></text:p>
          </table:table-cell>
          <table:table-cell office:value-type="float" office:value="1.0969845059208949" table:style-name="ce6">
            <text:p>1.097</text:p>
          </table:table-cell>
          <table:table-cell office:value-type="float" office:value="921996.30482754868" table:style-name="ce5">
            <text:p><text:s/>921,9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21996.30482754868" table:style-name="ce5">
            <text:p><text:s/>921,996<text:s/></text:p>
          </table:table-cell>
          <table:table-cell office:value-type="float" office:value="0.97941576514181317" table:style-name="ce6">
            <text:p>0.979</text:p>
          </table:table-cell>
          <table:table-cell office:value-type="float" office:value="903017.71635059803" table:style-name="ce5">
            <text:p><text:s/>903,018<text:s/></text:p>
          </table:table-cell>
          <table:table-cell office:value-type="float" office:value="1.1119972374610316" table:style-name="ce6">
            <text:p>1.112</text:p>
          </table:table-cell>
          <table:table-cell office:value-type="float" office:value="1004153.2059602344" table:style-name="ce5">
            <text:p><text:s/>1,004,1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153.2059602344" table:style-name="ce5">
            <text:p><text:s/>1,004,153<text:s/></text:p>
          </table:table-cell>
          <table:table-cell office:value-type="float" office:value="0.97512420517197462" table:style-name="ce6">
            <text:p>0.975</text:p>
          </table:table-cell>
          <table:table-cell office:value-type="float" office:value="979174.09683286364" table:style-name="ce5">
            <text:p><text:s/>979,174<text:s/></text:p>
          </table:table-cell>
          <table:table-cell office:value-type="float" office:value="1.1004116761386429" table:style-name="ce6">
            <text:p>1.100</text:p>
          </table:table-cell>
          <table:table-cell office:value-type="float" office:value="1077494.6091273932" table:style-name="ce5">
            <text:p><text:s/>1,077,4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77494.6091273932" table:style-name="ce5">
            <text:p><text:s/>1,077,495<text:s/></text:p>
          </table:table-cell>
          <table:table-cell office:value-type="float" office:value="1.0316797092352015" table:style-name="ce6">
            <text:p>1.032</text:p>
          </table:table-cell>
          <table:table-cell office:value-type="float" office:value="1111629.3250470462" table:style-name="ce5">
            <text:p><text:s/>1,111,629<text:s/></text:p>
          </table:table-cell>
          <table:table-cell office:value-type="float" office:value="1.0090802188943273" table:style-name="ce6">
            <text:p>1.009</text:p>
          </table:table-cell>
          <table:table-cell office:value-type="float" office:value="1121723.1626478266" table:style-name="ce5">
            <text:p><text:s/>1,121,7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1723.1626478266" table:style-name="ce5">
            <text:p><text:s/>1,121,723<text:s/></text:p>
          </table:table-cell>
          <table:table-cell office:value-type="float" office:value="1.0238480160583423" table:style-name="ce6">
            <text:p>1.024</text:p>
          </table:table-cell>
          <table:table-cell office:value-type="float" office:value="1148474.0346436666" table:style-name="ce5">
            <text:p><text:s/>1,148,474<text:s/></text:p>
          </table:table-cell>
          <table:table-cell office:value-type="float" office:value="1.0550576055232777" table:style-name="ce6">
            <text:p>1.055</text:p>
          </table:table-cell>
          <table:table-cell office:value-type="float" office:value="1211706.2649968048" table:style-name="ce5">
            <text:p><text:s/>1,211,7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805.784380783589" table:style-name="ce5">
            <text:p><text:s/>99,80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9805.784380783589" table:style-name="ce5">
            <text:p><text:s/>99,806<text:s/></text:p>
          </table:table-cell>
          <table:table-cell office:value-type="float" office:value="1.0281276934931234" table:style-name="ce6">
            <text:p>1.028</text:p>
          </table:table-cell>
          <table:table-cell office:value-type="float" office:value="102613.09089268703" table:style-name="ce5">
            <text:p><text:s/>102,613<text:s/></text:p>
          </table:table-cell>
          <table:table-cell office:value-type="float" office:value="1.1895285277430021" table:style-name="ce6">
            <text:p>1.190</text:p>
          </table:table-cell>
          <table:table-cell office:value-type="float" office:value="122061.19893673687" table:style-name="ce5">
            <text:p><text:s/>122,06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2061.19893673687" table:style-name="ce5">
            <text:p><text:s/>122,061<text:s/></text:p>
          </table:table-cell>
          <table:table-cell office:value-type="float" office:value="1.0707401376791752" table:style-name="ce6">
            <text:p>1.071</text:p>
          </table:table-cell>
          <table:table-cell office:value-type="float" office:value="130695.82495480683" table:style-name="ce5">
            <text:p><text:s/>130,696<text:s/></text:p>
          </table:table-cell>
          <table:table-cell office:value-type="float" office:value="1.149874323134173" table:style-name="ce6">
            <text:p>1.150</text:p>
          </table:table-cell>
          <table:table-cell office:value-type="float" office:value="150283.77325637086" table:style-name="ce5">
            <text:p><text:s/>150,2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283.77325637086" table:style-name="ce5">
            <text:p><text:s/>150,284<text:s/></text:p>
          </table:table-cell>
          <table:table-cell office:value-type="float" office:value="1.0509896580840412" table:style-name="ce6">
            <text:p>1.051</text:p>
          </table:table-cell>
          <table:table-cell office:value-type="float" office:value="157946.69147029278" table:style-name="ce5">
            <text:p><text:s/>157,947<text:s/></text:p>
          </table:table-cell>
          <table:table-cell office:value-type="float" office:value="1.0286844859141115" table:style-name="ce6">
            <text:p>1.029</text:p>
          </table:table-cell>
          <table:table-cell office:value-type="float" office:value="162477.31111695291" table:style-name="ce5">
            <text:p><text:s/>162,4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2477.31111695291" table:style-name="ce5">
            <text:p><text:s/>162,477<text:s/></text:p>
          </table:table-cell>
          <table:table-cell office:value-type="float" office:value="1.028488456912819" table:style-name="ce6">
            <text:p>1.028</text:p>
          </table:table-cell>
          <table:table-cell office:value-type="float" office:value="167106.03899401892" table:style-name="ce5">
            <text:p><text:s/>167,106<text:s/></text:p>
          </table:table-cell>
          <table:table-cell office:value-type="float" office:value="1.0212210171605971" table:style-name="ce6">
            <text:p>1.021</text:p>
          </table:table-cell>
          <table:table-cell office:value-type="float" office:value="170652.19911515043" table:style-name="ce5">
            <text:p><text:s/>170,6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652.19911515043" table:style-name="ce5">
            <text:p><text:s/>170,652<text:s/></text:p>
          </table:table-cell>
          <table:table-cell office:value-type="float" office:value="1.0771793652574759" table:style-name="ce6">
            <text:p>1.077</text:p>
          </table:table-cell>
          <table:table-cell office:value-type="float" office:value="183823.02752265011" table:style-name="ce5">
            <text:p><text:s/>183,823<text:s/></text:p>
          </table:table-cell>
          <table:table-cell office:value-type="float" office:value="1.0541958295479421" table:style-name="ce6">
            <text:p>1.054</text:p>
          </table:table-cell>
          <table:table-cell office:value-type="float" office:value="193785.46898925432" table:style-name="ce5">
            <text:p><text:s/>193,7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3785.46898925432" table:style-name="ce5">
            <text:p><text:s/>193,785<text:s/></text:p>
          </table:table-cell>
          <table:table-cell office:value-type="float" office:value="1.084968735999996" table:style-name="ce6">
            <text:p>1.085</text:p>
          </table:table-cell>
          <table:table-cell office:value-type="float" office:value="210251.17534443768" table:style-name="ce5">
            <text:p><text:s/>210,251<text:s/></text:p>
          </table:table-cell>
          <table:table-cell office:value-type="float" office:value="1.1177509284442797" table:style-name="ce6">
            <text:p>1.118</text:p>
          </table:table-cell>
          <table:table-cell office:value-type="float" office:value="235008.44644774625" table:style-name="ce5">
            <text:p><text:s/>235,0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5008.44644774625" table:style-name="ce5">
            <text:p><text:s/>235,008<text:s/></text:p>
          </table:table-cell>
          <table:table-cell office:value-type="float" office:value="1.018178569801873" table:style-name="ce6">
            <text:p>1.018</text:p>
          </table:table-cell>
          <table:table-cell office:value-type="float" office:value="239280.56389552634" table:style-name="ce5">
            <text:p><text:s/>239,281<text:s/></text:p>
          </table:table-cell>
          <table:table-cell office:value-type="float" office:value="1.0368295802234222" table:style-name="ce6">
            <text:p>1.037</text:p>
          </table:table-cell>
          <table:table-cell office:value-type="float" office:value="248093.16661942232" table:style-name="ce5">
            <text:p><text:s/>248,0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8093.16661942232" table:style-name="ce5">
            <text:p><text:s/>248,093<text:s/></text:p>
          </table:table-cell>
          <table:table-cell office:value-type="float" office:value="1.0854602349132723" table:style-name="ce6">
            <text:p>1.085</text:p>
          </table:table-cell>
          <table:table-cell office:value-type="float" office:value="269295.26691909577" table:style-name="ce5">
            <text:p><text:s/>269,295<text:s/></text:p>
          </table:table-cell>
          <table:table-cell office:value-type="float" office:value="1.0145426939398854" table:style-name="ce6">
            <text:p>1.015</text:p>
          </table:table-cell>
          <table:table-cell office:value-type="float" office:value="273211.54556535988" table:style-name="ce5">
            <text:p><text:s/>273,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3211.54556535988" table:style-name="ce5">
            <text:p><text:s/>273,212<text:s/></text:p>
          </table:table-cell>
          <table:table-cell office:value-type="float" office:value="1.0559396787079625" table:style-name="ce6">
            <text:p>1.056</text:p>
          </table:table-cell>
          <table:table-cell office:value-type="float" office:value="288494.911643592" table:style-name="ce5">
            <text:p><text:s/>288,495<text:s/></text:p>
          </table:table-cell>
          <table:table-cell office:value-type="float" office:value="1.0472287440821837" table:style-name="ce6">
            <text:p>1.047</text:p>
          </table:table-cell>
          <table:table-cell office:value-type="float" office:value="302120.16399461939" table:style-name="ce5">
            <text:p><text:s/>302,1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2120.16399461939" table:style-name="ce5">
            <text:p><text:s/>302,120<text:s/></text:p>
          </table:table-cell>
          <table:table-cell office:value-type="float" office:value="1.0557887523972302" table:style-name="ce6">
            <text:p>1.056</text:p>
          </table:table-cell>
          <table:table-cell office:value-type="float" office:value="318975.0710179258" table:style-name="ce5">
            <text:p><text:s/>318,975<text:s/></text:p>
          </table:table-cell>
          <table:table-cell office:value-type="float" office:value="1.093510837597637" table:style-name="ce6">
            <text:p>1.094</text:p>
          </table:table-cell>
          <table:table-cell office:value-type="float" office:value="348802.69708157773" table:style-name="ce5">
            <text:p><text:s/>348,8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8802.69708157773" table:style-name="ce5">
            <text:p><text:s/>348,803<text:s/></text:p>
          </table:table-cell>
          <table:table-cell office:value-type="float" office:value="1.0390517395229266" table:style-name="ce6">
            <text:p>1.039</text:p>
          </table:table-cell>
          <table:table-cell office:value-type="float" office:value="362424.0491529018" table:style-name="ce5">
            <text:p><text:s/>362,424<text:s/></text:p>
          </table:table-cell>
          <table:table-cell office:value-type="float" office:value="1.0732181051717189" table:style-name="ce6">
            <text:p>1.073</text:p>
          </table:table-cell>
          <table:table-cell office:value-type="float" office:value="388960.05130053917" table:style-name="ce5">
            <text:p><text:s/>388,9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8960.05130053917" table:style-name="ce5">
            <text:p><text:s/>388,960<text:s/></text:p>
          </table:table-cell>
          <table:table-cell office:value-type="float" office:value="1.0449064125326641" table:style-name="ce6">
            <text:p>1.045</text:p>
          </table:table-cell>
          <table:table-cell office:value-type="float" office:value="406426.85182296741" table:style-name="ce5">
            <text:p><text:s/>406,427<text:s/></text:p>
          </table:table-cell>
          <table:table-cell office:value-type="float" office:value="1.0901104963657025" table:style-name="ce6">
            <text:p>1.090</text:p>
          </table:table-cell>
          <table:table-cell office:value-type="float" office:value="443050.17717708478" table:style-name="ce5">
            <text:p><text:s/>443,0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3050.17717708478" table:style-name="ce5">
            <text:p><text:s/>443,050<text:s/></text:p>
          </table:table-cell>
          <table:table-cell office:value-type="float" office:value="0.97689281638921821" table:style-name="ce6">
            <text:p>0.977</text:p>
          </table:table-cell>
          <table:table-cell office:value-type="float" office:value="432812.53538426448" table:style-name="ce5">
            <text:p><text:s/>432,813<text:s/></text:p>
          </table:table-cell>
          <table:table-cell office:value-type="float" office:value="1.135298335943929" table:style-name="ce6">
            <text:p>1.135</text:p>
          </table:table-cell>
          <table:table-cell office:value-type="float" office:value="491371.35119742836" table:style-name="ce5">
            <text:p><text:s/>491,3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1371.35119742836" table:style-name="ce5">
            <text:p><text:s/>491,371<text:s/></text:p>
          </table:table-cell>
          <table:table-cell office:value-type="float" office:value="0.9739260953240918" table:style-name="ce6">
            <text:p>0.974</text:p>
          </table:table-cell>
          <table:table-cell office:value-type="float" office:value="478559.38142583444" table:style-name="ce5">
            <text:p><text:s/>478,559<text:s/></text:p>
          </table:table-cell>
          <table:table-cell office:value-type="float" office:value="1.0749149630220027" table:style-name="ce6">
            <text:p>1.075</text:p>
          </table:table-cell>
          <table:table-cell office:value-type="float" office:value="514410.63978918333" table:style-name="ce5">
            <text:p><text:s/>514,4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4410.63978918333" table:style-name="ce5">
            <text:p><text:s/>514,411<text:s/></text:p>
          </table:table-cell>
          <table:table-cell office:value-type="float" office:value="1.0206770489774775" table:style-name="ce6">
            <text:p>1.021</text:p>
          </table:table-cell>
          <table:table-cell office:value-type="float" office:value="525047.13378263987" table:style-name="ce5">
            <text:p><text:s/>525,047<text:s/></text:p>
          </table:table-cell>
          <table:table-cell office:value-type="float" office:value="1.0209775886566439" table:style-name="ce6">
            <text:p>1.021</text:p>
          </table:table-cell>
          <table:table-cell office:value-type="float" office:value="536061.35658048198" table:style-name="ce5">
            <text:p><text:s/>536,0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6061.35658048198" table:style-name="ce5">
            <text:p><text:s/>536,061<text:s/></text:p>
          </table:table-cell>
          <table:table-cell office:value-type="float" office:value="1.0258675638336487" table:style-name="ce6">
            <text:p>1.026</text:p>
          </table:table-cell>
          <table:table-cell office:value-type="float" office:value="549927.95794057986" table:style-name="ce5">
            <text:p><text:s/>549,928<text:s/></text:p>
          </table:table-cell>
          <table:table-cell office:value-type="float" office:value="1.0779838096471377" table:style-name="ce6">
            <text:p>1.078</text:p>
          </table:table-cell>
          <table:table-cell office:value-type="float" office:value="592813.43513225717" table:style-name="ce5">
            <text:p><text:s/>592,8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2450.24818861891" table:style-name="ce5">
            <text:p><text:s/>112,4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2450.24818861891" table:style-name="ce5">
            <text:p><text:s/>112,450<text:s/></text:p>
          </table:table-cell>
          <table:table-cell office:value-type="float" office:value="1.0341622385836595" table:style-name="ce6">
            <text:p>1.034</text:p>
          </table:table-cell>
          <table:table-cell office:value-type="float" office:value="116291.80039603023" table:style-name="ce5">
            <text:p><text:s/>116,292<text:s/></text:p>
          </table:table-cell>
          <table:table-cell office:value-type="float" office:value="1.1447277311846535" table:style-name="ce6">
            <text:p>1.145</text:p>
          </table:table-cell>
          <table:table-cell office:value-type="float" office:value="133122.44882272626" table:style-name="ce5">
            <text:p><text:s/>133,1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3122.44882272626" table:style-name="ce5">
            <text:p><text:s/>133,122<text:s/></text:p>
          </table:table-cell>
          <table:table-cell office:value-type="float" office:value="1.0622484960314145" table:style-name="ce6">
            <text:p>1.062</text:p>
          </table:table-cell>
          <table:table-cell office:value-type="float" office:value="141409.12104995994" table:style-name="ce5">
            <text:p><text:s/>141,409<text:s/></text:p>
          </table:table-cell>
          <table:table-cell office:value-type="float" office:value="1.0835014629536865" table:style-name="ce6">
            <text:p>1.084</text:p>
          </table:table-cell>
          <table:table-cell office:value-type="float" office:value="153216.98953262653" table:style-name="ce5">
            <text:p><text:s/>153,2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3216.98953262653" table:style-name="ce5">
            <text:p><text:s/>153,217<text:s/></text:p>
          </table:table-cell>
          <table:table-cell office:value-type="float" office:value="1.0415330163780947" table:style-name="ce6">
            <text:p>1.042</text:p>
          </table:table-cell>
          <table:table-cell office:value-type="float" office:value="159580.55326828748" table:style-name="ce5">
            <text:p><text:s/>159,581<text:s/></text:p>
          </table:table-cell>
          <table:table-cell office:value-type="float" office:value="1.0220577965963251" table:style-name="ce6">
            <text:p>1.022</text:p>
          </table:table-cell>
          <table:table-cell office:value-type="float" office:value="163100.54865300839" table:style-name="ce5">
            <text:p><text:s/>163,1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3100.54865300839" table:style-name="ce5">
            <text:p><text:s/>163,101<text:s/></text:p>
          </table:table-cell>
          <table:table-cell office:value-type="float" office:value="1.0312201346088885" table:style-name="ce6">
            <text:p>1.031</text:p>
          </table:table-cell>
          <table:table-cell office:value-type="float" office:value="168192.56973673889" table:style-name="ce5">
            <text:p><text:s/>168,193<text:s/></text:p>
          </table:table-cell>
          <table:table-cell office:value-type="float" office:value="1.0507833612372688" table:style-name="ce6">
            <text:p>1.051</text:p>
          </table:table-cell>
          <table:table-cell office:value-type="float" office:value="176733.95376310422" table:style-name="ce5">
            <text:p><text:s/>176,7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6733.95376310422" table:style-name="ce5">
            <text:p><text:s/>176,734<text:s/></text:p>
          </table:table-cell>
          <table:table-cell office:value-type="float" office:value="1.0659130114745887" table:style-name="ce6">
            <text:p>1.066</text:p>
          </table:table-cell>
          <table:table-cell office:value-type="float" office:value="188383.02088544113" table:style-name="ce5">
            <text:p><text:s/>188,383<text:s/></text:p>
          </table:table-cell>
          <table:table-cell office:value-type="float" office:value="1.0807670512486349" table:style-name="ce6">
            <text:p>1.081</text:p>
          </table:table-cell>
          <table:table-cell office:value-type="float" office:value="203598.16198766822" table:style-name="ce5">
            <text:p><text:s/>203,5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3598.16198766822" table:style-name="ce5">
            <text:p><text:s/>203,598<text:s/></text:p>
          </table:table-cell>
          <table:table-cell office:value-type="float" office:value="1.0518961237972779" table:style-name="ce6">
            <text:p>1.052</text:p>
          </table:table-cell>
          <table:table-cell office:value-type="float" office:value="214164.11740707851" table:style-name="ce5">
            <text:p><text:s/>214,164<text:s/></text:p>
          </table:table-cell>
          <table:table-cell office:value-type="float" office:value="1.1246591441064311" table:style-name="ce6">
            <text:p>1.125</text:p>
          </table:table-cell>
          <table:table-cell office:value-type="float" office:value="240861.63298135411" table:style-name="ce5">
            <text:p><text:s/>240,8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0861.63298135411" table:style-name="ce5">
            <text:p><text:s/>240,862<text:s/></text:p>
          </table:table-cell>
          <table:table-cell office:value-type="float" office:value="1.0237649116159984" table:style-name="ce6">
            <text:p>1.024</text:p>
          </table:table-cell>
          <table:table-cell office:value-type="float" office:value="246585.68840084103" table:style-name="ce5">
            <text:p><text:s/>246,586<text:s/></text:p>
          </table:table-cell>
          <table:table-cell office:value-type="float" office:value="1.0922481365212269" table:style-name="ce6">
            <text:p>1.092</text:p>
          </table:table-cell>
          <table:table-cell office:value-type="float" office:value="269332.75864862255" table:style-name="ce5">
            <text:p><text:s/>269,3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9332.75864862255" table:style-name="ce5">
            <text:p><text:s/>269,333<text:s/></text:p>
          </table:table-cell>
          <table:table-cell office:value-type="float" office:value="1.0654228522464839" table:style-name="ce6">
            <text:p>1.065</text:p>
          </table:table-cell>
          <table:table-cell office:value-type="float" office:value="286953.27592282929" table:style-name="ce5">
            <text:p><text:s/>286,953<text:s/></text:p>
          </table:table-cell>
          <table:table-cell office:value-type="float" office:value="1.066852371007933" table:style-name="ce6">
            <text:p>1.067</text:p>
          </table:table-cell>
          <table:table-cell office:value-type="float" office:value="306136.78278676403" table:style-name="ce5">
            <text:p><text:s/>306,1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6136.78278676403" table:style-name="ce5">
            <text:p><text:s/>306,137<text:s/></text:p>
          </table:table-cell>
          <table:table-cell office:value-type="float" office:value="1.0444692608320005" table:style-name="ce6">
            <text:p>1.044</text:p>
          </table:table-cell>
          <table:table-cell office:value-type="float" office:value="319750.45923077816" table:style-name="ce5">
            <text:p><text:s/>319,750<text:s/></text:p>
          </table:table-cell>
          <table:table-cell office:value-type="float" office:value="1.0842958461363266" table:style-name="ce6">
            <text:p>1.084</text:p>
          </table:table-cell>
          <table:table-cell office:value-type="float" office:value="346704.0947441156" table:style-name="ce5">
            <text:p><text:s/>346,7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6704.0947441156" table:style-name="ce5">
            <text:p><text:s/>346,704<text:s/></text:p>
          </table:table-cell>
          <table:table-cell office:value-type="float" office:value="1.0425432163400192" table:style-name="ce6">
            <text:p>1.043</text:p>
          </table:table-cell>
          <table:table-cell office:value-type="float" office:value="361454.00205278501" table:style-name="ce5">
            <text:p><text:s/>361,454<text:s/></text:p>
          </table:table-cell>
          <table:table-cell office:value-type="float" office:value="1.0674360827481444" table:style-name="ce6">
            <text:p>1.067</text:p>
          </table:table-cell>
          <table:table-cell office:value-type="float" office:value="385829.0440448646" table:style-name="ce5">
            <text:p><text:s/>385,8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5829.0440448646" table:style-name="ce5">
            <text:p><text:s/>385,829<text:s/></text:p>
          </table:table-cell>
          <table:table-cell office:value-type="float" office:value="1.0395681565203563" table:style-name="ce6">
            <text:p>1.040</text:p>
          </table:table-cell>
          <table:table-cell office:value-type="float" office:value="401095.58804973128" table:style-name="ce5">
            <text:p><text:s/>401,096<text:s/></text:p>
          </table:table-cell>
          <table:table-cell office:value-type="float" office:value="1.057946685828119" table:style-name="ce6">
            <text:p>1.058</text:p>
          </table:table-cell>
          <table:table-cell office:value-type="float" office:value="424337.74807749363" table:style-name="ce5">
            <text:p><text:s/>424,3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4337.74807749363" table:style-name="ce5">
            <text:p><text:s/>424,338<text:s/></text:p>
          </table:table-cell>
          <table:table-cell office:value-type="float" office:value="1.0229013864032701" table:style-name="ce6">
            <text:p>1.023</text:p>
          </table:table-cell>
          <table:table-cell office:value-type="float" office:value="434055.67081170983" table:style-name="ce5">
            <text:p><text:s/>434,056<text:s/></text:p>
          </table:table-cell>
          <table:table-cell office:value-type="float" office:value="1.1034209661511996" table:style-name="ce6">
            <text:p>1.103</text:p>
          </table:table-cell>
          <table:table-cell office:value-type="float" office:value="478946.12765046395" table:style-name="ce5">
            <text:p><text:s/>478,9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8946.12765046395" table:style-name="ce5">
            <text:p><text:s/>478,946<text:s/></text:p>
          </table:table-cell>
          <table:table-cell office:value-type="float" office:value="0.98174962447862291" table:style-name="ce6">
            <text:p>0.982</text:p>
          </table:table-cell>
          <table:table-cell office:value-type="float" office:value="470205.18096633354" table:style-name="ce5">
            <text:p><text:s/>470,205<text:s/></text:p>
          </table:table-cell>
          <table:table-cell office:value-type="float" office:value="1.0905491379507384" table:style-name="ce6">
            <text:p>1.091</text:p>
          </table:table-cell>
          <table:table-cell office:value-type="float" office:value="512781.85476280603" table:style-name="ce5">
            <text:p><text:s/>512,7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2781.85476280603" table:style-name="ce5">
            <text:p><text:s/>512,782<text:s/></text:p>
          </table:table-cell>
          <table:table-cell office:value-type="float" office:value="0.97627228958519829" table:style-name="ce6">
            <text:p>0.976</text:p>
          </table:table-cell>
          <table:table-cell office:value-type="float" office:value="500614.71540702926" table:style-name="ce5">
            <text:p><text:s/>500,615<text:s/></text:p>
          </table:table-cell>
          <table:table-cell office:value-type="float" office:value="1.1247850932236172" table:style-name="ce6">
            <text:p>1.125</text:p>
          </table:table-cell>
          <table:table-cell office:value-type="float" office:value="563083.96933820995" table:style-name="ce5">
            <text:p><text:s/>563,0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3083.96933820995" table:style-name="ce5">
            <text:p><text:s/>563,084<text:s/></text:p>
          </table:table-cell>
          <table:table-cell office:value-type="float" office:value="1.0417312926770295" table:style-name="ce6">
            <text:p>1.042</text:p>
          </table:table-cell>
          <table:table-cell office:value-type="float" office:value="586582.1912644062" table:style-name="ce5">
            <text:p><text:s/>586,582<text:s/></text:p>
          </table:table-cell>
          <table:table-cell office:value-type="float" office:value="0.99843093566295016" table:style-name="ce6">
            <text:p>0.998</text:p>
          </table:table-cell>
          <table:table-cell office:value-type="float" office:value="585661.80606734473" table:style-name="ce5">
            <text:p><text:s/>585,6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5661.80606734473" table:style-name="ce5">
            <text:p><text:s/>585,662<text:s/></text:p>
          </table:table-cell>
          <table:table-cell office:value-type="float" office:value="1.0219995063742646" table:style-name="ce6">
            <text:p>1.022</text:p>
          </table:table-cell>
          <table:table-cell office:value-type="float" office:value="598546.07670308661" table:style-name="ce5">
            <text:p><text:s/>598,546<text:s/></text:p>
          </table:table-cell>
          <table:table-cell office:value-type="float" office:value="1.0339936288172413" table:style-name="ce6">
            <text:p>1.034</text:p>
          </table:table-cell>
          <table:table-cell office:value-type="float" office:value="618892.82986454747" table:style-name="ce5">
            <text:p><text:s/>618,8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000.456296102508" table:style-name="ce5">
            <text:p><text:s/>24,0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000.456296102508" table:style-name="ce5">
            <text:p><text:s/>24,000<text:s/></text:p>
          </table:table-cell>
          <table:table-cell office:value-type="float" office:value="1.131243716860667" table:style-name="ce6">
            <text:p>1.131</text:p>
          </table:table-cell>
          <table:table-cell office:value-type="float" office:value="27150.365386755002" table:style-name="ce5">
            <text:p><text:s/>27,150<text:s/></text:p>
          </table:table-cell>
          <table:table-cell office:value-type="float" office:value="1.3028605185433566" table:style-name="ce6">
            <text:p>1.303</text:p>
          </table:table-cell>
          <table:table-cell office:value-type="float" office:value="35373.139126429225" table:style-name="ce5">
            <text:p><text:s/>35,3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373.139126429225" table:style-name="ce5">
            <text:p><text:s/>35,373<text:s/></text:p>
          </table:table-cell>
          <table:table-cell office:value-type="float" office:value="1.0571731602446184" table:style-name="ce6">
            <text:p>1.057</text:p>
          </table:table-cell>
          <table:table-cell office:value-type="float" office:value="37395.533278059738" table:style-name="ce5">
            <text:p><text:s/>37,396<text:s/></text:p>
          </table:table-cell>
          <table:table-cell office:value-type="float" office:value="1.1264591352091271" table:style-name="ce6">
            <text:p>1.126</text:p>
          </table:table-cell>
          <table:table-cell office:value-type="float" office:value="42124.540077087309" table:style-name="ce5">
            <text:p><text:s/>42,1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124.540077087309" table:style-name="ce5">
            <text:p><text:s/>42,125<text:s/></text:p>
          </table:table-cell>
          <table:table-cell office:value-type="float" office:value="1.0672418131722232" table:style-name="ce6">
            <text:p>1.067</text:p>
          </table:table-cell>
          <table:table-cell office:value-type="float" office:value="44957.070530916651" table:style-name="ce5">
            <text:p><text:s/>44,957<text:s/></text:p>
          </table:table-cell>
          <table:table-cell office:value-type="float" office:value="0.87749817882429282" table:style-name="ce6">
            <text:p>0.877</text:p>
          </table:table-cell>
          <table:table-cell office:value-type="float" office:value="39449.747516154639" table:style-name="ce5">
            <text:p><text:s/>39,4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449.747516154639" table:style-name="ce5">
            <text:p><text:s/>39,450<text:s/></text:p>
          </table:table-cell>
          <table:table-cell office:value-type="float" office:value="0.93812773671551219" table:style-name="ce6">
            <text:p>0.938</text:p>
          </table:table-cell>
          <table:table-cell office:value-type="float" office:value="37008.90235132855" table:style-name="ce5">
            <text:p><text:s/>37,009<text:s/></text:p>
          </table:table-cell>
          <table:table-cell office:value-type="float" office:value="0.85975069866201492" table:style-name="ce6">
            <text:p>0.860</text:p>
          </table:table-cell>
          <table:table-cell office:value-type="float" office:value="31818.42965326901" table:style-name="ce5">
            <text:p><text:s/>31,8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818.42965326901" table:style-name="ce5">
            <text:p><text:s/>31,818<text:s/></text:p>
          </table:table-cell>
          <table:table-cell office:value-type="float" office:value="1.0714079454469145" table:style-name="ce6">
            <text:p>1.071</text:p>
          </table:table-cell>
          <table:table-cell office:value-type="float" office:value="34090.518342156131" table:style-name="ce5">
            <text:p><text:s/>34,091<text:s/></text:p>
          </table:table-cell>
          <table:table-cell office:value-type="float" office:value="1.1401422315616114" table:style-name="ce6">
            <text:p>1.140</text:p>
          </table:table-cell>
          <table:table-cell office:value-type="float" office:value="38868.039657717942" table:style-name="ce5">
            <text:p><text:s/>38,8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868.039657717942" table:style-name="ce5">
            <text:p><text:s/>38,868<text:s/></text:p>
          </table:table-cell>
          <table:table-cell office:value-type="float" office:value="1.0723936798235043" table:style-name="ce6">
            <text:p>1.072</text:p>
          </table:table-cell>
          <table:table-cell office:value-type="float" office:value="41681.840076066037" table:style-name="ce5">
            <text:p><text:s/>41,682<text:s/></text:p>
          </table:table-cell>
          <table:table-cell office:value-type="float" office:value="1.2625417676733643" table:style-name="ce6">
            <text:p>1.263</text:p>
          </table:table-cell>
          <table:table-cell office:value-type="float" office:value="52625.064049514898" table:style-name="ce5">
            <text:p><text:s/>52,6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625.064049514898" table:style-name="ce5">
            <text:p><text:s/>52,625<text:s/></text:p>
          </table:table-cell>
          <table:table-cell office:value-type="float" office:value="0.98464769907174854" table:style-name="ce6">
            <text:p>0.985</text:p>
          </table:table-cell>
          <table:table-cell office:value-type="float" office:value="51817.148229858241" table:style-name="ce5">
            <text:p><text:s/>51,817<text:s/></text:p>
          </table:table-cell>
          <table:table-cell office:value-type="float" office:value="1.0087727997833955" table:style-name="ce6">
            <text:p>1.009</text:p>
          </table:table-cell>
          <table:table-cell office:value-type="float" office:value="52271.729696625312" table:style-name="ce5">
            <text:p><text:s/>52,2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271.729696625312" table:style-name="ce5">
            <text:p><text:s/>52,272<text:s/></text:p>
          </table:table-cell>
          <table:table-cell office:value-type="float" office:value="1.0631358763443794" table:style-name="ce6">
            <text:p>1.063</text:p>
          </table:table-cell>
          <table:table-cell office:value-type="float" office:value="55571.951159058284" table:style-name="ce5">
            <text:p><text:s/>55,572<text:s/></text:p>
          </table:table-cell>
          <table:table-cell office:value-type="float" office:value="0.9511147251608022" table:style-name="ce6">
            <text:p>0.951</text:p>
          </table:table-cell>
          <table:table-cell office:value-type="float" office:value="52855.30105329724" table:style-name="ce5">
            <text:p><text:s/>52,8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855.30105329724" table:style-name="ce5">
            <text:p><text:s/>52,855<text:s/></text:p>
          </table:table-cell>
          <table:table-cell office:value-type="float" office:value="1.1005976936530588" table:style-name="ce6">
            <text:p>1.101</text:p>
          </table:table-cell>
          <table:table-cell office:value-type="float" office:value="58172.422436597037" table:style-name="ce5">
            <text:p><text:s/>58,172<text:s/></text:p>
          </table:table-cell>
          <table:table-cell office:value-type="float" office:value="1.1791008492270116" table:style-name="ce6">
            <text:p>1.179</text:p>
          </table:table-cell>
          <table:table-cell office:value-type="float" office:value="68591.152696584031" table:style-name="ce5">
            <text:p><text:s/>68,5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8591.152696584031" table:style-name="ce5">
            <text:p><text:s/>68,591<text:s/></text:p>
          </table:table-cell>
          <table:table-cell office:value-type="float" office:value="1.110431666130911" table:style-name="ce6">
            <text:p>1.110</text:p>
          </table:table-cell>
          <table:table-cell office:value-type="float" office:value="76165.787970707548" table:style-name="ce5">
            <text:p><text:s/>76,166<text:s/></text:p>
          </table:table-cell>
          <table:table-cell office:value-type="float" office:value="1.0990768093628083" table:style-name="ce6">
            <text:p>1.099</text:p>
          </table:table-cell>
          <table:table-cell office:value-type="float" office:value="83712.051225449424" table:style-name="ce5">
            <text:p><text:s/>83,7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3712.051225449424" table:style-name="ce5">
            <text:p><text:s/>83,712<text:s/></text:p>
          </table:table-cell>
          <table:table-cell office:value-type="float" office:value="1.0573220742443594" table:style-name="ce6">
            <text:p>1.057</text:p>
          </table:table-cell>
          <table:table-cell office:value-type="float" office:value="88510.599640942251" table:style-name="ce5">
            <text:p><text:s/>88,511<text:s/></text:p>
          </table:table-cell>
          <table:table-cell office:value-type="float" office:value="1.0572763378258876" table:style-name="ce6">
            <text:p>1.057</text:p>
          </table:table-cell>
          <table:table-cell office:value-type="float" office:value="93580.16264714874" table:style-name="ce5">
            <text:p><text:s/>93,5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3580.16264714874" table:style-name="ce5">
            <text:p><text:s/>93,580<text:s/></text:p>
          </table:table-cell>
          <table:table-cell office:value-type="float" office:value="1.06326348907236" table:style-name="ce6">
            <text:p>1.063</text:p>
          </table:table-cell>
          <table:table-cell office:value-type="float" office:value="99500.370244166304" table:style-name="ce5">
            <text:p><text:s/>99,500<text:s/></text:p>
          </table:table-cell>
          <table:table-cell office:value-type="float" office:value="1.0175183238989114" table:style-name="ce6">
            <text:p>1.018</text:p>
          </table:table-cell>
          <table:table-cell office:value-type="float" office:value="101243.44995816521" table:style-name="ce5">
            <text:p><text:s/>101,24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1243.44995816521" table:style-name="ce5">
            <text:p><text:s/>101,243<text:s/></text:p>
          </table:table-cell>
          <table:table-cell office:value-type="float" office:value="1.024254274424953" table:style-name="ce6">
            <text:p>1.024</text:p>
          </table:table-cell>
          <table:table-cell office:value-type="float" office:value="103699.03637717954" table:style-name="ce5">
            <text:p><text:s/>103,699<text:s/></text:p>
          </table:table-cell>
          <table:table-cell office:value-type="float" office:value="1.1100049050762524" table:style-name="ce6">
            <text:p>1.110</text:p>
          </table:table-cell>
          <table:table-cell office:value-type="float" office:value="115106.43903035001" table:style-name="ce5">
            <text:p><text:s/>115,1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5106.43903035001" table:style-name="ce5">
            <text:p><text:s/>115,106<text:s/></text:p>
          </table:table-cell>
          <table:table-cell office:value-type="float" office:value="0.95999087735318245" table:style-name="ce6">
            <text:p>0.960</text:p>
          </table:table-cell>
          <table:table-cell office:value-type="float" office:value="110501.13139374631" table:style-name="ce5">
            <text:p><text:s/>110,501<text:s/></text:p>
          </table:table-cell>
          <table:table-cell office:value-type="float" office:value="1.1729370347980141" table:style-name="ce6">
            <text:p>1.173</text:p>
          </table:table-cell>
          <table:table-cell office:value-type="float" office:value="129610.86939880654" table:style-name="ce5">
            <text:p><text:s/>129,6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610.86939880654" table:style-name="ce5">
            <text:p><text:s/>129,611<text:s/></text:p>
          </table:table-cell>
          <table:table-cell office:value-type="float" office:value="1.1895255859078913" table:style-name="ce6">
            <text:p>1.190</text:p>
          </table:table-cell>
          <table:table-cell office:value-type="float" office:value="154175.4453616465" table:style-name="ce5">
            <text:p><text:s/>154,175<text:s/></text:p>
          </table:table-cell>
          <table:table-cell office:value-type="float" office:value="0.84425149727861271" table:style-name="ce6">
            <text:p>0.844</text:p>
          </table:table-cell>
          <table:table-cell office:value-type="float" office:value="130162.85059016701" table:style-name="ce5">
            <text:p><text:s/>130,1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0162.85059016701" table:style-name="ce5">
            <text:p><text:s/>130,163<text:s/></text:p>
          </table:table-cell>
          <table:table-cell office:value-type="float" office:value="1.0237646831995701" table:style-name="ce6">
            <text:p>1.024</text:p>
          </table:table-cell>
          <table:table-cell office:value-type="float" office:value="133256.12949879532" table:style-name="ce5">
            <text:p><text:s/>133,256<text:s/></text:p>
          </table:table-cell>
          <table:table-cell office:value-type="float" office:value="1.1288443641879973" table:style-name="ce6">
            <text:p>1.129</text:p>
          </table:table-cell>
          <table:table-cell office:value-type="float" office:value="150425.43077822105" table:style-name="ce5">
            <text:p><text:s/>150,4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25.4336463898" table:style-name="ce5">
            <text:p><text:s/>11,0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025.4336463898" table:style-name="ce5">
            <text:p><text:s/>11,025<text:s/></text:p>
          </table:table-cell>
          <table:table-cell office:value-type="float" office:value="1.1358526063815781" table:style-name="ce6">
            <text:p>1.136</text:p>
          </table:table-cell>
          <table:table-cell office:value-type="float" office:value="12523.267543739001" table:style-name="ce5">
            <text:p><text:s/>12,523<text:s/></text:p>
          </table:table-cell>
          <table:table-cell office:value-type="float" office:value="1.3316364196886008" table:style-name="ce6">
            <text:p>1.332</text:p>
          </table:table-cell>
          <table:table-cell office:value-type="float" office:value="16676.439154747062" table:style-name="ce5">
            <text:p><text:s/>16,6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676.439154747062" table:style-name="ce5">
            <text:p><text:s/>16,676<text:s/></text:p>
          </table:table-cell>
          <table:table-cell office:value-type="float" office:value="1.1116287167163303" table:style-name="ce6">
            <text:p>1.112</text:p>
          </table:table-cell>
          <table:table-cell office:value-type="float" office:value="18538.008656989441" table:style-name="ce5">
            <text:p><text:s/>18,538<text:s/></text:p>
          </table:table-cell>
          <table:table-cell office:value-type="float" office:value="1.1407781863924047" table:style-name="ce6">
            <text:p>1.141</text:p>
          </table:table-cell>
          <table:table-cell office:value-type="float" office:value="21147.75589504711" table:style-name="ce5">
            <text:p><text:s/>21,1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147.75589504711" table:style-name="ce5">
            <text:p><text:s/>21,148<text:s/></text:p>
          </table:table-cell>
          <table:table-cell office:value-type="float" office:value="1.0602537411099051" table:style-name="ce6">
            <text:p>1.060</text:p>
          </table:table-cell>
          <table:table-cell office:value-type="float" office:value="22421.987303802751" table:style-name="ce5">
            <text:p><text:s/>22,422<text:s/></text:p>
          </table:table-cell>
          <table:table-cell office:value-type="float" office:value="0.99946971941993368" table:style-name="ce6">
            <text:p>0.999</text:p>
          </table:table-cell>
          <table:table-cell office:value-type="float" office:value="22410.097359369051" table:style-name="ce5">
            <text:p><text:s/>22,41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410.097359369051" table:style-name="ce5">
            <text:p><text:s/>22,410<text:s/></text:p>
          </table:table-cell>
          <table:table-cell office:value-type="float" office:value="0.93965962723615981" table:style-name="ce6">
            <text:p>0.940</text:p>
          </table:table-cell>
          <table:table-cell office:value-type="float" office:value="21057.863731030768" table:style-name="ce5">
            <text:p><text:s/>21,058<text:s/></text:p>
          </table:table-cell>
          <table:table-cell office:value-type="float" office:value="0.93415624628957183" table:style-name="ce6">
            <text:p>0.934</text:p>
          </table:table-cell>
          <table:table-cell office:value-type="float" office:value="19671.33493785702" table:style-name="ce5">
            <text:p><text:s/>19,6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671.33493785702" table:style-name="ce5">
            <text:p><text:s/>19,671<text:s/></text:p>
          </table:table-cell>
          <table:table-cell office:value-type="float" office:value="1.0547943236256208" table:style-name="ce6">
            <text:p>1.055</text:p>
          </table:table-cell>
          <table:table-cell office:value-type="float" office:value="20749.212430589938" table:style-name="ce5">
            <text:p><text:s/>20,749<text:s/></text:p>
          </table:table-cell>
          <table:table-cell office:value-type="float" office:value="1.0627090973559905" table:style-name="ce6">
            <text:p>1.063</text:p>
          </table:table-cell>
          <table:table-cell office:value-type="float" office:value="22050.37681295993" table:style-name="ce5">
            <text:p><text:s/>22,0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050.37681295993" table:style-name="ce5">
            <text:p><text:s/>22,050<text:s/></text:p>
          </table:table-cell>
          <table:table-cell office:value-type="float" office:value="1.0668204057841375" table:style-name="ce6">
            <text:p>1.067</text:p>
          </table:table-cell>
          <table:table-cell office:value-type="float" office:value="23523.79193929505" table:style-name="ce5">
            <text:p><text:s/>23,524<text:s/></text:p>
          </table:table-cell>
          <table:table-cell office:value-type="float" office:value="1.2291731639774122" table:style-name="ce6">
            <text:p>1.229</text:p>
          </table:table-cell>
          <table:table-cell office:value-type="float" office:value="28914.813766769643" table:style-name="ce5">
            <text:p><text:s/>28,9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914.813766769643" table:style-name="ce5">
            <text:p><text:s/>28,915<text:s/></text:p>
          </table:table-cell>
          <table:table-cell office:value-type="float" office:value="1.0017272432158066" table:style-name="ce6">
            <text:p>1.002</text:p>
          </table:table-cell>
          <table:table-cell office:value-type="float" office:value="28964.756682684609" table:style-name="ce5">
            <text:p><text:s/>28,965<text:s/></text:p>
          </table:table-cell>
          <table:table-cell office:value-type="float" office:value="0.9293805005340372" table:style-name="ce6">
            <text:p>0.929</text:p>
          </table:table-cell>
          <table:table-cell office:value-type="float" office:value="26919.280063600021" table:style-name="ce5">
            <text:p><text:s/>26,9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919.280063600021" table:style-name="ce5">
            <text:p><text:s/>26,919<text:s/></text:p>
          </table:table-cell>
          <table:table-cell office:value-type="float" office:value="1.0462453756156462" table:style-name="ce6">
            <text:p>1.046</text:p>
          </table:table-cell>
          <table:table-cell office:value-type="float" office:value="28164.172281443982" table:style-name="ce5">
            <text:p><text:s/>28,164<text:s/></text:p>
          </table:table-cell>
          <table:table-cell office:value-type="float" office:value="0.94538948486679208" table:style-name="ce6">
            <text:p>0.945</text:p>
          </table:table-cell>
          <table:table-cell office:value-type="float" office:value="26626.112324853908" table:style-name="ce5">
            <text:p><text:s/>26,6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626.112324853908" table:style-name="ce5">
            <text:p><text:s/>26,626<text:s/></text:p>
          </table:table-cell>
          <table:table-cell office:value-type="float" office:value="1.1147727494765491" table:style-name="ce6">
            <text:p>1.115</text:p>
          </table:table-cell>
          <table:table-cell office:value-type="float" office:value="29682.064444248823" table:style-name="ce5">
            <text:p><text:s/>29,682<text:s/></text:p>
          </table:table-cell>
          <table:table-cell office:value-type="float" office:value="1.1547892705610046" table:style-name="ce6">
            <text:p>1.155</text:p>
          </table:table-cell>
          <table:table-cell office:value-type="float" office:value="34276.529548318831" table:style-name="ce5">
            <text:p><text:s/>34,2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276.529548318831" table:style-name="ce5">
            <text:p><text:s/>34,277<text:s/></text:p>
          </table:table-cell>
          <table:table-cell office:value-type="float" office:value="1.0706081693460701" table:style-name="ce6">
            <text:p>1.071</text:p>
          </table:table-cell>
          <table:table-cell office:value-type="float" office:value="36696.732551262103" table:style-name="ce5">
            <text:p><text:s/>36,697<text:s/></text:p>
          </table:table-cell>
          <table:table-cell office:value-type="float" office:value="1.1455599181973706" table:style-name="ce6">
            <text:p>1.146</text:p>
          </table:table-cell>
          <table:table-cell office:value-type="float" office:value="42038.305939534599" table:style-name="ce5">
            <text:p><text:s/>42,0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038.305939534599" table:style-name="ce5">
            <text:p><text:s/>42,038<text:s/></text:p>
          </table:table-cell>
          <table:table-cell office:value-type="float" office:value="1.0853252549460179" table:style-name="ce6">
            <text:p>1.085</text:p>
          </table:table-cell>
          <table:table-cell office:value-type="float" office:value="45625.235111324087" table:style-name="ce5">
            <text:p><text:s/>45,625<text:s/></text:p>
          </table:table-cell>
          <table:table-cell office:value-type="float" office:value="1.0361222176920033" table:style-name="ce6">
            <text:p>1.036</text:p>
          </table:table-cell>
          <table:table-cell office:value-type="float" office:value="47273.319786264168" table:style-name="ce5">
            <text:p><text:s/>47,2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273.319786264168" table:style-name="ce5">
            <text:p><text:s/>47,273<text:s/></text:p>
          </table:table-cell>
          <table:table-cell office:value-type="float" office:value="1.0672487119678711" table:style-name="ce6">
            <text:p>1.067</text:p>
          </table:table-cell>
          <table:table-cell office:value-type="float" office:value="50452.389652335711" table:style-name="ce5">
            <text:p><text:s/>50,452<text:s/></text:p>
          </table:table-cell>
          <table:table-cell office:value-type="float" office:value="1.0614457073424686" table:style-name="ce6">
            <text:p>1.061</text:p>
          </table:table-cell>
          <table:table-cell office:value-type="float" office:value="53552.472421641316" table:style-name="ce5">
            <text:p><text:s/>53,5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552.472421641316" table:style-name="ce5">
            <text:p><text:s/>53,552<text:s/></text:p>
          </table:table-cell>
          <table:table-cell office:value-type="float" office:value="1.0237654846599418" table:style-name="ce6">
            <text:p>1.024</text:p>
          </table:table-cell>
          <table:table-cell office:value-type="float" office:value="54825.17288347979" table:style-name="ce5">
            <text:p><text:s/>54,825<text:s/></text:p>
          </table:table-cell>
          <table:table-cell office:value-type="float" office:value="1.1929648055645437" table:style-name="ce6">
            <text:p>1.193</text:p>
          </table:table-cell>
          <table:table-cell office:value-type="float" office:value="65404.501708982963" table:style-name="ce5">
            <text:p><text:s/>65,4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404.501708982963" table:style-name="ce5">
            <text:p><text:s/>65,405<text:s/></text:p>
          </table:table-cell>
          <table:table-cell office:value-type="float" office:value="1.0125533626086918" table:style-name="ce6">
            <text:p>1.013</text:p>
          </table:table-cell>
          <table:table-cell office:value-type="float" office:value="66225.548135176621" table:style-name="ce5">
            <text:p><text:s/>66,226<text:s/></text:p>
          </table:table-cell>
          <table:table-cell office:value-type="float" office:value="1.0276740149289072" table:style-name="ce6">
            <text:p>1.028</text:p>
          </table:table-cell>
          <table:table-cell office:value-type="float" office:value="68058.274942944554" table:style-name="ce5">
            <text:p><text:s/>68,0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058.274942944554" table:style-name="ce5">
            <text:p><text:s/>68,058<text:s/></text:p>
          </table:table-cell>
          <table:table-cell office:value-type="float" office:value="1.0777060457008445" table:style-name="ce6">
            <text:p>1.078</text:p>
          </table:table-cell>
          <table:table-cell office:value-type="float" office:value="73346.814365981641" table:style-name="ce5">
            <text:p><text:s/>73,347<text:s/></text:p>
          </table:table-cell>
          <table:table-cell office:value-type="float" office:value="0.98413135692930276" table:style-name="ce6">
            <text:p>0.984</text:p>
          </table:table-cell>
          <table:table-cell office:value-type="float" office:value="72182.899948435195" table:style-name="ce5">
            <text:p><text:s/>72,1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182.899948435195" table:style-name="ce5">
            <text:p><text:s/>72,183<text:s/></text:p>
          </table:table-cell>
          <table:table-cell office:value-type="float" office:value="1.0186527921056046" table:style-name="ce6">
            <text:p>1.019</text:p>
          </table:table-cell>
          <table:table-cell office:value-type="float" office:value="73529.312574752999" table:style-name="ce5">
            <text:p><text:s/>73,529<text:s/></text:p>
          </table:table-cell>
          <table:table-cell office:value-type="float" office:value="1.163030011374008" table:style-name="ce6">
            <text:p>1.163</text:p>
          </table:table-cell>
          <table:table-cell office:value-type="float" office:value="85516.797240137967" table:style-name="ce5">
            <text:p><text:s/>85,5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975.02264971271" table:style-name="ce5">
            <text:p><text:s/>12,9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975.02264971271" table:style-name="ce5">
            <text:p><text:s/>12,975<text:s/></text:p>
          </table:table-cell>
          <table:table-cell office:value-type="float" office:value="1.1273273456166084" table:style-name="ce6">
            <text:p>1.127</text:p>
          </table:table-cell>
          <table:table-cell office:value-type="float" office:value="14627.097843016001" table:style-name="ce5">
            <text:p><text:s/>14,627<text:s/></text:p>
          </table:table-cell>
          <table:table-cell office:value-type="float" office:value="1.2782234844083764" table:style-name="ce6">
            <text:p>1.278</text:p>
          </table:table-cell>
          <table:table-cell office:value-type="float" office:value="18696.699971682159" table:style-name="ce5">
            <text:p><text:s/>18,6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696.699971682159" table:style-name="ce5">
            <text:p><text:s/>18,697<text:s/></text:p>
          </table:table-cell>
          <table:table-cell office:value-type="float" office:value="1.0086017666022198" table:style-name="ce6">
            <text:p>1.009</text:p>
          </table:table-cell>
          <table:table-cell office:value-type="float" office:value="18857.524621070297" table:style-name="ce5">
            <text:p><text:s/>18,858<text:s/></text:p>
          </table:table-cell>
          <table:table-cell office:value-type="float" office:value="1.1123827015239298" table:style-name="ce6">
            <text:p>1.112</text:p>
          </table:table-cell>
          <table:table-cell office:value-type="float" office:value="20976.784182040199" table:style-name="ce5">
            <text:p><text:s/>20,9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976.784182040199" table:style-name="ce5">
            <text:p><text:s/>20,977<text:s/></text:p>
          </table:table-cell>
          <table:table-cell office:value-type="float" office:value="1.0742868416603093" table:style-name="ce6">
            <text:p>1.074</text:p>
          </table:table-cell>
          <table:table-cell office:value-type="float" office:value="22535.083227113901" table:style-name="ce5">
            <text:p><text:s/>22,535<text:s/></text:p>
          </table:table-cell>
          <table:table-cell office:value-type="float" office:value="0.75613877193423096" table:style-name="ce6">
            <text:p>0.756</text:p>
          </table:table-cell>
          <table:table-cell office:value-type="float" office:value="17039.650156785592" table:style-name="ce5">
            <text:p><text:s/>17,0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039.650156785592" table:style-name="ce5">
            <text:p><text:s/>17,040<text:s/></text:p>
          </table:table-cell>
          <table:table-cell office:value-type="float" office:value="0.93611303480580577" table:style-name="ce6">
            <text:p>0.936</text:p>
          </table:table-cell>
          <table:table-cell office:value-type="float" office:value="15951.038620297782" table:style-name="ce5">
            <text:p><text:s/>15,951<text:s/></text:p>
          </table:table-cell>
          <table:table-cell office:value-type="float" office:value="0.76152374804953105" table:style-name="ce6">
            <text:p>0.762</text:p>
          </table:table-cell>
          <table:table-cell office:value-type="float" office:value="12147.094715411988" table:style-name="ce5">
            <text:p><text:s/>12,1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147.094715411988" table:style-name="ce5">
            <text:p><text:s/>12,147<text:s/></text:p>
          </table:table-cell>
          <table:table-cell office:value-type="float" office:value="1.0983124956323107" table:style-name="ce6">
            <text:p>1.098</text:p>
          </table:table-cell>
          <table:table-cell office:value-type="float" office:value="13341.305911566193" table:style-name="ce5">
            <text:p><text:s/>13,341<text:s/></text:p>
          </table:table-cell>
          <table:table-cell office:value-type="float" office:value="1.2605709633101212" table:style-name="ce6">
            <text:p>1.261</text:p>
          </table:table-cell>
          <table:table-cell office:value-type="float" office:value="16817.662844758011" table:style-name="ce5">
            <text:p><text:s/>16,8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817.662844758011" table:style-name="ce5">
            <text:p><text:s/>16,818<text:s/></text:p>
          </table:table-cell>
          <table:table-cell office:value-type="float" office:value="1.0797010443357038" table:style-name="ce6">
            <text:p>1.080</text:p>
          </table:table-cell>
          <table:table-cell office:value-type="float" office:value="18158.048136770987" table:style-name="ce5">
            <text:p><text:s/>18,158<text:s/></text:p>
          </table:table-cell>
          <table:table-cell office:value-type="float" office:value="1.3057708683308737" table:style-name="ce6">
            <text:p>1.306</text:p>
          </table:table-cell>
          <table:table-cell office:value-type="float" office:value="23710.250282745259" table:style-name="ce5">
            <text:p><text:s/>23,7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710.250282745259" table:style-name="ce5">
            <text:p><text:s/>23,710<text:s/></text:p>
          </table:table-cell>
          <table:table-cell office:value-type="float" office:value="0.96381907717794435" table:style-name="ce6">
            <text:p>0.964</text:p>
          </table:table-cell>
          <table:table-cell office:value-type="float" office:value="22852.391547173629" table:style-name="ce5">
            <text:p><text:s/>22,852<text:s/></text:p>
          </table:table-cell>
          <table:table-cell office:value-type="float" office:value="1.1094002822720261" table:style-name="ce6">
            <text:p>1.109</text:p>
          </table:table-cell>
          <table:table-cell office:value-type="float" office:value="25352.449633025291" table:style-name="ce5">
            <text:p><text:s/>25,3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352.449633025291" table:style-name="ce5">
            <text:p><text:s/>25,352<text:s/></text:p>
          </table:table-cell>
          <table:table-cell office:value-type="float" office:value="1.0810702426921159" table:style-name="ce6">
            <text:p>1.081</text:p>
          </table:table-cell>
          <table:table-cell office:value-type="float" office:value="27407.778877614299" table:style-name="ce5">
            <text:p><text:s/>27,408<text:s/></text:p>
          </table:table-cell>
          <table:table-cell office:value-type="float" office:value="0.95699796928332648" table:style-name="ce6">
            <text:p>0.957</text:p>
          </table:table-cell>
          <table:table-cell office:value-type="float" office:value="26229.188728443332" table:style-name="ce5">
            <text:p><text:s/>26,2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229.188728443332" table:style-name="ce5">
            <text:p><text:s/>26,229<text:s/></text:p>
          </table:table-cell>
          <table:table-cell office:value-type="float" office:value="1.0862081281779348" table:style-name="ce6">
            <text:p>1.086</text:p>
          </table:table-cell>
          <table:table-cell office:value-type="float" office:value="28490.357992348218" table:style-name="ce5">
            <text:p><text:s/>28,490<text:s/></text:p>
          </table:table-cell>
          <table:table-cell office:value-type="float" office:value="1.2044293426387005" table:style-name="ce6">
            <text:p>1.204</text:p>
          </table:table-cell>
          <table:table-cell office:value-type="float" office:value="34314.623148265207" table:style-name="ce5">
            <text:p><text:s/>34,3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314.623148265207" table:style-name="ce5">
            <text:p><text:s/>34,315<text:s/></text:p>
          </table:table-cell>
          <table:table-cell office:value-type="float" office:value="1.1502109537647895" table:style-name="ce6">
            <text:p>1.150</text:p>
          </table:table-cell>
          <table:table-cell office:value-type="float" office:value="39469.055419445453" table:style-name="ce5">
            <text:p><text:s/>39,469<text:s/></text:p>
          </table:table-cell>
          <table:table-cell office:value-type="float" office:value="1.0558586934255125" table:style-name="ce6">
            <text:p>1.056</text:p>
          </table:table-cell>
          <table:table-cell office:value-type="float" office:value="41673.745285914818" table:style-name="ce5">
            <text:p><text:s/>41,6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673.745285914818" table:style-name="ce5">
            <text:p><text:s/>41,674<text:s/></text:p>
          </table:table-cell>
          <table:table-cell office:value-type="float" office:value="1.0290739225714098" table:style-name="ce6">
            <text:p>1.029</text:p>
          </table:table-cell>
          <table:table-cell office:value-type="float" office:value="42885.364529618157" table:style-name="ce5">
            <text:p><text:s/>42,885<text:s/></text:p>
          </table:table-cell>
          <table:table-cell office:value-type="float" office:value="1.0797819575231411" table:style-name="ce6">
            <text:p>1.080</text:p>
          </table:table-cell>
          <table:table-cell office:value-type="float" office:value="46306.842860884572" table:style-name="ce5">
            <text:p><text:s/>46,3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306.842860884572" table:style-name="ce5">
            <text:p><text:s/>46,307<text:s/></text:p>
          </table:table-cell>
          <table:table-cell office:value-type="float" office:value="1.0591950900038893" table:style-name="ce6">
            <text:p>1.059</text:p>
          </table:table-cell>
          <table:table-cell office:value-type="float" office:value="49047.980591830594" table:style-name="ce5">
            <text:p><text:s/>49,048<text:s/></text:p>
          </table:table-cell>
          <table:table-cell office:value-type="float" office:value="0.97233315135643461" table:style-name="ce6">
            <text:p>0.972</text:p>
          </table:table-cell>
          <table:table-cell office:value-type="float" office:value="47690.977536523889" table:style-name="ce5">
            <text:p><text:s/>47,6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690.977536523889" table:style-name="ce5">
            <text:p><text:s/>47,691<text:s/></text:p>
          </table:table-cell>
          <table:table-cell office:value-type="float" office:value="1.0248031392577339" table:style-name="ce6">
            <text:p>1.025</text:p>
          </table:table-cell>
          <table:table-cell office:value-type="float" office:value="48873.863493699748" table:style-name="ce5">
            <text:p><text:s/>48,874<text:s/></text:p>
          </table:table-cell>
          <table:table-cell office:value-type="float" office:value="1.0169430809940787" table:style-name="ce6">
            <text:p>1.017</text:p>
          </table:table-cell>
          <table:table-cell office:value-type="float" office:value="49701.937321367041" table:style-name="ce5">
            <text:p><text:s/>49,7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701.937321367041" table:style-name="ce5">
            <text:p><text:s/>49,702<text:s/></text:p>
          </table:table-cell>
          <table:table-cell office:value-type="float" office:value="0.89082208148726338" table:style-name="ce6">
            <text:p>0.891</text:p>
          </table:table-cell>
          <table:table-cell office:value-type="float" office:value="44275.583258569684" table:style-name="ce5">
            <text:p><text:s/>44,276<text:s/></text:p>
          </table:table-cell>
          <table:table-cell office:value-type="float" office:value="1.3902153269533331" table:style-name="ce6">
            <text:p>1.390</text:p>
          </table:table-cell>
          <table:table-cell office:value-type="float" office:value="61552.594455861974" table:style-name="ce5">
            <text:p><text:s/>61,5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552.594455861974" table:style-name="ce5">
            <text:p><text:s/>61,553<text:s/></text:p>
          </table:table-cell>
          <table:table-cell office:value-type="float" office:value="1.3131636726316276" table:style-name="ce6">
            <text:p>1.313</text:p>
          </table:table-cell>
          <table:table-cell office:value-type="float" office:value="80828.630995664877" table:style-name="ce5">
            <text:p><text:s/>80,829<text:s/></text:p>
          </table:table-cell>
          <table:table-cell office:value-type="float" office:value="0.71731946870214203" table:style-name="ce6">
            <text:p>0.717</text:p>
          </table:table-cell>
          <table:table-cell office:value-type="float" office:value="57979.950641731812" table:style-name="ce5">
            <text:p><text:s/>57,9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979.950641731812" table:style-name="ce5">
            <text:p><text:s/>57,980<text:s/></text:p>
          </table:table-cell>
          <table:table-cell office:value-type="float" office:value="1.0301287990585692" table:style-name="ce6">
            <text:p>1.030</text:p>
          </table:table-cell>
          <table:table-cell office:value-type="float" office:value="59726.816924042316" table:style-name="ce5">
            <text:p><text:s/>59,727<text:s/></text:p>
          </table:table-cell>
          <table:table-cell office:value-type="float" office:value="1.086758626709184" table:style-name="ce6">
            <text:p>1.087</text:p>
          </table:table-cell>
          <table:table-cell office:value-type="float" office:value="64908.633538083071" table:style-name="ce5">
            <text:p><text:s/>64,90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83.8562662351699" table:style-name="ce5">
            <text:p><text:s/>1,1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83.8562662351699" table:style-name="ce5">
            <text:p><text:s/>1,184<text:s/></text:p>
          </table:table-cell>
          <table:table-cell office:value-type="float" office:value="1.1270387600592253" table:style-name="ce6">
            <text:p>1.127</text:p>
          </table:table-cell>
          <table:table-cell office:value-type="float" office:value="1334.25189838603" table:style-name="ce5">
            <text:p><text:s/>1,334<text:s/></text:p>
          </table:table-cell>
          <table:table-cell office:value-type="float" office:value="1.1479178373415058" table:style-name="ce6">
            <text:p>1.148</text:p>
          </table:table-cell>
          <table:table-cell office:value-type="float" office:value="1531.61155366409" table:style-name="ce5">
            <text:p><text:s/>1,5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1.61155366409" table:style-name="ce5">
            <text:p><text:s/>1,532<text:s/></text:p>
          </table:table-cell>
          <table:table-cell office:value-type="float" office:value="1.0835149102405464" table:style-name="ce6">
            <text:p>1.084</text:p>
          </table:table-cell>
          <table:table-cell office:value-type="float" office:value="1659.5239550917302" table:style-name="ce5">
            <text:p><text:s/>1,660<text:s/></text:p>
          </table:table-cell>
          <table:table-cell office:value-type="float" office:value="1.3415835639678166" table:style-name="ce6">
            <text:p>1.342</text:p>
          </table:table-cell>
          <table:table-cell office:value-type="float" office:value="2226.39006216193" table:style-name="ce5">
            <text:p><text:s/>2,2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26.39006216193" table:style-name="ce5">
            <text:p><text:s/>2,226<text:s/></text:p>
          </table:table-cell>
          <table:table-cell office:value-type="float" office:value="0.93867019205772539" table:style-name="ce6">
            <text:p>0.939</text:p>
          </table:table-cell>
          <table:table-cell office:value-type="float" office:value="2089.8459872449503" table:style-name="ce5">
            <text:p><text:s/>2,090<text:s/></text:p>
          </table:table-cell>
          <table:table-cell office:value-type="float" office:value="0.83899460569479667" table:style-name="ce6">
            <text:p>0.839</text:p>
          </table:table-cell>
          <table:table-cell office:value-type="float" office:value="1753.3695100314301" table:style-name="ce5">
            <text:p><text:s/>1,7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53.3695100314301" table:style-name="ce5">
            <text:p><text:s/>1,753<text:s/></text:p>
          </table:table-cell>
          <table:table-cell office:value-type="float" office:value="0.98200553735189888" table:style-name="ce6">
            <text:p>0.982</text:p>
          </table:table-cell>
          <table:table-cell office:value-type="float" office:value="1721.81856787485" table:style-name="ce5">
            <text:p><text:s/>1,722<text:s/></text:p>
          </table:table-cell>
          <table:table-cell office:value-type="float" office:value="1.0181302475984386" table:style-name="ce6">
            <text:p>1.018</text:p>
          </table:table-cell>
          <table:table-cell office:value-type="float" office:value="1753.0355648300099" table:style-name="ce5">
            <text:p><text:s/>1,7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53.0355648300099" table:style-name="ce5">
            <text:p><text:s/>1,753<text:s/></text:p>
          </table:table-cell>
          <table:table-cell office:value-type="float" office:value="1.0910540211101927" table:style-name="ce6">
            <text:p>1.091</text:p>
          </table:table-cell>
          <table:table-cell office:value-type="float" office:value="1912.65650215696" table:style-name="ce5">
            <text:p><text:s/>1,913<text:s/></text:p>
          </table:table-cell>
          <table:table-cell office:value-type="float" office:value="1.5103814593819527" table:style-name="ce6">
            <text:p>1.510</text:p>
          </table:table-cell>
          <table:table-cell office:value-type="float" office:value="2888.8409190242101" table:style-name="ce5">
            <text:p><text:s/>2,8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88.8409190242101" table:style-name="ce5">
            <text:p><text:s/>2,889<text:s/></text:p>
          </table:table-cell>
          <table:table-cell office:value-type="float" office:value="1.1537856958209325" table:style-name="ce6">
            <text:p>1.154</text:p>
          </table:table-cell>
          <table:table-cell office:value-type="float" office:value="3333.1033298723301" table:style-name="ce5">
            <text:p><text:s/>3,333<text:s/></text:p>
          </table:table-cell>
          <table:table-cell office:value-type="float" office:value="1.0567385174141852" table:style-name="ce6">
            <text:p>1.057</text:p>
          </table:table-cell>
          <table:table-cell office:value-type="float" office:value="3522.2186711975696" table:style-name="ce5">
            <text:p><text:s/>3,5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22.2186711975696" table:style-name="ce5">
            <text:p><text:s/>3,522<text:s/></text:p>
          </table:table-cell>
          <table:table-cell office:value-type="float" office:value="1.0110679501834607" table:style-name="ce6">
            <text:p>1.011</text:p>
          </table:table-cell>
          <table:table-cell office:value-type="float" office:value="3561.2024119856401" table:style-name="ce5">
            <text:p><text:s/>3,561<text:s/></text:p>
          </table:table-cell>
          <table:table-cell office:value-type="float" office:value="0.90735966969288051" table:style-name="ce6">
            <text:p>0.907</text:p>
          </table:table-cell>
          <table:table-cell office:value-type="float" office:value="3231.29144424878" table:style-name="ce5">
            <text:p><text:s/>3,2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31.29144424878" table:style-name="ce5">
            <text:p><text:s/>3,231<text:s/></text:p>
          </table:table-cell>
          <table:table-cell office:value-type="float" office:value="1.0474967088924103" table:style-name="ce6">
            <text:p>1.047</text:p>
          </table:table-cell>
          <table:table-cell office:value-type="float" office:value="3384.7671533228004" table:style-name="ce5">
            <text:p><text:s/>3,385<text:s/></text:p>
          </table:table-cell>
          <table:table-cell office:value-type="float" office:value="1.1202243976176052" table:style-name="ce6">
            <text:p>1.120</text:p>
          </table:table-cell>
          <table:table-cell office:value-type="float" office:value="3791.6987454068899" table:style-name="ce5">
            <text:p><text:s/>3,7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91.6987454068899" table:style-name="ce5">
            <text:p><text:s/>3,792<text:s/></text:p>
          </table:table-cell>
          <table:table-cell office:value-type="float" office:value="0.98611834874416382" table:style-name="ce6">
            <text:p>0.986</text:p>
          </table:table-cell>
          <table:table-cell office:value-type="float" office:value="3739.0637057559602" table:style-name="ce5">
            <text:p><text:s/>3,739<text:s/></text:p>
          </table:table-cell>
          <table:table-cell office:value-type="float" office:value="1.2687875048039967" table:style-name="ce6">
            <text:p>1.269</text:p>
          </table:table-cell>
          <table:table-cell office:value-type="float" office:value="4744.0773095292898" table:style-name="ce5">
            <text:p><text:s/>4,7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744.0773095292898" table:style-name="ce5">
            <text:p><text:s/>4,744<text:s/></text:p>
          </table:table-cell>
          <table:table-cell office:value-type="float" office:value="1.0818450243162763" table:style-name="ce6">
            <text:p>1.082</text:p>
          </table:table-cell>
          <table:table-cell office:value-type="float" office:value="5132.3564322860102" table:style-name="ce5">
            <text:p><text:s/>5,132<text:s/></text:p>
          </table:table-cell>
          <table:table-cell office:value-type="float" office:value="0.98886980999545349" table:style-name="ce6">
            <text:p>0.989</text:p>
          </table:table-cell>
          <table:table-cell office:value-type="float" office:value="5075.2323300236103" table:style-name="ce5">
            <text:p><text:s/>5,0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075.2323300236103" table:style-name="ce5">
            <text:p><text:s/>5,075<text:s/></text:p>
          </table:table-cell>
          <table:table-cell office:value-type="float" office:value="1.0993564055590681" table:style-name="ce6">
            <text:p>1.099</text:p>
          </table:table-cell>
          <table:table-cell office:value-type="float" office:value="5579.4891717119299" table:style-name="ce5">
            <text:p><text:s/>5,579<text:s/></text:p>
          </table:table-cell>
          <table:table-cell office:value-type="float" office:value="0.84214445010502403" table:style-name="ce6">
            <text:p>0.842</text:p>
          </table:table-cell>
          <table:table-cell office:value-type="float" office:value="4698.73584037828" table:style-name="ce5">
            <text:p><text:s/>4,6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98.73584037828" table:style-name="ce5">
            <text:p><text:s/>4,699<text:s/></text:p>
          </table:table-cell>
          <table:table-cell office:value-type="float" office:value="1.0186481593257084" table:style-name="ce6">
            <text:p>1.019</text:p>
          </table:table-cell>
          <table:table-cell office:value-type="float" office:value="4786.3586149590701" table:style-name="ce5">
            <text:p><text:s/>4,786<text:s/></text:p>
          </table:table-cell>
          <table:table-cell office:value-type="float" office:value="1.102566727853439" table:style-name="ce6">
            <text:p>1.103</text:p>
          </table:table-cell>
          <table:table-cell office:value-type="float" office:value="5277.2797564285402" table:style-name="ce5">
            <text:p><text:s/>5,27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77.2797564285402" table:style-name="ce5">
            <text:p><text:s/>5,277<text:s/></text:p>
          </table:table-cell>
          <table:table-cell office:value-type="float" office:value="0.95164980659928267" table:style-name="ce6">
            <text:p>0.952</text:p>
          </table:table-cell>
          <table:table-cell office:value-type="float" office:value="5022.1222595755298" table:style-name="ce5">
            <text:p><text:s/>5,022<text:s/></text:p>
          </table:table-cell>
          <table:table-cell office:value-type="float" office:value="0.99244823329053811" table:style-name="ce6">
            <text:p>0.992</text:p>
          </table:table-cell>
          <table:table-cell office:value-type="float" office:value="4984.1963638848201" table:style-name="ce5">
            <text:p><text:s/>4,9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4.1963638848201" table:style-name="ce5">
            <text:p><text:s/>4,984<text:s/></text:p>
          </table:table-cell>
          <table:table-cell office:value-type="float" office:value="0.88662133666974463" table:style-name="ce6">
            <text:p>0.887</text:p>
          </table:table-cell>
          <table:table-cell office:value-type="float" office:value="4419.0948423720401" table:style-name="ce5">
            <text:p><text:s/>4,419<text:s/></text:p>
          </table:table-cell>
          <table:table-cell office:value-type="float" office:value="0.86500021249737535" table:style-name="ce6">
            <text:p>0.865</text:p>
          </table:table-cell>
          <table:table-cell office:value-type="float" office:value="3822.5179776978698" table:style-name="ce5">
            <text:p><text:s/>3,8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22.5179776978698" table:style-name="ce5">
            <text:p><text:s/>3,823<text:s/></text:p>
          </table:table-cell>
          <table:table-cell office:value-type="float" office:value="1.0339791154457343" table:style-name="ce6">
            <text:p>1.034</text:p>
          </table:table-cell>
          <table:table-cell office:value-type="float" office:value="3952.4037573554601" table:style-name="ce5">
            <text:p><text:s/>3,952<text:s/></text:p>
          </table:table-cell>
          <table:table-cell office:value-type="float" office:value="1.1078662602887681" table:style-name="ce6">
            <text:p>1.108</text:p>
          </table:table-cell>
          <table:table-cell office:value-type="float" office:value="4378.7347698126696" table:style-name="ce5">
            <text:p><text:s/>4,3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78.7347698126696" table:style-name="ce5">
            <text:p><text:s/>4,379<text:s/></text:p>
          </table:table-cell>
          <table:table-cell office:value-type="float" office:value="1.0046061832936215" table:style-name="ce6">
            <text:p>1.005</text:p>
          </table:table-cell>
          <table:table-cell office:value-type="float" office:value="4398.9040247565799" table:style-name="ce5">
            <text:p><text:s/>4,399<text:s/></text:p>
          </table:table-cell>
          <table:table-cell office:value-type="float" office:value="1.1661295678812427" table:style-name="ce6">
            <text:p>1.166</text:p>
          </table:table-cell>
          <table:table-cell office:value-type="float" office:value="5129.6920495404502" table:style-name="ce5">
            <text:p><text:s/>5,1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8.35097660192002" table:style-name="ce5">
            <text:p><text:s/>70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8.35097660192002" table:style-name="ce5">
            <text:p><text:s/>708<text:s/></text:p>
          </table:table-cell>
          <table:table-cell office:value-type="float" office:value="1.1092227882333807" table:style-name="ce6">
            <text:p>1.109</text:p>
          </table:table-cell>
          <table:table-cell office:value-type="float" office:value="785.7190453142199" table:style-name="ce5">
            <text:p><text:s/>786<text:s/></text:p>
          </table:table-cell>
          <table:table-cell office:value-type="float" office:value="1.2533485833031486" table:style-name="ce6">
            <text:p>1.253</text:p>
          </table:table-cell>
          <table:table-cell office:value-type="float" office:value="984.77985231887999" table:style-name="ce5">
            <text:p><text:s/>9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84.77985231887999" table:style-name="ce5">
            <text:p><text:s/>985<text:s/></text:p>
          </table:table-cell>
          <table:table-cell office:value-type="float" office:value="1.0918575652533238" table:style-name="ce6">
            <text:p>1.092</text:p>
          </table:table-cell>
          <table:table-cell office:value-type="float" office:value="1075.2393318634199" table:style-name="ce5">
            <text:p><text:s/>1,075<text:s/></text:p>
          </table:table-cell>
          <table:table-cell office:value-type="float" office:value="1.4031251919443726" table:style-name="ce6">
            <text:p>1.403</text:p>
          </table:table-cell>
          <table:table-cell office:value-type="float" office:value="1508.6953939070002" table:style-name="ce5">
            <text:p><text:s/>1,5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8.6953939070002" table:style-name="ce5">
            <text:p><text:s/>1,509<text:s/></text:p>
          </table:table-cell>
          <table:table-cell office:value-type="float" office:value="0.95771245553599615" table:style-name="ce6">
            <text:p>0.958</text:p>
          </table:table-cell>
          <table:table-cell office:value-type="float" office:value="1444.8963703545201" table:style-name="ce5">
            <text:p><text:s/>1,445<text:s/></text:p>
          </table:table-cell>
          <table:table-cell office:value-type="float" office:value="0.74917374352146981" table:style-name="ce6">
            <text:p>0.749</text:p>
          </table:table-cell>
          <table:table-cell office:value-type="float" office:value="1082.4784227790799" table:style-name="ce5">
            <text:p><text:s/>1,0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82.4784227790799" table:style-name="ce5">
            <text:p><text:s/>1,082<text:s/></text:p>
          </table:table-cell>
          <table:table-cell office:value-type="float" office:value="0.98369720734611676" table:style-name="ce6">
            <text:p>0.984</text:p>
          </table:table-cell>
          <table:table-cell office:value-type="float" office:value="1064.83100150021" table:style-name="ce5">
            <text:p><text:s/>1,065<text:s/></text:p>
          </table:table-cell>
          <table:table-cell office:value-type="float" office:value="1.0515868469731993" table:style-name="ce6">
            <text:p>1.052</text:p>
          </table:table-cell>
          <table:table-cell office:value-type="float" office:value="1119.76227542692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9.76227542692" table:style-name="ce5">
            <text:p><text:s/>1,120<text:s/></text:p>
          </table:table-cell>
          <table:table-cell office:value-type="float" office:value="1.0809985283523686" table:style-name="ce6">
            <text:p>1.081</text:p>
          </table:table-cell>
          <table:table-cell office:value-type="float" office:value="1210.4613718410001" table:style-name="ce5">
            <text:p><text:s/>1,210<text:s/></text:p>
          </table:table-cell>
          <table:table-cell office:value-type="float" office:value="1.3059483139674" table:style-name="ce6">
            <text:p>1.306</text:p>
          </table:table-cell>
          <table:table-cell office:value-type="float" office:value="1580.7999876784202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0.7999876784202" table:style-name="ce5">
            <text:p><text:s/>1,581<text:s/></text:p>
          </table:table-cell>
          <table:table-cell office:value-type="float" office:value="1.140590701045717" table:style-name="ce6">
            <text:p>1.141</text:p>
          </table:table-cell>
          <table:table-cell office:value-type="float" office:value="1803.04576615919" table:style-name="ce5">
            <text:p><text:s/>1,803<text:s/></text:p>
          </table:table-cell>
          <table:table-cell office:value-type="float" office:value="1.2951236923881551" table:style-name="ce6">
            <text:p>1.295</text:p>
          </table:table-cell>
          <table:table-cell office:value-type="float" office:value="2335.1672902129203" table:style-name="ce5">
            <text:p><text:s/>2,3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35.1672902129203" table:style-name="ce5">
            <text:p><text:s/>2,335<text:s/></text:p>
          </table:table-cell>
          <table:table-cell office:value-type="float" office:value="1.0091225632558589" table:style-name="ce6">
            <text:p>1.009</text:p>
          </table:table-cell>
          <table:table-cell office:value-type="float" office:value="2356.4700015308999" table:style-name="ce5">
            <text:p><text:s/>2,356<text:s/></text:p>
          </table:table-cell>
          <table:table-cell office:value-type="float" office:value="0.82399419429632337" table:style-name="ce6">
            <text:p>0.824</text:p>
          </table:table-cell>
          <table:table-cell office:value-type="float" office:value="1941.71760029491" table:style-name="ce5">
            <text:p><text:s/>1,9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41.71760029491" table:style-name="ce5">
            <text:p><text:s/>1,942<text:s/></text:p>
          </table:table-cell>
          <table:table-cell office:value-type="float" office:value="1.0215293268976038" table:style-name="ce6">
            <text:p>1.022</text:p>
          </table:table-cell>
          <table:table-cell office:value-type="float" office:value="1983.5214732544898" table:style-name="ce5">
            <text:p><text:s/>1,984<text:s/></text:p>
          </table:table-cell>
          <table:table-cell office:value-type="float" office:value="1.1121676318295721" table:style-name="ce6">
            <text:p>1.112</text:p>
          </table:table-cell>
          <table:table-cell office:value-type="float" office:value="2206.0083795925498" table:style-name="ce5">
            <text:p><text:s/>2,2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6.0083795925498" table:style-name="ce5">
            <text:p><text:s/>2,206<text:s/></text:p>
          </table:table-cell>
          <table:table-cell office:value-type="float" office:value="0.98339019924501481" table:style-name="ce6">
            <text:p>0.983</text:p>
          </table:table-cell>
          <table:table-cell office:value-type="float" office:value="2169.3670199436897" table:style-name="ce5">
            <text:p><text:s/>2,169<text:s/></text:p>
          </table:table-cell>
          <table:table-cell office:value-type="float" office:value="1.1803128146050332" table:style-name="ce6">
            <text:p>1.180</text:p>
          </table:table-cell>
          <table:table-cell office:value-type="float" office:value="2560.5316932210699" table:style-name="ce5">
            <text:p><text:s/>2,5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60.5316932210699" table:style-name="ce5">
            <text:p><text:s/>2,561<text:s/></text:p>
          </table:table-cell>
          <table:table-cell office:value-type="float" office:value="1.1139002862269123" table:style-name="ce6">
            <text:p>1.114</text:p>
          </table:table-cell>
          <table:table-cell office:value-type="float" office:value="2852.1769859720303" table:style-name="ce5">
            <text:p><text:s/>2,852<text:s/></text:p>
          </table:table-cell>
          <table:table-cell office:value-type="float" office:value="0.93065924632473707" table:style-name="ce6">
            <text:p>0.931</text:p>
          </table:table-cell>
          <table:table-cell office:value-type="float" office:value="2654.40488414949" table:style-name="ce5">
            <text:p><text:s/>2,6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54.40488414949" table:style-name="ce5">
            <text:p><text:s/>2,654<text:s/></text:p>
          </table:table-cell>
          <table:table-cell office:value-type="float" office:value="1.0919673056891617" table:style-name="ce6">
            <text:p>1.092</text:p>
          </table:table-cell>
          <table:table-cell office:value-type="float" office:value="2898.5233495528696" table:style-name="ce5">
            <text:p><text:s/>2,899<text:s/></text:p>
          </table:table-cell>
          <table:table-cell office:value-type="float" office:value="0.91408140308364028" table:style-name="ce6">
            <text:p>0.914</text:p>
          </table:table-cell>
          <table:table-cell office:value-type="float" office:value="2649.4862902299801" table:style-name="ce5">
            <text:p><text:s/>2,6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49.4862902299801" table:style-name="ce5">
            <text:p><text:s/>2,649<text:s/></text:p>
          </table:table-cell>
          <table:table-cell office:value-type="float" office:value="1.0199489965396356" table:style-name="ce6">
            <text:p>1.020</text:p>
          </table:table-cell>
          <table:table-cell office:value-type="float" office:value="2702.3408830655899" table:style-name="ce5">
            <text:p><text:s/>2,702<text:s/></text:p>
          </table:table-cell>
          <table:table-cell office:value-type="float" office:value="1.1483676551548581" table:style-name="ce6">
            <text:p>1.148</text:p>
          </table:table-cell>
          <table:table-cell office:value-type="float" office:value="3103.2808633151399" table:style-name="ce5">
            <text:p><text:s/>3,1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03.2808633151399" table:style-name="ce5">
            <text:p><text:s/>3,103<text:s/></text:p>
          </table:table-cell>
          <table:table-cell office:value-type="float" office:value="0.96611338838309957" table:style-name="ce6">
            <text:p>0.966</text:p>
          </table:table-cell>
          <table:table-cell office:value-type="float" office:value="2998.1211899618202" table:style-name="ce5">
            <text:p><text:s/>2,998<text:s/></text:p>
          </table:table-cell>
          <table:table-cell office:value-type="float" office:value="1.043513921584071" table:style-name="ce6">
            <text:p>1.044</text:p>
          </table:table-cell>
          <table:table-cell office:value-type="float" office:value="3128.58120032136" table:style-name="ce5">
            <text:p><text:s/>3,1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28.58120032136" table:style-name="ce5">
            <text:p><text:s/>3,129<text:s/></text:p>
          </table:table-cell>
          <table:table-cell office:value-type="float" office:value="0.91079270224046849" table:style-name="ce6">
            <text:p>0.911</text:p>
          </table:table-cell>
          <table:table-cell office:value-type="float" office:value="2849.4889256194201" table:style-name="ce5">
            <text:p><text:s/>2,849<text:s/></text:p>
          </table:table-cell>
          <table:table-cell office:value-type="float" office:value="0.90694276261249962" table:style-name="ce6">
            <text:p>0.907</text:p>
          </table:table-cell>
          <table:table-cell office:value-type="float" office:value="2584.3233582350003" table:style-name="ce5">
            <text:p><text:s/>2,5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84.3233582350003" table:style-name="ce5">
            <text:p><text:s/>2,584<text:s/></text:p>
          </table:table-cell>
          <table:table-cell office:value-type="float" office:value="1.0402389651808246" table:style-name="ce6">
            <text:p>1.040</text:p>
          </table:table-cell>
          <table:table-cell office:value-type="float" office:value="2688.3138558630098" table:style-name="ce5">
            <text:p><text:s/>2,688<text:s/></text:p>
          </table:table-cell>
          <table:table-cell office:value-type="float" office:value="0.98063211062174682" table:style-name="ce6">
            <text:p>0.981</text:p>
          </table:table-cell>
          <table:table-cell office:value-type="float" office:value="2636.24689048863" table:style-name="ce5">
            <text:p><text:s/>2,6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36.24689048863" table:style-name="ce5">
            <text:p><text:s/>2,636<text:s/></text:p>
          </table:table-cell>
          <table:table-cell office:value-type="float" office:value="1.0150477099029549" table:style-name="ce6">
            <text:p>1.015</text:p>
          </table:table-cell>
          <table:table-cell office:value-type="float" office:value="2675.91636892927" table:style-name="ce5">
            <text:p><text:s/>2,676<text:s/></text:p>
          </table:table-cell>
          <table:table-cell office:value-type="float" office:value="1.0950058691770685" table:style-name="ce6">
            <text:p>1.095</text:p>
          </table:table-cell>
          <table:table-cell office:value-type="float" office:value="2930.1441294045399" table:style-name="ce5">
            <text:p><text:s/>2,9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5.5052896332499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5.5052896332499" table:style-name="ce5">
            <text:p><text:s/>476<text:s/></text:p>
          </table:table-cell>
          <table:table-cell office:value-type="float" office:value="1.1535788665881828" table:style-name="ce6">
            <text:p>1.154</text:p>
          </table:table-cell>
          <table:table-cell office:value-type="float" office:value="548.53285307181" table:style-name="ce5">
            <text:p><text:s/>549<text:s/></text:p>
          </table:table-cell>
          <table:table-cell office:value-type="float" office:value="0.99689872408357394" table:style-name="ce6">
            <text:p>0.997</text:p>
          </table:table-cell>
          <table:table-cell office:value-type="float" office:value="546.83170134520992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6.83170134520992" table:style-name="ce5">
            <text:p><text:s/>547<text:s/></text:p>
          </table:table-cell>
          <table:table-cell office:value-type="float" office:value="1.0684907656066129" table:style-name="ce6">
            <text:p>1.068</text:p>
          </table:table-cell>
          <table:table-cell office:value-type="float" office:value="584.28462322831012" table:style-name="ce5">
            <text:p><text:s/>584<text:s/></text:p>
          </table:table-cell>
          <table:table-cell office:value-type="float" office:value="1.2283305767820794" table:style-name="ce6">
            <text:p>1.228</text:p>
          </table:table-cell>
          <table:table-cell office:value-type="float" office:value="717.69466825492998" table:style-name="ce5">
            <text:p><text:s/>7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7.69466825492998" table:style-name="ce5">
            <text:p><text:s/>718<text:s/></text:p>
          </table:table-cell>
          <table:table-cell office:value-type="float" office:value="0.89864066910044182" table:style-name="ce6">
            <text:p>0.899</text:p>
          </table:table-cell>
          <table:table-cell office:value-type="float" office:value="644.94961689042998" table:style-name="ce5">
            <text:p><text:s/>645<text:s/></text:p>
          </table:table-cell>
          <table:table-cell office:value-type="float" office:value="1.0402224758067067" table:style-name="ce6">
            <text:p>1.040</text:p>
          </table:table-cell>
          <table:table-cell office:value-type="float" office:value="670.89108725235008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0.89108725235008" table:style-name="ce5">
            <text:p><text:s/>671<text:s/></text:p>
          </table:table-cell>
          <table:table-cell office:value-type="float" office:value="0.97927603877605185" table:style-name="ce6">
            <text:p>0.979</text:p>
          </table:table-cell>
          <table:table-cell office:value-type="float" office:value="656.98756637463998" table:style-name="ce5">
            <text:p><text:s/>657<text:s/></text:p>
          </table:table-cell>
          <table:table-cell office:value-type="float" office:value="0.96390452698761242" table:style-name="ce6">
            <text:p>0.964</text:p>
          </table:table-cell>
          <table:table-cell office:value-type="float" office:value="633.27328940308996" table:style-name="ce5">
            <text:p><text:s/>6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3.27328940308996" table:style-name="ce5">
            <text:p><text:s/>633<text:s/></text:p>
          </table:table-cell>
          <table:table-cell office:value-type="float" office:value="1.1088342775010047" table:style-name="ce6">
            <text:p>1.109</text:p>
          </table:table-cell>
          <table:table-cell office:value-type="float" office:value="702.19513031595989" table:style-name="ce5">
            <text:p><text:s/>702<text:s/></text:p>
          </table:table-cell>
          <table:table-cell office:value-type="float" office:value="1.8627883829915246" table:style-name="ce6">
            <text:p>1.863</text:p>
          </table:table-cell>
          <table:table-cell office:value-type="float" office:value="1308.0409313457899" table:style-name="ce5">
            <text:p><text:s/>1,3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8.0409313457899" table:style-name="ce5">
            <text:p><text:s/>1,308<text:s/></text:p>
          </table:table-cell>
          <table:table-cell office:value-type="float" office:value="1.1697321750772176" table:style-name="ce6">
            <text:p>1.170</text:p>
          </table:table-cell>
          <table:table-cell office:value-type="float" office:value="1530.0575637131403" table:style-name="ce5">
            <text:p><text:s/>1,530<text:s/></text:p>
          </table:table-cell>
          <table:table-cell office:value-type="float" office:value="0.77582138681365431" table:style-name="ce6">
            <text:p>0.776</text:p>
          </table:table-cell>
          <table:table-cell office:value-type="float" office:value="1187.0513809846498" table:style-name="ce5">
            <text:p><text:s/>1,1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7.0513809846498" table:style-name="ce5">
            <text:p><text:s/>1,187<text:s/></text:p>
          </table:table-cell>
          <table:table-cell office:value-type="float" office:value="1.0148949150418611" table:style-name="ce6">
            <text:p>1.015</text:p>
          </table:table-cell>
          <table:table-cell office:value-type="float" office:value="1204.7324104547401" table:style-name="ce5">
            <text:p><text:s/>1,205<text:s/></text:p>
          </table:table-cell>
          <table:table-cell office:value-type="float" office:value="1.070423467288562" table:style-name="ce6">
            <text:p>1.070</text:p>
          </table:table-cell>
          <table:table-cell office:value-type="float" office:value="1289.5738439538698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89.5738439538698" table:style-name="ce5">
            <text:p><text:s/>1,290<text:s/></text:p>
          </table:table-cell>
          <table:table-cell office:value-type="float" office:value="1.086595922085432" table:style-name="ce6">
            <text:p>1.087</text:p>
          </table:table-cell>
          <table:table-cell office:value-type="float" office:value="1401.2456800683103" table:style-name="ce5">
            <text:p><text:s/>1,401<text:s/></text:p>
          </table:table-cell>
          <table:table-cell office:value-type="float" office:value="1.1316290842995058" table:style-name="ce6">
            <text:p>1.132</text:p>
          </table:table-cell>
          <table:table-cell office:value-type="float" office:value="1585.6903658143401" table:style-name="ce5">
            <text:p><text:s/>1,5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85.6903658143401" table:style-name="ce5">
            <text:p><text:s/>1,586<text:s/></text:p>
          </table:table-cell>
          <table:table-cell office:value-type="float" office:value="0.98991374334682525" table:style-name="ce6">
            <text:p>0.990</text:p>
          </table:table-cell>
          <table:table-cell office:value-type="float" office:value="1569.6966858122701" table:style-name="ce5">
            <text:p><text:s/>1,570<text:s/></text:p>
          </table:table-cell>
          <table:table-cell office:value-type="float" office:value="1.3910621306932951" table:style-name="ce6">
            <text:p>1.391</text:p>
          </table:table-cell>
          <table:table-cell office:value-type="float" office:value="2183.5456163082204" table:style-name="ce5">
            <text:p><text:s/>2,18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83.5456163082204" table:style-name="ce5">
            <text:p><text:s/>2,184<text:s/></text:p>
          </table:table-cell>
          <table:table-cell office:value-type="float" office:value="1.0442554665604562" table:style-name="ce6">
            <text:p>1.044</text:p>
          </table:table-cell>
          <table:table-cell office:value-type="float" office:value="2280.1794463139795" table:style-name="ce5">
            <text:p><text:s/>2,280<text:s/></text:p>
          </table:table-cell>
          <table:table-cell office:value-type="float" office:value="1.0616828643848646" table:style-name="ce6">
            <text:p>1.062</text:p>
          </table:table-cell>
          <table:table-cell office:value-type="float" office:value="2420.8274458741203" table:style-name="ce5">
            <text:p><text:s/>2,4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0.8274458741203" table:style-name="ce5">
            <text:p><text:s/>2,421<text:s/></text:p>
          </table:table-cell>
          <table:table-cell office:value-type="float" office:value="1.1074584546404995" table:style-name="ce6">
            <text:p>1.107</text:p>
          </table:table-cell>
          <table:table-cell office:value-type="float" office:value="2680.9658221590603" table:style-name="ce5">
            <text:p><text:s/>2,681<text:s/></text:p>
          </table:table-cell>
          <table:table-cell office:value-type="float" office:value="0.76436988983991561" table:style-name="ce6">
            <text:p>0.764</text:p>
          </table:table-cell>
          <table:table-cell office:value-type="float" office:value="2049.2495501482995" table:style-name="ce5">
            <text:p><text:s/>2,0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49.2495501482995" table:style-name="ce5">
            <text:p><text:s/>2,049<text:s/></text:p>
          </table:table-cell>
          <table:table-cell office:value-type="float" office:value="1.0169662995620345" table:style-name="ce6">
            <text:p>1.017</text:p>
          </table:table-cell>
          <table:table-cell office:value-type="float" office:value="2084.0177318934802" table:style-name="ce5">
            <text:p><text:s/>2,084<text:s/></text:p>
          </table:table-cell>
          <table:table-cell office:value-type="float" office:value="1.0431767733272432" table:style-name="ce6">
            <text:p>1.043</text:p>
          </table:table-cell>
          <table:table-cell office:value-type="float" office:value="2173.9988931134003" table:style-name="ce5">
            <text:p><text:s/>2,1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73.9988931134003" table:style-name="ce5">
            <text:p><text:s/>2,174<text:s/></text:p>
          </table:table-cell>
          <table:table-cell office:value-type="float" office:value="0.93100372591042235" table:style-name="ce6">
            <text:p>0.931</text:p>
          </table:table-cell>
          <table:table-cell office:value-type="float" office:value="2024.0010696137099" table:style-name="ce5">
            <text:p><text:s/>2,024<text:s/></text:p>
          </table:table-cell>
          <table:table-cell office:value-type="float" office:value="0.91680542635168305" table:style-name="ce6">
            <text:p>0.917</text:p>
          </table:table-cell>
          <table:table-cell office:value-type="float" office:value="1855.6151635634599" table:style-name="ce5">
            <text:p><text:s/>1,8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55.6151635634599" table:style-name="ce5">
            <text:p><text:s/>1,856<text:s/></text:p>
          </table:table-cell>
          <table:table-cell office:value-type="float" office:value="0.8458682315024858" table:style-name="ce6">
            <text:p>0.846</text:p>
          </table:table-cell>
          <table:table-cell office:value-type="float" office:value="1569.6059167526198" table:style-name="ce5">
            <text:p><text:s/>1,570<text:s/></text:p>
          </table:table-cell>
          <table:table-cell office:value-type="float" office:value="0.78885700305245299" table:style-name="ce6">
            <text:p>0.789</text:p>
          </table:table-cell>
          <table:table-cell office:value-type="float" office:value="1238.1946194628697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38.1946194628697" table:style-name="ce5">
            <text:p><text:s/>1,238<text:s/></text:p>
          </table:table-cell>
          <table:table-cell office:value-type="float" office:value="1.0209137413638689" table:style-name="ce6">
            <text:p>1.021</text:p>
          </table:table-cell>
          <table:table-cell office:value-type="float" office:value="1264.0899014924503" table:style-name="ce5">
            <text:p><text:s/>1,264<text:s/></text:p>
          </table:table-cell>
          <table:table-cell office:value-type="float" office:value="1.3784524955596655" table:style-name="ce6">
            <text:p>1.378</text:p>
          </table:table-cell>
          <table:table-cell office:value-type="float" office:value="1742.48787932404" table:style-name="ce5">
            <text:p><text:s/>1,7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42.48787932404" table:style-name="ce5">
            <text:p><text:s/>1,742<text:s/></text:p>
          </table:table-cell>
          <table:table-cell office:value-type="float" office:value="0.98880897610358465" table:style-name="ce6">
            <text:p>0.989</text:p>
          </table:table-cell>
          <table:table-cell office:value-type="float" office:value="1722.9876558273106" table:style-name="ce5">
            <text:p><text:s/>1,723<text:s/></text:p>
          </table:table-cell>
          <table:table-cell office:value-type="float" office:value="1.2765894826331614" table:style-name="ce6">
            <text:p>1.277</text:p>
          </table:table-cell>
          <table:table-cell office:value-type="float" office:value="2199.5479201359099" table:style-name="ce5">
            <text:p><text:s/>2,2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938.822468373299" table:style-name="ce5">
            <text:p><text:s/>30,9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938.822468373299" table:style-name="ce5">
            <text:p><text:s/>30,939<text:s/></text:p>
          </table:table-cell>
          <table:table-cell office:value-type="float" office:value="1.0736745877896998" table:style-name="ce6">
            <text:p>1.074</text:p>
          </table:table-cell>
          <table:table-cell office:value-type="float" office:value="33218.2274604294" table:style-name="ce5">
            <text:p><text:s/>33,218<text:s/></text:p>
          </table:table-cell>
          <table:table-cell office:value-type="float" office:value="1.3188510043701376" table:style-name="ce6">
            <text:p>1.319</text:p>
          </table:table-cell>
          <table:table-cell office:value-type="float" office:value="43809.892649583002" table:style-name="ce5">
            <text:p><text:s/>43,8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809.892649583002" table:style-name="ce5">
            <text:p><text:s/>43,810<text:s/></text:p>
          </table:table-cell>
          <table:table-cell office:value-type="float" office:value="1.0713036917477594" table:style-name="ce6">
            <text:p>1.071</text:p>
          </table:table-cell>
          <table:table-cell office:value-type="float" office:value="46933.699730571294" table:style-name="ce5">
            <text:p><text:s/>46,934<text:s/></text:p>
          </table:table-cell>
          <table:table-cell office:value-type="float" office:value="1.1699703405831161" table:style-name="ce6">
            <text:p>1.170</text:p>
          </table:table-cell>
          <table:table-cell office:value-type="float" office:value="54911.036658602206" table:style-name="ce5">
            <text:p><text:s/>54,9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911.036658602206" table:style-name="ce5">
            <text:p><text:s/>54,911<text:s/></text:p>
          </table:table-cell>
          <table:table-cell office:value-type="float" office:value="1.0508249817622681" table:style-name="ce6">
            <text:p>1.051</text:p>
          </table:table-cell>
          <table:table-cell office:value-type="float" office:value="57701.889095322898" table:style-name="ce5">
            <text:p><text:s/>57,702<text:s/></text:p>
          </table:table-cell>
          <table:table-cell office:value-type="float" office:value="1.0376457083794501" table:style-name="ce6">
            <text:p>1.038</text:p>
          </table:table-cell>
          <table:table-cell office:value-type="float" office:value="59874.117585148801" table:style-name="ce5">
            <text:p><text:s/>59,8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874.117585148801" table:style-name="ce5">
            <text:p><text:s/>59,874<text:s/></text:p>
          </table:table-cell>
          <table:table-cell office:value-type="float" office:value="1.0553721465184756" table:style-name="ce6">
            <text:p>1.055</text:p>
          </table:table-cell>
          <table:table-cell office:value-type="float" office:value="63189.475996738096" table:style-name="ce5">
            <text:p><text:s/>63,189<text:s/></text:p>
          </table:table-cell>
          <table:table-cell office:value-type="float" office:value="0.98842631381640589" table:style-name="ce6">
            <text:p>0.988</text:p>
          </table:table-cell>
          <table:table-cell office:value-type="float" office:value="62458.1408314461" table:style-name="ce5">
            <text:p><text:s/>62,4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458.1408314461" table:style-name="ce5">
            <text:p><text:s/>62,458<text:s/></text:p>
          </table:table-cell>
          <table:table-cell office:value-type="float" office:value="1.0767524143511831" table:style-name="ce6">
            <text:p>1.077</text:p>
          </table:table-cell>
          <table:table-cell office:value-type="float" office:value="67251.953936145801" table:style-name="ce5">
            <text:p><text:s/>67,252<text:s/></text:p>
          </table:table-cell>
          <table:table-cell office:value-type="float" office:value="1.1193600997434667" table:style-name="ce6">
            <text:p>1.119</text:p>
          </table:table-cell>
          <table:table-cell office:value-type="float" office:value="75279.153865907196" table:style-name="ce5">
            <text:p><text:s/>75,2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5279.153865907196" table:style-name="ce5">
            <text:p><text:s/>75,279<text:s/></text:p>
          </table:table-cell>
          <table:table-cell office:value-type="float" office:value="1.090308424348551" table:style-name="ce6">
            <text:p>1.090</text:p>
          </table:table-cell>
          <table:table-cell office:value-type="float" office:value="82077.495637829401" table:style-name="ce5">
            <text:p><text:s/>82,077<text:s/></text:p>
          </table:table-cell>
          <table:table-cell office:value-type="float" office:value="1.1602375776897242" table:style-name="ce6">
            <text:p>1.160</text:p>
          </table:table-cell>
          <table:table-cell office:value-type="float" office:value="95229.394721674107" table:style-name="ce5">
            <text:p><text:s/>95,2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229.394721674107" table:style-name="ce5">
            <text:p><text:s/>95,229<text:s/></text:p>
          </table:table-cell>
          <table:table-cell office:value-type="float" office:value="1.0091693431686788" table:style-name="ce6">
            <text:p>1.009</text:p>
          </table:table-cell>
          <table:table-cell office:value-type="float" office:value="96102.585721622701" table:style-name="ce5">
            <text:p><text:s/>96,103<text:s/></text:p>
          </table:table-cell>
          <table:table-cell office:value-type="float" office:value="1.0695307880005873" table:style-name="ce6">
            <text:p>1.070</text:p>
          </table:table-cell>
          <table:table-cell office:value-type="float" office:value="102784.6742357411" table:style-name="ce5">
            <text:p><text:s/>102,7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784.6742357411" table:style-name="ce5">
            <text:p><text:s/>102,785<text:s/></text:p>
          </table:table-cell>
          <table:table-cell office:value-type="float" office:value="1.1017146893372853" table:style-name="ce6">
            <text:p>1.102</text:p>
          </table:table-cell>
          <table:table-cell office:value-type="float" office:value="113239.38544426359" table:style-name="ce5">
            <text:p><text:s/>113,239<text:s/></text:p>
          </table:table-cell>
          <table:table-cell office:value-type="float" office:value="0.96988099446906528" table:style-name="ce6">
            <text:p>0.970</text:p>
          </table:table-cell>
          <table:table-cell office:value-type="float" office:value="109828.72776774818" table:style-name="ce5">
            <text:p><text:s/>109,8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828.72776774818" table:style-name="ce5">
            <text:p><text:s/>109,829<text:s/></text:p>
          </table:table-cell>
          <table:table-cell office:value-type="float" office:value="1.0440720687561809" table:style-name="ce6">
            <text:p>1.044</text:p>
          </table:table-cell>
          <table:table-cell office:value-type="float" office:value="114669.10700933225" table:style-name="ce5">
            <text:p><text:s/>114,669<text:s/></text:p>
          </table:table-cell>
          <table:table-cell office:value-type="float" office:value="1.0384525158429943" table:style-name="ce6">
            <text:p>1.038</text:p>
          </table:table-cell>
          <table:table-cell office:value-type="float" office:value="119078.42266331059" table:style-name="ce5">
            <text:p><text:s/>119,07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9078.42266331059" table:style-name="ce5">
            <text:p><text:s/>119,078<text:s/></text:p>
          </table:table-cell>
          <table:table-cell office:value-type="float" office:value="1.0268404833925557" table:style-name="ce6">
            <text:p>1.027</text:p>
          </table:table-cell>
          <table:table-cell office:value-type="float" office:value="122274.54508921692" table:style-name="ce5">
            <text:p><text:s/>122,275<text:s/></text:p>
          </table:table-cell>
          <table:table-cell office:value-type="float" office:value="1.1454668249157784" table:style-name="ce6">
            <text:p>1.145</text:p>
          </table:table-cell>
          <table:table-cell office:value-type="float" office:value="140061.43493136647" table:style-name="ce5">
            <text:p><text:s/>140,0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0061.43493136647" table:style-name="ce5">
            <text:p><text:s/>140,061<text:s/></text:p>
          </table:table-cell>
          <table:table-cell office:value-type="float" office:value="1.0387613062617118" table:style-name="ce6">
            <text:p>1.039</text:p>
          </table:table-cell>
          <table:table-cell office:value-type="float" office:value="145490.39910619601" table:style-name="ce5">
            <text:p><text:s/>145,490<text:s/></text:p>
          </table:table-cell>
          <table:table-cell office:value-type="float" office:value="1.0731892457163827" table:style-name="ce6">
            <text:p>1.073</text:p>
          </table:table-cell>
          <table:table-cell office:value-type="float" office:value="156138.73167575401" table:style-name="ce5">
            <text:p><text:s/>156,1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138.73167575401" table:style-name="ce5">
            <text:p><text:s/>156,139<text:s/></text:p>
          </table:table-cell>
          <table:table-cell office:value-type="float" office:value="1.0470262247564956" table:style-name="ce6">
            <text:p>1.047</text:p>
          </table:table-cell>
          <table:table-cell office:value-type="float" office:value="163481.34676473218" table:style-name="ce5">
            <text:p><text:s/>163,481<text:s/></text:p>
          </table:table-cell>
          <table:table-cell office:value-type="float" office:value="1.0459608989173015" table:style-name="ce6">
            <text:p>1.046</text:p>
          </table:table-cell>
          <table:table-cell office:value-type="float" office:value="170995.09641825032" table:style-name="ce5">
            <text:p><text:s/>170,9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0995.09641825032" table:style-name="ce5">
            <text:p><text:s/>170,995<text:s/></text:p>
          </table:table-cell>
          <table:table-cell office:value-type="float" office:value="1.015903843795479" table:style-name="ce6">
            <text:p>1.016</text:p>
          </table:table-cell>
          <table:table-cell office:value-type="float" office:value="173714.57572147908" table:style-name="ce5">
            <text:p><text:s/>173,715<text:s/></text:p>
          </table:table-cell>
          <table:table-cell office:value-type="float" office:value="1.0434270241453183" table:style-name="ce6">
            <text:p>1.043</text:p>
          </table:table-cell>
          <table:table-cell office:value-type="float" office:value="181258.48279572945" table:style-name="ce5">
            <text:p><text:s/>181,2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1258.48279572945" table:style-name="ce5">
            <text:p><text:s/>181,258<text:s/></text:p>
          </table:table-cell>
          <table:table-cell office:value-type="float" office:value="0.97071270164224288" table:style-name="ce6">
            <text:p>0.971</text:p>
          </table:table-cell>
          <table:table-cell office:value-type="float" office:value="175949.91153021654" table:style-name="ce5">
            <text:p><text:s/>175,950<text:s/></text:p>
          </table:table-cell>
          <table:table-cell office:value-type="float" office:value="1.0889320941125475" table:style-name="ce6">
            <text:p>1.089</text:p>
          </table:table-cell>
          <table:table-cell office:value-type="float" office:value="191597.50562151617" table:style-name="ce5">
            <text:p><text:s/>191,5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1597.50562151617" table:style-name="ce5">
            <text:p><text:s/>191,598<text:s/></text:p>
          </table:table-cell>
          <table:table-cell office:value-type="float" office:value="1.0284141787039704" table:style-name="ce6">
            <text:p>1.028</text:p>
          </table:table-cell>
          <table:table-cell office:value-type="float" office:value="197041.59138548092" table:style-name="ce5">
            <text:p><text:s/>197,042<text:s/></text:p>
          </table:table-cell>
          <table:table-cell office:value-type="float" office:value="1.0169108453142219" table:style-name="ce6">
            <text:p>1.017</text:p>
          </table:table-cell>
          <table:table-cell office:value-type="float" office:value="200373.73125786893" table:style-name="ce5">
            <text:p><text:s/>200,3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0373.73125786893" table:style-name="ce5">
            <text:p><text:s/>200,374<text:s/></text:p>
          </table:table-cell>
          <table:table-cell office:value-type="float" office:value="1.0161696599710983" table:style-name="ce6">
            <text:p>1.016</text:p>
          </table:table-cell>
          <table:table-cell office:value-type="float" office:value="203613.70635944887" table:style-name="ce5">
            <text:p><text:s/>203,614<text:s/></text:p>
          </table:table-cell>
          <table:table-cell office:value-type="float" office:value="1.0966337940076969" table:style-name="ce6">
            <text:p>1.097</text:p>
          </table:table-cell>
          <table:table-cell office:value-type="float" office:value="223289.67131693155" table:style-name="ce5">
            <text:p><text:s/>223,2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609.766047091001" table:style-name="ce5">
            <text:p><text:s/>23,6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609.766047091001" table:style-name="ce5">
            <text:p><text:s/>23,610<text:s/></text:p>
          </table:table-cell>
          <table:table-cell office:value-type="float" office:value="1.0642081960496039" table:style-name="ce6">
            <text:p>1.064</text:p>
          </table:table-cell>
          <table:table-cell office:value-type="float" office:value="25125.706534127898" table:style-name="ce5">
            <text:p><text:s/>25,126<text:s/></text:p>
          </table:table-cell>
          <table:table-cell office:value-type="float" office:value="1.3543339437951736" table:style-name="ce6">
            <text:p>1.354</text:p>
          </table:table-cell>
          <table:table-cell office:value-type="float" office:value="34028.597221005599" table:style-name="ce5">
            <text:p><text:s/>34,0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028.597221005599" table:style-name="ce5">
            <text:p><text:s/>34,029<text:s/></text:p>
          </table:table-cell>
          <table:table-cell office:value-type="float" office:value="1.0695640765258982" table:style-name="ce6">
            <text:p>1.070</text:p>
          </table:table-cell>
          <table:table-cell office:value-type="float" office:value="36395.765162156604" table:style-name="ce5">
            <text:p><text:s/>36,396<text:s/></text:p>
          </table:table-cell>
          <table:table-cell office:value-type="float" office:value="1.1854351726715666" table:style-name="ce6">
            <text:p>1.185</text:p>
          </table:table-cell>
          <table:table-cell office:value-type="float" office:value="43144.8201595149" table:style-name="ce5">
            <text:p><text:s/>43,1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144.8201595149" table:style-name="ce5">
            <text:p><text:s/>43,145<text:s/></text:p>
          </table:table-cell>
          <table:table-cell office:value-type="float" office:value="1.0483936471454394" table:style-name="ce6">
            <text:p>1.048</text:p>
          </table:table-cell>
          <table:table-cell office:value-type="float" office:value="45232.755362467906" table:style-name="ce5">
            <text:p><text:s/>45,233<text:s/></text:p>
          </table:table-cell>
          <table:table-cell office:value-type="float" office:value="1.0343480428725076" table:style-name="ce6">
            <text:p>1.034</text:p>
          </table:table-cell>
          <table:table-cell office:value-type="float" office:value="46786.411982899597" table:style-name="ce5">
            <text:p><text:s/>46,78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786.411982899597" table:style-name="ce5">
            <text:p><text:s/>46,786<text:s/></text:p>
          </table:table-cell>
          <table:table-cell office:value-type="float" office:value="1.0597478198824291" table:style-name="ce6">
            <text:p>1.060</text:p>
          </table:table-cell>
          <table:table-cell office:value-type="float" office:value="49581.798098999003" table:style-name="ce5">
            <text:p><text:s/>49,582<text:s/></text:p>
          </table:table-cell>
          <table:table-cell office:value-type="float" office:value="0.9731901004690986" table:style-name="ce6">
            <text:p>0.973</text:p>
          </table:table-cell>
          <table:table-cell office:value-type="float" office:value="48252.515073403396" table:style-name="ce5">
            <text:p><text:s/>48,2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252.515073403396" table:style-name="ce5">
            <text:p><text:s/>48,253<text:s/></text:p>
          </table:table-cell>
          <table:table-cell office:value-type="float" office:value="1.0774444088166786" table:style-name="ce6">
            <text:p>1.077</text:p>
          </table:table-cell>
          <table:table-cell office:value-type="float" office:value="51989.402577180997" table:style-name="ce5">
            <text:p><text:s/>51,989<text:s/></text:p>
          </table:table-cell>
          <table:table-cell office:value-type="float" office:value="1.1466433791127781" table:style-name="ce6">
            <text:p>1.147</text:p>
          </table:table-cell>
          <table:table-cell office:value-type="float" office:value="59613.3042491534" table:style-name="ce5">
            <text:p><text:s/>59,6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613.3042491534" table:style-name="ce5">
            <text:p><text:s/>59,613<text:s/></text:p>
          </table:table-cell>
          <table:table-cell office:value-type="float" office:value="1.0954507170874128" table:style-name="ce6">
            <text:p>1.095</text:p>
          </table:table-cell>
          <table:table-cell office:value-type="float" office:value="65303.436887685202" table:style-name="ce5">
            <text:p><text:s/>65,303<text:s/></text:p>
          </table:table-cell>
          <table:table-cell office:value-type="float" office:value="1.1576789122929285" table:style-name="ce6">
            <text:p>1.158</text:p>
          </table:table-cell>
          <table:table-cell office:value-type="float" office:value="75600.41178512531" table:style-name="ce5">
            <text:p><text:s/>75,6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600.41178512531" table:style-name="ce5">
            <text:p><text:s/>75,600<text:s/></text:p>
          </table:table-cell>
          <table:table-cell office:value-type="float" office:value="1.0103742180007571" table:style-name="ce6">
            <text:p>1.010</text:p>
          </table:table-cell>
          <table:table-cell office:value-type="float" office:value="76384.706937931202" table:style-name="ce5">
            <text:p><text:s/>76,385<text:s/></text:p>
          </table:table-cell>
          <table:table-cell office:value-type="float" office:value="1.0667920591233164" table:style-name="ce6">
            <text:p>1.067</text:p>
          </table:table-cell>
          <table:table-cell office:value-type="float" office:value="81486.598799846688" table:style-name="ce5">
            <text:p><text:s/>81,4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486.598799846688" table:style-name="ce5">
            <text:p><text:s/>81,487<text:s/></text:p>
          </table:table-cell>
          <table:table-cell office:value-type="float" office:value="1.1042420699931668" table:style-name="ce6">
            <text:p>1.104</text:p>
          </table:table-cell>
          <table:table-cell office:value-type="float" office:value="89980.930535445397" table:style-name="ce5">
            <text:p><text:s/>89,981<text:s/></text:p>
          </table:table-cell>
          <table:table-cell office:value-type="float" office:value="0.94097631504991774" table:style-name="ce6">
            <text:p>0.941</text:p>
          </table:table-cell>
          <table:table-cell office:value-type="float" office:value="84669.924440006042" table:style-name="ce5">
            <text:p><text:s/>84,6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669.924440006042" table:style-name="ce5">
            <text:p><text:s/>84,670<text:s/></text:p>
          </table:table-cell>
          <table:table-cell office:value-type="float" office:value="1.0447938489162867" table:style-name="ce6">
            <text:p>1.045</text:p>
          </table:table-cell>
          <table:table-cell office:value-type="float" office:value="88462.61624312507" table:style-name="ce5">
            <text:p><text:s/>88,463<text:s/></text:p>
          </table:table-cell>
          <table:table-cell office:value-type="float" office:value="1.0483428440742957" table:style-name="ce6">
            <text:p>1.048</text:p>
          </table:table-cell>
          <table:table-cell office:value-type="float" office:value="92739.150706570726" table:style-name="ce5">
            <text:p><text:s/>92,73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739.150706570726" table:style-name="ce5">
            <text:p><text:s/>92,739<text:s/></text:p>
          </table:table-cell>
          <table:table-cell office:value-type="float" office:value="1.0298465024096686" table:style-name="ce6">
            <text:p>1.030</text:p>
          </table:table-cell>
          <table:table-cell office:value-type="float" office:value="95507.089991604997" table:style-name="ce5">
            <text:p><text:s/>95,507<text:s/></text:p>
          </table:table-cell>
          <table:table-cell office:value-type="float" office:value="1.1676574309004628" table:style-name="ce6">
            <text:p>1.168</text:p>
          </table:table-cell>
          <table:table-cell office:value-type="float" office:value="111519.56333237678" table:style-name="ce5">
            <text:p><text:s/>111,5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1519.56333237678" table:style-name="ce5">
            <text:p><text:s/>111,520<text:s/></text:p>
          </table:table-cell>
          <table:table-cell office:value-type="float" office:value="1.0323351162915522" table:style-name="ce6">
            <text:p>1.032</text:p>
          </table:table-cell>
          <table:table-cell office:value-type="float" office:value="115125.56138151229" table:style-name="ce5">
            <text:p><text:s/>115,126<text:s/></text:p>
          </table:table-cell>
          <table:table-cell office:value-type="float" office:value="1.0691077872123458" table:style-name="ce6">
            <text:p>1.069</text:p>
          </table:table-cell>
          <table:table-cell office:value-type="float" office:value="123081.63418016769" table:style-name="ce5">
            <text:p><text:s/>123,0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081.63418016769" table:style-name="ce5">
            <text:p><text:s/>123,082<text:s/></text:p>
          </table:table-cell>
          <table:table-cell office:value-type="float" office:value="1.0518402653813026" table:style-name="ce6">
            <text:p>1.052</text:p>
          </table:table-cell>
          <table:table-cell office:value-type="float" office:value="129462.21875963199" table:style-name="ce5">
            <text:p><text:s/>129,462<text:s/></text:p>
          </table:table-cell>
          <table:table-cell office:value-type="float" office:value="1.0556915062792274" table:style-name="ce6">
            <text:p>1.056</text:p>
          </table:table-cell>
          <table:table-cell office:value-type="float" office:value="136672.16472860676" table:style-name="ce5">
            <text:p><text:s/>136,6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6672.16472860676" table:style-name="ce5">
            <text:p><text:s/>136,672<text:s/></text:p>
          </table:table-cell>
          <table:table-cell office:value-type="float" office:value="1.0181113276321192" table:style-name="ce6">
            <text:p>1.018</text:p>
          </table:table-cell>
          <table:table-cell office:value-type="float" office:value="139147.4790821975" table:style-name="ce5">
            <text:p><text:s/>139,147<text:s/></text:p>
          </table:table-cell>
          <table:table-cell office:value-type="float" office:value="1.0401209231153883" table:style-name="ce6">
            <text:p>1.040</text:p>
          </table:table-cell>
          <table:table-cell office:value-type="float" office:value="144730.20439215444" table:style-name="ce5">
            <text:p><text:s/>144,7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730.20439215444" table:style-name="ce5">
            <text:p><text:s/>144,730<text:s/></text:p>
          </table:table-cell>
          <table:table-cell office:value-type="float" office:value="0.96965926020002702" table:style-name="ce6">
            <text:p>0.970</text:p>
          </table:table-cell>
          <table:table-cell office:value-type="float" office:value="140338.98291949517" table:style-name="ce5">
            <text:p><text:s/>140,339<text:s/></text:p>
          </table:table-cell>
          <table:table-cell office:value-type="float" office:value="1.0775103237881172" table:style-name="ce6">
            <text:p>1.078</text:p>
          </table:table-cell>
          <table:table-cell office:value-type="float" office:value="151216.70292568029" table:style-name="ce5">
            <text:p><text:s/>151,2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216.70292568029" table:style-name="ce5">
            <text:p><text:s/>151,217<text:s/></text:p>
          </table:table-cell>
          <table:table-cell office:value-type="float" office:value="1.0261016688971065" table:style-name="ce6">
            <text:p>1.026</text:p>
          </table:table-cell>
          <table:table-cell office:value-type="float" office:value="155163.71123715854" table:style-name="ce5">
            <text:p><text:s/>155,164<text:s/></text:p>
          </table:table-cell>
          <table:table-cell office:value-type="float" office:value="1.0293052041086286" table:style-name="ce6">
            <text:p>1.029</text:p>
          </table:table-cell>
          <table:table-cell office:value-type="float" office:value="159710.8154652158" table:style-name="ce5">
            <text:p><text:s/>159,7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9710.8154652158" table:style-name="ce5">
            <text:p><text:s/>159,711<text:s/></text:p>
          </table:table-cell>
          <table:table-cell office:value-type="float" office:value="1.014923259568826" table:style-name="ce6">
            <text:p>1.015</text:p>
          </table:table-cell>
          <table:table-cell office:value-type="float" office:value="162094.22142035209" table:style-name="ce5">
            <text:p><text:s/>162,094<text:s/></text:p>
          </table:table-cell>
          <table:table-cell office:value-type="float" office:value="1.1017974267322557" table:style-name="ce6">
            <text:p>1.102</text:p>
          </table:table-cell>
          <table:table-cell office:value-type="float" office:value="178594.99604911241" table:style-name="ce5">
            <text:p><text:s/>178,5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29.0564212822992" table:style-name="ce5">
            <text:p><text:s/>7,3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29.0564212822992" table:style-name="ce5">
            <text:p><text:s/>7,329<text:s/></text:p>
          </table:table-cell>
          <table:table-cell office:value-type="float" office:value="1.1041695494118773" table:style-name="ce6">
            <text:p>1.104</text:p>
          </table:table-cell>
          <table:table-cell office:value-type="float" office:value="8092.5209263015022" table:style-name="ce5">
            <text:p><text:s/>8,093<text:s/></text:p>
          </table:table-cell>
          <table:table-cell office:value-type="float" office:value="1.2086833654995208" table:style-name="ce6">
            <text:p>1.209</text:p>
          </table:table-cell>
          <table:table-cell office:value-type="float" office:value="9781.2954285773994" table:style-name="ce5">
            <text:p><text:s/>9,7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81.2954285773994" table:style-name="ce5">
            <text:p><text:s/>9,781<text:s/></text:p>
          </table:table-cell>
          <table:table-cell office:value-type="float" office:value="1.0773557189190575" table:style-name="ce6">
            <text:p>1.077</text:p>
          </table:table-cell>
          <table:table-cell office:value-type="float" office:value="10537.934568414696" table:style-name="ce5">
            <text:p><text:s/>10,538<text:s/></text:p>
          </table:table-cell>
          <table:table-cell office:value-type="float" office:value="1.1165581284167518" table:style-name="ce6">
            <text:p>1.117</text:p>
          </table:table-cell>
          <table:table-cell office:value-type="float" office:value="11766.216499087303" table:style-name="ce5">
            <text:p><text:s/>11,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66.216499087303" table:style-name="ce5">
            <text:p><text:s/>11,766<text:s/></text:p>
          </table:table-cell>
          <table:table-cell office:value-type="float" office:value="1.0597402940717788" table:style-name="ce6">
            <text:p>1.060</text:p>
          </table:table-cell>
          <table:table-cell office:value-type="float" office:value="12469.133732854996" table:style-name="ce5">
            <text:p><text:s/>12,469<text:s/></text:p>
          </table:table-cell>
          <table:table-cell office:value-type="float" office:value="1.0496082472645498" table:style-name="ce6">
            <text:p>1.050</text:p>
          </table:table-cell>
          <table:table-cell office:value-type="float" office:value="13087.705602249207" table:style-name="ce5">
            <text:p><text:s/>13,0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087.705602249207" table:style-name="ce5">
            <text:p><text:s/>13,088<text:s/></text:p>
          </table:table-cell>
          <table:table-cell office:value-type="float" office:value="1.0397298282290619" table:style-name="ce6">
            <text:p>1.040</text:p>
          </table:table-cell>
          <table:table-cell office:value-type="float" office:value="13607.677897739097" table:style-name="ce5">
            <text:p><text:s/>13,608<text:s/></text:p>
          </table:table-cell>
          <table:table-cell office:value-type="float" office:value="1.0439419469506221" table:style-name="ce6">
            <text:p>1.044</text:p>
          </table:table-cell>
          <table:table-cell office:value-type="float" office:value="14205.625758042701" table:style-name="ce5">
            <text:p><text:s/>14,2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205.625758042701" table:style-name="ce5">
            <text:p><text:s/>14,206<text:s/></text:p>
          </table:table-cell>
          <table:table-cell office:value-type="float" office:value="1.0744019037896801" table:style-name="ce6">
            <text:p>1.074</text:p>
          </table:table-cell>
          <table:table-cell office:value-type="float" office:value="15262.551358964798" table:style-name="ce5">
            <text:p><text:s/>15,263<text:s/></text:p>
          </table:table-cell>
          <table:table-cell office:value-type="float" office:value="1.0264240393564419" table:style-name="ce6">
            <text:p>1.026</text:p>
          </table:table-cell>
          <table:table-cell office:value-type="float" office:value="15665.8496167538" table:style-name="ce5">
            <text:p><text:s/>15,6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665.8496167538" table:style-name="ce5">
            <text:p><text:s/>15,666<text:s/></text:p>
          </table:table-cell>
          <table:table-cell office:value-type="float" office:value="1.0707404424593245" table:style-name="ce6">
            <text:p>1.071</text:p>
          </table:table-cell>
          <table:table-cell office:value-type="float" office:value="16774.058750144202" table:style-name="ce5">
            <text:p><text:s/>16,774<text:s/></text:p>
          </table:table-cell>
          <table:table-cell office:value-type="float" office:value="1.1701987711459549" table:style-name="ce6">
            <text:p>1.170</text:p>
          </table:table-cell>
          <table:table-cell office:value-type="float" office:value="19628.982936548797" table:style-name="ce5">
            <text:p><text:s/>19,6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628.982936548797" table:style-name="ce5">
            <text:p><text:s/>19,629<text:s/></text:p>
          </table:table-cell>
          <table:table-cell office:value-type="float" office:value="1.0045288055642037" table:style-name="ce6">
            <text:p>1.005</text:p>
          </table:table-cell>
          <table:table-cell office:value-type="float" office:value="19717.878783691496" table:style-name="ce5">
            <text:p><text:s/>19,718<text:s/></text:p>
          </table:table-cell>
          <table:table-cell office:value-type="float" office:value="1.0801402965064315" table:style-name="ce6">
            <text:p>1.080</text:p>
          </table:table-cell>
          <table:table-cell office:value-type="float" office:value="21298.07543589441" table:style-name="ce5">
            <text:p><text:s/>21,2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298.07543589441" table:style-name="ce5">
            <text:p><text:s/>21,298<text:s/></text:p>
          </table:table-cell>
          <table:table-cell office:value-type="float" office:value="1.092044911702204" table:style-name="ce6">
            <text:p>1.092</text:p>
          </table:table-cell>
          <table:table-cell office:value-type="float" office:value="23258.454908818192" table:style-name="ce5">
            <text:p><text:s/>23,258<text:s/></text:p>
          </table:table-cell>
          <table:table-cell office:value-type="float" office:value="1.0817057034258728" table:style-name="ce6">
            <text:p>1.082</text:p>
          </table:table-cell>
          <table:table-cell office:value-type="float" office:value="25158.803327742127" table:style-name="ce5">
            <text:p><text:s/>25,1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158.803327742127" table:style-name="ce5">
            <text:p><text:s/>25,159<text:s/></text:p>
          </table:table-cell>
          <table:table-cell office:value-type="float" office:value="1.0416429758131531" table:style-name="ce6">
            <text:p>1.042</text:p>
          </table:table-cell>
          <table:table-cell office:value-type="float" office:value="26206.490766207167" table:style-name="ce5">
            <text:p><text:s/>26,206<text:s/></text:p>
          </table:table-cell>
          <table:table-cell office:value-type="float" office:value="1.0050667291442132" table:style-name="ce6">
            <text:p>1.005</text:p>
          </table:table-cell>
          <table:table-cell office:value-type="float" office:value="26339.271956739867" table:style-name="ce5">
            <text:p><text:s/>26,33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339.271956739867" table:style-name="ce5">
            <text:p><text:s/>26,339<text:s/></text:p>
          </table:table-cell>
          <table:table-cell office:value-type="float" office:value="1.0162564531614735" table:style-name="ce6">
            <text:p>1.016</text:p>
          </table:table-cell>
          <table:table-cell office:value-type="float" office:value="26767.455097611924" table:style-name="ce5">
            <text:p><text:s/>26,767<text:s/></text:p>
          </table:table-cell>
          <table:table-cell office:value-type="float" office:value="1.066290071092193" table:style-name="ce6">
            <text:p>1.066</text:p>
          </table:table-cell>
          <table:table-cell office:value-type="float" office:value="28541.871598989699" table:style-name="ce5">
            <text:p><text:s/>28,5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541.871598989699" table:style-name="ce5">
            <text:p><text:s/>28,542<text:s/></text:p>
          </table:table-cell>
          <table:table-cell office:value-type="float" office:value="1.0638698874168624" table:style-name="ce6">
            <text:p>1.064</text:p>
          </table:table-cell>
          <table:table-cell office:value-type="float" office:value="30364.837724683715" table:style-name="ce5">
            <text:p><text:s/>30,365<text:s/></text:p>
          </table:table-cell>
          <table:table-cell office:value-type="float" office:value="1.0886637299139603" table:style-name="ce6">
            <text:p>1.089</text:p>
          </table:table-cell>
          <table:table-cell office:value-type="float" office:value="33057.097495586306" table:style-name="ce5">
            <text:p><text:s/>33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057.097495586306" table:style-name="ce5">
            <text:p><text:s/>33,057<text:s/></text:p>
          </table:table-cell>
          <table:table-cell office:value-type="float" office:value="1.0291020864624407" table:style-name="ce6">
            <text:p>1.029</text:p>
          </table:table-cell>
          <table:table-cell office:value-type="float" office:value="34019.128005100189" table:style-name="ce5">
            <text:p><text:s/>34,019<text:s/></text:p>
          </table:table-cell>
          <table:table-cell office:value-type="float" office:value="1.0089303783594292" table:style-name="ce6">
            <text:p>1.009</text:p>
          </table:table-cell>
          <table:table-cell office:value-type="float" office:value="34322.931689643585" table:style-name="ce5">
            <text:p><text:s/>34,3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322.931689643585" table:style-name="ce5">
            <text:p><text:s/>34,323<text:s/></text:p>
          </table:table-cell>
          <table:table-cell office:value-type="float" office:value="1.0071137556618348" table:style-name="ce6">
            <text:p>1.007</text:p>
          </table:table-cell>
          <table:table-cell office:value-type="float" office:value="34567.096639281554" table:style-name="ce5">
            <text:p><text:s/>34,567<text:s/></text:p>
          </table:table-cell>
          <table:table-cell office:value-type="float" office:value="1.0567355073166544" table:style-name="ce6">
            <text:p>1.057</text:p>
          </table:table-cell>
          <table:table-cell office:value-type="float" office:value="36528.278403575016" table:style-name="ce5">
            <text:p><text:s/>36,5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528.278403575016" table:style-name="ce5">
            <text:p><text:s/>36,528<text:s/></text:p>
          </table:table-cell>
          <table:table-cell office:value-type="float" office:value="0.97488658560038088" table:style-name="ce6">
            <text:p>0.975</text:p>
          </table:table-cell>
          <table:table-cell office:value-type="float" office:value="35610.928610721377" table:style-name="ce5">
            <text:p><text:s/>35,611<text:s/></text:p>
          </table:table-cell>
          <table:table-cell office:value-type="float" office:value="1.1339441084857989" table:style-name="ce6">
            <text:p>1.134</text:p>
          </table:table-cell>
          <table:table-cell office:value-type="float" office:value="40380.802695835875" table:style-name="ce5">
            <text:p><text:s/>40,3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380.802695835875" table:style-name="ce5">
            <text:p><text:s/>40,381<text:s/></text:p>
          </table:table-cell>
          <table:table-cell office:value-type="float" office:value="1.0370739894341152" table:style-name="ce6">
            <text:p>1.037</text:p>
          </table:table-cell>
          <table:table-cell office:value-type="float" office:value="41877.880148322387" table:style-name="ce5">
            <text:p><text:s/>41,878<text:s/></text:p>
          </table:table-cell>
          <table:table-cell office:value-type="float" office:value="0.9709879212757162" table:style-name="ce6">
            <text:p>0.971</text:p>
          </table:table-cell>
          <table:table-cell office:value-type="float" office:value="40662.915792653141" table:style-name="ce5">
            <text:p><text:s/>40,6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662.915792653141" table:style-name="ce5">
            <text:p><text:s/>40,663<text:s/></text:p>
          </table:table-cell>
          <table:table-cell office:value-type="float" office:value="1.0210651186651605" table:style-name="ce6">
            <text:p>1.021</text:p>
          </table:table-cell>
          <table:table-cell office:value-type="float" office:value="41519.484939096801" table:style-name="ce5">
            <text:p><text:s/>41,519<text:s/></text:p>
          </table:table-cell>
          <table:table-cell office:value-type="float" office:value="1.0764747041872005" table:style-name="ce6">
            <text:p>1.076</text:p>
          </table:table-cell>
          <table:table-cell office:value-type="float" office:value="44694.675267819155" table:style-name="ce5">
            <text:p><text:s/>44,6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10.51213007568" table:style-name="ce5">
            <text:p><text:s/>7,4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10.51213007568" table:style-name="ce5">
            <text:p><text:s/>7,411<text:s/></text:p>
          </table:table-cell>
          <table:table-cell office:value-type="float" office:value="1.065613942343578" table:style-name="ce6">
            <text:p>1.066</text:p>
          </table:table-cell>
          <table:table-cell office:value-type="float" office:value="7896.7450457148507" table:style-name="ce5">
            <text:p><text:s/>7,897<text:s/></text:p>
          </table:table-cell>
          <table:table-cell office:value-type="float" office:value="1.1232384299297904" table:style-name="ce6">
            <text:p>1.123</text:p>
          </table:table-cell>
          <table:table-cell office:value-type="float" office:value="8869.9275067046001" table:style-name="ce5">
            <text:p><text:s/>8,8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869.9275067046001" table:style-name="ce5">
            <text:p><text:s/>8,870<text:s/></text:p>
          </table:table-cell>
          <table:table-cell office:value-type="float" office:value="1.0647644260103344" table:style-name="ce6">
            <text:p>1.065</text:p>
          </table:table-cell>
          <table:table-cell office:value-type="float" office:value="9444.3832704296001" table:style-name="ce5">
            <text:p><text:s/>9,444<text:s/></text:p>
          </table:table-cell>
          <table:table-cell office:value-type="float" office:value="1.1684426858026524" table:style-name="ce6">
            <text:p>1.168</text:p>
          </table:table-cell>
          <table:table-cell office:value-type="float" office:value="11035.2205542504" table:style-name="ce5">
            <text:p><text:s/>11,0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35.2205542504" table:style-name="ce5">
            <text:p><text:s/>11,035<text:s/></text:p>
          </table:table-cell>
          <table:table-cell office:value-type="float" office:value="1.044737006753014" table:style-name="ce6">
            <text:p>1.045</text:p>
          </table:table-cell>
          <table:table-cell office:value-type="float" office:value="11528.903290706899" table:style-name="ce5">
            <text:p><text:s/>11,529<text:s/></text:p>
          </table:table-cell>
          <table:table-cell office:value-type="float" office:value="1.0073363931407402" table:style-name="ce6">
            <text:p>1.007</text:p>
          </table:table-cell>
          <table:table-cell office:value-type="float" office:value="11613.483857729099" table:style-name="ce5">
            <text:p><text:s/>11,6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13.483857729099" table:style-name="ce5">
            <text:p><text:s/>11,613<text:s/></text:p>
          </table:table-cell>
          <table:table-cell office:value-type="float" office:value="1.0406636498004866" table:style-name="ce6">
            <text:p>1.041</text:p>
          </table:table-cell>
          <table:table-cell office:value-type="float" office:value="12085.730498283399" table:style-name="ce5">
            <text:p><text:s/>12,086<text:s/></text:p>
          </table:table-cell>
          <table:table-cell office:value-type="float" office:value="1.0117493722213788" table:style-name="ce6">
            <text:p>1.012</text:p>
          </table:table-cell>
          <table:table-cell office:value-type="float" office:value="12227.730244475" table:style-name="ce5">
            <text:p><text:s/>12,2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227.730244475" table:style-name="ce5">
            <text:p><text:s/>12,228<text:s/></text:p>
          </table:table-cell>
          <table:table-cell office:value-type="float" office:value="1.0709296777978634" table:style-name="ce6">
            <text:p>1.071</text:p>
          </table:table-cell>
          <table:table-cell office:value-type="float" office:value="13095.039210914802" table:style-name="ce5">
            <text:p><text:s/>13,095<text:s/></text:p>
          </table:table-cell>
          <table:table-cell office:value-type="float" office:value="1.0114355342673418" table:style-name="ce6">
            <text:p>1.011</text:p>
          </table:table-cell>
          <table:table-cell office:value-type="float" office:value="13244.7879805434" table:style-name="ce5">
            <text:p><text:s/>13,2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244.7879805434" table:style-name="ce5">
            <text:p><text:s/>13,245<text:s/></text:p>
          </table:table-cell>
          <table:table-cell office:value-type="float" office:value="1.0504413953113192" table:style-name="ce6">
            <text:p>1.050</text:p>
          </table:table-cell>
          <table:table-cell office:value-type="float" office:value="13912.8735668846" table:style-name="ce5">
            <text:p><text:s/>13,913<text:s/></text:p>
          </table:table-cell>
          <table:table-cell office:value-type="float" office:value="0.99984216676190274" table:style-name="ce6">
            <text:p>1.000</text:p>
          </table:table-cell>
          <table:table-cell office:value-type="float" office:value="13910.6776529983" table:style-name="ce5">
            <text:p><text:s/>13,9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910.6776529983" table:style-name="ce5">
            <text:p><text:s/>13,911<text:s/></text:p>
          </table:table-cell>
          <table:table-cell office:value-type="float" office:value="0.98366444040277068" table:style-name="ce6">
            <text:p>0.984</text:p>
          </table:table-cell>
          <table:table-cell office:value-type="float" office:value="13683.438949159901" table:style-name="ce5">
            <text:p><text:s/>13,683<text:s/></text:p>
          </table:table-cell>
          <table:table-cell office:value-type="float" office:value="0.99757146513783801" table:style-name="ce6">
            <text:p>0.998</text:p>
          </table:table-cell>
          <table:table-cell office:value-type="float" office:value="13650.208240637599" table:style-name="ce5">
            <text:p><text:s/>13,6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50.208240637599" table:style-name="ce5">
            <text:p><text:s/>13,650<text:s/></text:p>
          </table:table-cell>
          <table:table-cell office:value-type="float" office:value="1.1410222371092769" table:style-name="ce6">
            <text:p>1.141</text:p>
          </table:table-cell>
          <table:table-cell office:value-type="float" office:value="15575.191143739799" table:style-name="ce5">
            <text:p><text:s/>15,575<text:s/></text:p>
          </table:table-cell>
          <table:table-cell office:value-type="float" office:value="1.0899965962031199" table:style-name="ce6">
            <text:p>1.090</text:p>
          </table:table-cell>
          <table:table-cell office:value-type="float" office:value="16976.90533188936" table:style-name="ce5">
            <text:p><text:s/>16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76.90533188936" table:style-name="ce5">
            <text:p><text:s/>16,977<text:s/></text:p>
          </table:table-cell>
          <table:table-cell office:value-type="float" office:value="1.0524872286250737" table:style-name="ce6">
            <text:p>1.052</text:p>
          </table:table-cell>
          <table:table-cell office:value-type="float" office:value="17867.97604339047" table:style-name="ce5">
            <text:p><text:s/>17,868<text:s/></text:p>
          </table:table-cell>
          <table:table-cell office:value-type="float" office:value="1.0059064339537125" table:style-name="ce6">
            <text:p>1.006</text:p>
          </table:table-cell>
          <table:table-cell office:value-type="float" office:value="17973.512063777271" table:style-name="ce5">
            <text:p><text:s/>17,9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973.512063777271" table:style-name="ce5">
            <text:p><text:s/>17,974<text:s/></text:p>
          </table:table-cell>
          <table:table-cell office:value-type="float" office:value="1.1139027796321037" table:style-name="ce6">
            <text:p>1.114</text:p>
          </table:table-cell>
          <table:table-cell office:value-type="float" office:value="20020.745047592653" table:style-name="ce5">
            <text:p><text:s/>20,021<text:s/></text:p>
          </table:table-cell>
          <table:table-cell office:value-type="float" office:value="1.0571477742229061" table:style-name="ce6">
            <text:p>1.057</text:p>
          </table:table-cell>
          <table:table-cell office:value-type="float" office:value="21164.88606534684" table:style-name="ce5">
            <text:p><text:s/>21,16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164.88606534684" table:style-name="ce5">
            <text:p><text:s/>21,165<text:s/></text:p>
          </table:table-cell>
          <table:table-cell office:value-type="float" office:value="0.99248431862011477" table:style-name="ce6">
            <text:p>0.992</text:p>
          </table:table-cell>
          <table:table-cell office:value-type="float" office:value="21005.817525238122" table:style-name="ce5">
            <text:p><text:s/>21,006<text:s/></text:p>
          </table:table-cell>
          <table:table-cell office:value-type="float" office:value="1.0120715108610125" table:style-name="ce6">
            <text:p>1.012</text:p>
          </table:table-cell>
          <table:table-cell office:value-type="float" office:value="21259.389479638481" table:style-name="ce5">
            <text:p><text:s/>21,2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259.389479638481" table:style-name="ce5">
            <text:p><text:s/>21,259<text:s/></text:p>
          </table:table-cell>
          <table:table-cell office:value-type="float" office:value="1.0160708551499509" table:style-name="ce6">
            <text:p>1.016</text:p>
          </table:table-cell>
          <table:table-cell office:value-type="float" office:value="21601.046048542143" table:style-name="ce5">
            <text:p><text:s/>21,601<text:s/></text:p>
          </table:table-cell>
          <table:table-cell office:value-type="float" office:value="1.1834579271232146" table:style-name="ce6">
            <text:p>1.183</text:p>
          </table:table-cell>
          <table:table-cell office:value-type="float" office:value="25563.929180300787" table:style-name="ce5">
            <text:p><text:s/>25,56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563.929180300787" table:style-name="ce5">
            <text:p><text:s/>25,564<text:s/></text:p>
          </table:table-cell>
          <table:table-cell office:value-type="float" office:value="0.97206659142183682" table:style-name="ce6">
            <text:p>0.972</text:p>
          </table:table-cell>
          <table:table-cell office:value-type="float" office:value="24849.84150164422" table:style-name="ce5">
            <text:p><text:s/>24,850<text:s/></text:p>
          </table:table-cell>
          <table:table-cell office:value-type="float" office:value="1.3645561605158514" table:style-name="ce6">
            <text:p>1.365</text:p>
          </table:table-cell>
          <table:table-cell office:value-type="float" office:value="33909.004308911091" table:style-name="ce5">
            <text:p><text:s/>33,9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909.004308911091" table:style-name="ce5">
            <text:p><text:s/>33,909<text:s/></text:p>
          </table:table-cell>
          <table:table-cell office:value-type="float" office:value="0.971867251466764" table:style-name="ce6">
            <text:p>0.972</text:p>
          </table:table-cell>
          <table:table-cell office:value-type="float" office:value="32955.050817676078" table:style-name="ce5">
            <text:p><text:s/>32,955<text:s/></text:p>
          </table:table-cell>
          <table:table-cell office:value-type="float" office:value="0.99868538334617496" table:style-name="ce6">
            <text:p>0.999</text:p>
          </table:table-cell>
          <table:table-cell office:value-type="float" office:value="32911.727559043509" table:style-name="ce5">
            <text:p><text:s/>32,9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911.727559043509" table:style-name="ce5">
            <text:p><text:s/>32,912<text:s/></text:p>
          </table:table-cell>
          <table:table-cell office:value-type="float" office:value="1.0260781835662307" table:style-name="ce6">
            <text:p>1.026</text:p>
          </table:table-cell>
          <table:table-cell office:value-type="float" office:value="33770.005631810018" table:style-name="ce5">
            <text:p><text:s/>33,770<text:s/></text:p>
          </table:table-cell>
          <table:table-cell office:value-type="float" office:value="0.98178765105170318" table:style-name="ce6">
            <text:p>0.982</text:p>
          </table:table-cell>
          <table:table-cell office:value-type="float" office:value="33154.974505257553" table:style-name="ce5">
            <text:p><text:s/>33,1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154.974505257553" table:style-name="ce5">
            <text:p><text:s/>33,155<text:s/></text:p>
          </table:table-cell>
          <table:table-cell office:value-type="float" office:value="1.0582225677986536" table:style-name="ce6">
            <text:p>1.058</text:p>
          </table:table-cell>
          <table:table-cell office:value-type="float" office:value="35085.342256252537" table:style-name="ce5">
            <text:p><text:s/>35,085<text:s/></text:p>
          </table:table-cell>
          <table:table-cell office:value-type="float" office:value="0.98242795389198601" table:style-name="ce6">
            <text:p>0.982</text:p>
          </table:table-cell>
          <table:table-cell office:value-type="float" office:value="34468.821004410216" table:style-name="ce5">
            <text:p><text:s/>34,4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31.8603376144501" table:style-name="ce5">
            <text:p><text:s/>3,6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31.8603376144501" table:style-name="ce5">
            <text:p><text:s/>3,632<text:s/></text:p>
          </table:table-cell>
          <table:table-cell office:value-type="float" office:value="1.0792594504417363" table:style-name="ce6">
            <text:p>1.079</text:p>
          </table:table-cell>
          <table:table-cell office:value-type="float" office:value="3919.7195920549102" table:style-name="ce5">
            <text:p><text:s/>3,920<text:s/></text:p>
          </table:table-cell>
          <table:table-cell office:value-type="float" office:value="1.0100873370734287" table:style-name="ce6">
            <text:p>1.010</text:p>
          </table:table-cell>
          <table:table-cell office:value-type="float" office:value="3959.2591248132903" table:style-name="ce5">
            <text:p><text:s/>3,9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59.2591248132903" table:style-name="ce5">
            <text:p><text:s/>3,959<text:s/></text:p>
          </table:table-cell>
          <table:table-cell office:value-type="float" office:value="1.0397323653428261" table:style-name="ce6">
            <text:p>1.040</text:p>
          </table:table-cell>
          <table:table-cell office:value-type="float" office:value="4116.5698548472901" table:style-name="ce5">
            <text:p><text:s/>4,117<text:s/></text:p>
          </table:table-cell>
          <table:table-cell office:value-type="float" office:value="1.19219265302697" table:style-name="ce6">
            <text:p>1.192</text:p>
          </table:table-cell>
          <table:table-cell office:value-type="float" office:value="4907.7443366212401" table:style-name="ce5">
            <text:p><text:s/>4,9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07.7443366212401" table:style-name="ce5">
            <text:p><text:s/>4,908<text:s/></text:p>
          </table:table-cell>
          <table:table-cell office:value-type="float" office:value="1.0593438521470271" table:style-name="ce6">
            <text:p>1.059</text:p>
          </table:table-cell>
          <table:table-cell office:value-type="float" office:value="5198.9887909090994" table:style-name="ce5">
            <text:p><text:s/>5,199<text:s/></text:p>
          </table:table-cell>
          <table:table-cell office:value-type="float" office:value="1.0758839063534535" table:style-name="ce6">
            <text:p>1.076</text:p>
          </table:table-cell>
          <table:table-cell office:value-type="float" office:value="5593.5083694511004" table:style-name="ce5">
            <text:p><text:s/>5,59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93.5083694511004" table:style-name="ce5">
            <text:p><text:s/>5,594<text:s/></text:p>
          </table:table-cell>
          <table:table-cell office:value-type="float" office:value="1.0583653305516616" table:style-name="ce6">
            <text:p>1.058</text:p>
          </table:table-cell>
          <table:table-cell office:value-type="float" office:value="5919.9753343776001" table:style-name="ce5">
            <text:p><text:s/>5,920<text:s/></text:p>
          </table:table-cell>
          <table:table-cell office:value-type="float" office:value="1.0329674122518484" table:style-name="ce6">
            <text:p>1.033</text:p>
          </table:table-cell>
          <table:table-cell office:value-type="float" office:value="6115.1416017468" table:style-name="ce5">
            <text:p><text:s/>6,1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15.1416017468" table:style-name="ce5">
            <text:p><text:s/>6,115<text:s/></text:p>
          </table:table-cell>
          <table:table-cell office:value-type="float" office:value="1.0671188420883755" table:style-name="ce6">
            <text:p>1.067</text:p>
          </table:table-cell>
          <table:table-cell office:value-type="float" office:value="6525.5828252624997" table:style-name="ce5">
            <text:p><text:s/>6,526<text:s/></text:p>
          </table:table-cell>
          <table:table-cell office:value-type="float" office:value="0.98271448203332512" table:style-name="ce6">
            <text:p>0.983</text:p>
          </table:table-cell>
          <table:table-cell office:value-type="float" office:value="6412.7847460933999" table:style-name="ce5">
            <text:p><text:s/>6,4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12.7847460933999" table:style-name="ce5">
            <text:p><text:s/>6,413<text:s/></text:p>
          </table:table-cell>
          <table:table-cell office:value-type="float" office:value="1.0971775739576373" table:style-name="ce6">
            <text:p>1.097</text:p>
          </table:table-cell>
          <table:table-cell office:value-type="float" office:value="7035.9636100312991" table:style-name="ce5">
            <text:p><text:s/>7,036<text:s/></text:p>
          </table:table-cell>
          <table:table-cell office:value-type="float" office:value="0.95917587537958127" table:style-name="ce6">
            <text:p>0.959</text:p>
          </table:table-cell>
          <table:table-cell office:value-type="float" office:value="6748.72655479065" table:style-name="ce5">
            <text:p><text:s/>6,7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48.72655479065" table:style-name="ce5">
            <text:p><text:s/>6,749<text:s/></text:p>
          </table:table-cell>
          <table:table-cell office:value-type="float" office:value="0.99610285541802845" table:style-name="ce6">
            <text:p>0.996</text:p>
          </table:table-cell>
          <table:table-cell office:value-type="float" office:value="6722.4257916624401" table:style-name="ce5">
            <text:p><text:s/>6,722<text:s/></text:p>
          </table:table-cell>
          <table:table-cell office:value-type="float" office:value="0.87730358444476553" table:style-name="ce6">
            <text:p>0.877</text:p>
          </table:table-cell>
          <table:table-cell office:value-type="float" office:value="5897.6082431894001" table:style-name="ce5">
            <text:p><text:s/>5,8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97.6082431894001" table:style-name="ce5">
            <text:p><text:s/>5,898<text:s/></text:p>
          </table:table-cell>
          <table:table-cell office:value-type="float" office:value="1.1472024173629771" table:style-name="ce6">
            <text:p>1.147</text:p>
          </table:table-cell>
          <table:table-cell office:value-type="float" office:value="6765.7504332467006" table:style-name="ce5">
            <text:p><text:s/>6,766<text:s/></text:p>
          </table:table-cell>
          <table:table-cell office:value-type="float" office:value="1.1921146002349428" table:style-name="ce6">
            <text:p>1.192</text:p>
          </table:table-cell>
          <table:table-cell office:value-type="float" office:value="8065.5498730192803" table:style-name="ce5">
            <text:p><text:s/>8,0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65.5498730192803" table:style-name="ce5">
            <text:p><text:s/>8,066<text:s/></text:p>
          </table:table-cell>
          <table:table-cell office:value-type="float" office:value="1.0427110611336277" table:style-name="ce6">
            <text:p>1.043</text:p>
          </table:table-cell>
          <table:table-cell office:value-type="float" office:value="8410.0380667221307" table:style-name="ce5">
            <text:p><text:s/>8,410<text:s/></text:p>
          </table:table-cell>
          <table:table-cell office:value-type="float" office:value="0.99169406493769119" table:style-name="ce6">
            <text:p>0.992</text:p>
          </table:table-cell>
          <table:table-cell office:value-type="float" office:value="8340.1848366683898" table:style-name="ce5">
            <text:p><text:s/>8,3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340.1848366683898" table:style-name="ce5">
            <text:p><text:s/>8,340<text:s/></text:p>
          </table:table-cell>
          <table:table-cell office:value-type="float" office:value="1.1424902942972894" table:style-name="ce6">
            <text:p>1.142</text:p>
          </table:table-cell>
          <table:table-cell office:value-type="float" office:value="9528.58022853906" table:style-name="ce5">
            <text:p><text:s/>9,529<text:s/></text:p>
          </table:table-cell>
          <table:table-cell office:value-type="float" office:value="1.0746473890935098" table:style-name="ce6">
            <text:p>1.075</text:p>
          </table:table-cell>
          <table:table-cell office:value-type="float" office:value="10239.86386436754" table:style-name="ce5">
            <text:p><text:s/>10,2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39.86386436754" table:style-name="ce5">
            <text:p><text:s/>10,240<text:s/></text:p>
          </table:table-cell>
          <table:table-cell office:value-type="float" office:value="1.0090934344256079" table:style-name="ce6">
            <text:p>1.009</text:p>
          </table:table-cell>
          <table:table-cell office:value-type="float" office:value="10332.97939494532" table:style-name="ce5">
            <text:p><text:s/>10,333<text:s/></text:p>
          </table:table-cell>
          <table:table-cell office:value-type="float" office:value="1.0056794971503986" table:style-name="ce6">
            <text:p>1.006</text:p>
          </table:table-cell>
          <table:table-cell office:value-type="float" office:value="10391.665521974039" table:style-name="ce5">
            <text:p><text:s/>10,3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391.665521974039" table:style-name="ce5">
            <text:p><text:s/>10,392<text:s/></text:p>
          </table:table-cell>
          <table:table-cell office:value-type="float" office:value="1.040542842970136" table:style-name="ce6">
            <text:p>1.041</text:p>
          </table:table-cell>
          <table:table-cell office:value-type="float" office:value="10812.97318542961" table:style-name="ce5">
            <text:p><text:s/>10,813<text:s/></text:p>
          </table:table-cell>
          <table:table-cell office:value-type="float" office:value="1.3134015234116232" table:style-name="ce6">
            <text:p>1.313</text:p>
          </table:table-cell>
          <table:table-cell office:value-type="float" office:value="14201.775454352279" table:style-name="ce5">
            <text:p><text:s/>14,2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201.775454352279" table:style-name="ce5">
            <text:p><text:s/>14,202<text:s/></text:p>
          </table:table-cell>
          <table:table-cell office:value-type="float" office:value="0.95788811627172876" table:style-name="ce6">
            <text:p>0.958</text:p>
          </table:table-cell>
          <table:table-cell office:value-type="float" office:value="13603.71193768358" table:style-name="ce5">
            <text:p><text:s/>13,604<text:s/></text:p>
          </table:table-cell>
          <table:table-cell office:value-type="float" office:value="1.3832036213389314" table:style-name="ce6">
            <text:p>1.383</text:p>
          </table:table-cell>
          <table:table-cell office:value-type="float" office:value="18816.703615855578" table:style-name="ce5">
            <text:p><text:s/>18,8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16.703615855578" table:style-name="ce5">
            <text:p><text:s/>18,817<text:s/></text:p>
          </table:table-cell>
          <table:table-cell office:value-type="float" office:value="0.92310153889759949" table:style-name="ce6">
            <text:p>0.923</text:p>
          </table:table-cell>
          <table:table-cell office:value-type="float" office:value="17369.728064776311" table:style-name="ce5">
            <text:p><text:s/>17,370<text:s/></text:p>
          </table:table-cell>
          <table:table-cell office:value-type="float" office:value="0.97769357789179812" table:style-name="ce6">
            <text:p>0.978</text:p>
          </table:table-cell>
          <table:table-cell office:value-type="float" office:value="16982.271578658729" table:style-name="ce5">
            <text:p><text:s/>16,9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982.271578658729" table:style-name="ce5">
            <text:p><text:s/>16,982<text:s/></text:p>
          </table:table-cell>
          <table:table-cell office:value-type="float" office:value="1.0324291447650042" table:style-name="ce6">
            <text:p>1.032</text:p>
          </table:table-cell>
          <table:table-cell office:value-type="float" office:value="17532.992122121668" table:style-name="ce5">
            <text:p><text:s/>17,533<text:s/></text:p>
          </table:table-cell>
          <table:table-cell office:value-type="float" office:value="0.98632950209997894" table:style-name="ce6">
            <text:p>0.986</text:p>
          </table:table-cell>
          <table:table-cell office:value-type="float" office:value="17293.30739013512" table:style-name="ce5">
            <text:p><text:s/>17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293.30739013512" table:style-name="ce5">
            <text:p><text:s/>17,293<text:s/></text:p>
          </table:table-cell>
          <table:table-cell office:value-type="float" office:value="1.0477081503402474" table:style-name="ce6">
            <text:p>1.048</text:p>
          </table:table-cell>
          <table:table-cell office:value-type="float" office:value="18118.339098983801" table:style-name="ce5">
            <text:p><text:s/>18,118<text:s/></text:p>
          </table:table-cell>
          <table:table-cell office:value-type="float" office:value="0.99775996210207396" table:style-name="ce6">
            <text:p>0.998</text:p>
          </table:table-cell>
          <table:table-cell office:value-type="float" office:value="18077.753332754601" table:style-name="ce5">
            <text:p><text:s/>18,0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78.6517924612299" table:style-name="ce5">
            <text:p><text:s/>3,7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78.6517924612299" table:style-name="ce5">
            <text:p><text:s/>3,779<text:s/></text:p>
          </table:table-cell>
          <table:table-cell office:value-type="float" office:value="1.0524985291300153" table:style-name="ce6">
            <text:p>1.052</text:p>
          </table:table-cell>
          <table:table-cell office:value-type="float" office:value="3977.0254536599405" table:style-name="ce5">
            <text:p><text:s/>3,977<text:s/></text:p>
          </table:table-cell>
          <table:table-cell office:value-type="float" office:value="1.2347591030306746" table:style-name="ce6">
            <text:p>1.235</text:p>
          </table:table-cell>
          <table:table-cell office:value-type="float" office:value="4910.6683818913098" table:style-name="ce5">
            <text:p><text:s/>4,9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10.6683818913098" table:style-name="ce5">
            <text:p><text:s/>4,911<text:s/></text:p>
          </table:table-cell>
          <table:table-cell office:value-type="float" office:value="1.0849466918249404" table:style-name="ce6">
            <text:p>1.085</text:p>
          </table:table-cell>
          <table:table-cell office:value-type="float" office:value="5327.81341558231" table:style-name="ce5">
            <text:p><text:s/>5,328<text:s/></text:p>
          </table:table-cell>
          <table:table-cell office:value-type="float" office:value="1.1500921184116677" table:style-name="ce6">
            <text:p>1.150</text:p>
          </table:table-cell>
          <table:table-cell office:value-type="float" office:value="6127.4762176291606" table:style-name="ce5">
            <text:p><text:s/>6,1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27.4762176291606" table:style-name="ce5">
            <text:p><text:s/>6,127<text:s/></text:p>
          </table:table-cell>
          <table:table-cell office:value-type="float" office:value="1.0330377915766056" table:style-name="ce6">
            <text:p>1.033</text:p>
          </table:table-cell>
          <table:table-cell office:value-type="float" office:value="6329.9144997978001" table:style-name="ce5">
            <text:p><text:s/>6,330<text:s/></text:p>
          </table:table-cell>
          <table:table-cell office:value-type="float" office:value="0.95103582970517186" table:style-name="ce6">
            <text:p>0.951</text:p>
          </table:table-cell>
          <table:table-cell office:value-type="float" office:value="6019.9754882779989" table:style-name="ce5">
            <text:p><text:s/>6,0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19.9754882779989" table:style-name="ce5">
            <text:p><text:s/>6,020<text:s/></text:p>
          </table:table-cell>
          <table:table-cell office:value-type="float" office:value="1.0242159915620355" table:style-name="ce6">
            <text:p>1.024</text:p>
          </table:table-cell>
          <table:table-cell office:value-type="float" office:value="6165.7551639058001" table:style-name="ce5">
            <text:p><text:s/>6,166<text:s/></text:p>
          </table:table-cell>
          <table:table-cell office:value-type="float" office:value="0.991377127413551" table:style-name="ce6">
            <text:p>0.991</text:p>
          </table:table-cell>
          <table:table-cell office:value-type="float" office:value="6112.5886427282003" table:style-name="ce5">
            <text:p><text:s/>6,1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12.5886427282003" table:style-name="ce5">
            <text:p><text:s/>6,113<text:s/></text:p>
          </table:table-cell>
          <table:table-cell office:value-type="float" office:value="1.074742105125561" table:style-name="ce6">
            <text:p>1.075</text:p>
          </table:table-cell>
          <table:table-cell office:value-type="float" office:value="6569.4563856523009" table:style-name="ce5">
            <text:p><text:s/>6,569<text:s/></text:p>
          </table:table-cell>
          <table:table-cell office:value-type="float" office:value="1.0399647753764074" table:style-name="ce6">
            <text:p>1.040</text:p>
          </table:table-cell>
          <table:table-cell office:value-type="float" office:value="6832.0032344499996" table:style-name="ce5">
            <text:p><text:s/>6,8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32.0032344499996" table:style-name="ce5">
            <text:p><text:s/>6,832<text:s/></text:p>
          </table:table-cell>
          <table:table-cell office:value-type="float" office:value="1.0065729948980207" table:style-name="ce6">
            <text:p>1.007</text:p>
          </table:table-cell>
          <table:table-cell office:value-type="float" office:value="6876.9099568533002" table:style-name="ce5">
            <text:p><text:s/>6,877<text:s/></text:p>
          </table:table-cell>
          <table:table-cell office:value-type="float" office:value="1.0414490146217907" table:style-name="ce6">
            <text:p>1.041</text:p>
          </table:table-cell>
          <table:table-cell office:value-type="float" office:value="7161.9510982076499" table:style-name="ce5">
            <text:p><text:s/>7,1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61.9510982076499" table:style-name="ce5">
            <text:p><text:s/>7,162<text:s/></text:p>
          </table:table-cell>
          <table:table-cell office:value-type="float" office:value="0.97194368713848434" table:style-name="ce6">
            <text:p>0.972</text:p>
          </table:table-cell>
          <table:table-cell office:value-type="float" office:value="6961.0131574974603" table:style-name="ce5">
            <text:p><text:s/>6,961<text:s/></text:p>
          </table:table-cell>
          <table:table-cell office:value-type="float" office:value="1.1137171877197429" table:style-name="ce6">
            <text:p>1.114</text:p>
          </table:table-cell>
          <table:table-cell office:value-type="float" office:value="7752.5999974482002" table:style-name="ce5">
            <text:p><text:s/>7,7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52.5999974482002" table:style-name="ce5">
            <text:p><text:s/>7,753<text:s/></text:p>
          </table:table-cell>
          <table:table-cell office:value-type="float" office:value="1.1363208102304727" table:style-name="ce6">
            <text:p>1.136</text:p>
          </table:table-cell>
          <table:table-cell office:value-type="float" office:value="8809.4407104930997" table:style-name="ce5">
            <text:p><text:s/>8,809<text:s/></text:p>
          </table:table-cell>
          <table:table-cell office:value-type="float" office:value="1.0115688102941185" table:style-name="ce6">
            <text:p>1.012</text:p>
          </table:table-cell>
          <table:table-cell office:value-type="float" office:value="8911.355458870079" table:style-name="ce5">
            <text:p><text:s/>8,9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11.355458870079" table:style-name="ce5">
            <text:p><text:s/>8,911<text:s/></text:p>
          </table:table-cell>
          <table:table-cell office:value-type="float" office:value="1.0613355084219214" table:style-name="ce6">
            <text:p>1.061</text:p>
          </table:table-cell>
          <table:table-cell office:value-type="float" office:value="9457.9379766683396" table:style-name="ce5">
            <text:p><text:s/>9,458<text:s/></text:p>
          </table:table-cell>
          <table:table-cell office:value-type="float" office:value="1.0185441320162183" table:style-name="ce6">
            <text:p>1.019</text:p>
          </table:table-cell>
          <table:table-cell office:value-type="float" office:value="9633.3272271088808" table:style-name="ce5">
            <text:p><text:s/>9,6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633.3272271088808" table:style-name="ce5">
            <text:p><text:s/>9,633<text:s/></text:p>
          </table:table-cell>
          <table:table-cell office:value-type="float" office:value="1.0891527477160621" table:style-name="ce6">
            <text:p>1.089</text:p>
          </table:table-cell>
          <table:table-cell office:value-type="float" office:value="10492.164819053591" table:style-name="ce5">
            <text:p><text:s/>10,492<text:s/></text:p>
          </table:table-cell>
          <table:table-cell office:value-type="float" office:value="1.0412552975854561" table:style-name="ce6">
            <text:p>1.041</text:p>
          </table:table-cell>
          <table:table-cell office:value-type="float" office:value="10925.0222009793" table:style-name="ce5">
            <text:p><text:s/>10,9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925.0222009793" table:style-name="ce5">
            <text:p><text:s/>10,925<text:s/></text:p>
          </table:table-cell>
          <table:table-cell office:value-type="float" office:value="0.97691683677641472" table:style-name="ce6">
            <text:p>0.977</text:p>
          </table:table-cell>
          <table:table-cell office:value-type="float" office:value="10672.838130292801" table:style-name="ce5">
            <text:p><text:s/>10,673<text:s/></text:p>
          </table:table-cell>
          <table:table-cell office:value-type="float" office:value="1.0182599815524696" table:style-name="ce6">
            <text:p>1.018</text:p>
          </table:table-cell>
          <table:table-cell office:value-type="float" office:value="10867.723957664442" table:style-name="ce5">
            <text:p><text:s/>10,8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867.723957664442" table:style-name="ce5">
            <text:p><text:s/>10,868<text:s/></text:p>
          </table:table-cell>
          <table:table-cell office:value-type="float" office:value="0.99267085777461839" table:style-name="ce6">
            <text:p>0.993</text:p>
          </table:table-cell>
          <table:table-cell office:value-type="float" office:value="10788.072863112531" table:style-name="ce5">
            <text:p><text:s/>10,788<text:s/></text:p>
          </table:table-cell>
          <table:table-cell office:value-type="float" office:value="1.0532144035473585" table:style-name="ce6">
            <text:p>1.053</text:p>
          </table:table-cell>
          <table:table-cell office:value-type="float" office:value="11362.153725948509" table:style-name="ce5">
            <text:p><text:s/>11,3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362.153725948509" table:style-name="ce5">
            <text:p><text:s/>11,362<text:s/></text:p>
          </table:table-cell>
          <table:table-cell office:value-type="float" office:value="0.98978854143445538" table:style-name="ce6">
            <text:p>0.990</text:p>
          </table:table-cell>
          <table:table-cell office:value-type="float" office:value="11246.129563960638" table:style-name="ce5">
            <text:p><text:s/>11,246<text:s/></text:p>
          </table:table-cell>
          <table:table-cell office:value-type="float" office:value="1.3419995392388435" table:style-name="ce6">
            <text:p>1.342</text:p>
          </table:table-cell>
          <table:table-cell office:value-type="float" office:value="15092.300693055511" table:style-name="ce5">
            <text:p><text:s/>15,0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092.300693055511" table:style-name="ce5">
            <text:p><text:s/>15,092<text:s/></text:p>
          </table:table-cell>
          <table:table-cell office:value-type="float" office:value="1.0326671241099188" table:style-name="ce6">
            <text:p>1.033</text:p>
          </table:table-cell>
          <table:table-cell office:value-type="float" office:value="15585.322752899769" table:style-name="ce5">
            <text:p><text:s/>15,585<text:s/></text:p>
          </table:table-cell>
          <table:table-cell office:value-type="float" office:value="1.0220805967859077" table:style-name="ce6">
            <text:p>1.022</text:p>
          </table:table-cell>
          <table:table-cell office:value-type="float" office:value="15929.455980384781" table:style-name="ce5">
            <text:p><text:s/>15,9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929.455980384781" table:style-name="ce5">
            <text:p><text:s/>15,929<text:s/></text:p>
          </table:table-cell>
          <table:table-cell office:value-type="float" office:value="1.0193074722502946" table:style-name="ce6">
            <text:p>1.019</text:p>
          </table:table-cell>
          <table:table-cell office:value-type="float" office:value="16237.013509688351" table:style-name="ce5">
            <text:p><text:s/>16,237<text:s/></text:p>
          </table:table-cell>
          <table:table-cell office:value-type="float" office:value="0.9768832861817871" table:style-name="ce6">
            <text:p>0.977</text:p>
          </table:table-cell>
          <table:table-cell office:value-type="float" office:value="15861.667115122429" table:style-name="ce5">
            <text:p><text:s/>15,8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61.667115122429" table:style-name="ce5">
            <text:p><text:s/>15,862<text:s/></text:p>
          </table:table-cell>
          <table:table-cell office:value-type="float" office:value="1.0696859941722325" table:style-name="ce6">
            <text:p>1.070</text:p>
          </table:table-cell>
          <table:table-cell office:value-type="float" office:value="16967.00315726874" table:style-name="ce5">
            <text:p><text:s/>16,967<text:s/></text:p>
          </table:table-cell>
          <table:table-cell office:value-type="float" office:value="0.96605555617130945" table:style-name="ce6">
            <text:p>0.966</text:p>
          </table:table-cell>
          <table:table-cell office:value-type="float" office:value="16391.067671655615" table:style-name="ce5">
            <text:p><text:s/>16,3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39.0436304862" table:style-name="ce5">
            <text:p><text:s/>13,9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939.0436304862" table:style-name="ce5">
            <text:p><text:s/>13,939<text:s/></text:p>
          </table:table-cell>
          <table:table-cell office:value-type="float" office:value="0.93164938344501269" table:style-name="ce6">
            <text:p>0.932</text:p>
          </table:table-cell>
          <table:table-cell office:value-type="float" office:value="12986.3014041556" table:style-name="ce5">
            <text:p><text:s/>12,986<text:s/></text:p>
          </table:table-cell>
          <table:table-cell office:value-type="float" office:value="1.0495152388133417" table:style-name="ce6">
            <text:p>1.050</text:p>
          </table:table-cell>
          <table:table-cell office:value-type="float" office:value="13629.3212194844" table:style-name="ce5">
            <text:p><text:s/>13,6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629.3212194844" table:style-name="ce5">
            <text:p><text:s/>13,629<text:s/></text:p>
          </table:table-cell>
          <table:table-cell office:value-type="float" office:value="1.1157962910301489" table:style-name="ce6">
            <text:p>1.116</text:p>
          </table:table-cell>
          <table:table-cell office:value-type="float" office:value="15207.546065959199" table:style-name="ce5">
            <text:p><text:s/>15,208<text:s/></text:p>
          </table:table-cell>
          <table:table-cell office:value-type="float" office:value="1.20600138359454" table:style-name="ce6">
            <text:p>1.206</text:p>
          </table:table-cell>
          <table:table-cell office:value-type="float" office:value="18340.321596624501" table:style-name="ce5">
            <text:p><text:s/>18,3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340.321596624501" table:style-name="ce5">
            <text:p><text:s/>18,340<text:s/></text:p>
          </table:table-cell>
          <table:table-cell office:value-type="float" office:value="0.94479384184060611" table:style-name="ce6">
            <text:p>0.945</text:p>
          </table:table-cell>
          <table:table-cell office:value-type="float" office:value="17327.822901867101" table:style-name="ce5">
            <text:p><text:s/>17,328<text:s/></text:p>
          </table:table-cell>
          <table:table-cell office:value-type="float" office:value="1.1225659129297805" table:style-name="ce6">
            <text:p>1.123</text:p>
          </table:table-cell>
          <table:table-cell office:value-type="float" office:value="19451.623334919997" table:style-name="ce5">
            <text:p><text:s/>19,4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451.623334919997" table:style-name="ce5">
            <text:p><text:s/>19,452<text:s/></text:p>
          </table:table-cell>
          <table:table-cell office:value-type="float" office:value="1.0247577145162308" table:style-name="ce6">
            <text:p>1.025</text:p>
          </table:table-cell>
          <table:table-cell office:value-type="float" office:value="19933.201072323202" table:style-name="ce5">
            <text:p><text:s/>19,933<text:s/></text:p>
          </table:table-cell>
          <table:table-cell office:value-type="float" office:value="0.96511578314450541" table:style-name="ce6">
            <text:p>0.965</text:p>
          </table:table-cell>
          <table:table-cell office:value-type="float" office:value="19237.846963492098" table:style-name="ce5">
            <text:p><text:s/>19,2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237.846963492098" table:style-name="ce5">
            <text:p><text:s/>19,238<text:s/></text:p>
          </table:table-cell>
          <table:table-cell office:value-type="float" office:value="1.1034901947877125" table:style-name="ce6">
            <text:p>1.103</text:p>
          </table:table-cell>
          <table:table-cell office:value-type="float" office:value="21228.775493040099" table:style-name="ce5">
            <text:p><text:s/>21,229<text:s/></text:p>
          </table:table-cell>
          <table:table-cell office:value-type="float" office:value="1.0426022747753636" table:style-name="ce6">
            <text:p>1.043</text:p>
          </table:table-cell>
          <table:table-cell office:value-type="float" office:value="22133.169619739103" table:style-name="ce5">
            <text:p><text:s/>22,1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133.169619739103" table:style-name="ce5">
            <text:p><text:s/>22,133<text:s/></text:p>
          </table:table-cell>
          <table:table-cell office:value-type="float" office:value="1.0823133321753522" table:style-name="ce6">
            <text:p>1.082</text:p>
          </table:table-cell>
          <table:table-cell office:value-type="float" office:value="23955.024562742099" table:style-name="ce5">
            <text:p><text:s/>23,955<text:s/></text:p>
          </table:table-cell>
          <table:table-cell office:value-type="float" office:value="1.1071393740303563" table:style-name="ce6">
            <text:p>1.107</text:p>
          </table:table-cell>
          <table:table-cell office:value-type="float" office:value="26521.550899276099" table:style-name="ce5">
            <text:p><text:s/>26,5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521.550899276099" table:style-name="ce5">
            <text:p><text:s/>26,522<text:s/></text:p>
          </table:table-cell>
          <table:table-cell office:value-type="float" office:value="1.0283047937712604" table:style-name="ce6">
            <text:p>1.028</text:p>
          </table:table-cell>
          <table:table-cell office:value-type="float" office:value="27272.2379279741" table:style-name="ce5">
            <text:p><text:s/>27,272<text:s/></text:p>
          </table:table-cell>
          <table:table-cell office:value-type="float" office:value="1.1637915193609791" table:style-name="ce6">
            <text:p>1.164</text:p>
          </table:table-cell>
          <table:table-cell office:value-type="float" office:value="31739.199214571097" table:style-name="ce5">
            <text:p><text:s/>31,7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739.199214571097" table:style-name="ce5">
            <text:p><text:s/>31,739<text:s/></text:p>
          </table:table-cell>
          <table:table-cell office:value-type="float" office:value="1.1617712303794079" table:style-name="ce6">
            <text:p>1.162</text:p>
          </table:table-cell>
          <table:table-cell office:value-type="float" office:value="36873.6885227694" table:style-name="ce5">
            <text:p><text:s/>36,874<text:s/></text:p>
          </table:table-cell>
          <table:table-cell office:value-type="float" office:value="1.1229970074611146" table:style-name="ce6">
            <text:p>1.123</text:p>
          </table:table-cell>
          <table:table-cell office:value-type="float" office:value="41409.041865123283" table:style-name="ce5">
            <text:p><text:s/>41,4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409.041865123283" table:style-name="ce5">
            <text:p><text:s/>41,409<text:s/></text:p>
          </table:table-cell>
          <table:table-cell office:value-type="float" office:value="1.0823807991047503" table:style-name="ce6">
            <text:p>1.082</text:p>
          </table:table-cell>
          <table:table-cell office:value-type="float" office:value="44820.351824134203" table:style-name="ce5">
            <text:p><text:s/>44,820<text:s/></text:p>
          </table:table-cell>
          <table:table-cell office:value-type="float" office:value="1.0034033205637454" table:style-name="ce6">
            <text:p>1.003</text:p>
          </table:table-cell>
          <table:table-cell office:value-type="float" office:value="44972.889849171581" table:style-name="ce5">
            <text:p><text:s/>44,9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972.889849171581" table:style-name="ce5">
            <text:p><text:s/>44,973<text:s/></text:p>
          </table:table-cell>
          <table:table-cell office:value-type="float" office:value="1.044551249296338" table:style-name="ce6">
            <text:p>1.045</text:p>
          </table:table-cell>
          <table:table-cell office:value-type="float" office:value="46976.488276418771" table:style-name="ce5">
            <text:p><text:s/>46,976<text:s/></text:p>
          </table:table-cell>
          <table:table-cell office:value-type="float" office:value="1.0480163651856385" table:style-name="ce6">
            <text:p>1.048</text:p>
          </table:table-cell>
          <table:table-cell office:value-type="float" office:value="49232.128492638163" table:style-name="ce5">
            <text:p><text:s/>49,2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9232.128492638163" table:style-name="ce5">
            <text:p><text:s/>49,232<text:s/></text:p>
          </table:table-cell>
          <table:table-cell office:value-type="float" office:value="1.0453027416429281" table:style-name="ce6">
            <text:p>1.045</text:p>
          </table:table-cell>
          <table:table-cell office:value-type="float" office:value="51462.478890271581" table:style-name="ce5">
            <text:p><text:s/>51,462<text:s/></text:p>
          </table:table-cell>
          <table:table-cell office:value-type="float" office:value="1.0701266198244161" table:style-name="ce6">
            <text:p>1.070</text:p>
          </table:table-cell>
          <table:table-cell office:value-type="float" office:value="55071.368582631701" table:style-name="ce5">
            <text:p><text:s/>55,0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071.368582631701" table:style-name="ce5">
            <text:p><text:s/>55,071<text:s/></text:p>
          </table:table-cell>
          <table:table-cell office:value-type="float" office:value="0.96760504344895082" table:style-name="ce6">
            <text:p>0.968</text:p>
          </table:table-cell>
          <table:table-cell office:value-type="float" office:value="53287.333990190527" table:style-name="ce5">
            <text:p><text:s/>53,287<text:s/></text:p>
          </table:table-cell>
          <table:table-cell office:value-type="float" office:value="1.1520490936159333" table:style-name="ce6">
            <text:p>1.152</text:p>
          </table:table-cell>
          <table:table-cell office:value-type="float" office:value="61389.624824608523" table:style-name="ce5">
            <text:p><text:s/>61,3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1389.624824608523" table:style-name="ce5">
            <text:p><text:s/>61,390<text:s/></text:p>
          </table:table-cell>
          <table:table-cell office:value-type="float" office:value="0.85887378632662403" table:style-name="ce6">
            <text:p>0.859</text:p>
          </table:table-cell>
          <table:table-cell office:value-type="float" office:value="52725.939514282436" table:style-name="ce5">
            <text:p><text:s/>52,726<text:s/></text:p>
          </table:table-cell>
          <table:table-cell office:value-type="float" office:value="1.1166978387720814" table:style-name="ce6">
            <text:p>1.117</text:p>
          </table:table-cell>
          <table:table-cell office:value-type="float" office:value="58878.94270282668" table:style-name="ce5">
            <text:p><text:s/>58,8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878.94270282668" table:style-name="ce5">
            <text:p><text:s/>58,879<text:s/></text:p>
          </table:table-cell>
          <table:table-cell office:value-type="float" office:value="0.91989792142683946" table:style-name="ce6">
            <text:p>0.920</text:p>
          </table:table-cell>
          <table:table-cell office:value-type="float" office:value="54162.617008140245" table:style-name="ce5">
            <text:p><text:s/>54,163<text:s/></text:p>
          </table:table-cell>
          <table:table-cell office:value-type="float" office:value="1.0037610682351721" table:style-name="ce6">
            <text:p>1.004</text:p>
          </table:table-cell>
          <table:table-cell office:value-type="float" office:value="54366.326306503353" table:style-name="ce5">
            <text:p><text:s/>54,3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366.326306503353" table:style-name="ce5">
            <text:p><text:s/>54,366<text:s/></text:p>
          </table:table-cell>
          <table:table-cell office:value-type="float" office:value="0.93252233681901375" table:style-name="ce6">
            <text:p>0.933</text:p>
          </table:table-cell>
          <table:table-cell office:value-type="float" office:value="50697.813651605531" table:style-name="ce5">
            <text:p><text:s/>50,698<text:s/></text:p>
          </table:table-cell>
          <table:table-cell office:value-type="float" office:value="1.0142151155851007" table:style-name="ce6">
            <text:p>1.014</text:p>
          </table:table-cell>
          <table:table-cell office:value-type="float" office:value="51418.488932574997" table:style-name="ce5">
            <text:p><text:s/>51,4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418.488932574997" table:style-name="ce5">
            <text:p><text:s/>51,418<text:s/></text:p>
          </table:table-cell>
          <table:table-cell office:value-type="float" office:value="0.99794845335268245" table:style-name="ce6">
            <text:p>0.998</text:p>
          </table:table-cell>
          <table:table-cell office:value-type="float" office:value="51313.001503995241" table:style-name="ce5">
            <text:p><text:s/>51,313<text:s/></text:p>
          </table:table-cell>
          <table:table-cell office:value-type="float" office:value="0.98869856123959732" table:style-name="ce6">
            <text:p>0.989</text:p>
          </table:table-cell>
          <table:table-cell office:value-type="float" office:value="50733.090759885381" table:style-name="ce5">
            <text:p><text:s/>50,7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35.9940086096003" table:style-name="ce5">
            <text:p><text:s/>7,2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235.9940086096003" table:style-name="ce5">
            <text:p><text:s/>7,236<text:s/></text:p>
          </table:table-cell>
          <table:table-cell office:value-type="float" office:value="0.95214860499610443" table:style-name="ce6">
            <text:p>0.952</text:p>
          </table:table-cell>
          <table:table-cell office:value-type="float" office:value="6889.7416010577999" table:style-name="ce5">
            <text:p><text:s/>6,890<text:s/></text:p>
          </table:table-cell>
          <table:table-cell office:value-type="float" office:value="1.213093025194659" table:style-name="ce6">
            <text:p>1.213</text:p>
          </table:table-cell>
          <table:table-cell office:value-type="float" office:value="8357.897481636699" table:style-name="ce5">
            <text:p><text:s/>8,3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357.897481636699" table:style-name="ce5">
            <text:p><text:s/>8,358<text:s/></text:p>
          </table:table-cell>
          <table:table-cell office:value-type="float" office:value="1.0960880593649771" table:style-name="ce6">
            <text:p>1.096</text:p>
          </table:table-cell>
          <table:table-cell office:value-type="float" office:value="9160.9916310185999" table:style-name="ce5">
            <text:p><text:s/>9,161<text:s/></text:p>
          </table:table-cell>
          <table:table-cell office:value-type="float" office:value="1.1928273764258952" table:style-name="ce6">
            <text:p>1.193</text:p>
          </table:table-cell>
          <table:table-cell office:value-type="float" office:value="10927.481612687499" table:style-name="ce5">
            <text:p><text:s/>10,9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27.481612687499" table:style-name="ce5">
            <text:p><text:s/>10,927<text:s/></text:p>
          </table:table-cell>
          <table:table-cell office:value-type="float" office:value="0.95573012969478477" table:style-name="ce6">
            <text:p>0.956</text:p>
          </table:table-cell>
          <table:table-cell office:value-type="float" office:value="10443.7234189312" table:style-name="ce5">
            <text:p><text:s/>10,444<text:s/></text:p>
          </table:table-cell>
          <table:table-cell office:value-type="float" office:value="1.1277476644767979" table:style-name="ce6">
            <text:p>1.128</text:p>
          </table:table-cell>
          <table:table-cell office:value-type="float" office:value="11777.884694141299" table:style-name="ce5">
            <text:p><text:s/>11,7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777.884694141299" table:style-name="ce5">
            <text:p><text:s/>11,778<text:s/></text:p>
          </table:table-cell>
          <table:table-cell office:value-type="float" office:value="1.0404357884011295" table:style-name="ce6">
            <text:p>1.040</text:p>
          </table:table-cell>
          <table:table-cell office:value-type="float" office:value="12254.132747446502" table:style-name="ce5">
            <text:p><text:s/>12,254<text:s/></text:p>
          </table:table-cell>
          <table:table-cell office:value-type="float" office:value="0.97092396885209631" table:style-name="ce6">
            <text:p>0.971</text:p>
          </table:table-cell>
          <table:table-cell office:value-type="float" office:value="11897.831201991199" table:style-name="ce5">
            <text:p><text:s/>11,8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97.831201991199" table:style-name="ce5">
            <text:p><text:s/>11,898<text:s/></text:p>
          </table:table-cell>
          <table:table-cell office:value-type="float" office:value="1.0865419106134635" table:style-name="ce6">
            <text:p>1.087</text:p>
          </table:table-cell>
          <table:table-cell office:value-type="float" office:value="12927.492246368" table:style-name="ce5">
            <text:p><text:s/>12,927<text:s/></text:p>
          </table:table-cell>
          <table:table-cell office:value-type="float" office:value="1.0250482345815273" table:style-name="ce6">
            <text:p>1.025</text:p>
          </table:table-cell>
          <table:table-cell office:value-type="float" office:value="13251.303104705899" table:style-name="ce5">
            <text:p><text:s/>13,2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251.303104705899" table:style-name="ce5">
            <text:p><text:s/>13,251<text:s/></text:p>
          </table:table-cell>
          <table:table-cell office:value-type="float" office:value="1.097865717736247" table:style-name="ce6">
            <text:p>1.098</text:p>
          </table:table-cell>
          <table:table-cell office:value-type="float" office:value="14548.151393988501" table:style-name="ce5">
            <text:p><text:s/>14,548<text:s/></text:p>
          </table:table-cell>
          <table:table-cell office:value-type="float" office:value="1.1565591882236568" table:style-name="ce6">
            <text:p>1.157</text:p>
          </table:table-cell>
          <table:table-cell office:value-type="float" office:value="16825.798166386201" table:style-name="ce5">
            <text:p><text:s/>16,8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825.798166386201" table:style-name="ce5">
            <text:p><text:s/>16,826<text:s/></text:p>
          </table:table-cell>
          <table:table-cell office:value-type="float" office:value="1.0057495401127159" table:style-name="ce6">
            <text:p>1.006</text:p>
          </table:table-cell>
          <table:table-cell office:value-type="float" office:value="16922.538767872298" table:style-name="ce5">
            <text:p><text:s/>16,923<text:s/></text:p>
          </table:table-cell>
          <table:table-cell office:value-type="float" office:value="1.08056016652385" table:style-name="ce6">
            <text:p>1.081</text:p>
          </table:table-cell>
          <table:table-cell office:value-type="float" office:value="18285.8213090184" table:style-name="ce5">
            <text:p><text:s/>18,2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285.8213090184" table:style-name="ce5">
            <text:p><text:s/>18,286<text:s/></text:p>
          </table:table-cell>
          <table:table-cell office:value-type="float" office:value="1.154950170932973" table:style-name="ce6">
            <text:p>1.155</text:p>
          </table:table-cell>
          <table:table-cell office:value-type="float" office:value="21119.212446500598" table:style-name="ce5">
            <text:p><text:s/>21,119<text:s/></text:p>
          </table:table-cell>
          <table:table-cell office:value-type="float" office:value="1.0560552206092715" table:style-name="ce6">
            <text:p>1.056</text:p>
          </table:table-cell>
          <table:table-cell office:value-type="float" office:value="22303.05455928326" table:style-name="ce5">
            <text:p><text:s/>22,3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303.05455928326" table:style-name="ce5">
            <text:p><text:s/>22,303<text:s/></text:p>
          </table:table-cell>
          <table:table-cell office:value-type="float" office:value="1.0686647970817278" table:style-name="ce6">
            <text:p>1.069</text:p>
          </table:table-cell>
          <table:table-cell office:value-type="float" office:value="23834.489274899151" table:style-name="ce5">
            <text:p><text:s/>23,834<text:s/></text:p>
          </table:table-cell>
          <table:table-cell office:value-type="float" office:value="0.98544326233957713" table:style-name="ce6">
            <text:p>0.985</text:p>
          </table:table-cell>
          <table:table-cell office:value-type="float" office:value="23487.536867254279" table:style-name="ce5">
            <text:p><text:s/>23,48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487.536867254279" table:style-name="ce5">
            <text:p><text:s/>23,488<text:s/></text:p>
          </table:table-cell>
          <table:table-cell office:value-type="float" office:value="1.0498095828730356" table:style-name="ce6">
            <text:p>1.050</text:p>
          </table:table-cell>
          <table:table-cell office:value-type="float" office:value="24657.441281327257" table:style-name="ce5">
            <text:p><text:s/>24,657<text:s/></text:p>
          </table:table-cell>
          <table:table-cell office:value-type="float" office:value="1.0657093115195839" table:style-name="ce6">
            <text:p>1.066</text:p>
          </table:table-cell>
          <table:table-cell office:value-type="float" office:value="26277.664771757838" table:style-name="ce5">
            <text:p><text:s/>26,2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277.664771757838" table:style-name="ce5">
            <text:p><text:s/>26,278<text:s/></text:p>
          </table:table-cell>
          <table:table-cell office:value-type="float" office:value="1.0392597922755196" table:style-name="ce6">
            <text:p>1.039</text:p>
          </table:table-cell>
          <table:table-cell office:value-type="float" office:value="27309.320432182787" table:style-name="ce5">
            <text:p><text:s/>27,309<text:s/></text:p>
          </table:table-cell>
          <table:table-cell office:value-type="float" office:value="1.0809582011685517" table:style-name="ce6">
            <text:p>1.081</text:p>
          </table:table-cell>
          <table:table-cell office:value-type="float" office:value="29520.233889507883" table:style-name="ce5">
            <text:p><text:s/>29,5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520.233889507883" table:style-name="ce5">
            <text:p><text:s/>29,520<text:s/></text:p>
          </table:table-cell>
          <table:table-cell office:value-type="float" office:value="0.96139514702651729" table:style-name="ce6">
            <text:p>0.961</text:p>
          </table:table-cell>
          <table:table-cell office:value-type="float" office:value="28380.609600460608" table:style-name="ce5">
            <text:p><text:s/>28,381<text:s/></text:p>
          </table:table-cell>
          <table:table-cell office:value-type="float" office:value="1.1287192736375697" table:style-name="ce6">
            <text:p>1.129</text:p>
          </table:table-cell>
          <table:table-cell office:value-type="float" office:value="32033.74105362334" table:style-name="ce5">
            <text:p><text:s/>32,0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033.74105362334" table:style-name="ce5">
            <text:p><text:s/>32,034<text:s/></text:p>
          </table:table-cell>
          <table:table-cell office:value-type="float" office:value="0.85211950866695363" table:style-name="ce6">
            <text:p>0.852</text:p>
          </table:table-cell>
          <table:table-cell office:value-type="float" office:value="27296.575687377943" table:style-name="ce5">
            <text:p><text:s/>27,297<text:s/></text:p>
          </table:table-cell>
          <table:table-cell office:value-type="float" office:value="1.1375558178517289" table:style-name="ce6">
            <text:p>1.138</text:p>
          </table:table-cell>
          <table:table-cell office:value-type="float" office:value="31051.378480606829" table:style-name="ce5">
            <text:p><text:s/>31,0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051.378480606829" table:style-name="ce5">
            <text:p><text:s/>31,051<text:s/></text:p>
          </table:table-cell>
          <table:table-cell office:value-type="float" office:value="0.91809566643076013" table:style-name="ce6">
            <text:p>0.918</text:p>
          </table:table-cell>
          <table:table-cell office:value-type="float" office:value="28508.136019746489" table:style-name="ce5">
            <text:p><text:s/>28,508<text:s/></text:p>
          </table:table-cell>
          <table:table-cell office:value-type="float" office:value="0.98407691681361054" table:style-name="ce6">
            <text:p>0.984</text:p>
          </table:table-cell>
          <table:table-cell office:value-type="float" office:value="28054.198598415162" table:style-name="ce5">
            <text:p><text:s/>28,0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054.198598415162" table:style-name="ce5">
            <text:p><text:s/>28,054<text:s/></text:p>
          </table:table-cell>
          <table:table-cell office:value-type="float" office:value="0.94910865619650653" table:style-name="ce6">
            <text:p>0.949</text:p>
          </table:table-cell>
          <table:table-cell office:value-type="float" office:value="26626.482732411732" table:style-name="ce5">
            <text:p><text:s/>26,626<text:s/></text:p>
          </table:table-cell>
          <table:table-cell office:value-type="float" office:value="1.0515931253324435" table:style-name="ce6">
            <text:p>1.052</text:p>
          </table:table-cell>
          <table:table-cell office:value-type="float" office:value="28000.226193187191" table:style-name="ce5">
            <text:p><text:s/>28,0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000.226193187191" table:style-name="ce5">
            <text:p><text:s/>28,000<text:s/></text:p>
          </table:table-cell>
          <table:table-cell office:value-type="float" office:value="1.0130619599224859" table:style-name="ce6">
            <text:p>1.013</text:p>
          </table:table-cell>
          <table:table-cell office:value-type="float" office:value="28365.96402554314" table:style-name="ce5">
            <text:p><text:s/>28,366<text:s/></text:p>
          </table:table-cell>
          <table:table-cell office:value-type="float" office:value="0.97229803368080303" table:style-name="ce6">
            <text:p>0.972</text:p>
          </table:table-cell>
          <table:table-cell office:value-type="float" office:value="27580.17104549599" table:style-name="ce5">
            <text:p><text:s/>27,5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03.0496218766002" table:style-name="ce5">
            <text:p><text:s/>6,7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703.0496218766002" table:style-name="ce5">
            <text:p><text:s/>6,703<text:s/></text:p>
          </table:table-cell>
          <table:table-cell office:value-type="float" office:value="0.90952031493256247" table:style-name="ce6">
            <text:p>0.910</text:p>
          </table:table-cell>
          <table:table-cell office:value-type="float" office:value="6096.559803097799" table:style-name="ce5">
            <text:p><text:s/>6,097<text:s/></text:p>
          </table:table-cell>
          <table:table-cell office:value-type="float" office:value="0.86465546276921146" table:style-name="ce6">
            <text:p>0.865</text:p>
          </table:table-cell>
          <table:table-cell office:value-type="float" office:value="5271.4237378477001" table:style-name="ce5">
            <text:p><text:s/>5,2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71.4237378477001" table:style-name="ce5">
            <text:p><text:s/>5,271<text:s/></text:p>
          </table:table-cell>
          <table:table-cell office:value-type="float" office:value="1.1470438985065128" table:style-name="ce6">
            <text:p>1.147</text:p>
          </table:table-cell>
          <table:table-cell office:value-type="float" office:value="6046.5544349405991" table:style-name="ce5">
            <text:p><text:s/>6,047<text:s/></text:p>
          </table:table-cell>
          <table:table-cell office:value-type="float" office:value="1.2259610103071574" table:style-name="ce6">
            <text:p>1.226</text:p>
          </table:table-cell>
          <table:table-cell office:value-type="float" office:value="7412.8399839370004" table:style-name="ce5">
            <text:p><text:s/>7,4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12.8399839370004" table:style-name="ce5">
            <text:p><text:s/>7,413<text:s/></text:p>
          </table:table-cell>
          <table:table-cell office:value-type="float" office:value="0.92867234391315112" table:style-name="ce6">
            <text:p>0.929</text:p>
          </table:table-cell>
          <table:table-cell office:value-type="float" office:value="6884.0994829358997" table:style-name="ce5">
            <text:p><text:s/>6,884<text:s/></text:p>
          </table:table-cell>
          <table:table-cell office:value-type="float" office:value="1.1147047859781998" table:style-name="ce6">
            <text:p>1.115</text:p>
          </table:table-cell>
          <table:table-cell office:value-type="float" office:value="7673.738640778698" table:style-name="ce5">
            <text:p><text:s/>7,6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73.738640778698" table:style-name="ce5">
            <text:p><text:s/>7,674<text:s/></text:p>
          </table:table-cell>
          <table:table-cell office:value-type="float" office:value="1.0006945355253147" table:style-name="ce6">
            <text:p>1.001</text:p>
          </table:table-cell>
          <table:table-cell office:value-type="float" office:value="7679.0683248766991" table:style-name="ce5">
            <text:p><text:s/>7,679<text:s/></text:p>
          </table:table-cell>
          <table:table-cell office:value-type="float" office:value="0.95584717454884172" table:style-name="ce6">
            <text:p>0.956</text:p>
          </table:table-cell>
          <table:table-cell office:value-type="float" office:value="7340.0157615009002" table:style-name="ce5">
            <text:p><text:s/>7,3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40.0157615009002" table:style-name="ce5">
            <text:p><text:s/>7,340<text:s/></text:p>
          </table:table-cell>
          <table:table-cell office:value-type="float" office:value="1.1309625914174655" table:style-name="ce6">
            <text:p>1.131</text:p>
          </table:table-cell>
          <table:table-cell office:value-type="float" office:value="8301.2832466720993" table:style-name="ce5">
            <text:p><text:s/>8,301<text:s/></text:p>
          </table:table-cell>
          <table:table-cell office:value-type="float" office:value="1.0699389782409667" table:style-name="ce6">
            <text:p>1.070</text:p>
          </table:table-cell>
          <table:table-cell office:value-type="float" office:value="8881.8665150332017" table:style-name="ce5">
            <text:p><text:s/>8,8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81.8665150332017" table:style-name="ce5">
            <text:p><text:s/>8,882<text:s/></text:p>
          </table:table-cell>
          <table:table-cell office:value-type="float" office:value="1.059109946409551" table:style-name="ce6">
            <text:p>1.059</text:p>
          </table:table-cell>
          <table:table-cell office:value-type="float" office:value="9406.8731687535983" table:style-name="ce5">
            <text:p><text:s/>9,407<text:s/></text:p>
          </table:table-cell>
          <table:table-cell office:value-type="float" office:value="1.0307094141649384" table:style-name="ce6">
            <text:p>1.031</text:p>
          </table:table-cell>
          <table:table-cell office:value-type="float" office:value="9695.7527328898996" table:style-name="ce5">
            <text:p><text:s/>9,6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95.7527328898996" table:style-name="ce5">
            <text:p><text:s/>9,696<text:s/></text:p>
          </table:table-cell>
          <table:table-cell office:value-type="float" office:value="1.0674466898267303" table:style-name="ce6">
            <text:p>1.067</text:p>
          </table:table-cell>
          <table:table-cell office:value-type="float" office:value="10349.6991601018" table:style-name="ce5">
            <text:p><text:s/>10,350<text:s/></text:p>
          </table:table-cell>
          <table:table-cell office:value-type="float" office:value="1.2998810590954775" table:style-name="ce6">
            <text:p>1.300</text:p>
          </table:table-cell>
          <table:table-cell office:value-type="float" office:value="13453.377905552699" table:style-name="ce5">
            <text:p><text:s/>13,4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453.377905552699" table:style-name="ce5">
            <text:p><text:s/>13,453<text:s/></text:p>
          </table:table-cell>
          <table:table-cell office:value-type="float" office:value="1.1710424093391709" table:style-name="ce6">
            <text:p>1.171</text:p>
          </table:table-cell>
          <table:table-cell office:value-type="float" office:value="15754.476076268802" table:style-name="ce5">
            <text:p><text:s/>15,754<text:s/></text:p>
          </table:table-cell>
          <table:table-cell office:value-type="float" office:value="1.2127339058021518" table:style-name="ce6">
            <text:p>1.213</text:p>
          </table:table-cell>
          <table:table-cell office:value-type="float" office:value="19105.987305840023" table:style-name="ce5">
            <text:p><text:s/>19,1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105.987305840023" table:style-name="ce5">
            <text:p><text:s/>19,106<text:s/></text:p>
          </table:table-cell>
          <table:table-cell office:value-type="float" office:value="1.098391944540883" table:style-name="ce6">
            <text:p>1.098</text:p>
          </table:table-cell>
          <table:table-cell office:value-type="float" office:value="20985.862549235051" table:style-name="ce5">
            <text:p><text:s/>20,986<text:s/></text:p>
          </table:table-cell>
          <table:table-cell office:value-type="float" office:value="1.0238012820064168" table:style-name="ce6">
            <text:p>1.024</text:p>
          </table:table-cell>
          <table:table-cell office:value-type="float" office:value="21485.352981917298" table:style-name="ce5">
            <text:p><text:s/>21,4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85.352981917298" table:style-name="ce5">
            <text:p><text:s/>21,485<text:s/></text:p>
          </table:table-cell>
          <table:table-cell office:value-type="float" office:value="1.0388029004632073" table:style-name="ce6">
            <text:p>1.039</text:p>
          </table:table-cell>
          <table:table-cell office:value-type="float" office:value="22319.04699509151" table:style-name="ce5">
            <text:p><text:s/>22,319<text:s/></text:p>
          </table:table-cell>
          <table:table-cell office:value-type="float" office:value="1.0284697068798929" table:style-name="ce6">
            <text:p>1.028</text:p>
          </table:table-cell>
          <table:table-cell office:value-type="float" office:value="22954.463720880321" table:style-name="ce5">
            <text:p><text:s/>22,9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954.463720880321" table:style-name="ce5">
            <text:p><text:s/>22,954<text:s/></text:p>
          </table:table-cell>
          <table:table-cell office:value-type="float" office:value="1.0522205507296645" table:style-name="ce6">
            <text:p>1.052</text:p>
          </table:table-cell>
          <table:table-cell office:value-type="float" office:value="24153.158458088794" table:style-name="ce5">
            <text:p><text:s/>24,153<text:s/></text:p>
          </table:table-cell>
          <table:table-cell office:value-type="float" office:value="1.0578796449110714" table:style-name="ce6">
            <text:p>1.058</text:p>
          </table:table-cell>
          <table:table-cell office:value-type="float" office:value="25551.134693123819" table:style-name="ce5">
            <text:p><text:s/>25,5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551.134693123819" table:style-name="ce5">
            <text:p><text:s/>25,551<text:s/></text:p>
          </table:table-cell>
          <table:table-cell office:value-type="float" office:value="0.97477958176286716" table:style-name="ce6">
            <text:p>0.975</text:p>
          </table:table-cell>
          <table:table-cell office:value-type="float" office:value="24906.724389729919" table:style-name="ce5">
            <text:p><text:s/>24,907<text:s/></text:p>
          </table:table-cell>
          <table:table-cell office:value-type="float" office:value="1.1786328588069908" table:style-name="ce6">
            <text:p>1.179</text:p>
          </table:table-cell>
          <table:table-cell office:value-type="float" office:value="29355.88377098518" table:style-name="ce5">
            <text:p><text:s/>29,3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355.88377098518" table:style-name="ce5">
            <text:p><text:s/>29,356<text:s/></text:p>
          </table:table-cell>
          <table:table-cell office:value-type="float" office:value="0.8662441923154911" table:style-name="ce6">
            <text:p>0.866</text:p>
          </table:table-cell>
          <table:table-cell office:value-type="float" office:value="25429.363826904493" table:style-name="ce5">
            <text:p><text:s/>25,429<text:s/></text:p>
          </table:table-cell>
          <table:table-cell office:value-type="float" office:value="1.0943083126907818" table:style-name="ce6">
            <text:p>1.094</text:p>
          </table:table-cell>
          <table:table-cell office:value-type="float" office:value="27827.564222219851" table:style-name="ce5">
            <text:p><text:s/>27,8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827.564222219851" table:style-name="ce5">
            <text:p><text:s/>27,828<text:s/></text:p>
          </table:table-cell>
          <table:table-cell office:value-type="float" office:value="0.92190896707765291" table:style-name="ce6">
            <text:p>0.922</text:p>
          </table:table-cell>
          <table:table-cell office:value-type="float" office:value="25654.480988393752" table:style-name="ce5">
            <text:p><text:s/>25,654<text:s/></text:p>
          </table:table-cell>
          <table:table-cell office:value-type="float" office:value="1.0256347700034145" table:style-name="ce6">
            <text:p>1.026</text:p>
          </table:table-cell>
          <table:table-cell office:value-type="float" office:value="26312.127708088196" table:style-name="ce5">
            <text:p><text:s/>26,3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312.127708088196" table:style-name="ce5">
            <text:p><text:s/>26,312<text:s/></text:p>
          </table:table-cell>
          <table:table-cell office:value-type="float" office:value="0.91483787195949229" table:style-name="ce6">
            <text:p>0.915</text:p>
          </table:table-cell>
          <table:table-cell office:value-type="float" office:value="24071.330919193799" table:style-name="ce5">
            <text:p><text:s/>24,071<text:s/></text:p>
          </table:table-cell>
          <table:table-cell office:value-type="float" office:value="0.97286946110298977" table:style-name="ce6">
            <text:p>0.973</text:p>
          </table:table-cell>
          <table:table-cell office:value-type="float" office:value="23418.262739387807" table:style-name="ce5">
            <text:p><text:s/>23,4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418.262739387807" table:style-name="ce5">
            <text:p><text:s/>23,418<text:s/></text:p>
          </table:table-cell>
          <table:table-cell office:value-type="float" office:value="0.97987787283028727" table:style-name="ce6">
            <text:p>0.980</text:p>
          </table:table-cell>
          <table:table-cell office:value-type="float" office:value="22947.037478452097" table:style-name="ce5">
            <text:p><text:s/>22,947<text:s/></text:p>
          </table:table-cell>
          <table:table-cell office:value-type="float" office:value="1.0089720616933939" table:style-name="ce6">
            <text:p>1.009</text:p>
          </table:table-cell>
          <table:table-cell office:value-type="float" office:value="23152.919714389394" table:style-name="ce5">
            <text:p><text:s/>23,15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76.3270799272" table:style-name="ce5">
            <text:p><text:s/>14,4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76.3270799272" table:style-name="ce5">
            <text:p><text:s/>14,476<text:s/></text:p>
          </table:table-cell>
          <table:table-cell office:value-type="float" office:value="1.0085505477350973" table:style-name="ce6">
            <text:p>1.009</text:p>
          </table:table-cell>
          <table:table-cell office:value-type="float" office:value="14600.107605653" table:style-name="ce5">
            <text:p><text:s/>14,600<text:s/></text:p>
          </table:table-cell>
          <table:table-cell office:value-type="float" office:value="1.5501098761114083" table:style-name="ce6">
            <text:p>1.550</text:p>
          </table:table-cell>
          <table:table-cell office:value-type="float" office:value="22631.770991812002" table:style-name="ce5">
            <text:p><text:s/>22,6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631.770991812002" table:style-name="ce5">
            <text:p><text:s/>22,632<text:s/></text:p>
          </table:table-cell>
          <table:table-cell office:value-type="float" office:value="1.1085894711856057" table:style-name="ce6">
            <text:p>1.109</text:p>
          </table:table-cell>
          <table:table-cell office:value-type="float" office:value="25089.3430358066" table:style-name="ce5">
            <text:p><text:s/>25,089<text:s/></text:p>
          </table:table-cell>
          <table:table-cell office:value-type="float" office:value="1.0243875000753775" table:style-name="ce6">
            <text:p>1.024</text:p>
          </table:table-cell>
          <table:table-cell office:value-type="float" office:value="25701.209390983502" table:style-name="ce5">
            <text:p><text:s/>25,7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701.209390983502" table:style-name="ce5">
            <text:p><text:s/>25,701<text:s/></text:p>
          </table:table-cell>
          <table:table-cell office:value-type="float" office:value="1.0392856183781927" table:style-name="ce6">
            <text:p>1.039</text:p>
          </table:table-cell>
          <table:table-cell office:value-type="float" office:value="26710.897294975701" table:style-name="ce5">
            <text:p><text:s/>26,711<text:s/></text:p>
          </table:table-cell>
          <table:table-cell office:value-type="float" office:value="1.072362108100493" table:style-name="ce6">
            <text:p>1.072</text:p>
          </table:table-cell>
          <table:table-cell office:value-type="float" office:value="28643.754132495898" table:style-name="ce5">
            <text:p><text:s/>28,6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643.754132495898" table:style-name="ce5">
            <text:p><text:s/>28,644<text:s/></text:p>
          </table:table-cell>
          <table:table-cell office:value-type="float" office:value="1.0385980058540869" table:style-name="ce6">
            <text:p>1.039</text:p>
          </table:table-cell>
          <table:table-cell office:value-type="float" office:value="29749.345922185003" table:style-name="ce5">
            <text:p><text:s/>29,749<text:s/></text:p>
          </table:table-cell>
          <table:table-cell office:value-type="float" office:value="1.0467208966534487" table:style-name="ce6">
            <text:p>1.047</text:p>
          </table:table-cell>
          <table:table-cell office:value-type="float" office:value="31139.262038523102" table:style-name="ce5">
            <text:p><text:s/>31,1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139.262038523102" table:style-name="ce5">
            <text:p><text:s/>31,139<text:s/></text:p>
          </table:table-cell>
          <table:table-cell office:value-type="float" office:value="1.0777380958763725" table:style-name="ce6">
            <text:p>1.078</text:p>
          </table:table-cell>
          <table:table-cell office:value-type="float" office:value="33559.968976393298" table:style-name="ce5">
            <text:p><text:s/>33,560<text:s/></text:p>
          </table:table-cell>
          <table:table-cell office:value-type="float" office:value="1.0925835119194118" table:style-name="ce6">
            <text:p>1.093</text:p>
          </table:table-cell>
          <table:table-cell office:value-type="float" office:value="36667.068764134303" table:style-name="ce5">
            <text:p><text:s/>36,6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667.068764134303" table:style-name="ce5">
            <text:p><text:s/>36,667<text:s/></text:p>
          </table:table-cell>
          <table:table-cell office:value-type="float" office:value="1.069373199059231" table:style-name="ce6">
            <text:p>1.069</text:p>
          </table:table-cell>
          <table:table-cell office:value-type="float" office:value="39210.780624427098" table:style-name="ce5">
            <text:p><text:s/>39,211<text:s/></text:p>
          </table:table-cell>
          <table:table-cell office:value-type="float" office:value="1.2022369751892936" table:style-name="ce6">
            <text:p>1.202</text:p>
          </table:table-cell>
          <table:table-cell office:value-type="float" office:value="47140.650292722195" table:style-name="ce5">
            <text:p><text:s/>47,1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140.650292722195" table:style-name="ce5">
            <text:p><text:s/>47,141<text:s/></text:p>
          </table:table-cell>
          <table:table-cell office:value-type="float" office:value="0.988651606144901" table:style-name="ce6">
            <text:p>0.989</text:p>
          </table:table-cell>
          <table:table-cell office:value-type="float" office:value="46605.679626614896" table:style-name="ce5">
            <text:p><text:s/>46,606<text:s/></text:p>
          </table:table-cell>
          <table:table-cell office:value-type="float" office:value="1.0971829123861481" table:style-name="ce6">
            <text:p>1.097</text:p>
          </table:table-cell>
          <table:table-cell office:value-type="float" office:value="51134.955306465105" table:style-name="ce5">
            <text:p><text:s/>51,1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134.955306465105" table:style-name="ce5">
            <text:p><text:s/>51,135<text:s/></text:p>
          </table:table-cell>
          <table:table-cell office:value-type="float" office:value="1.1155077030429541" table:style-name="ce6">
            <text:p>1.116</text:p>
          </table:table-cell>
          <table:table-cell office:value-type="float" office:value="57041.436539119" table:style-name="ce5">
            <text:p><text:s/>57,041<text:s/></text:p>
          </table:table-cell>
          <table:table-cell office:value-type="float" office:value="0.98964440750109939" table:style-name="ce6">
            <text:p>0.990</text:p>
          </table:table-cell>
          <table:table-cell office:value-type="float" office:value="56450.738666767989" table:style-name="ce5">
            <text:p><text:s/>56,4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450.738666767989" table:style-name="ce5">
            <text:p><text:s/>56,451<text:s/></text:p>
          </table:table-cell>
          <table:table-cell office:value-type="float" office:value="1.0324712278127288" table:style-name="ce6">
            <text:p>1.032</text:p>
          </table:table-cell>
          <table:table-cell office:value-type="float" office:value="58283.763462213436" table:style-name="ce5">
            <text:p><text:s/>58,284<text:s/></text:p>
          </table:table-cell>
          <table:table-cell office:value-type="float" office:value="1.0980920918030135" table:style-name="ce6">
            <text:p>1.098</text:p>
          </table:table-cell>
          <table:table-cell office:value-type="float" office:value="64000.939738374" table:style-name="ce5">
            <text:p><text:s/>64,00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000.939738374" table:style-name="ce5">
            <text:p><text:s/>64,001<text:s/></text:p>
          </table:table-cell>
          <table:table-cell office:value-type="float" office:value="1.0502931912293914" table:style-name="ce6">
            <text:p>1.050</text:p>
          </table:table-cell>
          <table:table-cell office:value-type="float" office:value="67219.751239496807" table:style-name="ce5">
            <text:p><text:s/>67,220<text:s/></text:p>
          </table:table-cell>
          <table:table-cell office:value-type="float" office:value="1.1102362400531902" table:style-name="ce6">
            <text:p>1.110</text:p>
          </table:table-cell>
          <table:table-cell office:value-type="float" office:value="74629.803873449709" table:style-name="ce5">
            <text:p><text:s/>74,6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4629.803873449709" table:style-name="ce5">
            <text:p><text:s/>74,630<text:s/></text:p>
          </table:table-cell>
          <table:table-cell office:value-type="float" office:value="1.0447244526072306" table:style-name="ce6">
            <text:p>1.045</text:p>
          </table:table-cell>
          <table:table-cell office:value-type="float" office:value="77967.580999874728" table:style-name="ce5">
            <text:p><text:s/>77,968<text:s/></text:p>
          </table:table-cell>
          <table:table-cell office:value-type="float" office:value="1.076311107353739" table:style-name="ce6">
            <text:p>1.076</text:p>
          </table:table-cell>
          <table:table-cell office:value-type="float" office:value="83917.373443667515" table:style-name="ce5">
            <text:p><text:s/>83,9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917.373443667515" table:style-name="ce5">
            <text:p><text:s/>83,917<text:s/></text:p>
          </table:table-cell>
          <table:table-cell office:value-type="float" office:value="1.0148872493213559" table:style-name="ce6">
            <text:p>1.015</text:p>
          </table:table-cell>
          <table:table-cell office:value-type="float" office:value="85166.672304516716" table:style-name="ce5">
            <text:p><text:s/>85,167<text:s/></text:p>
          </table:table-cell>
          <table:table-cell office:value-type="float" office:value="1.1580501472506799" table:style-name="ce6">
            <text:p>1.158</text:p>
          </table:table-cell>
          <table:table-cell office:value-type="float" office:value="98627.277403095999" table:style-name="ce5">
            <text:p><text:s/>98,62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8627.277403095999" table:style-name="ce5">
            <text:p><text:s/>98,627<text:s/></text:p>
          </table:table-cell>
          <table:table-cell office:value-type="float" office:value="0.90535786862271816" table:style-name="ce6">
            <text:p>0.905</text:p>
          </table:table-cell>
          <table:table-cell office:value-type="float" office:value="89292.981657728567" table:style-name="ce5">
            <text:p><text:s/>89,293<text:s/></text:p>
          </table:table-cell>
          <table:table-cell office:value-type="float" office:value="1.145592740088369" table:style-name="ce6">
            <text:p>1.146</text:p>
          </table:table-cell>
          <table:table-cell office:value-type="float" office:value="102293.39152793773" table:style-name="ce5">
            <text:p><text:s/>102,2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293.39152793773" table:style-name="ce5">
            <text:p><text:s/>102,293<text:s/></text:p>
          </table:table-cell>
          <table:table-cell office:value-type="float" office:value="0.91221906296294752" table:style-name="ce6">
            <text:p>0.912</text:p>
          </table:table-cell>
          <table:table-cell office:value-type="float" office:value="93313.981766917263" table:style-name="ce5">
            <text:p><text:s/>93,314<text:s/></text:p>
          </table:table-cell>
          <table:table-cell office:value-type="float" office:value="1.1395297466544101" table:style-name="ce6">
            <text:p>1.140</text:p>
          </table:table-cell>
          <table:table-cell office:value-type="float" office:value="106334.05800216948" table:style-name="ce5">
            <text:p><text:s/>106,3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334.05800216948" table:style-name="ce5">
            <text:p><text:s/>106,334<text:s/></text:p>
          </table:table-cell>
          <table:table-cell office:value-type="float" office:value="0.98979572895753665" table:style-name="ce6">
            <text:p>0.990</text:p>
          </table:table-cell>
          <table:table-cell office:value-type="float" office:value="105248.99645327033" table:style-name="ce5">
            <text:p><text:s/>105,249<text:s/></text:p>
          </table:table-cell>
          <table:table-cell office:value-type="float" office:value="1.0895624749482378" table:style-name="ce6">
            <text:p>1.090</text:p>
          </table:table-cell>
          <table:table-cell office:value-type="float" office:value="114675.35706144352" table:style-name="ce5">
            <text:p><text:s/>114,6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4675.35706144352" table:style-name="ce5">
            <text:p><text:s/>114,675<text:s/></text:p>
          </table:table-cell>
          <table:table-cell office:value-type="float" office:value="1.0240576763179763" table:style-name="ce6">
            <text:p>1.024</text:p>
          </table:table-cell>
          <table:table-cell office:value-type="float" office:value="117434.17968327607" table:style-name="ce5">
            <text:p><text:s/>117,434<text:s/></text:p>
          </table:table-cell>
          <table:table-cell office:value-type="float" office:value="1.0371516518580024" table:style-name="ce6">
            <text:p>1.037</text:p>
          </table:table-cell>
          <table:table-cell office:value-type="float" office:value="121797.05344309924" table:style-name="ce5">
            <text:p><text:s/>121,7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00.6443449366707" table:style-name="ce5">
            <text:p><text:s/>7,20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200.6443449366707" table:style-name="ce5">
            <text:p><text:s/>7,201<text:s/></text:p>
          </table:table-cell>
          <table:table-cell office:value-type="float" office:value="1.0178521134850205" table:style-name="ce6">
            <text:p>1.018</text:p>
          </table:table-cell>
          <table:table-cell office:value-type="float" office:value="7329.1910649477504" table:style-name="ce5">
            <text:p><text:s/>7,329<text:s/></text:p>
          </table:table-cell>
          <table:table-cell office:value-type="float" office:value="1.3234000536464317" table:style-name="ce6">
            <text:p>1.323</text:p>
          </table:table-cell>
          <table:table-cell office:value-type="float" office:value="9699.4518485368008" table:style-name="ce5">
            <text:p><text:s/>9,6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699.4518485368008" table:style-name="ce5">
            <text:p><text:s/>9,699<text:s/></text:p>
          </table:table-cell>
          <table:table-cell office:value-type="float" office:value="1.0959698123346036" table:style-name="ce6">
            <text:p>1.096</text:p>
          </table:table-cell>
          <table:table-cell office:value-type="float" office:value="10630.3064221894" table:style-name="ce5">
            <text:p><text:s/>10,630<text:s/></text:p>
          </table:table-cell>
          <table:table-cell office:value-type="float" office:value="1.0849067518518158" table:style-name="ce6">
            <text:p>1.085</text:p>
          </table:table-cell>
          <table:table-cell office:value-type="float" office:value="11532.891211687" table:style-name="ce5">
            <text:p><text:s/>11,5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32.891211687" table:style-name="ce5">
            <text:p><text:s/>11,533<text:s/></text:p>
          </table:table-cell>
          <table:table-cell office:value-type="float" office:value="1.0524822960757003" table:style-name="ce6">
            <text:p>1.052</text:p>
          </table:table-cell>
          <table:table-cell office:value-type="float" office:value="12138.1638228676" table:style-name="ce5">
            <text:p><text:s/>12,138<text:s/></text:p>
          </table:table-cell>
          <table:table-cell office:value-type="float" office:value="0.97561721747291597" table:style-name="ce6">
            <text:p>0.976</text:p>
          </table:table-cell>
          <table:table-cell office:value-type="float" office:value="11842.201614096501" table:style-name="ce5">
            <text:p><text:s/>11,84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842.201614096501" table:style-name="ce5">
            <text:p><text:s/>11,842<text:s/></text:p>
          </table:table-cell>
          <table:table-cell office:value-type="float" office:value="1.0427910238626485" table:style-name="ce6">
            <text:p>1.043</text:p>
          </table:table-cell>
          <table:table-cell office:value-type="float" office:value="12348.941545951599" table:style-name="ce5">
            <text:p><text:s/>12,349<text:s/></text:p>
          </table:table-cell>
          <table:table-cell office:value-type="float" office:value="1.0189901449317071" table:style-name="ce6">
            <text:p>1.019</text:p>
          </table:table-cell>
          <table:table-cell office:value-type="float" office:value="12583.4497356624" table:style-name="ce5">
            <text:p><text:s/>12,5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83.4497356624" table:style-name="ce5">
            <text:p><text:s/>12,583<text:s/></text:p>
          </table:table-cell>
          <table:table-cell office:value-type="float" office:value="1.0701460564282959" table:style-name="ce6">
            <text:p>1.070</text:p>
          </table:table-cell>
          <table:table-cell office:value-type="float" office:value="13466.129110882799" table:style-name="ce5">
            <text:p><text:s/>13,466<text:s/></text:p>
          </table:table-cell>
          <table:table-cell office:value-type="float" office:value="1.0127389170766947" table:style-name="ce6">
            <text:p>1.013</text:p>
          </table:table-cell>
          <table:table-cell office:value-type="float" office:value="13637.673012970399" table:style-name="ce5">
            <text:p><text:s/>13,6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37.673012970399" table:style-name="ce5">
            <text:p><text:s/>13,638<text:s/></text:p>
          </table:table-cell>
          <table:table-cell office:value-type="float" office:value="1.0702132697746241" table:style-name="ce6">
            <text:p>1.070</text:p>
          </table:table-cell>
          <table:table-cell office:value-type="float" office:value="14595.218627328199" table:style-name="ce5">
            <text:p><text:s/>14,595<text:s/></text:p>
          </table:table-cell>
          <table:table-cell office:value-type="float" office:value="1.1199163577278386" table:style-name="ce6">
            <text:p>1.120</text:p>
          </table:table-cell>
          <table:table-cell office:value-type="float" office:value="16345.4240853589" table:style-name="ce5">
            <text:p><text:s/>16,3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345.4240853589" table:style-name="ce5">
            <text:p><text:s/>16,345<text:s/></text:p>
          </table:table-cell>
          <table:table-cell office:value-type="float" office:value="1.0187525016093193" table:style-name="ce6">
            <text:p>1.019</text:p>
          </table:table-cell>
          <table:table-cell office:value-type="float" office:value="16651.941676824601" table:style-name="ce5">
            <text:p><text:s/>16,652<text:s/></text:p>
          </table:table-cell>
          <table:table-cell office:value-type="float" office:value="1.009247911878284" table:style-name="ce6">
            <text:p>1.009</text:p>
          </table:table-cell>
          <table:table-cell office:value-type="float" office:value="16805.937366054201" table:style-name="ce5">
            <text:p><text:s/>16,8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805.937366054201" table:style-name="ce5">
            <text:p><text:s/>16,806<text:s/></text:p>
          </table:table-cell>
          <table:table-cell office:value-type="float" office:value="1.1037945285250907" table:style-name="ce6">
            <text:p>1.104</text:p>
          </table:table-cell>
          <table:table-cell office:value-type="float" office:value="18550.301711386001" table:style-name="ce5">
            <text:p><text:s/>18,550<text:s/></text:p>
          </table:table-cell>
          <table:table-cell office:value-type="float" office:value="1.0741289229430455" table:style-name="ce6">
            <text:p>1.074</text:p>
          </table:table-cell>
          <table:table-cell office:value-type="float" office:value="19925.415597519579" table:style-name="ce5">
            <text:p><text:s/>19,9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925.415597519579" table:style-name="ce5">
            <text:p><text:s/>19,925<text:s/></text:p>
          </table:table-cell>
          <table:table-cell office:value-type="float" office:value="1.057037387868049" table:style-name="ce6">
            <text:p>1.057</text:p>
          </table:table-cell>
          <table:table-cell office:value-type="float" office:value="21061.909255387378" table:style-name="ce5">
            <text:p><text:s/>21,062<text:s/></text:p>
          </table:table-cell>
          <table:table-cell office:value-type="float" office:value="1.0245953962125611" table:style-name="ce6">
            <text:p>1.025</text:p>
          </table:table-cell>
          <table:table-cell office:value-type="float" office:value="21579.935258516638" table:style-name="ce5">
            <text:p><text:s/>21,5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579.935258516638" table:style-name="ce5">
            <text:p><text:s/>21,580<text:s/></text:p>
          </table:table-cell>
          <table:table-cell office:value-type="float" office:value="1.0718924906156235" table:style-name="ce6">
            <text:p>1.072</text:p>
          </table:table-cell>
          <table:table-cell office:value-type="float" office:value="23131.37055157531" table:style-name="ce5">
            <text:p><text:s/>23,131<text:s/></text:p>
          </table:table-cell>
          <table:table-cell office:value-type="float" office:value="1.0574476658466603" table:style-name="ce6">
            <text:p>1.057</text:p>
          </table:table-cell>
          <table:table-cell office:value-type="float" office:value="24460.213797597487" table:style-name="ce5">
            <text:p><text:s/>24,4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460.213797597487" table:style-name="ce5">
            <text:p><text:s/>24,460<text:s/></text:p>
          </table:table-cell>
          <table:table-cell office:value-type="float" office:value="1.0488822284197739" table:style-name="ce6">
            <text:p>1.049</text:p>
          </table:table-cell>
          <table:table-cell office:value-type="float" office:value="25655.88355564815" table:style-name="ce5">
            <text:p><text:s/>25,656<text:s/></text:p>
          </table:table-cell>
          <table:table-cell office:value-type="float" office:value="1.1867627899273296" table:style-name="ce6">
            <text:p>1.187</text:p>
          </table:table-cell>
          <table:table-cell office:value-type="float" office:value="30447.4479465517" table:style-name="ce5">
            <text:p><text:s/>30,4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447.4479465517" table:style-name="ce5">
            <text:p><text:s/>30,447<text:s/></text:p>
          </table:table-cell>
          <table:table-cell office:value-type="float" office:value="1.0298960612067396" table:style-name="ce6">
            <text:p>1.030</text:p>
          </table:table-cell>
          <table:table-cell office:value-type="float" office:value="31357.706713950829" table:style-name="ce5">
            <text:p><text:s/>31,358<text:s/></text:p>
          </table:table-cell>
          <table:table-cell office:value-type="float" office:value="1.113398003542448" table:style-name="ce6">
            <text:p>1.113</text:p>
          </table:table-cell>
          <table:table-cell office:value-type="float" office:value="34913.608050982468" table:style-name="ce5">
            <text:p><text:s/>34,9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913.608050982468" table:style-name="ce5">
            <text:p><text:s/>34,914<text:s/></text:p>
          </table:table-cell>
          <table:table-cell office:value-type="float" office:value="0.90709531074079086" table:style-name="ce6">
            <text:p>0.907</text:p>
          </table:table-cell>
          <table:table-cell office:value-type="float" office:value="31669.970144088118" table:style-name="ce5">
            <text:p><text:s/>31,670<text:s/></text:p>
          </table:table-cell>
          <table:table-cell office:value-type="float" office:value="1.2607002115793573" table:style-name="ce6">
            <text:p>1.261</text:p>
          </table:table-cell>
          <table:table-cell office:value-type="float" office:value="39926.338061363822" table:style-name="ce5">
            <text:p><text:s/>39,9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926.338061363822" table:style-name="ce5">
            <text:p><text:s/>39,926<text:s/></text:p>
          </table:table-cell>
          <table:table-cell office:value-type="float" office:value="0.92348206894743234" table:style-name="ce6">
            <text:p>0.923</text:p>
          </table:table-cell>
          <table:table-cell office:value-type="float" office:value="36871.257278402874" table:style-name="ce5">
            <text:p><text:s/>36,871<text:s/></text:p>
          </table:table-cell>
          <table:table-cell office:value-type="float" office:value="1.1058401452107292" table:style-name="ce6">
            <text:p>1.106</text:p>
          </table:table-cell>
          <table:table-cell office:value-type="float" office:value="40773.716502851195" table:style-name="ce5">
            <text:p><text:s/>40,7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773.716502851195" table:style-name="ce5">
            <text:p><text:s/>40,774<text:s/></text:p>
          </table:table-cell>
          <table:table-cell office:value-type="float" office:value="0.99886769036082235" table:style-name="ce6">
            <text:p>0.999</text:p>
          </table:table-cell>
          <table:table-cell office:value-type="float" office:value="40727.548030629921" table:style-name="ce5">
            <text:p><text:s/>40,728<text:s/></text:p>
          </table:table-cell>
          <table:table-cell office:value-type="float" office:value="1.1339731372678452" table:style-name="ce6">
            <text:p>1.134</text:p>
          </table:table-cell>
          <table:table-cell office:value-type="float" office:value="46183.945413520261" table:style-name="ce5">
            <text:p><text:s/>46,1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183.945413520261" table:style-name="ce5">
            <text:p><text:s/>46,184<text:s/></text:p>
          </table:table-cell>
          <table:table-cell office:value-type="float" office:value="1.0227319670300903" table:style-name="ce6">
            <text:p>1.023</text:p>
          </table:table-cell>
          <table:table-cell office:value-type="float" office:value="47233.797337979893" table:style-name="ce5">
            <text:p><text:s/>47,234<text:s/></text:p>
          </table:table-cell>
          <table:table-cell office:value-type="float" office:value="1.1045679083051509" table:style-name="ce6">
            <text:p>1.105</text:p>
          </table:table-cell>
          <table:table-cell office:value-type="float" office:value="52172.936726921856" table:style-name="ce5">
            <text:p><text:s/>52,1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75.6827349905298" table:style-name="ce5">
            <text:p><text:s/>7,2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75.6827349905298" table:style-name="ce5">
            <text:p><text:s/>7,276<text:s/></text:p>
          </table:table-cell>
          <table:table-cell office:value-type="float" office:value="0.99934491449684049" table:style-name="ce6">
            <text:p>0.999</text:p>
          </table:table-cell>
          <table:table-cell office:value-type="float" office:value="7270.9165407052496" table:style-name="ce5">
            <text:p><text:s/>7,271<text:s/></text:p>
          </table:table-cell>
          <table:table-cell office:value-type="float" office:value="1.7786367194390622" table:style-name="ce6">
            <text:p>1.779</text:p>
          </table:table-cell>
          <table:table-cell office:value-type="float" office:value="12932.319143275199" table:style-name="ce5">
            <text:p><text:s/>12,9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932.319143275199" table:style-name="ce5">
            <text:p><text:s/>12,932<text:s/></text:p>
          </table:table-cell>
          <table:table-cell office:value-type="float" office:value="1.1180544226776132" table:style-name="ce6">
            <text:p>1.118</text:p>
          </table:table-cell>
          <table:table-cell office:value-type="float" office:value="14459.0366136172" table:style-name="ce5">
            <text:p><text:s/>14,459<text:s/></text:p>
          </table:table-cell>
          <table:table-cell office:value-type="float" office:value="0.97989365114084392" table:style-name="ce6">
            <text:p>0.980</text:p>
          </table:table-cell>
          <table:table-cell office:value-type="float" office:value="14168.318179296501" table:style-name="ce5">
            <text:p><text:s/>14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68.318179296501" table:style-name="ce5">
            <text:p><text:s/>14,168<text:s/></text:p>
          </table:table-cell>
          <table:table-cell office:value-type="float" office:value="1.0285436343039327" table:style-name="ce6">
            <text:p>1.029</text:p>
          </table:table-cell>
          <table:table-cell office:value-type="float" office:value="14572.733472108101" table:style-name="ce5">
            <text:p><text:s/>14,573<text:s/></text:p>
          </table:table-cell>
          <table:table-cell office:value-type="float" office:value="1.1529444733589076" table:style-name="ce6">
            <text:p>1.153</text:p>
          </table:table-cell>
          <table:table-cell office:value-type="float" office:value="16801.5525183994" table:style-name="ce5">
            <text:p><text:s/>16,8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801.5525183994" table:style-name="ce5">
            <text:p><text:s/>16,802<text:s/></text:p>
          </table:table-cell>
          <table:table-cell office:value-type="float" office:value="1.0356426501168985" table:style-name="ce6">
            <text:p>1.036</text:p>
          </table:table-cell>
          <table:table-cell office:value-type="float" office:value="17400.404376233404" table:style-name="ce5">
            <text:p><text:s/>17,400<text:s/></text:p>
          </table:table-cell>
          <table:table-cell office:value-type="float" office:value="1.0664012112388279" table:style-name="ce6">
            <text:p>1.066</text:p>
          </table:table-cell>
          <table:table-cell office:value-type="float" office:value="18555.812302860704" table:style-name="ce5">
            <text:p><text:s/>18,5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555.812302860704" table:style-name="ce5">
            <text:p><text:s/>18,556<text:s/></text:p>
          </table:table-cell>
          <table:table-cell office:value-type="float" office:value="1.0828865660821909" table:style-name="ce6">
            <text:p>1.083</text:p>
          </table:table-cell>
          <table:table-cell office:value-type="float" office:value="20093.839865510497" table:style-name="ce5">
            <text:p><text:s/>20,094<text:s/></text:p>
          </table:table-cell>
          <table:table-cell office:value-type="float" office:value="1.1460923300524584" table:style-name="ce6">
            <text:p>1.146</text:p>
          </table:table-cell>
          <table:table-cell office:value-type="float" office:value="23029.395751163902" table:style-name="ce5">
            <text:p><text:s/>23,0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029.395751163902" table:style-name="ce5">
            <text:p><text:s/>23,029<text:s/></text:p>
          </table:table-cell>
          <table:table-cell office:value-type="float" office:value="1.0688757214072728" table:style-name="ce6">
            <text:p>1.069</text:p>
          </table:table-cell>
          <table:table-cell office:value-type="float" office:value="24615.561997098899" table:style-name="ce5">
            <text:p><text:s/>24,616<text:s/></text:p>
          </table:table-cell>
          <table:table-cell office:value-type="float" office:value="1.2510470494637786" table:style-name="ce6">
            <text:p>1.251</text:p>
          </table:table-cell>
          <table:table-cell office:value-type="float" office:value="30795.226207363296" table:style-name="ce5">
            <text:p><text:s/>30,7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795.226207363296" table:style-name="ce5">
            <text:p><text:s/>30,795<text:s/></text:p>
          </table:table-cell>
          <table:table-cell office:value-type="float" office:value="0.97267471744137424" table:style-name="ce6">
            <text:p>0.973</text:p>
          </table:table-cell>
          <table:table-cell office:value-type="float" office:value="29953.737949790298" table:style-name="ce5">
            <text:p><text:s/>29,954<text:s/></text:p>
          </table:table-cell>
          <table:table-cell office:value-type="float" office:value="1.1460679130582845" table:style-name="ce6">
            <text:p>1.146</text:p>
          </table:table-cell>
          <table:table-cell office:value-type="float" office:value="34329.0179404109" table:style-name="ce5">
            <text:p><text:s/>34,3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329.0179404109" table:style-name="ce5">
            <text:p><text:s/>34,329<text:s/></text:p>
          </table:table-cell>
          <table:table-cell office:value-type="float" office:value="1.1212419444840163" table:style-name="ce6">
            <text:p>1.121</text:p>
          </table:table-cell>
          <table:table-cell office:value-type="float" office:value="38491.134827733003" table:style-name="ce5">
            <text:p><text:s/>38,491<text:s/></text:p>
          </table:table-cell>
          <table:table-cell office:value-type="float" office:value="0.94892819431584507" table:style-name="ce6">
            <text:p>0.949</text:p>
          </table:table-cell>
          <table:table-cell office:value-type="float" office:value="36525.323069248414" table:style-name="ce5">
            <text:p><text:s/>36,5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525.323069248414" table:style-name="ce5">
            <text:p><text:s/>36,525<text:s/></text:p>
          </table:table-cell>
          <table:table-cell office:value-type="float" office:value="1.0190698145573438" table:style-name="ce6">
            <text:p>1.019</text:p>
          </table:table-cell>
          <table:table-cell office:value-type="float" office:value="37221.85420682605" table:style-name="ce5">
            <text:p><text:s/>37,222<text:s/></text:p>
          </table:table-cell>
          <table:table-cell office:value-type="float" office:value="1.1396800450655102" table:style-name="ce6">
            <text:p>1.140</text:p>
          </table:table-cell>
          <table:table-cell office:value-type="float" office:value="42421.004479857358" table:style-name="ce5">
            <text:p><text:s/>42,4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421.004479857358" table:style-name="ce5">
            <text:p><text:s/>42,421<text:s/></text:p>
          </table:table-cell>
          <table:table-cell office:value-type="float" office:value="1.0393054390981205" table:style-name="ce6">
            <text:p>1.039</text:p>
          </table:table-cell>
          <table:table-cell office:value-type="float" office:value="44088.380687921497" table:style-name="ce5">
            <text:p><text:s/>44,088<text:s/></text:p>
          </table:table-cell>
          <table:table-cell office:value-type="float" office:value="1.1379322463888255" table:style-name="ce6">
            <text:p>1.138</text:p>
          </table:table-cell>
          <table:table-cell office:value-type="float" office:value="50169.590075852218" table:style-name="ce5">
            <text:p><text:s/>50,1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169.590075852218" table:style-name="ce5">
            <text:p><text:s/>50,170<text:s/></text:p>
          </table:table-cell>
          <table:table-cell office:value-type="float" office:value="1.0426973265106545" table:style-name="ce6">
            <text:p>1.043</text:p>
          </table:table-cell>
          <table:table-cell office:value-type="float" office:value="52311.697444226578" table:style-name="ce5">
            <text:p><text:s/>52,312<text:s/></text:p>
          </table:table-cell>
          <table:table-cell office:value-type="float" office:value="1.022140899826929" table:style-name="ce6">
            <text:p>1.022</text:p>
          </table:table-cell>
          <table:table-cell office:value-type="float" office:value="53469.925497115815" table:style-name="ce5">
            <text:p><text:s/>53,4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469.925497115815" table:style-name="ce5">
            <text:p><text:s/>53,470<text:s/></text:p>
          </table:table-cell>
          <table:table-cell office:value-type="float" office:value="1.0063407624061187" table:style-name="ce6">
            <text:p>1.006</text:p>
          </table:table-cell>
          <table:table-cell office:value-type="float" office:value="53808.965590565895" table:style-name="ce5">
            <text:p><text:s/>53,809<text:s/></text:p>
          </table:table-cell>
          <table:table-cell office:value-type="float" office:value="1.1840716254780446" table:style-name="ce6">
            <text:p>1.184</text:p>
          </table:table-cell>
          <table:table-cell office:value-type="float" office:value="63713.669352113524" table:style-name="ce5">
            <text:p><text:s/>63,7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713.669352113524" table:style-name="ce5">
            <text:p><text:s/>63,714<text:s/></text:p>
          </table:table-cell>
          <table:table-cell office:value-type="float" office:value="0.90440579077602534" table:style-name="ce6">
            <text:p>0.904</text:p>
          </table:table-cell>
          <table:table-cell office:value-type="float" office:value="57623.011513640442" table:style-name="ce5">
            <text:p><text:s/>57,623<text:s/></text:p>
          </table:table-cell>
          <table:table-cell office:value-type="float" office:value="1.0823289485973926" table:style-name="ce6">
            <text:p>1.082</text:p>
          </table:table-cell>
          <table:table-cell office:value-type="float" office:value="62367.053466573903" table:style-name="ce5">
            <text:p><text:s/>62,3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367.053466573903" table:style-name="ce5">
            <text:p><text:s/>62,367<text:s/></text:p>
          </table:table-cell>
          <table:table-cell office:value-type="float" office:value="0.90500867607550661" table:style-name="ce6">
            <text:p>0.905</text:p>
          </table:table-cell>
          <table:table-cell office:value-type="float" office:value="56442.724488514388" table:style-name="ce5">
            <text:p><text:s/>56,443<text:s/></text:p>
          </table:table-cell>
          <table:table-cell office:value-type="float" office:value="1.1615375071531009" table:style-name="ce6">
            <text:p>1.162</text:p>
          </table:table-cell>
          <table:table-cell office:value-type="float" office:value="65560.341499318281" table:style-name="ce5">
            <text:p><text:s/>65,5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560.341499318281" table:style-name="ce5">
            <text:p><text:s/>65,560<text:s/></text:p>
          </table:table-cell>
          <table:table-cell office:value-type="float" office:value="0.98415363536981149" table:style-name="ce6">
            <text:p>0.984</text:p>
          </table:table-cell>
          <table:table-cell office:value-type="float" office:value="64521.448422640402" table:style-name="ce5">
            <text:p><text:s/>64,521<text:s/></text:p>
          </table:table-cell>
          <table:table-cell office:value-type="float" office:value="1.0615293568625126" table:style-name="ce6">
            <text:p>1.062</text:p>
          </table:table-cell>
          <table:table-cell office:value-type="float" office:value="68491.411647923247" table:style-name="ce5">
            <text:p><text:s/>68,4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8491.411647923247" table:style-name="ce5">
            <text:p><text:s/>68,491<text:s/></text:p>
          </table:table-cell>
          <table:table-cell office:value-type="float" office:value="1.0249516057014243" table:style-name="ce6">
            <text:p>1.025</text:p>
          </table:table-cell>
          <table:table-cell office:value-type="float" office:value="70200.382345296166" table:style-name="ce5">
            <text:p><text:s/>70,200<text:s/></text:p>
          </table:table-cell>
          <table:table-cell office:value-type="float" office:value="0.99179113261400342" table:style-name="ce6">
            <text:p>0.992</text:p>
          </table:table-cell>
          <table:table-cell office:value-type="float" office:value="69624.116716177377" table:style-name="ce5">
            <text:p><text:s/>69,6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61.3858904362114" table:style-name="ce5">
            <text:p><text:s/>9,6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61.3858904362114" table:style-name="ce5">
            <text:p><text:s/>9,661<text:s/></text:p>
          </table:table-cell>
          <table:table-cell office:value-type="float" office:value="0.96793146618662051" table:style-name="ce6">
            <text:p>0.968</text:p>
          </table:table-cell>
          <table:table-cell office:value-type="float" office:value="9351.5594103246494" table:style-name="ce5">
            <text:p><text:s/>9,352<text:s/></text:p>
          </table:table-cell>
          <table:table-cell office:value-type="float" office:value="0.95917432889576171" table:style-name="ce6">
            <text:p>0.959</text:p>
          </table:table-cell>
          <table:table-cell office:value-type="float" office:value="8969.7757215269903" table:style-name="ce5">
            <text:p><text:s/>8,9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69.7757215269903" table:style-name="ce5">
            <text:p><text:s/>8,970<text:s/></text:p>
          </table:table-cell>
          <table:table-cell office:value-type="float" office:value="1.0935272209576732" table:style-name="ce6">
            <text:p>1.094</text:p>
          </table:table-cell>
          <table:table-cell office:value-type="float" office:value="9808.6939173750197" table:style-name="ce5">
            <text:p><text:s/>9,809<text:s/></text:p>
          </table:table-cell>
          <table:table-cell office:value-type="float" office:value="1.0975017944963075" table:style-name="ce6">
            <text:p>1.098</text:p>
          </table:table-cell>
          <table:table-cell office:value-type="float" office:value="10765.059175984101" table:style-name="ce5">
            <text:p><text:s/>10,7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65.059175984101" table:style-name="ce5">
            <text:p><text:s/>10,765<text:s/></text:p>
          </table:table-cell>
          <table:table-cell office:value-type="float" office:value="1.004288421381351" table:style-name="ce6">
            <text:p>1.004</text:p>
          </table:table-cell>
          <table:table-cell office:value-type="float" office:value="10811.2242859259" table:style-name="ce5">
            <text:p><text:s/>10,811<text:s/></text:p>
          </table:table-cell>
          <table:table-cell office:value-type="float" office:value="1.0030849914507849" table:style-name="ce6">
            <text:p>1.003</text:p>
          </table:table-cell>
          <table:table-cell office:value-type="float" office:value="10844.5768204205" table:style-name="ce5">
            <text:p><text:s/>10,8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844.5768204205" table:style-name="ce5">
            <text:p><text:s/>10,845<text:s/></text:p>
          </table:table-cell>
          <table:table-cell office:value-type="float" office:value="1.0266132586230146" table:style-name="ce6">
            <text:p>1.027</text:p>
          </table:table-cell>
          <table:table-cell office:value-type="float" office:value="11133.186347999501" table:style-name="ce5">
            <text:p><text:s/>11,133<text:s/></text:p>
          </table:table-cell>
          <table:table-cell office:value-type="float" office:value="1.2632376465172801" table:style-name="ce6">
            <text:p>1.263</text:p>
          </table:table-cell>
          <table:table-cell office:value-type="float" office:value="14063.8601204852" table:style-name="ce5">
            <text:p><text:s/>14,0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063.8601204852" table:style-name="ce5">
            <text:p><text:s/>14,064<text:s/></text:p>
          </table:table-cell>
          <table:table-cell office:value-type="float" office:value="1.0499039581736316" table:style-name="ce6">
            <text:p>1.050</text:p>
          </table:table-cell>
          <table:table-cell office:value-type="float" office:value="14765.702407697701" table:style-name="ce5">
            <text:p><text:s/>14,766<text:s/></text:p>
          </table:table-cell>
          <table:table-cell office:value-type="float" office:value="1.0929561968025816" table:style-name="ce6">
            <text:p>1.093</text:p>
          </table:table-cell>
          <table:table-cell office:value-type="float" office:value="16138.265946636" table:style-name="ce5">
            <text:p><text:s/>16,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138.265946636" table:style-name="ce5">
            <text:p><text:s/>16,138<text:s/></text:p>
          </table:table-cell>
          <table:table-cell office:value-type="float" office:value="1.1144288265507325" table:style-name="ce6">
            <text:p>1.114</text:p>
          </table:table-cell>
          <table:table-cell office:value-type="float" office:value="17984.948781473202" table:style-name="ce5">
            <text:p><text:s/>17,985<text:s/></text:p>
          </table:table-cell>
          <table:table-cell office:value-type="float" office:value="1.1083564990359716" table:style-name="ce6">
            <text:p>1.108</text:p>
          </table:table-cell>
          <table:table-cell office:value-type="float" office:value="19933.734866774899" table:style-name="ce5">
            <text:p><text:s/>19,9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33.734866774899" table:style-name="ce5">
            <text:p><text:s/>19,934<text:s/></text:p>
          </table:table-cell>
          <table:table-cell office:value-type="float" office:value="0.98140672024333175" table:style-name="ce6">
            <text:p>0.981</text:p>
          </table:table-cell>
          <table:table-cell office:value-type="float" office:value="19563.101357801701" table:style-name="ce5">
            <text:p><text:s/>19,563<text:s/></text:p>
          </table:table-cell>
          <table:table-cell office:value-type="float" office:value="1.0881958729225629" table:style-name="ce6">
            <text:p>1.088</text:p>
          </table:table-cell>
          <table:table-cell office:value-type="float" office:value="21288.486159125598" table:style-name="ce5">
            <text:p><text:s/>21,2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288.486159125598" table:style-name="ce5">
            <text:p><text:s/>21,288<text:s/></text:p>
          </table:table-cell>
          <table:table-cell office:value-type="float" office:value="1.0869354928256072" table:style-name="ce6">
            <text:p>1.087</text:p>
          </table:table-cell>
          <table:table-cell office:value-type="float" office:value="23139.211194880299" table:style-name="ce5">
            <text:p><text:s/>23,139<text:s/></text:p>
          </table:table-cell>
          <table:table-cell office:value-type="float" office:value="1.0285767427158385" table:style-name="ce6">
            <text:p>1.029</text:p>
          </table:table-cell>
          <table:table-cell office:value-type="float" office:value="23800.45447984384" table:style-name="ce5">
            <text:p><text:s/>23,8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800.45447984384" table:style-name="ce5">
            <text:p><text:s/>23,800<text:s/></text:p>
          </table:table-cell>
          <table:table-cell office:value-type="float" office:value="1.0475852404989721" table:style-name="ce6">
            <text:p>1.048</text:p>
          </table:table-cell>
          <table:table-cell office:value-type="float" office:value="24933.004830252048" table:style-name="ce5">
            <text:p><text:s/>24,933<text:s/></text:p>
          </table:table-cell>
          <table:table-cell office:value-type="float" office:value="1.1049276173718419" table:style-name="ce6">
            <text:p>1.105</text:p>
          </table:table-cell>
          <table:table-cell office:value-type="float" office:value="27549.16562101102" table:style-name="ce5">
            <text:p><text:s/>27,5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549.16562101102" table:style-name="ce5">
            <text:p><text:s/>27,549<text:s/></text:p>
          </table:table-cell>
          <table:table-cell office:value-type="float" office:value="1.0705461823838571" table:style-name="ce6">
            <text:p>1.071</text:p>
          </table:table-cell>
          <table:table-cell office:value-type="float" office:value="29492.65408343395" table:style-name="ce5">
            <text:p><text:s/>29,493<text:s/></text:p>
          </table:table-cell>
          <table:table-cell office:value-type="float" office:value="1.0408349188817081" table:style-name="ce6">
            <text:p>1.041</text:p>
          </table:table-cell>
          <table:table-cell office:value-type="float" office:value="30696.984220537252" table:style-name="ce5">
            <text:p><text:s/>30,6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696.984220537252" table:style-name="ce5">
            <text:p><text:s/>30,697<text:s/></text:p>
          </table:table-cell>
          <table:table-cell office:value-type="float" office:value="1.0712879771813766" table:style-name="ce6">
            <text:p>1.071</text:p>
          </table:table-cell>
          <table:table-cell office:value-type="float" office:value="32885.310131187987" table:style-name="ce5">
            <text:p><text:s/>32,885<text:s/></text:p>
          </table:table-cell>
          <table:table-cell office:value-type="float" office:value="1.0602011558434512" table:style-name="ce6">
            <text:p>1.060</text:p>
          </table:table-cell>
          <table:table-cell office:value-type="float" office:value="34865.043811355856" table:style-name="ce5">
            <text:p><text:s/>34,8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865.043811355856" table:style-name="ce5">
            <text:p><text:s/>34,865<text:s/></text:p>
          </table:table-cell>
          <table:table-cell office:value-type="float" office:value="1.044949539863484" table:style-name="ce6">
            <text:p>1.045</text:p>
          </table:table-cell>
          <table:table-cell office:value-type="float" office:value="36432.211487996516" table:style-name="ce5">
            <text:p><text:s/>36,432<text:s/></text:p>
          </table:table-cell>
          <table:table-cell office:value-type="float" office:value="1.105758432408831" table:style-name="ce6">
            <text:p>1.106</text:p>
          </table:table-cell>
          <table:table-cell office:value-type="float" office:value="40285.22506415403" table:style-name="ce5">
            <text:p><text:s/>40,28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285.22506415403" table:style-name="ce5">
            <text:p><text:s/>40,285<text:s/></text:p>
          </table:table-cell>
          <table:table-cell office:value-type="float" office:value="0.96412998079172141" table:style-name="ce6">
            <text:p>0.964</text:p>
          </table:table-cell>
          <table:table-cell office:value-type="float" office:value="38840.193267292998" table:style-name="ce5">
            <text:p><text:s/>38,840<text:s/></text:p>
          </table:table-cell>
          <table:table-cell office:value-type="float" office:value="1.134082557605014" table:style-name="ce6">
            <text:p>1.134</text:p>
          </table:table-cell>
          <table:table-cell office:value-type="float" office:value="44047.985718444688" table:style-name="ce5">
            <text:p><text:s/>44,0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047.985718444688" table:style-name="ce5">
            <text:p><text:s/>44,048<text:s/></text:p>
          </table:table-cell>
          <table:table-cell office:value-type="float" office:value="0.92408371595781158" table:style-name="ce6">
            <text:p>0.924</text:p>
          </table:table-cell>
          <table:table-cell office:value-type="float" office:value="40704.026323156984" table:style-name="ce5">
            <text:p><text:s/>40,704<text:s/></text:p>
          </table:table-cell>
          <table:table-cell office:value-type="float" office:value="1.1716545910877674" table:style-name="ce6">
            <text:p>1.172</text:p>
          </table:table-cell>
          <table:table-cell office:value-type="float" office:value="47691.05931728422" table:style-name="ce5">
            <text:p><text:s/>47,6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691.05931728422" table:style-name="ce5">
            <text:p><text:s/>47,691<text:s/></text:p>
          </table:table-cell>
          <table:table-cell office:value-type="float" office:value="1.0132431111135822" table:style-name="ce6">
            <text:p>1.013</text:p>
          </table:table-cell>
          <table:table-cell office:value-type="float" office:value="48322.637314947446" table:style-name="ce5">
            <text:p><text:s/>48,323<text:s/></text:p>
          </table:table-cell>
          <table:table-cell office:value-type="float" office:value="1.0936236383377977" table:style-name="ce6">
            <text:p>1.094</text:p>
          </table:table-cell>
          <table:table-cell office:value-type="float" office:value="52846.778434450658" table:style-name="ce5">
            <text:p><text:s/>52,8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846.778434450658" table:style-name="ce5">
            <text:p><text:s/>52,847<text:s/></text:p>
          </table:table-cell>
          <table:table-cell office:value-type="float" office:value="1.0383387831969033" table:style-name="ce6">
            <text:p>1.038</text:p>
          </table:table-cell>
          <table:table-cell office:value-type="float" office:value="54872.859615503854" table:style-name="ce5">
            <text:p><text:s/>54,873<text:s/></text:p>
          </table:table-cell>
          <table:table-cell office:value-type="float" office:value="1.0926495998108141" table:style-name="ce6">
            <text:p>1.093</text:p>
          </table:table-cell>
          <table:table-cell office:value-type="float" office:value="59956.808099355265" table:style-name="ce5">
            <text:p><text:s/>59,9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37.6414581577192" table:style-name="ce5">
            <text:p><text:s/>6,33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337.6414581577192" table:style-name="ce5">
            <text:p><text:s/>6,338<text:s/></text:p>
          </table:table-cell>
          <table:table-cell office:value-type="float" office:value="0.96964639278970677" table:style-name="ce6">
            <text:p>0.970</text:p>
          </table:table-cell>
          <table:table-cell office:value-type="float" office:value="6145.2711786971304" table:style-name="ce5">
            <text:p><text:s/>6,145<text:s/></text:p>
          </table:table-cell>
          <table:table-cell office:value-type="float" office:value="1.0034509601914583" table:style-name="ce6">
            <text:p>1.003</text:p>
          </table:table-cell>
          <table:table-cell office:value-type="float" office:value="6166.4782649005301" table:style-name="ce5">
            <text:p><text:s/>6,1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66.4782649005301" table:style-name="ce5">
            <text:p><text:s/>6,166<text:s/></text:p>
          </table:table-cell>
          <table:table-cell office:value-type="float" office:value="1.0965020871741171" table:style-name="ce6">
            <text:p>1.097</text:p>
          </table:table-cell>
          <table:table-cell office:value-type="float" office:value="6761.5562879772597" table:style-name="ce5">
            <text:p><text:s/>6,762<text:s/></text:p>
          </table:table-cell>
          <table:table-cell office:value-type="float" office:value="1.1248741071621751" table:style-name="ce6">
            <text:p>1.125</text:p>
          </table:table-cell>
          <table:table-cell office:value-type="float" office:value="7605.8995924652099" table:style-name="ce5">
            <text:p><text:s/>7,6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05.8995924652099" table:style-name="ce5">
            <text:p><text:s/>7,606<text:s/></text:p>
          </table:table-cell>
          <table:table-cell office:value-type="float" office:value="0.99988788568646569" table:style-name="ce6">
            <text:p>1.000</text:p>
          </table:table-cell>
          <table:table-cell office:value-type="float" office:value="7605.04686225359" table:style-name="ce5">
            <text:p><text:s/>7,605<text:s/></text:p>
          </table:table-cell>
          <table:table-cell office:value-type="float" office:value="0.97647197827633536" table:style-name="ce6">
            <text:p>0.976</text:p>
          </table:table-cell>
          <table:table-cell office:value-type="float" office:value="7426.1151544690001" table:style-name="ce5">
            <text:p><text:s/>7,4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426.1151544690001" table:style-name="ce5">
            <text:p><text:s/>7,426<text:s/></text:p>
          </table:table-cell>
          <table:table-cell office:value-type="float" office:value="1.0211258039882829" table:style-name="ce6">
            <text:p>1.021</text:p>
          </table:table-cell>
          <table:table-cell office:value-type="float" office:value="7582.9978076167299" table:style-name="ce5">
            <text:p><text:s/>7,583<text:s/></text:p>
          </table:table-cell>
          <table:table-cell office:value-type="float" office:value="1.2844381293328058" table:style-name="ce6">
            <text:p>1.284</text:p>
          </table:table-cell>
          <table:table-cell office:value-type="float" office:value="9739.8915187500006" table:style-name="ce5">
            <text:p><text:s/>9,7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39.8915187500006" table:style-name="ce5">
            <text:p><text:s/>9,740<text:s/></text:p>
          </table:table-cell>
          <table:table-cell office:value-type="float" office:value="1.0585718258815797" table:style-name="ce6">
            <text:p>1.059</text:p>
          </table:table-cell>
          <table:table-cell office:value-type="float" office:value="10310.374748891702" table:style-name="ce5">
            <text:p><text:s/>10,310<text:s/></text:p>
          </table:table-cell>
          <table:table-cell office:value-type="float" office:value="1.0412097999966656" table:style-name="ce6">
            <text:p>1.041</text:p>
          </table:table-cell>
          <table:table-cell office:value-type="float" office:value="10735.2632301842" table:style-name="ce5">
            <text:p><text:s/>10,7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735.2632301842" table:style-name="ce5">
            <text:p><text:s/>10,735<text:s/></text:p>
          </table:table-cell>
          <table:table-cell office:value-type="float" office:value="1.1199459924607276" table:style-name="ce6">
            <text:p>1.120</text:p>
          </table:table-cell>
          <table:table-cell office:value-type="float" office:value="12022.915032655799" table:style-name="ce5">
            <text:p><text:s/>12,023<text:s/></text:p>
          </table:table-cell>
          <table:table-cell office:value-type="float" office:value="1.1161823795264354" table:style-name="ce6">
            <text:p>1.116</text:p>
          </table:table-cell>
          <table:table-cell office:value-type="float" office:value="13419.765909993901" table:style-name="ce5">
            <text:p><text:s/>13,4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419.765909993901" table:style-name="ce5">
            <text:p><text:s/>13,420<text:s/></text:p>
          </table:table-cell>
          <table:table-cell office:value-type="float" office:value="0.99072546703649933" table:style-name="ce6">
            <text:p>0.991</text:p>
          </table:table-cell>
          <table:table-cell office:value-type="float" office:value="13295.303848699199" table:style-name="ce5">
            <text:p><text:s/>13,295<text:s/></text:p>
          </table:table-cell>
          <table:table-cell office:value-type="float" office:value="1.0401760959286057" table:style-name="ce6">
            <text:p>1.040</text:p>
          </table:table-cell>
          <table:table-cell office:value-type="float" office:value="13829.4572515245" table:style-name="ce5">
            <text:p><text:s/>13,8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29.4572515245" table:style-name="ce5">
            <text:p><text:s/>13,829<text:s/></text:p>
          </table:table-cell>
          <table:table-cell office:value-type="float" office:value="1.0765509077373516" table:style-name="ce6">
            <text:p>1.077</text:p>
          </table:table-cell>
          <table:table-cell office:value-type="float" office:value="14888.1147576436" table:style-name="ce5">
            <text:p><text:s/>14,888<text:s/></text:p>
          </table:table-cell>
          <table:table-cell office:value-type="float" office:value="0.9431752129413038" table:style-name="ce6">
            <text:p>0.943</text:p>
          </table:table-cell>
          <table:table-cell office:value-type="float" office:value="14042.100806835069" table:style-name="ce5">
            <text:p><text:s/>14,0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042.100806835069" table:style-name="ce5">
            <text:p><text:s/>14,042<text:s/></text:p>
          </table:table-cell>
          <table:table-cell office:value-type="float" office:value="1.0548355513427241" table:style-name="ce6">
            <text:p>1.055</text:p>
          </table:table-cell>
          <table:table-cell office:value-type="float" office:value="14812.10714658798" table:style-name="ce5">
            <text:p><text:s/>14,812<text:s/></text:p>
          </table:table-cell>
          <table:table-cell office:value-type="float" office:value="1.0418571628749727" table:style-name="ce6">
            <text:p>1.042</text:p>
          </table:table-cell>
          <table:table-cell office:value-type="float" office:value="15432.09992794426" table:style-name="ce5">
            <text:p><text:s/>15,4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432.09992794426" table:style-name="ce5">
            <text:p><text:s/>15,432<text:s/></text:p>
          </table:table-cell>
          <table:table-cell office:value-type="float" office:value="1.0800733168672483" table:style-name="ce6">
            <text:p>1.080</text:p>
          </table:table-cell>
          <table:table-cell office:value-type="float" office:value="16667.799355401581" table:style-name="ce5">
            <text:p><text:s/>16,668<text:s/></text:p>
          </table:table-cell>
          <table:table-cell office:value-type="float" office:value="1.0801259111363548" table:style-name="ce6">
            <text:p>1.080</text:p>
          </table:table-cell>
          <table:table-cell office:value-type="float" office:value="18003.321965391078" table:style-name="ce5">
            <text:p><text:s/>18,0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003.321965391078" table:style-name="ce5">
            <text:p><text:s/>18,003<text:s/></text:p>
          </table:table-cell>
          <table:table-cell office:value-type="float" office:value="1.0780738247403348" table:style-name="ce6">
            <text:p>1.078</text:p>
          </table:table-cell>
          <table:table-cell office:value-type="float" office:value="19408.910169260842" table:style-name="ce5">
            <text:p><text:s/>19,409<text:s/></text:p>
          </table:table-cell>
          <table:table-cell office:value-type="float" office:value="1.1013373272518518" table:style-name="ce6">
            <text:p>1.101</text:p>
          </table:table-cell>
          <table:table-cell office:value-type="float" office:value="21375.757250685019" table:style-name="ce5">
            <text:p><text:s/>21,3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75.757250685019" table:style-name="ce5">
            <text:p><text:s/>21,376<text:s/></text:p>
          </table:table-cell>
          <table:table-cell office:value-type="float" office:value="1.0545106340411894" table:style-name="ce6">
            <text:p>1.055</text:p>
          </table:table-cell>
          <table:table-cell office:value-type="float" office:value="22540.963331530409" table:style-name="ce5">
            <text:p><text:s/>22,541<text:s/></text:p>
          </table:table-cell>
          <table:table-cell office:value-type="float" office:value="1.1302333141588532" table:style-name="ce6">
            <text:p>1.130</text:p>
          </table:table-cell>
          <table:table-cell office:value-type="float" office:value="25476.547690528801" table:style-name="ce5">
            <text:p><text:s/>25,4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476.547690528801" table:style-name="ce5">
            <text:p><text:s/>25,477<text:s/></text:p>
          </table:table-cell>
          <table:table-cell office:value-type="float" office:value="0.96558975431462923" table:style-name="ce6">
            <text:p>0.966</text:p>
          </table:table-cell>
          <table:table-cell office:value-type="float" office:value="24599.89342528264" table:style-name="ce5">
            <text:p><text:s/>24,600<text:s/></text:p>
          </table:table-cell>
          <table:table-cell office:value-type="float" office:value="1.1032891648277188" table:style-name="ce6">
            <text:p>1.103</text:p>
          </table:table-cell>
          <table:table-cell office:value-type="float" office:value="27140.795872030973" table:style-name="ce5">
            <text:p><text:s/>27,1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140.795872030973" table:style-name="ce5">
            <text:p><text:s/>27,141<text:s/></text:p>
          </table:table-cell>
          <table:table-cell office:value-type="float" office:value="0.92759084490988175" table:style-name="ce6">
            <text:p>0.928</text:p>
          </table:table-cell>
          <table:table-cell office:value-type="float" office:value="25175.553774463842" table:style-name="ce5">
            <text:p><text:s/>25,176<text:s/></text:p>
          </table:table-cell>
          <table:table-cell office:value-type="float" office:value="1.1517591313393858" table:style-name="ce6">
            <text:p>1.152</text:p>
          </table:table-cell>
          <table:table-cell office:value-type="float" office:value="28996.173946264469" table:style-name="ce5">
            <text:p><text:s/>28,9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996.173946264469" table:style-name="ce5">
            <text:p><text:s/>28,996<text:s/></text:p>
          </table:table-cell>
          <table:table-cell office:value-type="float" office:value="1.0200909760440087" table:style-name="ce6">
            <text:p>1.020</text:p>
          </table:table-cell>
          <table:table-cell office:value-type="float" office:value="29578.735382386782" table:style-name="ce5">
            <text:p><text:s/>29,579<text:s/></text:p>
          </table:table-cell>
          <table:table-cell office:value-type="float" office:value="1.0965913303402703" table:style-name="ce6">
            <text:p>1.097</text:p>
          </table:table-cell>
          <table:table-cell office:value-type="float" office:value="32435.784782754341" table:style-name="ce5">
            <text:p><text:s/>32,4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435.784782754341" table:style-name="ce5">
            <text:p><text:s/>32,436<text:s/></text:p>
          </table:table-cell>
          <table:table-cell office:value-type="float" office:value="1.0438063815780458" table:style-name="ce6">
            <text:p>1.044</text:p>
          </table:table-cell>
          <table:table-cell office:value-type="float" office:value="33856.679147731047" table:style-name="ce5">
            <text:p><text:s/>33,857<text:s/></text:p>
          </table:table-cell>
          <table:table-cell office:value-type="float" office:value="1.112500903915034" table:style-name="ce6">
            <text:p>1.113</text:p>
          </table:table-cell>
          <table:table-cell office:value-type="float" office:value="37665.586155412071" table:style-name="ce5">
            <text:p><text:s/>37,6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23.7444322784909" table:style-name="ce5">
            <text:p><text:s/>3,3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23.7444322784909" table:style-name="ce5">
            <text:p><text:s/>3,324<text:s/></text:p>
          </table:table-cell>
          <table:table-cell office:value-type="float" office:value="0.96466148254050543" table:style-name="ce6">
            <text:p>0.965</text:p>
          </table:table-cell>
          <table:table-cell office:value-type="float" office:value="3206.2882316275195" table:style-name="ce5">
            <text:p><text:s/>3,206<text:s/></text:p>
          </table:table-cell>
          <table:table-cell office:value-type="float" office:value="0.8743123681065631" table:style-name="ce6">
            <text:p>0.874</text:p>
          </table:table-cell>
          <table:table-cell office:value-type="float" office:value="2803.2974566264611" table:style-name="ce5">
            <text:p><text:s/>2,8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03.2974566264611" table:style-name="ce5">
            <text:p><text:s/>2,803<text:s/></text:p>
          </table:table-cell>
          <table:table-cell office:value-type="float" office:value="1.0869833389228485" table:style-name="ce6">
            <text:p>1.087</text:p>
          </table:table-cell>
          <table:table-cell office:value-type="float" office:value="3047.1376293977596" table:style-name="ce5">
            <text:p><text:s/>3,047<text:s/></text:p>
          </table:table-cell>
          <table:table-cell office:value-type="float" office:value="1.0367630109780341" table:style-name="ce6">
            <text:p>1.037</text:p>
          </table:table-cell>
          <table:table-cell office:value-type="float" office:value="3159.1595835188905" table:style-name="ce5">
            <text:p><text:s/>3,1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59.1595835188905" table:style-name="ce5">
            <text:p><text:s/>3,159<text:s/></text:p>
          </table:table-cell>
          <table:table-cell office:value-type="float" office:value="1.0148830215474736" table:style-name="ce6">
            <text:p>1.015</text:p>
          </table:table-cell>
          <table:table-cell office:value-type="float" office:value="3206.1774236723099" table:style-name="ce5">
            <text:p><text:s/>3,206<text:s/></text:p>
          </table:table-cell>
          <table:table-cell office:value-type="float" office:value="1.0662110090077432" table:style-name="ce6">
            <text:p>1.066</text:p>
          </table:table-cell>
          <table:table-cell office:value-type="float" office:value="3418.4616659515" table:style-name="ce5">
            <text:p><text:s/>3,4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18.4616659515" table:style-name="ce5">
            <text:p><text:s/>3,418<text:s/></text:p>
          </table:table-cell>
          <table:table-cell office:value-type="float" office:value="1.0385339627304568" table:style-name="ce6">
            <text:p>1.039</text:p>
          </table:table-cell>
          <table:table-cell office:value-type="float" office:value="3550.1885403827705" table:style-name="ce5">
            <text:p><text:s/>3,550<text:s/></text:p>
          </table:table-cell>
          <table:table-cell office:value-type="float" office:value="1.2179546389017986" table:style-name="ce6">
            <text:p>1.218</text:p>
          </table:table-cell>
          <table:table-cell office:value-type="float" office:value="4323.9686017352005" table:style-name="ce5">
            <text:p><text:s/>4,3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23.9686017352005" table:style-name="ce5">
            <text:p><text:s/>4,324<text:s/></text:p>
          </table:table-cell>
          <table:table-cell office:value-type="float" office:value="1.030379280973059" table:style-name="ce6">
            <text:p>1.030</text:p>
          </table:table-cell>
          <table:table-cell office:value-type="float" office:value="4455.3276588059998" table:style-name="ce5">
            <text:p><text:s/>4,455<text:s/></text:p>
          </table:table-cell>
          <table:table-cell office:value-type="float" office:value="1.2127060297737497" table:style-name="ce6">
            <text:p>1.213</text:p>
          </table:table-cell>
          <table:table-cell office:value-type="float" office:value="5403.0027164517996" table:style-name="ce5">
            <text:p><text:s/>5,4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03.0027164517996" table:style-name="ce5">
            <text:p><text:s/>5,403<text:s/></text:p>
          </table:table-cell>
          <table:table-cell office:value-type="float" office:value="1.1034667316866951" table:style-name="ce6">
            <text:p>1.103</text:p>
          </table:table-cell>
          <table:table-cell office:value-type="float" office:value="5962.0337488174018" table:style-name="ce5">
            <text:p><text:s/>5,962<text:s/></text:p>
          </table:table-cell>
          <table:table-cell office:value-type="float" office:value="1.0925749888740692" table:style-name="ce6">
            <text:p>1.093</text:p>
          </table:table-cell>
          <table:table-cell office:value-type="float" office:value="6513.9689567809983" table:style-name="ce5">
            <text:p><text:s/>6,5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13.9689567809983" table:style-name="ce5">
            <text:p><text:s/>6,514<text:s/></text:p>
          </table:table-cell>
          <table:table-cell office:value-type="float" office:value="0.9622086857779335" table:style-name="ce6">
            <text:p>0.962</text:p>
          </table:table-cell>
          <table:table-cell office:value-type="float" office:value="6267.797509102501" table:style-name="ce5">
            <text:p><text:s/>6,268<text:s/></text:p>
          </table:table-cell>
          <table:table-cell office:value-type="float" office:value="1.1900558205284415" table:style-name="ce6">
            <text:p>1.190</text:p>
          </table:table-cell>
          <table:table-cell office:value-type="float" office:value="7459.0289076010986" table:style-name="ce5">
            <text:p><text:s/>7,4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59.0289076010986" table:style-name="ce5">
            <text:p><text:s/>7,459<text:s/></text:p>
          </table:table-cell>
          <table:table-cell office:value-type="float" office:value="1.1061890950480759" table:style-name="ce6">
            <text:p>1.106</text:p>
          </table:table-cell>
          <table:table-cell office:value-type="float" office:value="8251.096437236698" table:style-name="ce5">
            <text:p><text:s/>8,251<text:s/></text:p>
          </table:table-cell>
          <table:table-cell office:value-type="float" office:value="1.1826735691719603" table:style-name="ce6">
            <text:p>1.183</text:p>
          </table:table-cell>
          <table:table-cell office:value-type="float" office:value="9758.3536730087726" table:style-name="ce5">
            <text:p><text:s/>9,7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58.3536730087726" table:style-name="ce5">
            <text:p><text:s/>9,758<text:s/></text:p>
          </table:table-cell>
          <table:table-cell office:value-type="float" office:value="1.037152169597837" table:style-name="ce6">
            <text:p>1.037</text:p>
          </table:table-cell>
          <table:table-cell office:value-type="float" office:value="10120.897683664069" table:style-name="ce5">
            <text:p><text:s/>10,121<text:s/></text:p>
          </table:table-cell>
          <table:table-cell office:value-type="float" office:value="1.1972323080219125" table:style-name="ce6">
            <text:p>1.197</text:p>
          </table:table-cell>
          <table:table-cell office:value-type="float" office:value="12117.065693066761" table:style-name="ce5">
            <text:p><text:s/>12,1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117.065693066761" table:style-name="ce5">
            <text:p><text:s/>12,117<text:s/></text:p>
          </table:table-cell>
          <table:table-cell office:value-type="float" office:value="1.0584125771778718" table:style-name="ce6">
            <text:p>1.058</text:p>
          </table:table-cell>
          <table:table-cell office:value-type="float" office:value="12824.854728032367" table:style-name="ce5">
            <text:p><text:s/>12,825<text:s/></text:p>
          </table:table-cell>
          <table:table-cell office:value-type="float" office:value="0.98977045154363907" table:style-name="ce6">
            <text:p>0.990</text:p>
          </table:table-cell>
          <table:table-cell office:value-type="float" office:value="12693.662255146171" table:style-name="ce5">
            <text:p><text:s/>12,6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693.662255146171" table:style-name="ce5">
            <text:p><text:s/>12,694<text:s/></text:p>
          </table:table-cell>
          <table:table-cell office:value-type="float" office:value="1.0616636626253109" table:style-name="ce6">
            <text:p>1.062</text:p>
          </table:table-cell>
          <table:table-cell office:value-type="float" office:value="13476.399961927147" table:style-name="ce5">
            <text:p><text:s/>13,476<text:s/></text:p>
          </table:table-cell>
          <table:table-cell office:value-type="float" office:value="1.0009562345121914" table:style-name="ce6">
            <text:p>1.001</text:p>
          </table:table-cell>
          <table:table-cell office:value-type="float" office:value="13489.286560670838" table:style-name="ce5">
            <text:p><text:s/>13,4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489.286560670838" table:style-name="ce5">
            <text:p><text:s/>13,489<text:s/></text:p>
          </table:table-cell>
          <table:table-cell office:value-type="float" office:value="1.029798580820962" table:style-name="ce6">
            <text:p>1.030</text:p>
          </table:table-cell>
          <table:table-cell office:value-type="float" office:value="13891.248156466103" table:style-name="ce5">
            <text:p><text:s/>13,891<text:s/></text:p>
          </table:table-cell>
          <table:table-cell office:value-type="float" office:value="1.0660436849752828" table:style-name="ce6">
            <text:p>1.066</text:p>
          </table:table-cell>
          <table:table-cell office:value-type="float" office:value="14808.677373625229" table:style-name="ce5">
            <text:p><text:s/>14,8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808.677373625229" table:style-name="ce5">
            <text:p><text:s/>14,809<text:s/></text:p>
          </table:table-cell>
          <table:table-cell office:value-type="float" office:value="0.96161861608065224" table:style-name="ce6">
            <text:p>0.962</text:p>
          </table:table-cell>
          <table:table-cell office:value-type="float" office:value="14240.299842010361" table:style-name="ce5">
            <text:p><text:s/>14,240<text:s/></text:p>
          </table:table-cell>
          <table:table-cell office:value-type="float" office:value="1.1872776580543447" table:style-name="ce6">
            <text:p>1.187</text:p>
          </table:table-cell>
          <table:table-cell office:value-type="float" office:value="16907.189846413716" table:style-name="ce5">
            <text:p><text:s/>16,9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907.189846413716" table:style-name="ce5">
            <text:p><text:s/>16,907<text:s/></text:p>
          </table:table-cell>
          <table:table-cell office:value-type="float" office:value="0.91845378739784944" table:style-name="ce6">
            <text:p>0.918</text:p>
          </table:table-cell>
          <table:table-cell office:value-type="float" office:value="15528.472548693142" table:style-name="ce5">
            <text:p><text:s/>15,528<text:s/></text:p>
          </table:table-cell>
          <table:table-cell office:value-type="float" office:value="1.2039101278247157" table:style-name="ce6">
            <text:p>1.204</text:p>
          </table:table-cell>
          <table:table-cell office:value-type="float" office:value="18694.885371019747" table:style-name="ce5">
            <text:p><text:s/>18,6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94.885371019747" table:style-name="ce5">
            <text:p><text:s/>18,695<text:s/></text:p>
          </table:table-cell>
          <table:table-cell office:value-type="float" office:value="1.0026219236207194" table:style-name="ce6">
            <text:p>1.003</text:p>
          </table:table-cell>
          <table:table-cell office:value-type="float" office:value="18743.901932560668" table:style-name="ce5">
            <text:p><text:s/>18,744<text:s/></text:p>
          </table:table-cell>
          <table:table-cell office:value-type="float" office:value="1.0889404844911021" table:style-name="ce6">
            <text:p>1.089</text:p>
          </table:table-cell>
          <table:table-cell office:value-type="float" office:value="20410.993651696321" table:style-name="ce5">
            <text:p><text:s/>20,4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410.993651696321" table:style-name="ce5">
            <text:p><text:s/>20,411<text:s/></text:p>
          </table:table-cell>
          <table:table-cell office:value-type="float" office:value="1.029650041855076" table:style-name="ce6">
            <text:p>1.030</text:p>
          </table:table-cell>
          <table:table-cell office:value-type="float" office:value="21016.180467772803" table:style-name="ce5">
            <text:p><text:s/>21,016<text:s/></text:p>
          </table:table-cell>
          <table:table-cell office:value-type="float" office:value="1.0606695150018146" table:style-name="ce6">
            <text:p>1.061</text:p>
          </table:table-cell>
          <table:table-cell office:value-type="float" office:value="22291.22194394319" table:style-name="ce5">
            <text:p><text:s/>22,2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96.5961584930701" table:style-name="ce5">
            <text:p><text:s/>3,89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96.5961584930701" table:style-name="ce5">
            <text:p><text:s/>3,897<text:s/></text:p>
          </table:table-cell>
          <table:table-cell office:value-type="float" office:value="0.99415184860531125" table:style-name="ce6">
            <text:p>0.994</text:p>
          </table:table-cell>
          <table:table-cell office:value-type="float" office:value="3873.8082742342399" table:style-name="ce5">
            <text:p><text:s/>3,874<text:s/></text:p>
          </table:table-cell>
          <table:table-cell office:value-type="float" office:value="0.98806568079631696" table:style-name="ce6">
            <text:p>0.988</text:p>
          </table:table-cell>
          <table:table-cell office:value-type="float" office:value="3827.5770097556601" table:style-name="ce5">
            <text:p><text:s/>3,8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27.5770097556601" table:style-name="ce5">
            <text:p><text:s/>3,828<text:s/></text:p>
          </table:table-cell>
          <table:table-cell office:value-type="float" office:value="1.0662981608301851" table:style-name="ce6">
            <text:p>1.066</text:p>
          </table:table-cell>
          <table:table-cell office:value-type="float" office:value="4081.3383259383604" table:style-name="ce5">
            <text:p><text:s/>4,081<text:s/></text:p>
          </table:table-cell>
          <table:table-cell office:value-type="float" office:value="1.1995090038498557" table:style-name="ce6">
            <text:p>1.200</text:p>
          </table:table-cell>
          <table:table-cell office:value-type="float" office:value="4895.6020697205604" table:style-name="ce5">
            <text:p><text:s/>4,8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95.6020697205604" table:style-name="ce5">
            <text:p><text:s/>4,896<text:s/></text:p>
          </table:table-cell>
          <table:table-cell office:value-type="float" office:value="1.0461012296613565" table:style-name="ce6">
            <text:p>1.046</text:p>
          </table:table-cell>
          <table:table-cell office:value-type="float" office:value="5121.2953450673604" table:style-name="ce5">
            <text:p><text:s/>5,121<text:s/></text:p>
          </table:table-cell>
          <table:table-cell office:value-type="float" office:value="1.0900547725246852" table:style-name="ce6">
            <text:p>1.090</text:p>
          </table:table-cell>
          <table:table-cell office:value-type="float" office:value="5582.4924323991299" table:style-name="ce5">
            <text:p><text:s/>5,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82.4924323991299" table:style-name="ce5">
            <text:p><text:s/>5,582<text:s/></text:p>
          </table:table-cell>
          <table:table-cell office:value-type="float" office:value="1.0338290193040189" table:style-name="ce6">
            <text:p>1.034</text:p>
          </table:table-cell>
          <table:table-cell office:value-type="float" office:value="5771.3426766593002" table:style-name="ce5">
            <text:p><text:s/>5,771<text:s/></text:p>
          </table:table-cell>
          <table:table-cell office:value-type="float" office:value="0.96820193650769359" table:style-name="ce6">
            <text:p>0.968</text:p>
          </table:table-cell>
          <table:table-cell office:value-type="float" office:value="5587.8251557910298" table:style-name="ce5">
            <text:p><text:s/>5,5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87.8251557910298" table:style-name="ce5">
            <text:p><text:s/>5,588<text:s/></text:p>
          </table:table-cell>
          <table:table-cell office:value-type="float" office:value="1.0958012209435066" table:style-name="ce6">
            <text:p>1.096</text:p>
          </table:table-cell>
          <table:table-cell office:value-type="float" office:value="6123.14562813465" table:style-name="ce5">
            <text:p><text:s/>6,123<text:s/></text:p>
          </table:table-cell>
          <table:table-cell office:value-type="float" office:value="1.1807795939419699" table:style-name="ce6">
            <text:p>1.181</text:p>
          </table:table-cell>
          <table:table-cell office:value-type="float" office:value="7230.08540843638" table:style-name="ce5">
            <text:p><text:s/>7,2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30.08540843638" table:style-name="ce5">
            <text:p><text:s/>7,230<text:s/></text:p>
          </table:table-cell>
          <table:table-cell office:value-type="float" office:value="1.0461976654301328" table:style-name="ce6">
            <text:p>1.046</text:p>
          </table:table-cell>
          <table:table-cell office:value-type="float" office:value="7564.0984751666101" table:style-name="ce5">
            <text:p><text:s/>7,564<text:s/></text:p>
          </table:table-cell>
          <table:table-cell office:value-type="float" office:value="1.17180480539203" table:style-name="ce6">
            <text:p>1.172</text:p>
          </table:table-cell>
          <table:table-cell office:value-type="float" office:value="8863.6469416587606" table:style-name="ce5">
            <text:p><text:s/>8,8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63.6469416587606" table:style-name="ce5">
            <text:p><text:s/>8,864<text:s/></text:p>
          </table:table-cell>
          <table:table-cell office:value-type="float" office:value="1.0571541484332527" table:style-name="ce6">
            <text:p>1.057</text:p>
          </table:table-cell>
          <table:table-cell office:value-type="float" office:value="9370.2411346222707" table:style-name="ce5">
            <text:p><text:s/>9,370<text:s/></text:p>
          </table:table-cell>
          <table:table-cell office:value-type="float" office:value="0.98060867169564092" table:style-name="ce6">
            <text:p>0.981</text:p>
          </table:table-cell>
          <table:table-cell office:value-type="float" office:value="9188.5397124897991" table:style-name="ce5">
            <text:p><text:s/>9,1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88.5397124897991" table:style-name="ce5">
            <text:p><text:s/>9,189<text:s/></text:p>
          </table:table-cell>
          <table:table-cell office:value-type="float" office:value="1.0851025452357557" table:style-name="ce6">
            <text:p>1.085</text:p>
          </table:table-cell>
          <table:table-cell office:value-type="float" office:value="9970.5078290224992" table:style-name="ce5">
            <text:p><text:s/>9,971<text:s/></text:p>
          </table:table-cell>
          <table:table-cell office:value-type="float" office:value="1.0257352289559194" table:style-name="ce6">
            <text:p>1.026</text:p>
          </table:table-cell>
          <table:table-cell office:value-type="float" office:value="10227.10113080918" table:style-name="ce5">
            <text:p><text:s/>10,2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27.10113080918" table:style-name="ce5">
            <text:p><text:s/>10,227<text:s/></text:p>
          </table:table-cell>
          <table:table-cell office:value-type="float" office:value="1.0825132079432507" table:style-name="ce6">
            <text:p>1.083</text:p>
          </table:table-cell>
          <table:table-cell office:value-type="float" office:value="11070.97205307229" table:style-name="ce5">
            <text:p><text:s/>11,071<text:s/></text:p>
          </table:table-cell>
          <table:table-cell office:value-type="float" office:value="1.0805074403952286" table:style-name="ce6">
            <text:p>1.081</text:p>
          </table:table-cell>
          <table:table-cell office:value-type="float" office:value="11962.267675752251" table:style-name="ce5">
            <text:p><text:s/>11,96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962.267675752251" table:style-name="ce5">
            <text:p><text:s/>11,962<text:s/></text:p>
          </table:table-cell>
          <table:table-cell office:value-type="float" office:value="1.05990464310652" table:style-name="ce6">
            <text:p>1.060</text:p>
          </table:table-cell>
          <table:table-cell office:value-type="float" office:value="12678.863051612851" table:style-name="ce5">
            <text:p><text:s/>12,679<text:s/></text:p>
          </table:table-cell>
          <table:table-cell office:value-type="float" office:value="1.1507369143903368" table:style-name="ce6">
            <text:p>1.151</text:p>
          </table:table-cell>
          <table:table-cell office:value-type="float" office:value="14590.035745990619" table:style-name="ce5">
            <text:p><text:s/>14,5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590.035745990619" table:style-name="ce5">
            <text:p><text:s/>14,590<text:s/></text:p>
          </table:table-cell>
          <table:table-cell office:value-type="float" office:value="1.0154520656543569" table:style-name="ce6">
            <text:p>1.015</text:p>
          </table:table-cell>
          <table:table-cell office:value-type="float" office:value="14815.48193623708" table:style-name="ce5">
            <text:p><text:s/>14,815<text:s/></text:p>
          </table:table-cell>
          <table:table-cell office:value-type="float" office:value="1.0791058282897632" table:style-name="ce6">
            <text:p>1.079</text:p>
          </table:table-cell>
          <table:table-cell office:value-type="float" office:value="15987.472906315139" table:style-name="ce5">
            <text:p><text:s/>15,9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87.472906315139" table:style-name="ce5">
            <text:p><text:s/>15,987<text:s/></text:p>
          </table:table-cell>
          <table:table-cell office:value-type="float" office:value="1.0431236974477236" table:style-name="ce6">
            <text:p>1.043</text:p>
          </table:table-cell>
          <table:table-cell office:value-type="float" office:value="16676.911850880751" table:style-name="ce5">
            <text:p><text:s/>16,677<text:s/></text:p>
          </table:table-cell>
          <table:table-cell office:value-type="float" office:value="1.1412976577840717" table:style-name="ce6">
            <text:p>1.141</text:p>
          </table:table-cell>
          <table:table-cell office:value-type="float" office:value="19033.320434481629" table:style-name="ce5">
            <text:p><text:s/>19,0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033.320434481629" table:style-name="ce5">
            <text:p><text:s/>19,033<text:s/></text:p>
          </table:table-cell>
          <table:table-cell office:value-type="float" office:value="0.9417033469613848" table:style-name="ce6">
            <text:p>0.942</text:p>
          </table:table-cell>
          <table:table-cell office:value-type="float" office:value="17923.741556939869" table:style-name="ce5">
            <text:p><text:s/>17,924<text:s/></text:p>
          </table:table-cell>
          <table:table-cell office:value-type="float" office:value="1.0899081487085853" table:style-name="ce6">
            <text:p>1.090</text:p>
          </table:table-cell>
          <table:table-cell office:value-type="float" office:value="19535.23197825547" table:style-name="ce5">
            <text:p><text:s/>19,5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535.23197825547" table:style-name="ce5">
            <text:p><text:s/>19,535<text:s/></text:p>
          </table:table-cell>
          <table:table-cell office:value-type="float" office:value="0.99046076713761244" table:style-name="ce6">
            <text:p>0.990</text:p>
          </table:table-cell>
          <table:table-cell office:value-type="float" office:value="19348.880851394129" table:style-name="ce5">
            <text:p><text:s/>19,349<text:s/></text:p>
          </table:table-cell>
          <table:table-cell office:value-type="float" office:value="1.0397727080855976" table:style-name="ce6">
            <text:p>1.040</text:p>
          </table:table-cell>
          <table:table-cell office:value-type="float" office:value="20118.43824127964" table:style-name="ce5">
            <text:p><text:s/>20,1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118.43824127964" table:style-name="ce5">
            <text:p><text:s/>20,118<text:s/></text:p>
          </table:table-cell>
          <table:table-cell office:value-type="float" office:value="1.0607610247113717" table:style-name="ce6">
            <text:p>1.061</text:p>
          </table:table-cell>
          <table:table-cell office:value-type="float" office:value="21340.855164412238" table:style-name="ce5">
            <text:p><text:s/>21,341<text:s/></text:p>
          </table:table-cell>
          <table:table-cell office:value-type="float" office:value="1.0466006209478884" table:style-name="ce6">
            <text:p>1.047</text:p>
          </table:table-cell>
          <table:table-cell office:value-type="float" office:value="22335.352266632803" table:style-name="ce5">
            <text:p><text:s/>22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335.352266632803" table:style-name="ce5">
            <text:p><text:s/>22,335<text:s/></text:p>
          </table:table-cell>
          <table:table-cell office:value-type="float" office:value="1.0425063160504102" table:style-name="ce6">
            <text:p>1.043</text:p>
          </table:table-cell>
          <table:table-cell office:value-type="float" office:value="23284.74580917554" table:style-name="ce5">
            <text:p><text:s/>23,285<text:s/></text:p>
          </table:table-cell>
          <table:table-cell office:value-type="float" office:value="1.0468923879510201" table:style-name="ce6">
            <text:p>1.047</text:p>
          </table:table-cell>
          <table:table-cell office:value-type="float" office:value="24376.623143000288" table:style-name="ce5">
            <text:p><text:s/>24,3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9.60968075697" table:style-name="ce5">
            <text:p><text:s/>1,83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29.60968075697" table:style-name="ce5">
            <text:p><text:s/>1,830<text:s/></text:p>
          </table:table-cell>
          <table:table-cell office:value-type="float" office:value="0.98435680402158865" table:style-name="ce6">
            <text:p>0.984</text:p>
          </table:table-cell>
          <table:table-cell office:value-type="float" office:value="1800.9887379568902" table:style-name="ce5">
            <text:p><text:s/>1,801<text:s/></text:p>
          </table:table-cell>
          <table:table-cell office:value-type="float" office:value="1.1785115987824326" table:style-name="ce6">
            <text:p>1.179</text:p>
          </table:table-cell>
          <table:table-cell office:value-type="float" office:value="2122.4861169587298" table:style-name="ce5">
            <text:p><text:s/>2,1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22.4861169587298" table:style-name="ce5">
            <text:p><text:s/>2,122<text:s/></text:p>
          </table:table-cell>
          <table:table-cell office:value-type="float" office:value="1.0618058290098633" table:style-name="ce6">
            <text:p>1.062</text:p>
          </table:table-cell>
          <table:table-cell office:value-type="float" office:value="2253.6681309792898" table:style-name="ce5">
            <text:p><text:s/>2,254<text:s/></text:p>
          </table:table-cell>
          <table:table-cell office:value-type="float" office:value="1.210170653989455" table:style-name="ce6">
            <text:p>1.210</text:p>
          </table:table-cell>
          <table:table-cell office:value-type="float" office:value="2727.3230359424001" table:style-name="ce5">
            <text:p><text:s/>2,7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27.3230359424001" table:style-name="ce5">
            <text:p><text:s/>2,727<text:s/></text:p>
          </table:table-cell>
          <table:table-cell office:value-type="float" office:value="1.0500084843306183" table:style-name="ce6">
            <text:p>1.050</text:p>
          </table:table-cell>
          <table:table-cell office:value-type="float" office:value="2863.7123272498598" table:style-name="ce5">
            <text:p><text:s/>2,864<text:s/></text:p>
          </table:table-cell>
          <table:table-cell office:value-type="float" office:value="1.0470250982616804" table:style-name="ce6">
            <text:p>1.047</text:p>
          </table:table-cell>
          <table:table-cell office:value-type="float" office:value="2998.3786808319701" table:style-name="ce5">
            <text:p><text:s/>2,9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98.3786808319701" table:style-name="ce5">
            <text:p><text:s/>2,998<text:s/></text:p>
          </table:table-cell>
          <table:table-cell office:value-type="float" office:value="1.0250347252249412" table:style-name="ce6">
            <text:p>1.025</text:p>
          </table:table-cell>
          <table:table-cell office:value-type="float" office:value="3073.4422672269202" table:style-name="ce5">
            <text:p><text:s/>3,073<text:s/></text:p>
          </table:table-cell>
          <table:table-cell office:value-type="float" office:value="0.91988372401816132" table:style-name="ce6">
            <text:p>0.920</text:p>
          </table:table-cell>
          <table:table-cell office:value-type="float" office:value="2827.20951833152" table:style-name="ce5">
            <text:p><text:s/>2,8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27.20951833152" table:style-name="ce5">
            <text:p><text:s/>2,827<text:s/></text:p>
          </table:table-cell>
          <table:table-cell office:value-type="float" office:value="1.0915093819152926" table:style-name="ce6">
            <text:p>1.092</text:p>
          </table:table-cell>
          <table:table-cell office:value-type="float" office:value="3085.9257138990697" table:style-name="ce5">
            <text:p><text:s/>3,086<text:s/></text:p>
          </table:table-cell>
          <table:table-cell office:value-type="float" office:value="1.0871250953576661" table:style-name="ce6">
            <text:p>1.087</text:p>
          </table:table-cell>
          <table:table-cell office:value-type="float" office:value="3354.7872859892" table:style-name="ce5">
            <text:p><text:s/>3,3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54.7872859892" table:style-name="ce5">
            <text:p><text:s/>3,355<text:s/></text:p>
          </table:table-cell>
          <table:table-cell office:value-type="float" office:value="1.0473711012611402" table:style-name="ce6">
            <text:p>1.047</text:p>
          </table:table-cell>
          <table:table-cell office:value-type="float" office:value="3513.70725422338" table:style-name="ce5">
            <text:p><text:s/>3,514<text:s/></text:p>
          </table:table-cell>
          <table:table-cell office:value-type="float" office:value="1.2411283744280925" table:style-name="ce6">
            <text:p>1.241</text:p>
          </table:table-cell>
          <table:table-cell office:value-type="float" office:value="4360.9617726504603" table:style-name="ce5">
            <text:p><text:s/>4,3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60.9617726504603" table:style-name="ce5">
            <text:p><text:s/>4,361<text:s/></text:p>
          </table:table-cell>
          <table:table-cell office:value-type="float" office:value="1.0753107412012539" table:style-name="ce6">
            <text:p>1.075</text:p>
          </table:table-cell>
          <table:table-cell office:value-type="float" office:value="4689.3890360990999" table:style-name="ce5">
            <text:p><text:s/>4,689<text:s/></text:p>
          </table:table-cell>
          <table:table-cell office:value-type="float" office:value="0.97657887348016803" table:style-name="ce6">
            <text:p>0.977</text:p>
          </table:table-cell>
          <table:table-cell office:value-type="float" office:value="4579.5582621839103" table:style-name="ce5">
            <text:p><text:s/>4,5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79.5582621839103" table:style-name="ce5">
            <text:p><text:s/>4,580<text:s/></text:p>
          </table:table-cell>
          <table:table-cell office:value-type="float" office:value="1.0948865377410519" table:style-name="ce6">
            <text:p>1.095</text:p>
          </table:table-cell>
          <table:table-cell office:value-type="float" office:value="5014.0966900659705" table:style-name="ce5">
            <text:p><text:s/>5,014<text:s/></text:p>
          </table:table-cell>
          <table:table-cell office:value-type="float" office:value="0.91908752252617154" table:style-name="ce6">
            <text:p>0.919</text:p>
          </table:table-cell>
          <table:table-cell office:value-type="float" office:value="4608.39370457941" table:style-name="ce5">
            <text:p><text:s/>4,6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08.39370457941" table:style-name="ce5">
            <text:p><text:s/>4,608<text:s/></text:p>
          </table:table-cell>
          <table:table-cell office:value-type="float" office:value="1.0884038755162853" table:style-name="ce6">
            <text:p>1.088</text:p>
          </table:table-cell>
          <table:table-cell office:value-type="float" office:value="5015.79356796908" table:style-name="ce5">
            <text:p><text:s/>5,016<text:s/></text:p>
          </table:table-cell>
          <table:table-cell office:value-type="float" office:value="1.1244301753328252" table:style-name="ce6">
            <text:p>1.124</text:p>
          </table:table-cell>
          <table:table-cell office:value-type="float" office:value="5639.9096410647298" table:style-name="ce5">
            <text:p><text:s/>5,6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39.9096410647298" table:style-name="ce5">
            <text:p><text:s/>5,640<text:s/></text:p>
          </table:table-cell>
          <table:table-cell office:value-type="float" office:value="1.0617680264729392" table:style-name="ce6">
            <text:p>1.062</text:p>
          </table:table-cell>
          <table:table-cell office:value-type="float" office:value="5988.2757290790005" table:style-name="ce5">
            <text:p><text:s/>5,988<text:s/></text:p>
          </table:table-cell>
          <table:table-cell office:value-type="float" office:value="1.162029969363999" table:style-name="ce6">
            <text:p>1.162</text:p>
          </table:table-cell>
          <table:table-cell office:value-type="float" office:value="6958.5558620048505" table:style-name="ce5">
            <text:p><text:s/>6,9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58.5558620048505" table:style-name="ce5">
            <text:p><text:s/>6,959<text:s/></text:p>
          </table:table-cell>
          <table:table-cell office:value-type="float" office:value="1.0246503572261572" table:style-name="ce6">
            <text:p>1.025</text:p>
          </table:table-cell>
          <table:table-cell office:value-type="float" office:value="7130.0867497814397" table:style-name="ce5">
            <text:p><text:s/>7,130<text:s/></text:p>
          </table:table-cell>
          <table:table-cell office:value-type="float" office:value="1.0759321686659473" table:style-name="ce6">
            <text:p>1.076</text:p>
          </table:table-cell>
          <table:table-cell office:value-type="float" office:value="7671.4896994686806" table:style-name="ce5">
            <text:p><text:s/>7,6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71.4896994686806" table:style-name="ce5">
            <text:p><text:s/>7,671<text:s/></text:p>
          </table:table-cell>
          <table:table-cell office:value-type="float" office:value="1.0472129657197982" table:style-name="ce6">
            <text:p>1.047</text:p>
          </table:table-cell>
          <table:table-cell office:value-type="float" office:value="8033.6834796694802" table:style-name="ce5">
            <text:p><text:s/>8,034<text:s/></text:p>
          </table:table-cell>
          <table:table-cell office:value-type="float" office:value="1.0827114613325577" table:style-name="ce6">
            <text:p>1.083</text:p>
          </table:table-cell>
          <table:table-cell office:value-type="float" office:value="8698.1611801561703" table:style-name="ce5">
            <text:p><text:s/>8,6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698.1611801561703" table:style-name="ce5">
            <text:p><text:s/>8,698<text:s/></text:p>
          </table:table-cell>
          <table:table-cell office:value-type="float" office:value="0.94307084349157011" table:style-name="ce6">
            <text:p>0.943</text:p>
          </table:table-cell>
          <table:table-cell office:value-type="float" office:value="8202.9822009955096" table:style-name="ce5">
            <text:p><text:s/>8,203<text:s/></text:p>
          </table:table-cell>
          <table:table-cell office:value-type="float" office:value="1.1060877052741354" table:style-name="ce6">
            <text:p>1.106</text:p>
          </table:table-cell>
          <table:table-cell office:value-type="float" office:value="9073.2177591036998" table:style-name="ce5">
            <text:p><text:s/>9,0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73.2177591036998" table:style-name="ce5">
            <text:p><text:s/>9,073<text:s/></text:p>
          </table:table-cell>
          <table:table-cell office:value-type="float" office:value="0.9963168973829003" table:style-name="ce6">
            <text:p>0.996</text:p>
          </table:table-cell>
          <table:table-cell office:value-type="float" office:value="9039.8001670296308" table:style-name="ce5">
            <text:p><text:s/>9,040<text:s/></text:p>
          </table:table-cell>
          <table:table-cell office:value-type="float" office:value="1.0673861384462995" table:style-name="ce6">
            <text:p>1.067</text:p>
          </table:table-cell>
          <table:table-cell office:value-type="float" office:value="9648.9573926119701" table:style-name="ce5">
            <text:p><text:s/>9,6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48.9573926119701" table:style-name="ce5">
            <text:p><text:s/>9,649<text:s/></text:p>
          </table:table-cell>
          <table:table-cell office:value-type="float" office:value="1.0595465887472557" table:style-name="ce6">
            <text:p>1.060</text:p>
          </table:table-cell>
          <table:table-cell office:value-type="float" office:value="10223.51989030963" table:style-name="ce5">
            <text:p><text:s/>10,224<text:s/></text:p>
          </table:table-cell>
          <table:table-cell office:value-type="float" office:value="1.026648173336876" table:style-name="ce6">
            <text:p>1.027</text:p>
          </table:table-cell>
          <table:table-cell office:value-type="float" office:value="10495.9580204596" table:style-name="ce5">
            <text:p><text:s/>10,4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95.9580204596" table:style-name="ce5">
            <text:p><text:s/>10,496<text:s/></text:p>
          </table:table-cell>
          <table:table-cell office:value-type="float" office:value="1.0348539065388518" table:style-name="ce6">
            <text:p>1.035</text:p>
          </table:table-cell>
          <table:table-cell office:value-type="float" office:value="10861.78316034041" table:style-name="ce5">
            <text:p><text:s/>10,862<text:s/></text:p>
          </table:table-cell>
          <table:table-cell office:value-type="float" office:value="1.1127337851141814" table:style-name="ce6">
            <text:p>1.113</text:p>
          </table:table-cell>
          <table:table-cell office:value-type="float" office:value="12086.273089095061" table:style-name="ce5">
            <text:p><text:s/>12,0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66.9864777361004" table:style-name="ce5">
            <text:p><text:s/>2,0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66.9864777361004" table:style-name="ce5">
            <text:p><text:s/>2,067<text:s/></text:p>
          </table:table-cell>
          <table:table-cell office:value-type="float" office:value="1.0028220109826933" table:style-name="ce6">
            <text:p>1.003</text:p>
          </table:table-cell>
          <table:table-cell office:value-type="float" office:value="2072.8195362773499" table:style-name="ce5">
            <text:p><text:s/>2,073<text:s/></text:p>
          </table:table-cell>
          <table:table-cell office:value-type="float" office:value="0.82259495482137501" table:style-name="ce6">
            <text:p>0.823</text:p>
          </table:table-cell>
          <table:table-cell office:value-type="float" office:value="1705.0908927969301" table:style-name="ce5">
            <text:p><text:s/>1,7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05.0908927969301" table:style-name="ce5">
            <text:p><text:s/>1,705<text:s/></text:p>
          </table:table-cell>
          <table:table-cell office:value-type="float" office:value="1.0718901864293395" table:style-name="ce6">
            <text:p>1.072</text:p>
          </table:table-cell>
          <table:table-cell office:value-type="float" office:value="1827.6701949590702" table:style-name="ce5">
            <text:p><text:s/>1,828<text:s/></text:p>
          </table:table-cell>
          <table:table-cell office:value-type="float" office:value="1.1863623096544056" table:style-name="ce6">
            <text:p>1.186</text:p>
          </table:table-cell>
          <table:table-cell office:value-type="float" office:value="2168.2790337781603" table:style-name="ce5">
            <text:p><text:s/>2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68.2790337781603" table:style-name="ce5">
            <text:p><text:s/>2,168<text:s/></text:p>
          </table:table-cell>
          <table:table-cell office:value-type="float" office:value="1.0411865736135126" table:style-name="ce6">
            <text:p>1.041</text:p>
          </table:table-cell>
          <table:table-cell office:value-type="float" office:value="2257.5830178175001" table:style-name="ce5">
            <text:p><text:s/>2,258<text:s/></text:p>
          </table:table-cell>
          <table:table-cell office:value-type="float" office:value="1.1446373095352793" table:style-name="ce6">
            <text:p>1.145</text:p>
          </table:table-cell>
          <table:table-cell office:value-type="float" office:value="2584.1137515671599" table:style-name="ce5">
            <text:p><text:s/>2,5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84.1137515671599" table:style-name="ce5">
            <text:p><text:s/>2,584<text:s/></text:p>
          </table:table-cell>
          <table:table-cell office:value-type="float" office:value="1.0440331459078429" table:style-name="ce6">
            <text:p>1.044</text:p>
          </table:table-cell>
          <table:table-cell office:value-type="float" office:value="2697.9004094323795" table:style-name="ce5">
            <text:p><text:s/>2,698<text:s/></text:p>
          </table:table-cell>
          <table:table-cell office:value-type="float" office:value="1.0232459388819044" table:style-name="ce6">
            <text:p>1.023</text:p>
          </table:table-cell>
          <table:table-cell office:value-type="float" office:value="2760.6156374595098" table:style-name="ce5">
            <text:p><text:s/>2,7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0.6156374595098" table:style-name="ce5">
            <text:p><text:s/>2,761<text:s/></text:p>
          </table:table-cell>
          <table:table-cell office:value-type="float" office:value="1.1001965913047638" table:style-name="ce6">
            <text:p>1.100</text:p>
          </table:table-cell>
          <table:table-cell office:value-type="float" office:value="3037.2199142355803" table:style-name="ce5">
            <text:p><text:s/>3,037<text:s/></text:p>
          </table:table-cell>
          <table:table-cell office:value-type="float" office:value="1.2759359650855346" table:style-name="ce6">
            <text:p>1.276</text:p>
          </table:table-cell>
          <table:table-cell office:value-type="float" office:value="3875.29812244718" table:style-name="ce5">
            <text:p><text:s/>3,8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75.29812244718" table:style-name="ce5">
            <text:p><text:s/>3,875<text:s/></text:p>
          </table:table-cell>
          <table:table-cell office:value-type="float" office:value="1.0451818396839831" table:style-name="ce6">
            <text:p>1.045</text:p>
          </table:table-cell>
          <table:table-cell office:value-type="float" office:value="4050.3912209432297" table:style-name="ce5">
            <text:p><text:s/>4,050<text:s/></text:p>
          </table:table-cell>
          <table:table-cell office:value-type="float" office:value="1.1116667312842297" table:style-name="ce6">
            <text:p>1.112</text:p>
          </table:table-cell>
          <table:table-cell office:value-type="float" office:value="4502.6851690082995" table:style-name="ce5">
            <text:p><text:s/>4,5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02.6851690082995" table:style-name="ce5">
            <text:p><text:s/>4,503<text:s/></text:p>
          </table:table-cell>
          <table:table-cell office:value-type="float" office:value="1.0395690399900004" table:style-name="ce6">
            <text:p>1.040</text:p>
          </table:table-cell>
          <table:table-cell office:value-type="float" office:value="4680.8520985231708" table:style-name="ce5">
            <text:p><text:s/>4,681<text:s/></text:p>
          </table:table-cell>
          <table:table-cell office:value-type="float" office:value="0.98464581945668461" table:style-name="ce6">
            <text:p>0.985</text:p>
          </table:table-cell>
          <table:table-cell office:value-type="float" office:value="4608.9814503058888" table:style-name="ce5">
            <text:p><text:s/>4,6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08.9814503058888" table:style-name="ce5">
            <text:p><text:s/>4,609<text:s/></text:p>
          </table:table-cell>
          <table:table-cell office:value-type="float" office:value="1.0753810125722205" table:style-name="ce6">
            <text:p>1.075</text:p>
          </table:table-cell>
          <table:table-cell office:value-type="float" office:value="4956.4111389565287" table:style-name="ce5">
            <text:p><text:s/>4,956<text:s/></text:p>
          </table:table-cell>
          <table:table-cell office:value-type="float" office:value="1.133624162464592" table:style-name="ce6">
            <text:p>1.134</text:p>
          </table:table-cell>
          <table:table-cell office:value-type="float" office:value="5618.7074262297701" table:style-name="ce5">
            <text:p><text:s/>5,6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18.7074262297701" table:style-name="ce5">
            <text:p><text:s/>5,619<text:s/></text:p>
          </table:table-cell>
          <table:table-cell office:value-type="float" office:value="1.0776817559205638" table:style-name="ce6">
            <text:p>1.078</text:p>
          </table:table-cell>
          <table:table-cell office:value-type="float" office:value="6055.1784851032107" table:style-name="ce5">
            <text:p><text:s/>6,055<text:s/></text:p>
          </table:table-cell>
          <table:table-cell office:value-type="float" office:value="1.0441241410540776" table:style-name="ce6">
            <text:p>1.044</text:p>
          </table:table-cell>
          <table:table-cell office:value-type="float" office:value="6322.3580346875206" table:style-name="ce5">
            <text:p><text:s/>6,3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22.3580346875206" table:style-name="ce5">
            <text:p><text:s/>6,322<text:s/></text:p>
          </table:table-cell>
          <table:table-cell office:value-type="float" office:value="1.0582423971920041" table:style-name="ce6">
            <text:p>1.058</text:p>
          </table:table-cell>
          <table:table-cell office:value-type="float" office:value="6690.5873225338501" table:style-name="ce5">
            <text:p><text:s/>6,691<text:s/></text:p>
          </table:table-cell>
          <table:table-cell office:value-type="float" office:value="1.1406292924812445" table:style-name="ce6">
            <text:p>1.141</text:p>
          </table:table-cell>
          <table:table-cell office:value-type="float" office:value="7631.4798839857694" table:style-name="ce5">
            <text:p><text:s/>7,6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31.4798839857694" table:style-name="ce5">
            <text:p><text:s/>7,631<text:s/></text:p>
          </table:table-cell>
          <table:table-cell office:value-type="float" office:value="1.0070648554788186" table:style-name="ce6">
            <text:p>1.007</text:p>
          </table:table-cell>
          <table:table-cell office:value-type="float" office:value="7685.3951864556402" table:style-name="ce5">
            <text:p><text:s/>7,685<text:s/></text:p>
          </table:table-cell>
          <table:table-cell office:value-type="float" office:value="1.0820501750517835" table:style-name="ce6">
            <text:p>1.082</text:p>
          </table:table-cell>
          <table:table-cell office:value-type="float" office:value="8315.9832068464602" table:style-name="ce5">
            <text:p><text:s/>8,3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15.9832068464602" table:style-name="ce5">
            <text:p><text:s/>8,316<text:s/></text:p>
          </table:table-cell>
          <table:table-cell office:value-type="float" office:value="1.0393513498314177" table:style-name="ce6">
            <text:p>1.039</text:p>
          </table:table-cell>
          <table:table-cell office:value-type="float" office:value="8643.2283712112694" table:style-name="ce5">
            <text:p><text:s/>8,643<text:s/></text:p>
          </table:table-cell>
          <table:table-cell office:value-type="float" office:value="1.1957521900901804" table:style-name="ce6">
            <text:p>1.196</text:p>
          </table:table-cell>
          <table:table-cell office:value-type="float" office:value="10335.159254325459" table:style-name="ce5">
            <text:p><text:s/>10,3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35.159254325459" table:style-name="ce5">
            <text:p><text:s/>10,335<text:s/></text:p>
          </table:table-cell>
          <table:table-cell office:value-type="float" office:value="0.94055244982084218" table:style-name="ce6">
            <text:p>0.941</text:p>
          </table:table-cell>
          <table:table-cell office:value-type="float" office:value="9720.7593559443594" table:style-name="ce5">
            <text:p><text:s/>9,721<text:s/></text:p>
          </table:table-cell>
          <table:table-cell office:value-type="float" office:value="1.076254831136636" table:style-name="ce6">
            <text:p>1.076</text:p>
          </table:table-cell>
          <table:table-cell office:value-type="float" office:value="10462.01421915177" table:style-name="ce5">
            <text:p><text:s/>10,4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62.01421915177" table:style-name="ce5">
            <text:p><text:s/>10,462<text:s/></text:p>
          </table:table-cell>
          <table:table-cell office:value-type="float" office:value="0.98538201807188242" table:style-name="ce6">
            <text:p>0.985</text:p>
          </table:table-cell>
          <table:table-cell office:value-type="float" office:value="10309.0806843645" table:style-name="ce5">
            <text:p><text:s/>10,309<text:s/></text:p>
          </table:table-cell>
          <table:table-cell office:value-type="float" office:value="1.0155591142618996" table:style-name="ce6">
            <text:p>1.016</text:p>
          </table:table-cell>
          <table:table-cell office:value-type="float" office:value="10469.480848667668" table:style-name="ce5">
            <text:p><text:s/>10,4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69.480848667668" table:style-name="ce5">
            <text:p><text:s/>10,469<text:s/></text:p>
          </table:table-cell>
          <table:table-cell office:value-type="float" office:value="1.0618802818209832" table:style-name="ce6">
            <text:p>1.062</text:p>
          </table:table-cell>
          <table:table-cell office:value-type="float" office:value="11117.33527410261" table:style-name="ce5">
            <text:p><text:s/>11,117<text:s/></text:p>
          </table:table-cell>
          <table:table-cell office:value-type="float" office:value="1.0649489247439177" table:style-name="ce6">
            <text:p>1.065</text:p>
          </table:table-cell>
          <table:table-cell office:value-type="float" office:value="11839.3942461732" table:style-name="ce5">
            <text:p><text:s/>11,8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839.3942461732" table:style-name="ce5">
            <text:p><text:s/>11,839<text:s/></text:p>
          </table:table-cell>
          <table:table-cell office:value-type="float" office:value="1.0492903936238591" table:style-name="ce6">
            <text:p>1.049</text:p>
          </table:table-cell>
          <table:table-cell office:value-type="float" office:value="12422.962648835131" table:style-name="ce5">
            <text:p><text:s/>12,423<text:s/></text:p>
          </table:table-cell>
          <table:table-cell office:value-type="float" office:value="0.98932520376350519" table:style-name="ce6">
            <text:p>0.989</text:p>
          </table:table-cell>
          <table:table-cell office:value-type="float" office:value="12290.350053905229" table:style-name="ce5">
            <text:p><text:s/>12,29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63.6188095138905" table:style-name="ce5">
            <text:p><text:s/>7,3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63.6188095138905" table:style-name="ce5">
            <text:p><text:s/>7,364<text:s/></text:p>
          </table:table-cell>
          <table:table-cell office:value-type="float" office:value="1.055869154336248" table:style-name="ce6">
            <text:p>1.056</text:p>
          </table:table-cell>
          <table:table-cell office:value-type="float" office:value="7775.01796525592" table:style-name="ce5">
            <text:p><text:s/>7,775<text:s/></text:p>
          </table:table-cell>
          <table:table-cell office:value-type="float" office:value="1.1483765276257207" table:style-name="ce6">
            <text:p>1.148</text:p>
          </table:table-cell>
          <table:table-cell office:value-type="float" office:value="8928.6481331681898" table:style-name="ce5">
            <text:p><text:s/>8,9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28.6481331681898" table:style-name="ce5">
            <text:p><text:s/>8,929<text:s/></text:p>
          </table:table-cell>
          <table:table-cell office:value-type="float" office:value="1.1129624734174426" table:style-name="ce6">
            <text:p>1.113</text:p>
          </table:table-cell>
          <table:table-cell office:value-type="float" office:value="9937.2503105648993" table:style-name="ce5">
            <text:p><text:s/>9,937<text:s/></text:p>
          </table:table-cell>
          <table:table-cell office:value-type="float" office:value="1.1396977771224206" table:style-name="ce6">
            <text:p>1.140</text:p>
          </table:table-cell>
          <table:table-cell office:value-type="float" office:value="11325.462089659901" table:style-name="ce5">
            <text:p><text:s/>11,3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325.462089659901" table:style-name="ce5">
            <text:p><text:s/>11,325<text:s/></text:p>
          </table:table-cell>
          <table:table-cell office:value-type="float" office:value="1.1690278096590569" table:style-name="ce6">
            <text:p>1.169</text:p>
          </table:table-cell>
          <table:table-cell office:value-type="float" office:value="13239.7801400518" table:style-name="ce5">
            <text:p><text:s/>13,240<text:s/></text:p>
          </table:table-cell>
          <table:table-cell office:value-type="float" office:value="0.99541202204025714" table:style-name="ce6">
            <text:p>0.995</text:p>
          </table:table-cell>
          <table:table-cell office:value-type="float" office:value="13179.036320577401" table:style-name="ce5">
            <text:p><text:s/>13,1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179.036320577401" table:style-name="ce5">
            <text:p><text:s/>13,179<text:s/></text:p>
          </table:table-cell>
          <table:table-cell office:value-type="float" office:value="1.0170243720552605" table:style-name="ce6">
            <text:p>1.017</text:p>
          </table:table-cell>
          <table:table-cell office:value-type="float" office:value="13403.401138228701" table:style-name="ce5">
            <text:p><text:s/>13,403<text:s/></text:p>
          </table:table-cell>
          <table:table-cell office:value-type="float" office:value="1.1223589867077897" table:style-name="ce6">
            <text:p>1.122</text:p>
          </table:table-cell>
          <table:table-cell office:value-type="float" office:value="15043.427719940399" table:style-name="ce5">
            <text:p><text:s/>15,0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043.427719940399" table:style-name="ce5">
            <text:p><text:s/>15,043<text:s/></text:p>
          </table:table-cell>
          <table:table-cell office:value-type="float" office:value="1.0590771298724877" table:style-name="ce6">
            <text:p>1.059</text:p>
          </table:table-cell>
          <table:table-cell office:value-type="float" office:value="15932.150253078698" table:style-name="ce5">
            <text:p><text:s/>15,932<text:s/></text:p>
          </table:table-cell>
          <table:table-cell office:value-type="float" office:value="0.944241321325473" table:style-name="ce6">
            <text:p>0.944</text:p>
          </table:table-cell>
          <table:table-cell office:value-type="float" office:value="15043.794606523001" table:style-name="ce5">
            <text:p><text:s/>15,0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043.794606523001" table:style-name="ce5">
            <text:p><text:s/>15,044<text:s/></text:p>
          </table:table-cell>
          <table:table-cell office:value-type="float" office:value="1.0985517232768685" table:style-name="ce6">
            <text:p>1.099</text:p>
          </table:table-cell>
          <table:table-cell office:value-type="float" office:value="16526.386489619101" table:style-name="ce5">
            <text:p><text:s/>16,526<text:s/></text:p>
          </table:table-cell>
          <table:table-cell office:value-type="float" office:value="0.94296082262625791" table:style-name="ce6">
            <text:p>0.943</text:p>
          </table:table-cell>
          <table:table-cell office:value-type="float" office:value="15583.7349992907" table:style-name="ce5">
            <text:p><text:s/>15,5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583.7349992907" table:style-name="ce5">
            <text:p><text:s/>15,584<text:s/></text:p>
          </table:table-cell>
          <table:table-cell office:value-type="float" office:value="1.0093947359733697" table:style-name="ce6">
            <text:p>1.009</text:p>
          </table:table-cell>
          <table:table-cell office:value-type="float" office:value="15730.140075088" table:style-name="ce5">
            <text:p><text:s/>15,730<text:s/></text:p>
          </table:table-cell>
          <table:table-cell office:value-type="float" office:value="1.0720965044951487" table:style-name="ce6">
            <text:p>1.072</text:p>
          </table:table-cell>
          <table:table-cell office:value-type="float" office:value="16864.2281897209" table:style-name="ce5">
            <text:p><text:s/>16,8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864.2281897209" table:style-name="ce5">
            <text:p><text:s/>16,864<text:s/></text:p>
          </table:table-cell>
          <table:table-cell office:value-type="float" office:value="0.97838501876973638" table:style-name="ce6">
            <text:p>0.978</text:p>
          </table:table-cell>
          <table:table-cell office:value-type="float" office:value="16499.7082139372" table:style-name="ce5">
            <text:p><text:s/>16,500<text:s/></text:p>
          </table:table-cell>
          <table:table-cell office:value-type="float" office:value="0.98980561199143091" table:style-name="ce6">
            <text:p>0.990</text:p>
          </table:table-cell>
          <table:table-cell office:value-type="float" office:value="16331.50378637615" table:style-name="ce5">
            <text:p><text:s/>16,3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331.50378637615" table:style-name="ce5">
            <text:p><text:s/>16,332<text:s/></text:p>
          </table:table-cell>
          <table:table-cell office:value-type="float" office:value="1.0125510417377794" table:style-name="ce6">
            <text:p>1.013</text:p>
          </table:table-cell>
          <table:table-cell office:value-type="float" office:value="16536.481172039661" table:style-name="ce5">
            <text:p><text:s/>16,536<text:s/></text:p>
          </table:table-cell>
          <table:table-cell office:value-type="float" office:value="1.0615965206713922" table:style-name="ce6">
            <text:p>1.062</text:p>
          </table:table-cell>
          <table:table-cell office:value-type="float" office:value="17555.070876385289" table:style-name="ce5">
            <text:p><text:s/>17,55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555.070876385289" table:style-name="ce5">
            <text:p><text:s/>17,555<text:s/></text:p>
          </table:table-cell>
          <table:table-cell office:value-type="float" office:value="1.0884109891638787" table:style-name="ce6">
            <text:p>1.088</text:p>
          </table:table-cell>
          <table:table-cell office:value-type="float" office:value="19107.132057408508" table:style-name="ce5">
            <text:p><text:s/>19,107<text:s/></text:p>
          </table:table-cell>
          <table:table-cell office:value-type="float" office:value="1.0292063976477708" table:style-name="ce6">
            <text:p>1.029</text:p>
          </table:table-cell>
          <table:table-cell office:value-type="float" office:value="19665.182554185649" table:style-name="ce5">
            <text:p><text:s/>19,66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665.182554185649" table:style-name="ce5">
            <text:p><text:s/>19,665<text:s/></text:p>
          </table:table-cell>
          <table:table-cell office:value-type="float" office:value="0.91676965106503494" table:style-name="ce6">
            <text:p>0.917</text:p>
          </table:table-cell>
          <table:table-cell office:value-type="float" office:value="18028.44254833099" table:style-name="ce5">
            <text:p><text:s/>18,028<text:s/></text:p>
          </table:table-cell>
          <table:table-cell office:value-type="float" office:value="1.0288004711313834" table:style-name="ce6">
            <text:p>1.029</text:p>
          </table:table-cell>
          <table:table-cell office:value-type="float" office:value="18547.670187487998" table:style-name="ce5">
            <text:p><text:s/>18,5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547.670187487998" table:style-name="ce5">
            <text:p><text:s/>18,548<text:s/></text:p>
          </table:table-cell>
          <table:table-cell office:value-type="float" office:value="1.0137531602240863" table:style-name="ce6">
            <text:p>1.014</text:p>
          </table:table-cell>
          <table:table-cell office:value-type="float" office:value="18802.75926736003" table:style-name="ce5">
            <text:p><text:s/>18,803<text:s/></text:p>
          </table:table-cell>
          <table:table-cell office:value-type="float" office:value="1.1739626167680679" table:style-name="ce6">
            <text:p>1.174</text:p>
          </table:table-cell>
          <table:table-cell office:value-type="float" office:value="22073.73647197002" table:style-name="ce5">
            <text:p><text:s/>22,07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073.73647197002" table:style-name="ce5">
            <text:p><text:s/>22,074<text:s/></text:p>
          </table:table-cell>
          <table:table-cell office:value-type="float" office:value="0.98822465526898706" table:style-name="ce6">
            <text:p>0.988</text:p>
          </table:table-cell>
          <table:table-cell office:value-type="float" office:value="21813.81061551104" table:style-name="ce5">
            <text:p><text:s/>21,814<text:s/></text:p>
          </table:table-cell>
          <table:table-cell office:value-type="float" office:value="1.0654798647552877" table:style-name="ce6">
            <text:p>1.065</text:p>
          </table:table-cell>
          <table:table-cell office:value-type="float" office:value="23242.175984412159" table:style-name="ce5">
            <text:p><text:s/>23,2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242.175984412159" table:style-name="ce5">
            <text:p><text:s/>23,242<text:s/></text:p>
          </table:table-cell>
          <table:table-cell office:value-type="float" office:value="0.98102855496309926" table:style-name="ce6">
            <text:p>0.981</text:p>
          </table:table-cell>
          <table:table-cell office:value-type="float" office:value="22801.238320185908" table:style-name="ce5">
            <text:p><text:s/>22,801<text:s/></text:p>
          </table:table-cell>
          <table:table-cell office:value-type="float" office:value="1.0024750614091775" table:style-name="ce6">
            <text:p>1.002</text:p>
          </table:table-cell>
          <table:table-cell office:value-type="float" office:value="22857.672785233663" table:style-name="ce5">
            <text:p><text:s/>22,8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857.672785233663" table:style-name="ce5">
            <text:p><text:s/>22,858<text:s/></text:p>
          </table:table-cell>
          <table:table-cell office:value-type="float" office:value="1.0512169292174147" table:style-name="ce6">
            <text:p>1.051</text:p>
          </table:table-cell>
          <table:table-cell office:value-type="float" office:value="24028.372594349799" table:style-name="ce5">
            <text:p><text:s/>24,028<text:s/></text:p>
          </table:table-cell>
          <table:table-cell office:value-type="float" office:value="0.9716281073091243" table:style-name="ce6">
            <text:p>0.972</text:p>
          </table:table-cell>
          <table:table-cell office:value-type="float" office:value="23346.642185566528" table:style-name="ce5">
            <text:p><text:s/>23,3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46.642185566528" table:style-name="ce5">
            <text:p><text:s/>23,347<text:s/></text:p>
          </table:table-cell>
          <table:table-cell office:value-type="float" office:value="1.02752745978386" table:style-name="ce6">
            <text:p>1.028</text:p>
          </table:table-cell>
          <table:table-cell office:value-type="float" office:value="23989.31593941788" table:style-name="ce5">
            <text:p><text:s/>23,989<text:s/></text:p>
          </table:table-cell>
          <table:table-cell office:value-type="float" office:value="1.0319395368838054" table:style-name="ce6">
            <text:p>1.032</text:p>
          </table:table-cell>
          <table:table-cell office:value-type="float" office:value="24755.52358068218" table:style-name="ce5">
            <text:p><text:s/>24,7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76.94539731228" table:style-name="ce5">
            <text:p><text:s/>3,87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876.94539731228" table:style-name="ce5">
            <text:p><text:s/>3,877<text:s/></text:p>
          </table:table-cell>
          <table:table-cell office:value-type="float" office:value="1.0783255370271934" table:style-name="ce6">
            <text:p>1.078</text:p>
          </table:table-cell>
          <table:table-cell office:value-type="float" office:value="4180.6092275818701" table:style-name="ce5">
            <text:p><text:s/>4,181<text:s/></text:p>
          </table:table-cell>
          <table:table-cell office:value-type="float" office:value="1.1501404341648858" table:style-name="ce6">
            <text:p>1.150</text:p>
          </table:table-cell>
          <table:table-cell office:value-type="float" office:value="4808.2877120847397" table:style-name="ce5">
            <text:p><text:s/>4,8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808.2877120847397" table:style-name="ce5">
            <text:p><text:s/>4,808<text:s/></text:p>
          </table:table-cell>
          <table:table-cell office:value-type="float" office:value="1.094930280755861" table:style-name="ce6">
            <text:p>1.095</text:p>
          </table:table-cell>
          <table:table-cell office:value-type="float" office:value="5264.7398145479001" table:style-name="ce5">
            <text:p><text:s/>5,265<text:s/></text:p>
          </table:table-cell>
          <table:table-cell office:value-type="float" office:value="1.2024250565492487" table:style-name="ce6">
            <text:p>1.202</text:p>
          </table:table-cell>
          <table:table-cell office:value-type="float" office:value="6330.4550692248404" table:style-name="ce5">
            <text:p><text:s/>6,3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30.4550692248404" table:style-name="ce5">
            <text:p><text:s/>6,330<text:s/></text:p>
          </table:table-cell>
          <table:table-cell office:value-type="float" office:value="1.1557132761145705" table:style-name="ce6">
            <text:p>1.156</text:p>
          </table:table-cell>
          <table:table-cell office:value-type="float" office:value="7316.1909673499295" table:style-name="ce5">
            <text:p><text:s/>7,316<text:s/></text:p>
          </table:table-cell>
          <table:table-cell office:value-type="float" office:value="1.1015299424970328" table:style-name="ce6">
            <text:p>1.102</text:p>
          </table:table-cell>
          <table:table-cell office:value-type="float" office:value="8059.0034155622798" table:style-name="ce5">
            <text:p><text:s/>8,05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059.0034155622798" table:style-name="ce5">
            <text:p><text:s/>8,059<text:s/></text:p>
          </table:table-cell>
          <table:table-cell office:value-type="float" office:value="1.0254179072789595" table:style-name="ce6">
            <text:p>1.025</text:p>
          </table:table-cell>
          <table:table-cell office:value-type="float" office:value="8263.8464171398609" table:style-name="ce5">
            <text:p><text:s/>8,264<text:s/></text:p>
          </table:table-cell>
          <table:table-cell office:value-type="float" office:value="1.0798145406814652" table:style-name="ce6">
            <text:p>1.080</text:p>
          </table:table-cell>
          <table:table-cell office:value-type="float" office:value="8923.4215231860508" table:style-name="ce5">
            <text:p><text:s/>8,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23.4215231860508" table:style-name="ce5">
            <text:p><text:s/>8,923<text:s/></text:p>
          </table:table-cell>
          <table:table-cell office:value-type="float" office:value="1.0526058334229911" table:style-name="ce6">
            <text:p>1.053</text:p>
          </table:table-cell>
          <table:table-cell office:value-type="float" office:value="9392.8455493979091" table:style-name="ce5">
            <text:p><text:s/>9,393<text:s/></text:p>
          </table:table-cell>
          <table:table-cell office:value-type="float" office:value="0.91654157523738067" table:style-name="ce6">
            <text:p>0.917</text:p>
          </table:table-cell>
          <table:table-cell office:value-type="float" office:value="8608.9334558065802" table:style-name="ce5">
            <text:p><text:s/>8,6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08.9334558065802" table:style-name="ce5">
            <text:p><text:s/>8,609<text:s/></text:p>
          </table:table-cell>
          <table:table-cell office:value-type="float" office:value="1.0949055677302773" table:style-name="ce6">
            <text:p>1.095</text:p>
          </table:table-cell>
          <table:table-cell office:value-type="float" office:value="9425.9691729820806" table:style-name="ce5">
            <text:p><text:s/>9,426<text:s/></text:p>
          </table:table-cell>
          <table:table-cell office:value-type="float" office:value="0.8550548217037599" table:style-name="ce6">
            <text:p>0.855</text:p>
          </table:table-cell>
          <table:table-cell office:value-type="float" office:value="8059.7203905893293" table:style-name="ce5">
            <text:p><text:s/>8,0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059.7203905893293" table:style-name="ce5">
            <text:p><text:s/>8,060<text:s/></text:p>
          </table:table-cell>
          <table:table-cell office:value-type="float" office:value="1.0060468733478924" table:style-name="ce6">
            <text:p>1.006</text:p>
          </table:table-cell>
          <table:table-cell office:value-type="float" office:value="8108.4564990106501" table:style-name="ce5">
            <text:p><text:s/>8,108<text:s/></text:p>
          </table:table-cell>
          <table:table-cell office:value-type="float" office:value="1.0408657607522531" table:style-name="ce6">
            <text:p>1.041</text:p>
          </table:table-cell>
          <table:table-cell office:value-type="float" office:value="8439.8147423692699" table:style-name="ce5">
            <text:p><text:s/>8,4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39.8147423692699" table:style-name="ce5">
            <text:p><text:s/>8,440<text:s/></text:p>
          </table:table-cell>
          <table:table-cell office:value-type="float" office:value="0.96746448878844049" table:style-name="ce6">
            <text:p>0.967</text:p>
          </table:table-cell>
          <table:table-cell office:value-type="float" office:value="8165.2210551954295" table:style-name="ce5">
            <text:p><text:s/>8,165<text:s/></text:p>
          </table:table-cell>
          <table:table-cell office:value-type="float" office:value="0.97626185062127613" table:style-name="ce6">
            <text:p>0.976</text:p>
          </table:table-cell>
          <table:table-cell office:value-type="float" office:value="7971.3938180768992" table:style-name="ce5">
            <text:p><text:s/>7,9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71.3938180768992" table:style-name="ce5">
            <text:p><text:s/>7,971<text:s/></text:p>
          </table:table-cell>
          <table:table-cell office:value-type="float" office:value="1.0301963544727955" table:style-name="ce6">
            <text:p>1.030</text:p>
          </table:table-cell>
          <table:table-cell office:value-type="float" office:value="8212.1008514497989" table:style-name="ce5">
            <text:p><text:s/>8,212<text:s/></text:p>
          </table:table-cell>
          <table:table-cell office:value-type="float" office:value="1.1318022751612169" table:style-name="ce6">
            <text:p>1.132</text:p>
          </table:table-cell>
          <table:table-cell office:value-type="float" office:value="9294.4744275242501" table:style-name="ce5">
            <text:p><text:s/>9,2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294.4744275242501" table:style-name="ce5">
            <text:p><text:s/>9,294<text:s/></text:p>
          </table:table-cell>
          <table:table-cell office:value-type="float" office:value="1.1105525933403155" table:style-name="ce6">
            <text:p>1.111</text:p>
          </table:table-cell>
          <table:table-cell office:value-type="float" office:value="10322.0026792223" table:style-name="ce5">
            <text:p><text:s/>10,322<text:s/></text:p>
          </table:table-cell>
          <table:table-cell office:value-type="float" office:value="1.0486364538838227" table:style-name="ce6">
            <text:p>1.049</text:p>
          </table:table-cell>
          <table:table-cell office:value-type="float" office:value="10824.028286518989" table:style-name="ce5">
            <text:p><text:s/>10,8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824.028286518989" table:style-name="ce5">
            <text:p><text:s/>10,824<text:s/></text:p>
          </table:table-cell>
          <table:table-cell office:value-type="float" office:value="0.8982519396728752" table:style-name="ce6">
            <text:p>0.898</text:p>
          </table:table-cell>
          <table:table-cell office:value-type="float" office:value="9722.7044034397513" table:style-name="ce5">
            <text:p><text:s/>9,723<text:s/></text:p>
          </table:table-cell>
          <table:table-cell office:value-type="float" office:value="0.951353655036283" table:style-name="ce6">
            <text:p>0.951</text:p>
          </table:table-cell>
          <table:table-cell office:value-type="float" office:value="9249.7303710497708" table:style-name="ce5">
            <text:p><text:s/>9,2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49.7303710497708" table:style-name="ce5">
            <text:p><text:s/>9,250<text:s/></text:p>
          </table:table-cell>
          <table:table-cell office:value-type="float" office:value="0.9951207380058541" table:style-name="ce6">
            <text:p>0.995</text:p>
          </table:table-cell>
          <table:table-cell office:value-type="float" office:value="9204.5985131942107" table:style-name="ce5">
            <text:p><text:s/>9,205<text:s/></text:p>
          </table:table-cell>
          <table:table-cell office:value-type="float" office:value="1.2478917508096974" table:style-name="ce6">
            <text:p>1.248</text:p>
          </table:table-cell>
          <table:table-cell office:value-type="float" office:value="11486.34255413026" table:style-name="ce5">
            <text:p><text:s/>11,4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486.34255413026" table:style-name="ce5">
            <text:p><text:s/>11,486<text:s/></text:p>
          </table:table-cell>
          <table:table-cell office:value-type="float" office:value="0.99500795384548135" table:style-name="ce6">
            <text:p>0.995</text:p>
          </table:table-cell>
          <table:table-cell office:value-type="float" office:value="11429.00220195343" table:style-name="ce5">
            <text:p><text:s/>11,429<text:s/></text:p>
          </table:table-cell>
          <table:table-cell office:value-type="float" office:value="1.0170188151716792" table:style-name="ce6">
            <text:p>1.017</text:p>
          </table:table-cell>
          <table:table-cell office:value-type="float" office:value="11623.510278025191" table:style-name="ce5">
            <text:p><text:s/>11,6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23.510278025191" table:style-name="ce5">
            <text:p><text:s/>11,624<text:s/></text:p>
          </table:table-cell>
          <table:table-cell office:value-type="float" office:value="0.97156740577758061" table:style-name="ce6">
            <text:p>0.972</text:p>
          </table:table-cell>
          <table:table-cell office:value-type="float" office:value="11293.023726849979" table:style-name="ce5">
            <text:p><text:s/>11,293<text:s/></text:p>
          </table:table-cell>
          <table:table-cell office:value-type="float" office:value="0.98734535231881237" table:style-name="ce6">
            <text:p>0.987</text:p>
          </table:table-cell>
          <table:table-cell office:value-type="float" office:value="11150.1144903314" table:style-name="ce5">
            <text:p><text:s/>11,1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50.1144903314" table:style-name="ce5">
            <text:p><text:s/>11,150<text:s/></text:p>
          </table:table-cell>
          <table:table-cell office:value-type="float" office:value="1.0508743427084057" table:style-name="ce6">
            <text:p>1.051</text:p>
          </table:table-cell>
          <table:table-cell office:value-type="float" office:value="11717.36923615048" table:style-name="ce5">
            <text:p><text:s/>11,717<text:s/></text:p>
          </table:table-cell>
          <table:table-cell office:value-type="float" office:value="0.96153072828814612" table:style-name="ce6">
            <text:p>0.962</text:p>
          </table:table-cell>
          <table:table-cell office:value-type="float" office:value="11266.610575256889" table:style-name="ce5">
            <text:p><text:s/>11,2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66.610575256889" table:style-name="ce5">
            <text:p><text:s/>11,267<text:s/></text:p>
          </table:table-cell>
          <table:table-cell office:value-type="float" office:value="1.0381783191208456" table:style-name="ce6">
            <text:p>1.038</text:p>
          </table:table-cell>
          <table:table-cell office:value-type="float" office:value="11696.750829209339" table:style-name="ce5">
            <text:p><text:s/>11,697<text:s/></text:p>
          </table:table-cell>
          <table:table-cell office:value-type="float" office:value="1.0136469062389142" table:style-name="ce6">
            <text:p>1.014</text:p>
          </table:table-cell>
          <table:table-cell office:value-type="float" office:value="11856.375291075501" table:style-name="ce5">
            <text:p><text:s/>11,8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86.6734122016101" table:style-name="ce5">
            <text:p><text:s/>3,4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86.6734122016101" table:style-name="ce5">
            <text:p><text:s/>3,487<text:s/></text:p>
          </table:table-cell>
          <table:table-cell office:value-type="float" office:value="1.030899173147511" table:style-name="ce6">
            <text:p>1.031</text:p>
          </table:table-cell>
          <table:table-cell office:value-type="float" office:value="3594.4087376740504" table:style-name="ce5">
            <text:p><text:s/>3,594<text:s/></text:p>
          </table:table-cell>
          <table:table-cell office:value-type="float" office:value="1.1463249512768947" table:style-name="ce6">
            <text:p>1.146</text:p>
          </table:table-cell>
          <table:table-cell office:value-type="float" office:value="4120.3604210834501" table:style-name="ce5">
            <text:p><text:s/>4,1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20.3604210834501" table:style-name="ce5">
            <text:p><text:s/>4,120<text:s/></text:p>
          </table:table-cell>
          <table:table-cell office:value-type="float" office:value="1.1340052855833327" table:style-name="ce6">
            <text:p>1.134</text:p>
          </table:table-cell>
          <table:table-cell office:value-type="float" office:value="4672.5104960169992" table:style-name="ce5">
            <text:p><text:s/>4,673<text:s/></text:p>
          </table:table-cell>
          <table:table-cell office:value-type="float" office:value="1.0690199678936982" table:style-name="ce6">
            <text:p>1.069</text:p>
          </table:table-cell>
          <table:table-cell office:value-type="float" office:value="4995.0070204350604" table:style-name="ce5">
            <text:p><text:s/>4,9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95.0070204350604" table:style-name="ce5">
            <text:p><text:s/>4,995<text:s/></text:p>
          </table:table-cell>
          <table:table-cell office:value-type="float" office:value="1.18590207150218" table:style-name="ce6">
            <text:p>1.186</text:p>
          </table:table-cell>
          <table:table-cell office:value-type="float" office:value="5923.5891727018698" table:style-name="ce5">
            <text:p><text:s/>5,924<text:s/></text:p>
          </table:table-cell>
          <table:table-cell office:value-type="float" office:value="0.86434638793151974" table:style-name="ce6">
            <text:p>0.864</text:p>
          </table:table-cell>
          <table:table-cell office:value-type="float" office:value="5120.0329050151204" table:style-name="ce5">
            <text:p><text:s/>5,1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20.0329050151204" table:style-name="ce5">
            <text:p><text:s/>5,120<text:s/></text:p>
          </table:table-cell>
          <table:table-cell office:value-type="float" office:value="1.0038128301977509" table:style-name="ce6">
            <text:p>1.004</text:p>
          </table:table-cell>
          <table:table-cell office:value-type="float" office:value="5139.5547210888408" table:style-name="ce5">
            <text:p><text:s/>5,140<text:s/></text:p>
          </table:table-cell>
          <table:table-cell office:value-type="float" office:value="1.1907658404029591" table:style-name="ce6">
            <text:p>1.191</text:p>
          </table:table-cell>
          <table:table-cell office:value-type="float" office:value="6120.0061967543488" table:style-name="ce5">
            <text:p><text:s/>6,1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20.0061967543488" table:style-name="ce5">
            <text:p><text:s/>6,120<text:s/></text:p>
          </table:table-cell>
          <table:table-cell office:value-type="float" office:value="1.0685127585571417" table:style-name="ce6">
            <text:p>1.069</text:p>
          </table:table-cell>
          <table:table-cell office:value-type="float" office:value="6539.3047036807902" table:style-name="ce5">
            <text:p><text:s/>6,539<text:s/></text:p>
          </table:table-cell>
          <table:table-cell office:value-type="float" office:value="0.98402833975520665" table:style-name="ce6">
            <text:p>0.984</text:p>
          </table:table-cell>
          <table:table-cell office:value-type="float" office:value="6434.8611507164214" table:style-name="ce5">
            <text:p><text:s/>6,4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34.8611507164214" table:style-name="ce5">
            <text:p><text:s/>6,435<text:s/></text:p>
          </table:table-cell>
          <table:table-cell office:value-type="float" office:value="1.1034297633363075" table:style-name="ce6">
            <text:p>1.103</text:p>
          </table:table-cell>
          <table:table-cell office:value-type="float" office:value="7100.4173166370201" table:style-name="ce5">
            <text:p><text:s/>7,100<text:s/></text:p>
          </table:table-cell>
          <table:table-cell office:value-type="float" office:value="1.05965808390893" table:style-name="ce6">
            <text:p>1.060</text:p>
          </table:table-cell>
          <table:table-cell office:value-type="float" office:value="7524.0146087013709" table:style-name="ce5">
            <text:p><text:s/>7,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24.0146087013709" table:style-name="ce5">
            <text:p><text:s/>7,524<text:s/></text:p>
          </table:table-cell>
          <table:table-cell office:value-type="float" office:value="1.0129809646120338" table:style-name="ce6">
            <text:p>1.013</text:p>
          </table:table-cell>
          <table:table-cell office:value-type="float" office:value="7621.6835760773492" table:style-name="ce5">
            <text:p><text:s/>7,622<text:s/></text:p>
          </table:table-cell>
          <table:table-cell office:value-type="float" office:value="1.1053218574691106" table:style-name="ce6">
            <text:p>1.105</text:p>
          </table:table-cell>
          <table:table-cell office:value-type="float" office:value="8424.4134473516297" table:style-name="ce5">
            <text:p><text:s/>8,4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24.4134473516297" table:style-name="ce5">
            <text:p><text:s/>8,424<text:s/></text:p>
          </table:table-cell>
          <table:table-cell office:value-type="float" office:value="0.98932551338180952" table:style-name="ce6">
            <text:p>0.989</text:p>
          </table:table-cell>
          <table:table-cell office:value-type="float" office:value="8334.4871587417711" table:style-name="ce5">
            <text:p><text:s/>8,334<text:s/></text:p>
          </table:table-cell>
          <table:table-cell office:value-type="float" office:value="1.0030743114806535" table:style-name="ce6">
            <text:p>1.003</text:p>
          </table:table-cell>
          <table:table-cell office:value-type="float" office:value="8360.1099682992499" table:style-name="ce5">
            <text:p><text:s/>8,3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60.1099682992499" table:style-name="ce5">
            <text:p><text:s/>8,360<text:s/></text:p>
          </table:table-cell>
          <table:table-cell office:value-type="float" office:value="0.99572617491338344" table:style-name="ce6">
            <text:p>0.996</text:p>
          </table:table-cell>
          <table:table-cell office:value-type="float" office:value="8324.3803205898603" table:style-name="ce5">
            <text:p><text:s/>8,324<text:s/></text:p>
          </table:table-cell>
          <table:table-cell office:value-type="float" office:value="0.99233770331575843" table:style-name="ce6">
            <text:p>0.992</text:p>
          </table:table-cell>
          <table:table-cell office:value-type="float" office:value="8260.5964488610389" table:style-name="ce5">
            <text:p><text:s/>8,2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60.5964488610389" table:style-name="ce5">
            <text:p><text:s/>8,261<text:s/></text:p>
          </table:table-cell>
          <table:table-cell office:value-type="float" office:value="1.0634981907871184" table:style-name="ce6">
            <text:p>1.063</text:p>
          </table:table-cell>
          <table:table-cell office:value-type="float" office:value="8785.1293781862096" table:style-name="ce5">
            <text:p><text:s/>8,785<text:s/></text:p>
          </table:table-cell>
          <table:table-cell office:value-type="float" office:value="1.0063772412526517" table:style-name="ce6">
            <text:p>1.006</text:p>
          </table:table-cell>
          <table:table-cell office:value-type="float" office:value="8841.1542676666595" table:style-name="ce5">
            <text:p><text:s/>8,8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41.1542676666595" table:style-name="ce5">
            <text:p><text:s/>8,841<text:s/></text:p>
          </table:table-cell>
          <table:table-cell office:value-type="float" office:value="0.9394404727521255" table:style-name="ce6">
            <text:p>0.939</text:p>
          </table:table-cell>
          <table:table-cell office:value-type="float" office:value="8305.7381448912383" table:style-name="ce5">
            <text:p><text:s/>8,306<text:s/></text:p>
          </table:table-cell>
          <table:table-cell office:value-type="float" office:value="1.1194597824104628" table:style-name="ce6">
            <text:p>1.119</text:p>
          </table:table-cell>
          <table:table-cell office:value-type="float" office:value="9297.9398164382292" table:style-name="ce5">
            <text:p><text:s/>9,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97.9398164382292" table:style-name="ce5">
            <text:p><text:s/>9,298<text:s/></text:p>
          </table:table-cell>
          <table:table-cell office:value-type="float" office:value="1.0322889740797008" table:style-name="ce6">
            <text:p>1.032</text:p>
          </table:table-cell>
          <table:table-cell office:value-type="float" office:value="9598.1607541658213" table:style-name="ce5">
            <text:p><text:s/>9,598<text:s/></text:p>
          </table:table-cell>
          <table:table-cell office:value-type="float" office:value="1.1030648672189189" table:style-name="ce6">
            <text:p>1.103</text:p>
          </table:table-cell>
          <table:table-cell office:value-type="float" office:value="10587.39391783976" table:style-name="ce5">
            <text:p><text:s/>10,5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587.39391783976" table:style-name="ce5">
            <text:p><text:s/>10,587<text:s/></text:p>
          </table:table-cell>
          <table:table-cell office:value-type="float" office:value="0.98086540409715051" table:style-name="ce6">
            <text:p>0.981</text:p>
          </table:table-cell>
          <table:table-cell office:value-type="float" office:value="10384.80841355761" table:style-name="ce5">
            <text:p><text:s/>10,385<text:s/></text:p>
          </table:table-cell>
          <table:table-cell office:value-type="float" office:value="1.1188136789522789" table:style-name="ce6">
            <text:p>1.119</text:p>
          </table:table-cell>
          <table:table-cell office:value-type="float" office:value="11618.665706386968" table:style-name="ce5">
            <text:p><text:s/>11,6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18.665706386968" table:style-name="ce5">
            <text:p><text:s/>11,619<text:s/></text:p>
          </table:table-cell>
          <table:table-cell office:value-type="float" office:value="0.99049364911236559" table:style-name="ce6">
            <text:p>0.990</text:p>
          </table:table-cell>
          <table:table-cell office:value-type="float" office:value="11508.21459333593" table:style-name="ce5">
            <text:p><text:s/>11,508<text:s/></text:p>
          </table:table-cell>
          <table:table-cell office:value-type="float" office:value="1.0173218616971016" table:style-name="ce6">
            <text:p>1.017</text:p>
          </table:table-cell>
          <table:table-cell office:value-type="float" office:value="11707.558294902261" table:style-name="ce5">
            <text:p><text:s/>11,7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707.558294902261" table:style-name="ce5">
            <text:p><text:s/>11,708<text:s/></text:p>
          </table:table-cell>
          <table:table-cell office:value-type="float" office:value="1.0515432038087575" table:style-name="ce6">
            <text:p>1.052</text:p>
          </table:table-cell>
          <table:table-cell office:value-type="float" office:value="12311.003358199319" table:style-name="ce5">
            <text:p><text:s/>12,311<text:s/></text:p>
          </table:table-cell>
          <table:table-cell office:value-type="float" office:value="0.98123859273128622" table:style-name="ce6">
            <text:p>0.981</text:p>
          </table:table-cell>
          <table:table-cell office:value-type="float" office:value="12080.031610309639" table:style-name="ce5">
            <text:p><text:s/>12,0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80.031610309639" table:style-name="ce5">
            <text:p><text:s/>12,080<text:s/></text:p>
          </table:table-cell>
          <table:table-cell office:value-type="float" office:value="1.0175937867345908" table:style-name="ce6">
            <text:p>1.018</text:p>
          </table:table-cell>
          <table:table-cell office:value-type="float" office:value="12292.565110208541" table:style-name="ce5">
            <text:p><text:s/>12,293<text:s/></text:p>
          </table:table-cell>
          <table:table-cell office:value-type="float" office:value="1.0493455331706472" table:style-name="ce6">
            <text:p>1.049</text:p>
          </table:table-cell>
          <table:table-cell office:value-type="float" office:value="12899.148289606677" table:style-name="ce5">
            <text:p><text:s/>12,89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41.486907584651" table:style-name="ce5">
            <text:p><text:s/>14,4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41.486907584651" table:style-name="ce5">
            <text:p><text:s/>14,441<text:s/></text:p>
          </table:table-cell>
          <table:table-cell office:value-type="float" office:value="0.9832198260755346" table:style-name="ce6">
            <text:p>0.983</text:p>
          </table:table-cell>
          <table:table-cell office:value-type="float" office:value="14199.156245547489" table:style-name="ce5">
            <text:p><text:s/>14,199<text:s/></text:p>
          </table:table-cell>
          <table:table-cell office:value-type="float" office:value="1.0198269714417496" table:style-name="ce6">
            <text:p>1.020</text:p>
          </table:table-cell>
          <table:table-cell office:value-type="float" office:value="14480.6825109249" table:style-name="ce5">
            <text:p><text:s/>14,4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480.6825109249" table:style-name="ce5">
            <text:p><text:s/>14,481<text:s/></text:p>
          </table:table-cell>
          <table:table-cell office:value-type="float" office:value="1.0305460524044496" table:style-name="ce6">
            <text:p>1.031</text:p>
          </table:table-cell>
          <table:table-cell office:value-type="float" office:value="14923.01019775581" table:style-name="ce5">
            <text:p><text:s/>14,923<text:s/></text:p>
          </table:table-cell>
          <table:table-cell office:value-type="float" office:value="1.0751747692744233" table:style-name="ce6">
            <text:p>1.075</text:p>
          </table:table-cell>
          <table:table-cell office:value-type="float" office:value="16044.84404625197" table:style-name="ce5">
            <text:p><text:s/>16,0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44.84404625197" table:style-name="ce5">
            <text:p><text:s/>16,045<text:s/></text:p>
          </table:table-cell>
          <table:table-cell office:value-type="float" office:value="1.1065180908579142" table:style-name="ce6">
            <text:p>1.107</text:p>
          </table:table-cell>
          <table:table-cell office:value-type="float" office:value="17753.910202171701" table:style-name="ce5">
            <text:p><text:s/>17,754<text:s/></text:p>
          </table:table-cell>
          <table:table-cell office:value-type="float" office:value="1.0493766729793119" table:style-name="ce6">
            <text:p>1.049</text:p>
          </table:table-cell>
          <table:table-cell office:value-type="float" office:value="18630.539220328399" table:style-name="ce5">
            <text:p><text:s/>18,6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630.539220328399" table:style-name="ce5">
            <text:p><text:s/>18,631<text:s/></text:p>
          </table:table-cell>
          <table:table-cell office:value-type="float" office:value="1.1098074461655834" table:style-name="ce6">
            <text:p>1.110</text:p>
          </table:table-cell>
          <table:table-cell office:value-type="float" office:value="20676.311152800401" table:style-name="ce5">
            <text:p><text:s/>20,676<text:s/></text:p>
          </table:table-cell>
          <table:table-cell office:value-type="float" office:value="1.0434883832556376" table:style-name="ce6">
            <text:p>1.043</text:p>
          </table:table-cell>
          <table:table-cell office:value-type="float" office:value="21575.490496526199" table:style-name="ce5">
            <text:p><text:s/>21,5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575.490496526199" table:style-name="ce5">
            <text:p><text:s/>21,575<text:s/></text:p>
          </table:table-cell>
          <table:table-cell office:value-type="float" office:value="1.1613219225075231" table:style-name="ce6">
            <text:p>1.161</text:p>
          </table:table-cell>
          <table:table-cell office:value-type="float" office:value="25056.090102468603" table:style-name="ce5">
            <text:p><text:s/>25,056<text:s/></text:p>
          </table:table-cell>
          <table:table-cell office:value-type="float" office:value="0.9191514981897706" table:style-name="ce6">
            <text:p>0.919</text:p>
          </table:table-cell>
          <table:table-cell office:value-type="float" office:value="23030.342756461898" table:style-name="ce5">
            <text:p><text:s/>23,0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030.342756461898" table:style-name="ce5">
            <text:p><text:s/>23,030<text:s/></text:p>
          </table:table-cell>
          <table:table-cell office:value-type="float" office:value="1.1319098450261238" table:style-name="ce6">
            <text:p>1.132</text:p>
          </table:table-cell>
          <table:table-cell office:value-type="float" office:value="26068.271700365298" table:style-name="ce5">
            <text:p><text:s/>26,068<text:s/></text:p>
          </table:table-cell>
          <table:table-cell office:value-type="float" office:value="1.0166683961310106" table:style-name="ce6">
            <text:p>1.017</text:p>
          </table:table-cell>
          <table:table-cell office:value-type="float" office:value="26502.787979517798" table:style-name="ce5">
            <text:p><text:s/>26,5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502.787979517798" table:style-name="ce5">
            <text:p><text:s/>26,503<text:s/></text:p>
          </table:table-cell>
          <table:table-cell office:value-type="float" office:value="1.1597544919649896" table:style-name="ce6">
            <text:p>1.160</text:p>
          </table:table-cell>
          <table:table-cell office:value-type="float" office:value="30736.7274088415" table:style-name="ce5">
            <text:p><text:s/>30,737<text:s/></text:p>
          </table:table-cell>
          <table:table-cell office:value-type="float" office:value="0.90892159442784637" table:style-name="ce6">
            <text:p>0.909</text:p>
          </table:table-cell>
          <table:table-cell office:value-type="float" office:value="27937.275283938303" table:style-name="ce5">
            <text:p><text:s/>27,9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937.275283938303" table:style-name="ce5">
            <text:p><text:s/>27,937<text:s/></text:p>
          </table:table-cell>
          <table:table-cell office:value-type="float" office:value="1.0936180611668478" table:style-name="ce6">
            <text:p>1.094</text:p>
          </table:table-cell>
          <table:table-cell office:value-type="float" office:value="30552.708830305099" table:style-name="ce5">
            <text:p><text:s/>30,553<text:s/></text:p>
          </table:table-cell>
          <table:table-cell office:value-type="float" office:value="1.1414072350489943" table:style-name="ce6">
            <text:p>1.141</text:p>
          </table:table-cell>
          <table:table-cell office:value-type="float" office:value="34873.082909255536" table:style-name="ce5">
            <text:p><text:s/>34,8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873.082909255536" table:style-name="ce5">
            <text:p><text:s/>34,873<text:s/></text:p>
          </table:table-cell>
          <table:table-cell office:value-type="float" office:value="1.0518634550587607" table:style-name="ce6">
            <text:p>1.052</text:p>
          </table:table-cell>
          <table:table-cell office:value-type="float" office:value="36681.721477480147" table:style-name="ce5">
            <text:p><text:s/>36,682<text:s/></text:p>
          </table:table-cell>
          <table:table-cell office:value-type="float" office:value="1.0543961890091444" table:style-name="ce6">
            <text:p>1.054</text:p>
          </table:table-cell>
          <table:table-cell office:value-type="float" office:value="38677.067332149949" table:style-name="ce5">
            <text:p><text:s/>38,6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677.067332149949" table:style-name="ce5">
            <text:p><text:s/>38,677<text:s/></text:p>
          </table:table-cell>
          <table:table-cell office:value-type="float" office:value="0.9978991683420062" table:style-name="ce6">
            <text:p>0.998</text:p>
          </table:table-cell>
          <table:table-cell office:value-type="float" office:value="38595.813324660208" table:style-name="ce5">
            <text:p><text:s/>38,596<text:s/></text:p>
          </table:table-cell>
          <table:table-cell office:value-type="float" office:value="1.0573530815984422" table:style-name="ce6">
            <text:p>1.057</text:p>
          </table:table-cell>
          <table:table-cell office:value-type="float" office:value="40809.402155627693" table:style-name="ce5">
            <text:p><text:s/>40,80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0809.402155627693" table:style-name="ce5">
            <text:p><text:s/>40,809<text:s/></text:p>
          </table:table-cell>
          <table:table-cell office:value-type="float" office:value="1.0259190621546053" table:style-name="ce6">
            <text:p>1.026</text:p>
          </table:table-cell>
          <table:table-cell office:value-type="float" office:value="41867.143586591686" table:style-name="ce5">
            <text:p><text:s/>41,867<text:s/></text:p>
          </table:table-cell>
          <table:table-cell office:value-type="float" office:value="1.03250346235257" table:style-name="ce6">
            <text:p>1.033</text:p>
          </table:table-cell>
          <table:table-cell office:value-type="float" office:value="43227.970711968112" table:style-name="ce5">
            <text:p><text:s/>43,2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227.970711968112" table:style-name="ce5">
            <text:p><text:s/>43,228<text:s/></text:p>
          </table:table-cell>
          <table:table-cell office:value-type="float" office:value="1.0669565679498381" table:style-name="ce6">
            <text:p>1.067</text:p>
          </table:table-cell>
          <table:table-cell office:value-type="float" office:value="46122.367270277609" table:style-name="ce5">
            <text:p><text:s/>46,122<text:s/></text:p>
          </table:table-cell>
          <table:table-cell office:value-type="float" office:value="1.1275303280007416" table:style-name="ce6">
            <text:p>1.128</text:p>
          </table:table-cell>
          <table:table-cell office:value-type="float" office:value="52004.367896426789" table:style-name="ce5">
            <text:p><text:s/>52,0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004.367896426789" table:style-name="ce5">
            <text:p><text:s/>52,004<text:s/></text:p>
          </table:table-cell>
          <table:table-cell office:value-type="float" office:value="1.0092413269070257" table:style-name="ce6">
            <text:p>1.009</text:p>
          </table:table-cell>
          <table:table-cell office:value-type="float" office:value="52484.957260750904" table:style-name="ce5">
            <text:p><text:s/>52,485<text:s/></text:p>
          </table:table-cell>
          <table:table-cell office:value-type="float" office:value="1.1359219055389405" table:style-name="ce6">
            <text:p>1.136</text:p>
          </table:table-cell>
          <table:table-cell office:value-type="float" office:value="59618.812663762015" table:style-name="ce5">
            <text:p><text:s/>59,6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618.812663762015" table:style-name="ce5">
            <text:p><text:s/>59,619<text:s/></text:p>
          </table:table-cell>
          <table:table-cell office:value-type="float" office:value="1.0145800083426511" table:style-name="ce6">
            <text:p>1.015</text:p>
          </table:table-cell>
          <table:table-cell office:value-type="float" office:value="60488.055449778614" table:style-name="ce5">
            <text:p><text:s/>60,488<text:s/></text:p>
          </table:table-cell>
          <table:table-cell office:value-type="float" office:value="1.1650937404093762" table:style-name="ce6">
            <text:p>1.165</text:p>
          </table:table-cell>
          <table:table-cell office:value-type="float" office:value="70474.254774072324" table:style-name="ce5">
            <text:p><text:s/>70,4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474.254774072324" table:style-name="ce5">
            <text:p><text:s/>70,474<text:s/></text:p>
          </table:table-cell>
          <table:table-cell office:value-type="float" office:value="1.0418397661811423" table:style-name="ce6">
            <text:p>1.042</text:p>
          </table:table-cell>
          <table:table-cell office:value-type="float" office:value="73422.881115609751" table:style-name="ce5">
            <text:p><text:s/>73,423<text:s/></text:p>
          </table:table-cell>
          <table:table-cell office:value-type="float" office:value="1.0236864102133523" table:style-name="ce6">
            <text:p>1.024</text:p>
          </table:table-cell>
          <table:table-cell office:value-type="float" office:value="75162.005596760282" table:style-name="ce5">
            <text:p><text:s/>75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162.005596760282" table:style-name="ce5">
            <text:p><text:s/>75,162<text:s/></text:p>
          </table:table-cell>
          <table:table-cell office:value-type="float" office:value="1.039798380891372" table:style-name="ce6">
            <text:p>1.040</text:p>
          </table:table-cell>
          <table:table-cell office:value-type="float" office:value="78153.331724059579" table:style-name="ce5">
            <text:p><text:s/>78,153<text:s/></text:p>
          </table:table-cell>
          <table:table-cell office:value-type="float" office:value="0.98573060315051186" table:style-name="ce6">
            <text:p>0.986</text:p>
          </table:table-cell>
          <table:table-cell office:value-type="float" office:value="77038.130818579288" table:style-name="ce5">
            <text:p><text:s/>77,0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03.9124135020502" table:style-name="ce5">
            <text:p><text:s/>4,4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03.9124135020502" table:style-name="ce5">
            <text:p><text:s/>4,404<text:s/></text:p>
          </table:table-cell>
          <table:table-cell office:value-type="float" office:value="0.98539175304494275" table:style-name="ce6">
            <text:p>0.985</text:p>
          </table:table-cell>
          <table:table-cell office:value-type="float" office:value="4339.5789733971696" table:style-name="ce5">
            <text:p><text:s/>4,340<text:s/></text:p>
          </table:table-cell>
          <table:table-cell office:value-type="float" office:value="1.0247562187442343" table:style-name="ce6">
            <text:p>1.025</text:p>
          </table:table-cell>
          <table:table-cell office:value-type="float" office:value="4447.0105397204707" table:style-name="ce5">
            <text:p><text:s/>4,44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47.0105397204707" table:style-name="ce5">
            <text:p><text:s/>4,447<text:s/></text:p>
          </table:table-cell>
          <table:table-cell office:value-type="float" office:value="1.0250546107381235" table:style-name="ce6">
            <text:p>1.025</text:p>
          </table:table-cell>
          <table:table-cell office:value-type="float" office:value="4558.4286577414996" table:style-name="ce5">
            <text:p><text:s/>4,558<text:s/></text:p>
          </table:table-cell>
          <table:table-cell office:value-type="float" office:value="1.1549601035029464" table:style-name="ce6">
            <text:p>1.155</text:p>
          </table:table-cell>
          <table:table-cell office:value-type="float" office:value="5264.8032343559198" table:style-name="ce5">
            <text:p><text:s/>5,2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64.8032343559198" table:style-name="ce5">
            <text:p><text:s/>5,265<text:s/></text:p>
          </table:table-cell>
          <table:table-cell office:value-type="float" office:value="1.1144089256571332" table:style-name="ce6">
            <text:p>1.114</text:p>
          </table:table-cell>
          <table:table-cell office:value-type="float" office:value="5867.1437161947806" table:style-name="ce5">
            <text:p><text:s/>5,867<text:s/></text:p>
          </table:table-cell>
          <table:table-cell office:value-type="float" office:value="0.99443845455526136" table:style-name="ce6">
            <text:p>0.994</text:p>
          </table:table-cell>
          <table:table-cell office:value-type="float" office:value="5834.5133297863504" table:style-name="ce5">
            <text:p><text:s/>5,83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34.5133297863504" table:style-name="ce5">
            <text:p><text:s/>5,835<text:s/></text:p>
          </table:table-cell>
          <table:table-cell office:value-type="float" office:value="1.123106906512453" table:style-name="ce6">
            <text:p>1.123</text:p>
          </table:table-cell>
          <table:table-cell office:value-type="float" office:value="6552.78221682202" table:style-name="ce5">
            <text:p><text:s/>6,553<text:s/></text:p>
          </table:table-cell>
          <table:table-cell office:value-type="float" office:value="1.0764587977331643" table:style-name="ce6">
            <text:p>1.076</text:p>
          </table:table-cell>
          <table:table-cell office:value-type="float" office:value="7053.8000669274907" table:style-name="ce5">
            <text:p><text:s/>7,0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53.8000669274907" table:style-name="ce5">
            <text:p><text:s/>7,054<text:s/></text:p>
          </table:table-cell>
          <table:table-cell office:value-type="float" office:value="1.1605982350960338" table:style-name="ce6">
            <text:p>1.161</text:p>
          </table:table-cell>
          <table:table-cell office:value-type="float" office:value="8186.62790839633" table:style-name="ce5">
            <text:p><text:s/>8,187<text:s/></text:p>
          </table:table-cell>
          <table:table-cell office:value-type="float" office:value="0.93660177439169223" table:style-name="ce6">
            <text:p>0.937</text:p>
          </table:table-cell>
          <table:table-cell office:value-type="float" office:value="7667.6102252885503" table:style-name="ce5">
            <text:p><text:s/>7,6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67.6102252885503" table:style-name="ce5">
            <text:p><text:s/>7,668<text:s/></text:p>
          </table:table-cell>
          <table:table-cell office:value-type="float" office:value="1.1311148130190756" table:style-name="ce6">
            <text:p>1.131</text:p>
          </table:table-cell>
          <table:table-cell office:value-type="float" office:value="8672.9475062804104" table:style-name="ce5">
            <text:p><text:s/>8,673<text:s/></text:p>
          </table:table-cell>
          <table:table-cell office:value-type="float" office:value="1.1215159613121686" table:style-name="ce6">
            <text:p>1.122</text:p>
          </table:table-cell>
          <table:table-cell office:value-type="float" office:value="9726.8490599160505" table:style-name="ce5">
            <text:p><text:s/>9,7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726.8490599160505" table:style-name="ce5">
            <text:p><text:s/>9,727<text:s/></text:p>
          </table:table-cell>
          <table:table-cell office:value-type="float" office:value="1.1653538339351996" table:style-name="ce6">
            <text:p>1.165</text:p>
          </table:table-cell>
          <table:table-cell office:value-type="float" office:value="11335.220844082161" table:style-name="ce5">
            <text:p><text:s/>11,335<text:s/></text:p>
          </table:table-cell>
          <table:table-cell office:value-type="float" office:value="0.92189252640417774" table:style-name="ce6">
            <text:p>0.922</text:p>
          </table:table-cell>
          <table:table-cell office:value-type="float" office:value="10449.8553813002" table:style-name="ce5">
            <text:p><text:s/>10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49.8553813002" table:style-name="ce5">
            <text:p><text:s/>10,450<text:s/></text:p>
          </table:table-cell>
          <table:table-cell office:value-type="float" office:value="1.0993800502371496" table:style-name="ce6">
            <text:p>1.099</text:p>
          </table:table-cell>
          <table:table-cell office:value-type="float" office:value="11488.36253406476" table:style-name="ce5">
            <text:p><text:s/>11,488<text:s/></text:p>
          </table:table-cell>
          <table:table-cell office:value-type="float" office:value="1.1121862117404917" table:style-name="ce6">
            <text:p>1.112</text:p>
          </table:table-cell>
          <table:table-cell office:value-type="float" office:value="12777.19840586288" table:style-name="ce5">
            <text:p><text:s/>12,7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777.19840586288" table:style-name="ce5">
            <text:p><text:s/>12,777<text:s/></text:p>
          </table:table-cell>
          <table:table-cell office:value-type="float" office:value="1.0434667977688927" table:style-name="ce6">
            <text:p>1.043</text:p>
          </table:table-cell>
          <table:table-cell office:value-type="float" office:value="13332.582305023541" table:style-name="ce5">
            <text:p><text:s/>13,333<text:s/></text:p>
          </table:table-cell>
          <table:table-cell office:value-type="float" office:value="1.1161916146488078" table:style-name="ce6">
            <text:p>1.116</text:p>
          </table:table-cell>
          <table:table-cell office:value-type="float" office:value="14881.716570482349" table:style-name="ce5">
            <text:p><text:s/>14,8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881.716570482349" table:style-name="ce5">
            <text:p><text:s/>14,882<text:s/></text:p>
          </table:table-cell>
          <table:table-cell office:value-type="float" office:value="1.0096749512107146" table:style-name="ce6">
            <text:p>1.010</text:p>
          </table:table-cell>
          <table:table-cell office:value-type="float" office:value="15025.696452233449" table:style-name="ce5">
            <text:p><text:s/>15,026<text:s/></text:p>
          </table:table-cell>
          <table:table-cell office:value-type="float" office:value="1.0304301880299169" table:style-name="ce6">
            <text:p>1.030</text:p>
          </table:table-cell>
          <table:table-cell office:value-type="float" office:value="15482.931220555371" table:style-name="ce5">
            <text:p><text:s/>15,4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482.931220555371" table:style-name="ce5">
            <text:p><text:s/>15,483<text:s/></text:p>
          </table:table-cell>
          <table:table-cell office:value-type="float" office:value="1.030118424075982" table:style-name="ce6">
            <text:p>1.030</text:p>
          </table:table-cell>
          <table:table-cell office:value-type="float" office:value="15949.25270899532" table:style-name="ce5">
            <text:p><text:s/>15,949<text:s/></text:p>
          </table:table-cell>
          <table:table-cell office:value-type="float" office:value="1.0363593245306708" table:style-name="ce6">
            <text:p>1.036</text:p>
          </table:table-cell>
          <table:table-cell office:value-type="float" office:value="16529.15676426336" table:style-name="ce5">
            <text:p><text:s/>16,5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529.15676426336" table:style-name="ce5">
            <text:p><text:s/>16,529<text:s/></text:p>
          </table:table-cell>
          <table:table-cell office:value-type="float" office:value="1.0774081721949997" table:style-name="ce6">
            <text:p>1.077</text:p>
          </table:table-cell>
          <table:table-cell office:value-type="float" office:value="17808.648577309599" table:style-name="ce5">
            <text:p><text:s/>17,809<text:s/></text:p>
          </table:table-cell>
          <table:table-cell office:value-type="float" office:value="1.0343096856141263" table:style-name="ce6">
            <text:p>1.034</text:p>
          </table:table-cell>
          <table:table-cell office:value-type="float" office:value="18419.657711209547" table:style-name="ce5">
            <text:p><text:s/>18,4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419.657711209547" table:style-name="ce5">
            <text:p><text:s/>18,420<text:s/></text:p>
          </table:table-cell>
          <table:table-cell office:value-type="float" office:value="1.033246127554033" table:style-name="ce6">
            <text:p>1.033</text:p>
          </table:table-cell>
          <table:table-cell office:value-type="float" office:value="19032.04000097805" table:style-name="ce5">
            <text:p><text:s/>19,032<text:s/></text:p>
          </table:table-cell>
          <table:table-cell office:value-type="float" office:value="1.0885401126221872" table:style-name="ce6">
            <text:p>1.089</text:p>
          </table:table-cell>
          <table:table-cell office:value-type="float" office:value="20717.138966094619" table:style-name="ce5">
            <text:p><text:s/>20,7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717.138966094619" table:style-name="ce5">
            <text:p><text:s/>20,717<text:s/></text:p>
          </table:table-cell>
          <table:table-cell office:value-type="float" office:value="0.99743731823632509" table:style-name="ce6">
            <text:p>0.997</text:p>
          </table:table-cell>
          <table:table-cell office:value-type="float" office:value="20664.047531870689" table:style-name="ce5">
            <text:p><text:s/>20,664<text:s/></text:p>
          </table:table-cell>
          <table:table-cell office:value-type="float" office:value="1.0956620239015793" table:style-name="ce6">
            <text:p>1.096</text:p>
          </table:table-cell>
          <table:table-cell office:value-type="float" office:value="22640.812140767874" table:style-name="ce5">
            <text:p><text:s/>22,6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640.812140767874" table:style-name="ce5">
            <text:p><text:s/>22,641<text:s/></text:p>
          </table:table-cell>
          <table:table-cell office:value-type="float" office:value="1.0454571982827596" table:style-name="ce6">
            <text:p>1.045</text:p>
          </table:table-cell>
          <table:table-cell office:value-type="float" office:value="23670.000027533471" table:style-name="ce5">
            <text:p><text:s/>23,670<text:s/></text:p>
          </table:table-cell>
          <table:table-cell office:value-type="float" office:value="1.0269842870953172" table:style-name="ce6">
            <text:p>1.027</text:p>
          </table:table-cell>
          <table:table-cell office:value-type="float" office:value="24308.718103822601" table:style-name="ce5">
            <text:p><text:s/>24,3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308.718103822601" table:style-name="ce5">
            <text:p><text:s/>24,309<text:s/></text:p>
          </table:table-cell>
          <table:table-cell office:value-type="float" office:value="1.0365419671768004" table:style-name="ce6">
            <text:p>1.037</text:p>
          </table:table-cell>
          <table:table-cell office:value-type="float" office:value="25197.006482882582" table:style-name="ce5">
            <text:p><text:s/>25,197<text:s/></text:p>
          </table:table-cell>
          <table:table-cell office:value-type="float" office:value="1.031702225583474" table:style-name="ce6">
            <text:p>1.032</text:p>
          </table:table-cell>
          <table:table-cell office:value-type="float" office:value="25995.807666431177" table:style-name="ce5">
            <text:p><text:s/>25,9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037.574494082599" table:style-name="ce5">
            <text:p><text:s/>10,0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037.574494082599" table:style-name="ce5">
            <text:p><text:s/>10,038<text:s/></text:p>
          </table:table-cell>
          <table:table-cell office:value-type="float" office:value="0.98226690899906" table:style-name="ce6">
            <text:p>0.982</text:p>
          </table:table-cell>
          <table:table-cell office:value-type="float" office:value="9859.5772721503181" table:style-name="ce5">
            <text:p><text:s/>9,860<text:s/></text:p>
          </table:table-cell>
          <table:table-cell office:value-type="float" office:value="1.0176574202167739" table:style-name="ce6">
            <text:p>1.018</text:p>
          </table:table-cell>
          <table:table-cell office:value-type="float" office:value="10033.671971204431" table:style-name="ce5">
            <text:p><text:s/>10,0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33.671971204431" table:style-name="ce5">
            <text:p><text:s/>10,034<text:s/></text:p>
          </table:table-cell>
          <table:table-cell office:value-type="float" office:value="1.0329799070329939" table:style-name="ce6">
            <text:p>1.033</text:p>
          </table:table-cell>
          <table:table-cell office:value-type="float" office:value="10364.581540014309" table:style-name="ce5">
            <text:p><text:s/>10,365<text:s/></text:p>
          </table:table-cell>
          <table:table-cell office:value-type="float" office:value="1.0400845195995407" table:style-name="ce6">
            <text:p>1.040</text:p>
          </table:table-cell>
          <table:table-cell office:value-type="float" office:value="10780.040811896049" table:style-name="ce5">
            <text:p><text:s/>10,7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80.040811896049" table:style-name="ce5">
            <text:p><text:s/>10,780<text:s/></text:p>
          </table:table-cell>
          <table:table-cell office:value-type="float" office:value="1.1026643306266122" table:style-name="ce6">
            <text:p>1.103</text:p>
          </table:table-cell>
          <table:table-cell office:value-type="float" office:value="11886.766485976919" table:style-name="ce5">
            <text:p><text:s/>11,887<text:s/></text:p>
          </table:table-cell>
          <table:table-cell office:value-type="float" office:value="1.0764934185960331" table:style-name="ce6">
            <text:p>1.076</text:p>
          </table:table-cell>
          <table:table-cell office:value-type="float" office:value="12796.025890542049" table:style-name="ce5">
            <text:p><text:s/>12,7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796.025890542049" table:style-name="ce5">
            <text:p><text:s/>12,796<text:s/></text:p>
          </table:table-cell>
          <table:table-cell office:value-type="float" office:value="1.1037433853910479" table:style-name="ce6">
            <text:p>1.104</text:p>
          </table:table-cell>
          <table:table-cell office:value-type="float" office:value="14123.52893597838" table:style-name="ce5">
            <text:p><text:s/>14,124<text:s/></text:p>
          </table:table-cell>
          <table:table-cell office:value-type="float" office:value="1.0281913603480537" table:style-name="ce6">
            <text:p>1.028</text:p>
          </table:table-cell>
          <table:table-cell office:value-type="float" office:value="14521.69042959871" table:style-name="ce5">
            <text:p><text:s/>14,5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21.69042959871" table:style-name="ce5">
            <text:p><text:s/>14,522<text:s/></text:p>
          </table:table-cell>
          <table:table-cell office:value-type="float" office:value="1.1616734481330242" table:style-name="ce6">
            <text:p>1.162</text:p>
          </table:table-cell>
          <table:table-cell office:value-type="float" office:value="16869.462194072272" table:style-name="ce5">
            <text:p><text:s/>16,869<text:s/></text:p>
          </table:table-cell>
          <table:table-cell office:value-type="float" office:value="0.91068300544706338" table:style-name="ce6">
            <text:p>0.911</text:p>
          </table:table-cell>
          <table:table-cell office:value-type="float" office:value="15362.732531173348" table:style-name="ce5">
            <text:p><text:s/>15,3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62.732531173348" table:style-name="ce5">
            <text:p><text:s/>15,363<text:s/></text:p>
          </table:table-cell>
          <table:table-cell office:value-type="float" office:value="1.1323066491450724" table:style-name="ce6">
            <text:p>1.132</text:p>
          </table:table-cell>
          <table:table-cell office:value-type="float" office:value="17395.324194084889" table:style-name="ce5">
            <text:p><text:s/>17,395<text:s/></text:p>
          </table:table-cell>
          <table:table-cell office:value-type="float" office:value="0.96439357682717086" table:style-name="ce6">
            <text:p>0.964</text:p>
          </table:table-cell>
          <table:table-cell office:value-type="float" office:value="16775.938919601751" table:style-name="ce5">
            <text:p><text:s/>16,7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775.938919601751" table:style-name="ce5">
            <text:p><text:s/>16,776<text:s/></text:p>
          </table:table-cell>
          <table:table-cell office:value-type="float" office:value="1.1565079401958098" table:style-name="ce6">
            <text:p>1.157</text:p>
          </table:table-cell>
          <table:table-cell office:value-type="float" office:value="19401.50656475934" table:style-name="ce5">
            <text:p><text:s/>19,402<text:s/></text:p>
          </table:table-cell>
          <table:table-cell office:value-type="float" office:value="0.90134340053787565" table:style-name="ce6">
            <text:p>0.901</text:p>
          </table:table-cell>
          <table:table-cell office:value-type="float" office:value="17487.419902638099" table:style-name="ce5">
            <text:p><text:s/>17,4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487.419902638099" table:style-name="ce5">
            <text:p><text:s/>17,487<text:s/></text:p>
          </table:table-cell>
          <table:table-cell office:value-type="float" office:value="1.0901749030092398" table:style-name="ce6">
            <text:p>1.090</text:p>
          </table:table-cell>
          <table:table-cell office:value-type="float" office:value="19064.346296240343" table:style-name="ce5">
            <text:p><text:s/>19,064<text:s/></text:p>
          </table:table-cell>
          <table:table-cell office:value-type="float" office:value="1.1590161110192465" table:style-name="ce6">
            <text:p>1.159</text:p>
          </table:table-cell>
          <table:table-cell office:value-type="float" office:value="22095.884503392659" table:style-name="ce5">
            <text:p><text:s/>22,0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95.884503392659" table:style-name="ce5">
            <text:p><text:s/>22,096<text:s/></text:p>
          </table:table-cell>
          <table:table-cell office:value-type="float" office:value="1.0567189183520362" table:style-name="ce6">
            <text:p>1.057</text:p>
          </table:table-cell>
          <table:table-cell office:value-type="float" office:value="23349.139172456609" table:style-name="ce5">
            <text:p><text:s/>23,349<text:s/></text:p>
          </table:table-cell>
          <table:table-cell office:value-type="float" office:value="1.0191104085643277" table:style-name="ce6">
            <text:p>1.019</text:p>
          </table:table-cell>
          <table:table-cell office:value-type="float" office:value="23795.3507616676" table:style-name="ce5">
            <text:p><text:s/>23,7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795.3507616676" table:style-name="ce5">
            <text:p><text:s/>23,795<text:s/></text:p>
          </table:table-cell>
          <table:table-cell office:value-type="float" office:value="0.99053454216763748" table:style-name="ce6">
            <text:p>0.991</text:p>
          </table:table-cell>
          <table:table-cell office:value-type="float" office:value="23570.116872426759" table:style-name="ce5">
            <text:p><text:s/>23,570<text:s/></text:p>
          </table:table-cell>
          <table:table-cell office:value-type="float" office:value="1.0745161371982934" table:style-name="ce6">
            <text:p>1.075</text:p>
          </table:table-cell>
          <table:table-cell office:value-type="float" office:value="25326.470935072324" table:style-name="ce5">
            <text:p><text:s/>25,3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326.470935072324" table:style-name="ce5">
            <text:p><text:s/>25,326<text:s/></text:p>
          </table:table-cell>
          <table:table-cell office:value-type="float" office:value="1.0233518496927674" table:style-name="ce6">
            <text:p>1.023</text:p>
          </table:table-cell>
          <table:table-cell office:value-type="float" office:value="25917.890877596372" table:style-name="ce5">
            <text:p><text:s/>25,918<text:s/></text:p>
          </table:table-cell>
          <table:table-cell office:value-type="float" office:value="1.0301306566107744" table:style-name="ce6">
            <text:p>1.030</text:p>
          </table:table-cell>
          <table:table-cell office:value-type="float" office:value="26698.813947704752" table:style-name="ce5">
            <text:p><text:s/>26,6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698.813947704752" table:style-name="ce5">
            <text:p><text:s/>26,699<text:s/></text:p>
          </table:table-cell>
          <table:table-cell office:value-type="float" office:value="1.0604860106679792" table:style-name="ce6">
            <text:p>1.060</text:p>
          </table:table-cell>
          <table:table-cell office:value-type="float" office:value="28313.71869296801" table:style-name="ce5">
            <text:p><text:s/>28,314<text:s/></text:p>
          </table:table-cell>
          <table:table-cell office:value-type="float" office:value="1.1861638716343654" table:style-name="ce6">
            <text:p>1.186</text:p>
          </table:table-cell>
          <table:table-cell office:value-type="float" office:value="33584.710185217242" table:style-name="ce5">
            <text:p><text:s/>33,5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584.710185217242" table:style-name="ce5">
            <text:p><text:s/>33,585<text:s/></text:p>
          </table:table-cell>
          <table:table-cell office:value-type="float" office:value="0.99607580578431199" table:style-name="ce6">
            <text:p>0.996</text:p>
          </table:table-cell>
          <table:table-cell office:value-type="float" office:value="33452.917259772847" table:style-name="ce5">
            <text:p><text:s/>33,453<text:s/></text:p>
          </table:table-cell>
          <table:table-cell office:value-type="float" office:value="1.1628783641074758" table:style-name="ce6">
            <text:p>1.163</text:p>
          </table:table-cell>
          <table:table-cell office:value-type="float" office:value="38901.6736976674" table:style-name="ce5">
            <text:p><text:s/>38,9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901.6736976674" table:style-name="ce5">
            <text:p><text:s/>38,902<text:s/></text:p>
          </table:table-cell>
          <table:table-cell office:value-type="float" office:value="1.02370937115479" table:style-name="ce6">
            <text:p>1.024</text:p>
          </table:table-cell>
          <table:table-cell office:value-type="float" office:value="39824.007917907926" table:style-name="ce5">
            <text:p><text:s/>39,824<text:s/></text:p>
          </table:table-cell>
          <table:table-cell office:value-type="float" office:value="1.2011207594149476" table:style-name="ce6">
            <text:p>1.201</text:p>
          </table:table-cell>
          <table:table-cell office:value-type="float" office:value="47833.442633304461" table:style-name="ce5">
            <text:p><text:s/>47,8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833.442633304461" table:style-name="ce5">
            <text:p><text:s/>47,833<text:s/></text:p>
          </table:table-cell>
          <table:table-cell office:value-type="float" office:value="1.0401275415086975" table:style-name="ce6">
            <text:p>1.040</text:p>
          </table:table-cell>
          <table:table-cell office:value-type="float" office:value="49752.881088076283" table:style-name="ce5">
            <text:p><text:s/>49,753<text:s/></text:p>
          </table:table-cell>
          <table:table-cell office:value-type="float" office:value="1.0221174408556035" table:style-name="ce6">
            <text:p>1.022</text:p>
          </table:table-cell>
          <table:table-cell office:value-type="float" office:value="50853.287492937685" table:style-name="ce5">
            <text:p><text:s/>50,8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853.287492937685" table:style-name="ce5">
            <text:p><text:s/>50,853<text:s/></text:p>
          </table:table-cell>
          <table:table-cell office:value-type="float" office:value="1.0413550008646222" table:style-name="ce6">
            <text:p>1.041</text:p>
          </table:table-cell>
          <table:table-cell office:value-type="float" office:value="52956.325241177001" table:style-name="ce5">
            <text:p><text:s/>52,956<text:s/></text:p>
          </table:table-cell>
          <table:table-cell office:value-type="float" office:value="0.96385696929852982" table:style-name="ce6">
            <text:p>0.964</text:p>
          </table:table-cell>
          <table:table-cell office:value-type="float" office:value="51042.323152148099" table:style-name="ce5">
            <text:p><text:s/>51,0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700.181824684099" table:style-name="ce5">
            <text:p><text:s/>11,7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700.181824684099" table:style-name="ce5">
            <text:p><text:s/>11,700<text:s/></text:p>
          </table:table-cell>
          <table:table-cell office:value-type="float" office:value="1.0383792421919413" table:style-name="ce6">
            <text:p>1.038</text:p>
          </table:table-cell>
          <table:table-cell office:value-type="float" office:value="12149.225936623399" table:style-name="ce5">
            <text:p><text:s/>12,149<text:s/></text:p>
          </table:table-cell>
          <table:table-cell office:value-type="float" office:value="1.0810621832235359" table:style-name="ce6">
            <text:p>1.081</text:p>
          </table:table-cell>
          <table:table-cell office:value-type="float" office:value="13134.0687155221" table:style-name="ce5">
            <text:p><text:s/>13,1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134.0687155221" table:style-name="ce5">
            <text:p><text:s/>13,134<text:s/></text:p>
          </table:table-cell>
          <table:table-cell office:value-type="float" office:value="1.051478641059175" table:style-name="ce6">
            <text:p>1.051</text:p>
          </table:table-cell>
          <table:table-cell office:value-type="float" office:value="13810.192724575001" table:style-name="ce5">
            <text:p><text:s/>13,810<text:s/></text:p>
          </table:table-cell>
          <table:table-cell office:value-type="float" office:value="1.0579386305129441" table:style-name="ce6">
            <text:p>1.058</text:p>
          </table:table-cell>
          <table:table-cell office:value-type="float" office:value="14610.3363781567" table:style-name="ce5">
            <text:p><text:s/>14,6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10.3363781567" table:style-name="ce5">
            <text:p><text:s/>14,610<text:s/></text:p>
          </table:table-cell>
          <table:table-cell office:value-type="float" office:value="1.043471468126508" table:style-name="ce6">
            <text:p>1.043</text:p>
          </table:table-cell>
          <table:table-cell office:value-type="float" office:value="15245.4691503373" table:style-name="ce5">
            <text:p><text:s/>15,245<text:s/></text:p>
          </table:table-cell>
          <table:table-cell office:value-type="float" office:value="1.0516135914822726" table:style-name="ce6">
            <text:p>1.052</text:p>
          </table:table-cell>
          <table:table-cell office:value-type="float" office:value="16032.342567018401" table:style-name="ce5">
            <text:p><text:s/>16,0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032.342567018401" table:style-name="ce5">
            <text:p><text:s/>16,032<text:s/></text:p>
          </table:table-cell>
          <table:table-cell office:value-type="float" office:value="1.0388325623133117" table:style-name="ce6">
            <text:p>1.039</text:p>
          </table:table-cell>
          <table:table-cell office:value-type="float" office:value="16654.919508780502" table:style-name="ce5">
            <text:p><text:s/>16,655<text:s/></text:p>
          </table:table-cell>
          <table:table-cell office:value-type="float" office:value="1.0151039819597074" table:style-name="ce6">
            <text:p>1.015</text:p>
          </table:table-cell>
          <table:table-cell office:value-type="float" office:value="16906.475112581498" table:style-name="ce5">
            <text:p><text:s/>16,9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906.475112581498" table:style-name="ce5">
            <text:p><text:s/>16,906<text:s/></text:p>
          </table:table-cell>
          <table:table-cell office:value-type="float" office:value="1.0757001499030556" table:style-name="ce6">
            <text:p>1.076</text:p>
          </table:table-cell>
          <table:table-cell office:value-type="float" office:value="18186.297812936198" table:style-name="ce5">
            <text:p><text:s/>18,186<text:s/></text:p>
          </table:table-cell>
          <table:table-cell office:value-type="float" office:value="1.0882463903901225" table:style-name="ce6">
            <text:p>1.088</text:p>
          </table:table-cell>
          <table:table-cell office:value-type="float" office:value="19791.172949487598" table:style-name="ce5">
            <text:p><text:s/>19,7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791.172949487598" table:style-name="ce5">
            <text:p><text:s/>19,791<text:s/></text:p>
          </table:table-cell>
          <table:table-cell office:value-type="float" office:value="1.0274671455822366" table:style-name="ce6">
            <text:p>1.027</text:p>
          </table:table-cell>
          <table:table-cell office:value-type="float" office:value="20334.7799781344" table:style-name="ce5">
            <text:p><text:s/>20,335<text:s/></text:p>
          </table:table-cell>
          <table:table-cell office:value-type="float" office:value="1.0169742602748912" table:style-name="ce6">
            <text:p>1.017</text:p>
          </table:table-cell>
          <table:table-cell office:value-type="float" office:value="20679.947826115898" table:style-name="ce5">
            <text:p><text:s/>20,6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679.947826115898" table:style-name="ce5">
            <text:p><text:s/>20,680<text:s/></text:p>
          </table:table-cell>
          <table:table-cell office:value-type="float" office:value="1.030869042426477" table:style-name="ce6">
            <text:p>1.031</text:p>
          </table:table-cell>
          <table:table-cell office:value-type="float" office:value="21318.318012937598" table:style-name="ce5">
            <text:p><text:s/>21,318<text:s/></text:p>
          </table:table-cell>
          <table:table-cell office:value-type="float" office:value="1.086655448705296" table:style-name="ce6">
            <text:p>1.087</text:p>
          </table:table-cell>
          <table:table-cell office:value-type="float" office:value="23165.666425990898" table:style-name="ce5">
            <text:p><text:s/>23,1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165.666425990898" table:style-name="ce5">
            <text:p><text:s/>23,166<text:s/></text:p>
          </table:table-cell>
          <table:table-cell office:value-type="float" office:value="1.03239695761533" table:style-name="ce6">
            <text:p>1.032</text:p>
          </table:table-cell>
          <table:table-cell office:value-type="float" office:value="23916.1635393246" table:style-name="ce5">
            <text:p><text:s/>23,916<text:s/></text:p>
          </table:table-cell>
          <table:table-cell office:value-type="float" office:value="1.0666029815459772" table:style-name="ce6">
            <text:p>1.067</text:p>
          </table:table-cell>
          <table:table-cell office:value-type="float" office:value="25509.05133818481" table:style-name="ce5">
            <text:p><text:s/>25,5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09.05133818481" table:style-name="ce5">
            <text:p><text:s/>25,509<text:s/></text:p>
          </table:table-cell>
          <table:table-cell office:value-type="float" office:value="1.0560294884138448" table:style-name="ce6">
            <text:p>1.056</text:p>
          </table:table-cell>
          <table:table-cell office:value-type="float" office:value="26938.310434585812" table:style-name="ce5">
            <text:p><text:s/>26,938<text:s/></text:p>
          </table:table-cell>
          <table:table-cell office:value-type="float" office:value="1.1161130951480551" table:style-name="ce6">
            <text:p>1.116</text:p>
          </table:table-cell>
          <table:table-cell office:value-type="float" office:value="30066.201037204719" table:style-name="ce5">
            <text:p><text:s/>30,06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066.201037204719" table:style-name="ce5">
            <text:p><text:s/>30,066<text:s/></text:p>
          </table:table-cell>
          <table:table-cell office:value-type="float" office:value="1.0444469213047971" table:style-name="ce6">
            <text:p>1.044</text:p>
          </table:table-cell>
          <table:table-cell office:value-type="float" office:value="31402.551108639567" table:style-name="ce5">
            <text:p><text:s/>31,403<text:s/></text:p>
          </table:table-cell>
          <table:table-cell office:value-type="float" office:value="1.0707056252293392" table:style-name="ce6">
            <text:p>1.071</text:p>
          </table:table-cell>
          <table:table-cell office:value-type="float" office:value="33622.888118572206" table:style-name="ce5">
            <text:p><text:s/>33,62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622.888118572206" table:style-name="ce5">
            <text:p><text:s/>33,623<text:s/></text:p>
          </table:table-cell>
          <table:table-cell office:value-type="float" office:value="1.0698080895122666" table:style-name="ce6">
            <text:p>1.070</text:p>
          </table:table-cell>
          <table:table-cell office:value-type="float" office:value="35970.037702014422" table:style-name="ce5">
            <text:p><text:s/>35,970<text:s/></text:p>
          </table:table-cell>
          <table:table-cell office:value-type="float" office:value="1.0679193263251319" table:style-name="ce6">
            <text:p>1.068</text:p>
          </table:table-cell>
          <table:table-cell office:value-type="float" office:value="38413.098430624836" table:style-name="ce5">
            <text:p><text:s/>38,4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413.098430624836" table:style-name="ce5">
            <text:p><text:s/>38,413<text:s/></text:p>
          </table:table-cell>
          <table:table-cell office:value-type="float" office:value="1.0082558320376438" table:style-name="ce6">
            <text:p>1.008</text:p>
          </table:table-cell>
          <table:table-cell office:value-type="float" office:value="38730.230519313554" table:style-name="ce5">
            <text:p><text:s/>38,730<text:s/></text:p>
          </table:table-cell>
          <table:table-cell office:value-type="float" office:value="1.1201030744041023" table:style-name="ce6">
            <text:p>1.120</text:p>
          </table:table-cell>
          <table:table-cell office:value-type="float" office:value="43381.850277062702" table:style-name="ce5">
            <text:p><text:s/>43,38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3381.850277062702" table:style-name="ce5">
            <text:p><text:s/>43,382<text:s/></text:p>
          </table:table-cell>
          <table:table-cell office:value-type="float" office:value="1.0094675568265778" table:style-name="ce6">
            <text:p>1.009</text:p>
          </table:table-cell>
          <table:table-cell office:value-type="float" office:value="43792.57040980288" table:style-name="ce5">
            <text:p><text:s/>43,793<text:s/></text:p>
          </table:table-cell>
          <table:table-cell office:value-type="float" office:value="1.1031630213125723" table:style-name="ce6">
            <text:p>1.103</text:p>
          </table:table-cell>
          <table:table-cell office:value-type="float" office:value="48310.344284321691" table:style-name="ce5">
            <text:p><text:s/>48,3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310.344284321691" table:style-name="ce5">
            <text:p><text:s/>48,310<text:s/></text:p>
          </table:table-cell>
          <table:table-cell office:value-type="float" office:value="1.0012788768598206" table:style-name="ce6">
            <text:p>1.001</text:p>
          </table:table-cell>
          <table:table-cell office:value-type="float" office:value="48372.127265716881" table:style-name="ce5">
            <text:p><text:s/>48,372<text:s/></text:p>
          </table:table-cell>
          <table:table-cell office:value-type="float" office:value="1.0387660045481248" table:style-name="ce6">
            <text:p>1.039</text:p>
          </table:table-cell>
          <table:table-cell office:value-type="float" office:value="50247.321371302132" table:style-name="ce5">
            <text:p><text:s/>50,2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247.321371302132" table:style-name="ce5">
            <text:p><text:s/>50,247<text:s/></text:p>
          </table:table-cell>
          <table:table-cell office:value-type="float" office:value="1.0319365318286819" table:style-name="ce6">
            <text:p>1.032</text:p>
          </table:table-cell>
          <table:table-cell office:value-type="float" office:value="51852.04654958273" table:style-name="ce5">
            <text:p><text:s/>51,852<text:s/></text:p>
          </table:table-cell>
          <table:table-cell office:value-type="float" office:value="1.0631808487488561" table:style-name="ce6">
            <text:p>1.063</text:p>
          </table:table-cell>
          <table:table-cell office:value-type="float" office:value="55128.102859950566" table:style-name="ce5">
            <text:p><text:s/>55,1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128.102859950566" table:style-name="ce5">
            <text:p><text:s/>55,128<text:s/></text:p>
          </table:table-cell>
          <table:table-cell office:value-type="float" office:value="1.0268891286226365" table:style-name="ce6">
            <text:p>1.027</text:p>
          </table:table-cell>
          <table:table-cell office:value-type="float" office:value="56610.449508473706" table:style-name="ce5">
            <text:p><text:s/>56,610<text:s/></text:p>
          </table:table-cell>
          <table:table-cell office:value-type="float" office:value="1.016035049997015" table:style-name="ce6">
            <text:p>1.016</text:p>
          </table:table-cell>
          <table:table-cell office:value-type="float" office:value="57518.200896695576" table:style-name="ce5">
            <text:p><text:s/>57,5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3.4180491708" table:style-name="ce5">
            <text:p><text:s/>1,3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93.4180491708" table:style-name="ce5">
            <text:p><text:s/>1,393<text:s/></text:p>
          </table:table-cell>
          <table:table-cell office:value-type="float" office:value="1.0261904596880866" table:style-name="ce6">
            <text:p>1.026</text:p>
          </table:table-cell>
          <table:table-cell office:value-type="float" office:value="1429.91230841626" table:style-name="ce5">
            <text:p><text:s/>1,430<text:s/></text:p>
          </table:table-cell>
          <table:table-cell office:value-type="float" office:value="1.1894717902441192" table:style-name="ce6">
            <text:p>1.189</text:p>
          </table:table-cell>
          <table:table-cell office:value-type="float" office:value="1700.8403533839901" table:style-name="ce5">
            <text:p><text:s/>1,7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00.8403533839901" table:style-name="ce5">
            <text:p><text:s/>1,701<text:s/></text:p>
          </table:table-cell>
          <table:table-cell office:value-type="float" office:value="0.93188627086283915" table:style-name="ce6">
            <text:p>0.932</text:p>
          </table:table-cell>
          <table:table-cell office:value-type="float" office:value="1584.98977424804" table:style-name="ce5">
            <text:p><text:s/>1,585<text:s/></text:p>
          </table:table-cell>
          <table:table-cell office:value-type="float" office:value="1.0699790994267655" table:style-name="ce6">
            <text:p>1.070</text:p>
          </table:table-cell>
          <table:table-cell office:value-type="float" office:value="1695.9059312505501" table:style-name="ce5">
            <text:p><text:s/>1,6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5.9059312505501" table:style-name="ce5">
            <text:p><text:s/>1,696<text:s/></text:p>
          </table:table-cell>
          <table:table-cell office:value-type="float" office:value="1.0733621523569394" table:style-name="ce6">
            <text:p>1.073</text:p>
          </table:table-cell>
          <table:table-cell office:value-type="float" office:value="1820.32124056199" table:style-name="ce5">
            <text:p><text:s/>1,820<text:s/></text:p>
          </table:table-cell>
          <table:table-cell office:value-type="float" office:value="1.0862636262417069" table:style-name="ce6">
            <text:p>1.086</text:p>
          </table:table-cell>
          <table:table-cell office:value-type="float" office:value="1977.34875169767" table:style-name="ce5">
            <text:p><text:s/>1,9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7.34875169767" table:style-name="ce5">
            <text:p><text:s/>1,977<text:s/></text:p>
          </table:table-cell>
          <table:table-cell office:value-type="float" office:value="0.94318643266471869" table:style-name="ce6">
            <text:p>0.943</text:p>
          </table:table-cell>
          <table:table-cell office:value-type="float" office:value="1865.00851524776" table:style-name="ce5">
            <text:p><text:s/>1,865<text:s/></text:p>
          </table:table-cell>
          <table:table-cell office:value-type="float" office:value="1.0378001857475512" table:style-name="ce6">
            <text:p>1.038</text:p>
          </table:table-cell>
          <table:table-cell office:value-type="float" office:value="1935.5061835448898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5.5061835448898" table:style-name="ce5">
            <text:p><text:s/>1,936<text:s/></text:p>
          </table:table-cell>
          <table:table-cell office:value-type="float" office:value="1.0116678672269592" table:style-name="ce6">
            <text:p>1.012</text:p>
          </table:table-cell>
          <table:table-cell office:value-type="float" office:value="1958.08941271145" table:style-name="ce5">
            <text:p><text:s/>1,958<text:s/></text:p>
          </table:table-cell>
          <table:table-cell office:value-type="float" office:value="1.0723706581024717" table:style-name="ce6">
            <text:p>1.072</text:p>
          </table:table-cell>
          <table:table-cell office:value-type="float" office:value="2099.7976321328601" table:style-name="ce5">
            <text:p><text:s/>2,1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9.7976321328601" table:style-name="ce5">
            <text:p><text:s/>2,100<text:s/></text:p>
          </table:table-cell>
          <table:table-cell office:value-type="float" office:value="1.0556684558996463" table:style-name="ce6">
            <text:p>1.056</text:p>
          </table:table-cell>
          <table:table-cell office:value-type="float" office:value="2216.6901240154298" table:style-name="ce5">
            <text:p><text:s/>2,217<text:s/></text:p>
          </table:table-cell>
          <table:table-cell office:value-type="float" office:value="0.97864813431140163" table:style-name="ce6">
            <text:p>0.979</text:p>
          </table:table-cell>
          <table:table-cell office:value-type="float" office:value="2169.35965421421" table:style-name="ce5">
            <text:p><text:s/>2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69.35965421421" table:style-name="ce5">
            <text:p><text:s/>2,169<text:s/></text:p>
          </table:table-cell>
          <table:table-cell office:value-type="float" office:value="1.002064701500297" table:style-name="ce6">
            <text:p>1.002</text:p>
          </table:table-cell>
          <table:table-cell office:value-type="float" office:value="2173.8387343469499" table:style-name="ce5">
            <text:p><text:s/>2,174<text:s/></text:p>
          </table:table-cell>
          <table:table-cell office:value-type="float" office:value="1.058052843041267" table:style-name="ce6">
            <text:p>1.058</text:p>
          </table:table-cell>
          <table:table-cell office:value-type="float" office:value="2300.03625318902" table:style-name="ce5">
            <text:p><text:s/>2,3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00.03625318902" table:style-name="ce5">
            <text:p><text:s/>2,300<text:s/></text:p>
          </table:table-cell>
          <table:table-cell office:value-type="float" office:value="0.75217418858952823" table:style-name="ce6">
            <text:p>0.752</text:p>
          </table:table-cell>
          <table:table-cell office:value-type="float" office:value="1730.0279024689501" table:style-name="ce5">
            <text:p><text:s/>1,730<text:s/></text:p>
          </table:table-cell>
          <table:table-cell office:value-type="float" office:value="1.0910933798940208" table:style-name="ce6">
            <text:p>1.091</text:p>
          </table:table-cell>
          <table:table-cell office:value-type="float" office:value="1887.62199141581" table:style-name="ce5">
            <text:p><text:s/>1,8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87.62199141581" table:style-name="ce5">
            <text:p><text:s/>1,888<text:s/></text:p>
          </table:table-cell>
          <table:table-cell office:value-type="float" office:value="1.3066899495299877" table:style-name="ce6">
            <text:p>1.307</text:p>
          </table:table-cell>
          <table:table-cell office:value-type="float" office:value="2466.53668469482" table:style-name="ce5">
            <text:p><text:s/>2,467<text:s/></text:p>
          </table:table-cell>
          <table:table-cell office:value-type="float" office:value="1.076611964628331" table:style-name="ce6">
            <text:p>1.077</text:p>
          </table:table-cell>
          <table:table-cell office:value-type="float" office:value="2655.50290593714" table:style-name="ce5">
            <text:p><text:s/>2,6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55.50290593714" table:style-name="ce5">
            <text:p><text:s/>2,656<text:s/></text:p>
          </table:table-cell>
          <table:table-cell office:value-type="float" office:value="1.0235729479045359" table:style-name="ce6">
            <text:p>1.024</text:p>
          </table:table-cell>
          <table:table-cell office:value-type="float" office:value="2718.1009375991403" table:style-name="ce5">
            <text:p><text:s/>2,718<text:s/></text:p>
          </table:table-cell>
          <table:table-cell office:value-type="float" office:value="1.0669260492457906" table:style-name="ce6">
            <text:p>1.067</text:p>
          </table:table-cell>
          <table:table-cell office:value-type="float" office:value="2900.0126948039297" table:style-name="ce5">
            <text:p><text:s/>2,9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00.0126948039297" table:style-name="ce5">
            <text:p><text:s/>2,900<text:s/></text:p>
          </table:table-cell>
          <table:table-cell office:value-type="float" office:value="1.0990954888547546" table:style-name="ce6">
            <text:p>1.099</text:p>
          </table:table-cell>
          <table:table-cell office:value-type="float" office:value="3187.3908704805199" table:style-name="ce5">
            <text:p><text:s/>3,187<text:s/></text:p>
          </table:table-cell>
          <table:table-cell office:value-type="float" office:value="1.0188656100215236" table:style-name="ce6">
            <text:p>1.019</text:p>
          </table:table-cell>
          <table:table-cell office:value-type="float" office:value="3247.5229436291697" table:style-name="ce5">
            <text:p><text:s/>3,2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47.5229436291697" table:style-name="ce5">
            <text:p><text:s/>3,248<text:s/></text:p>
          </table:table-cell>
          <table:table-cell office:value-type="float" office:value="1.0382609887852632" table:style-name="ce6">
            <text:p>1.038</text:p>
          </table:table-cell>
          <table:table-cell office:value-type="float" office:value="3371.7763825552502" table:style-name="ce5">
            <text:p><text:s/>3,372<text:s/></text:p>
          </table:table-cell>
          <table:table-cell office:value-type="float" office:value="1.0990433497857914" table:style-name="ce6">
            <text:p>1.099</text:p>
          </table:table-cell>
          <table:table-cell office:value-type="float" office:value="3705.7284102121403" table:style-name="ce5">
            <text:p><text:s/>3,70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05.7284102121403" table:style-name="ce5">
            <text:p><text:s/>3,706<text:s/></text:p>
          </table:table-cell>
          <table:table-cell office:value-type="float" office:value="1.0375555804418957" table:style-name="ce6">
            <text:p>1.038</text:p>
          </table:table-cell>
          <table:table-cell office:value-type="float" office:value="3844.8991916176801" table:style-name="ce5">
            <text:p><text:s/>3,845<text:s/></text:p>
          </table:table-cell>
          <table:table-cell office:value-type="float" office:value="1.1625898717423437" table:style-name="ce6">
            <text:p>1.163</text:p>
          </table:table-cell>
          <table:table-cell office:value-type="float" office:value="4470.0408580450403" table:style-name="ce5">
            <text:p><text:s/>4,4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70.0408580450403" table:style-name="ce5">
            <text:p><text:s/>4,470<text:s/></text:p>
          </table:table-cell>
          <table:table-cell office:value-type="float" office:value="0.96455126623715004" table:style-name="ce6">
            <text:p>0.965</text:p>
          </table:table-cell>
          <table:table-cell office:value-type="float" office:value="4311.5835697591401" table:style-name="ce5">
            <text:p><text:s/>4,312<text:s/></text:p>
          </table:table-cell>
          <table:table-cell office:value-type="float" office:value="1.0886065052178755" table:style-name="ce6">
            <text:p>1.089</text:p>
          </table:table-cell>
          <table:table-cell office:value-type="float" office:value="4693.6179218303096" table:style-name="ce5">
            <text:p><text:s/>4,6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93.6179218303096" table:style-name="ce5">
            <text:p><text:s/>4,694<text:s/></text:p>
          </table:table-cell>
          <table:table-cell office:value-type="float" office:value="1.0549558120435469" table:style-name="ce6">
            <text:p>1.055</text:p>
          </table:table-cell>
          <table:table-cell office:value-type="float" office:value="4951.5595061466402" table:style-name="ce5">
            <text:p><text:s/>4,952<text:s/></text:p>
          </table:table-cell>
          <table:table-cell office:value-type="float" office:value="0.95269978345690021" table:style-name="ce6">
            <text:p>0.953</text:p>
          </table:table-cell>
          <table:table-cell office:value-type="float" office:value="4717.3496692798599" table:style-name="ce5">
            <text:p><text:s/>4,7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17.3496692798599" table:style-name="ce5">
            <text:p><text:s/>4,717<text:s/></text:p>
          </table:table-cell>
          <table:table-cell office:value-type="float" office:value="1.0172656800372515" table:style-name="ce6">
            <text:p>1.017</text:p>
          </table:table-cell>
          <table:table-cell office:value-type="float" office:value="4798.7979192934799" table:style-name="ce5">
            <text:p><text:s/>4,799<text:s/></text:p>
          </table:table-cell>
          <table:table-cell office:value-type="float" office:value="1.0029505695987557" table:style-name="ce6">
            <text:p>1.003</text:p>
          </table:table-cell>
          <table:table-cell office:value-type="float" office:value="4812.9571065447199" table:style-name="ce5">
            <text:p><text:s/>4,8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06.7637755133" table:style-name="ce5">
            <text:p><text:s/>10,3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306.7637755133" table:style-name="ce5">
            <text:p><text:s/>10,307<text:s/></text:p>
          </table:table-cell>
          <table:table-cell office:value-type="float" office:value="1.040027098872099" table:style-name="ce6">
            <text:p>1.040</text:p>
          </table:table-cell>
          <table:table-cell office:value-type="float" office:value="10719.313628207139" table:style-name="ce5">
            <text:p><text:s/>10,719<text:s/></text:p>
          </table:table-cell>
          <table:table-cell office:value-type="float" office:value="1.0666007879508586" table:style-name="ce6">
            <text:p>1.067</text:p>
          </table:table-cell>
          <table:table-cell office:value-type="float" office:value="11433.22836213811" table:style-name="ce5">
            <text:p><text:s/>11,4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433.22836213811" table:style-name="ce5">
            <text:p><text:s/>11,433<text:s/></text:p>
          </table:table-cell>
          <table:table-cell office:value-type="float" office:value="1.0692695503932665" table:style-name="ce6">
            <text:p>1.069</text:p>
          </table:table-cell>
          <table:table-cell office:value-type="float" office:value="12225.202950326962" table:style-name="ce5">
            <text:p><text:s/>12,225<text:s/></text:p>
          </table:table-cell>
          <table:table-cell office:value-type="float" office:value="1.0563775913888411" table:style-name="ce6">
            <text:p>1.056</text:p>
          </table:table-cell>
          <table:table-cell office:value-type="float" office:value="12914.430446906152" table:style-name="ce5">
            <text:p><text:s/>12,9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14.430446906152" table:style-name="ce5">
            <text:p><text:s/>12,914<text:s/></text:p>
          </table:table-cell>
          <table:table-cell office:value-type="float" office:value="1.0395462629938519" table:style-name="ce6">
            <text:p>1.040</text:p>
          </table:table-cell>
          <table:table-cell office:value-type="float" office:value="13425.147909775309" table:style-name="ce5">
            <text:p><text:s/>13,425<text:s/></text:p>
          </table:table-cell>
          <table:table-cell office:value-type="float" office:value="1.0469153792403889" table:style-name="ce6">
            <text:p>1.047</text:p>
          </table:table-cell>
          <table:table-cell office:value-type="float" office:value="14054.993815320729" table:style-name="ce5">
            <text:p><text:s/>14,0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54.993815320729" table:style-name="ce5">
            <text:p><text:s/>14,055<text:s/></text:p>
          </table:table-cell>
          <table:table-cell office:value-type="float" office:value="1.0522886874137867" table:style-name="ce6">
            <text:p>1.052</text:p>
          </table:table-cell>
          <table:table-cell office:value-type="float" office:value="14789.91099353274" table:style-name="ce5">
            <text:p><text:s/>14,790<text:s/></text:p>
          </table:table-cell>
          <table:table-cell office:value-type="float" office:value="1.012241989528067" table:style-name="ce6">
            <text:p>1.012</text:p>
          </table:table-cell>
          <table:table-cell office:value-type="float" office:value="14970.96892903661" table:style-name="ce5">
            <text:p><text:s/>14,9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70.96892903661" table:style-name="ce5">
            <text:p><text:s/>14,971<text:s/></text:p>
          </table:table-cell>
          <table:table-cell office:value-type="float" office:value="1.0839784971265078" table:style-name="ce6">
            <text:p>1.084</text:p>
          </table:table-cell>
          <table:table-cell office:value-type="float" office:value="16228.208400224748" table:style-name="ce5">
            <text:p><text:s/>16,228<text:s/></text:p>
          </table:table-cell>
          <table:table-cell office:value-type="float" office:value="1.0901619501700341" table:style-name="ce6">
            <text:p>1.090</text:p>
          </table:table-cell>
          <table:table-cell office:value-type="float" office:value="17691.375317354741" table:style-name="ce5">
            <text:p><text:s/>17,6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691.375317354741" table:style-name="ce5">
            <text:p><text:s/>17,691<text:s/></text:p>
          </table:table-cell>
          <table:table-cell office:value-type="float" office:value="1.0241199188367021" table:style-name="ce6">
            <text:p>1.024</text:p>
          </table:table-cell>
          <table:table-cell office:value-type="float" office:value="18118.089854118967" table:style-name="ce5">
            <text:p><text:s/>18,118<text:s/></text:p>
          </table:table-cell>
          <table:table-cell office:value-type="float" office:value="1.0216633387373055" table:style-name="ce6">
            <text:p>1.022</text:p>
          </table:table-cell>
          <table:table-cell office:value-type="float" office:value="18510.588171901687" table:style-name="ce5">
            <text:p><text:s/>18,5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510.588171901687" table:style-name="ce5">
            <text:p><text:s/>18,511<text:s/></text:p>
          </table:table-cell>
          <table:table-cell office:value-type="float" office:value="1.03424478470388" table:style-name="ce6">
            <text:p>1.034</text:p>
          </table:table-cell>
          <table:table-cell office:value-type="float" office:value="19144.47927859065" table:style-name="ce5">
            <text:p><text:s/>19,144<text:s/></text:p>
          </table:table-cell>
          <table:table-cell office:value-type="float" office:value="1.0899032493475025" table:style-name="ce6">
            <text:p>1.090</text:p>
          </table:table-cell>
          <table:table-cell office:value-type="float" office:value="20865.630172801881" table:style-name="ce5">
            <text:p><text:s/>20,8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865.630172801881" table:style-name="ce5">
            <text:p><text:s/>20,866<text:s/></text:p>
          </table:table-cell>
          <table:table-cell office:value-type="float" office:value="1.0632861530237911" table:style-name="ce6">
            <text:p>1.063</text:p>
          </table:table-cell>
          <table:table-cell office:value-type="float" office:value="22186.135636855652" table:style-name="ce5">
            <text:p><text:s/>22,186<text:s/></text:p>
          </table:table-cell>
          <table:table-cell office:value-type="float" office:value="1.0646932721140061" table:style-name="ce6">
            <text:p>1.065</text:p>
          </table:table-cell>
          <table:table-cell office:value-type="float" office:value="23621.429346769" table:style-name="ce5">
            <text:p><text:s/>23,6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621.429346769" table:style-name="ce5">
            <text:p><text:s/>23,621<text:s/></text:p>
          </table:table-cell>
          <table:table-cell office:value-type="float" office:value="1.0359988547110635" table:style-name="ce6">
            <text:p>1.036</text:p>
          </table:table-cell>
          <table:table-cell office:value-type="float" office:value="24471.773749890992" table:style-name="ce5">
            <text:p><text:s/>24,472<text:s/></text:p>
          </table:table-cell>
          <table:table-cell office:value-type="float" office:value="1.1200944570431752" table:style-name="ce6">
            <text:p>1.120</text:p>
          </table:table-cell>
          <table:table-cell office:value-type="float" office:value="27410.698131267578" table:style-name="ce5">
            <text:p><text:s/>27,4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410.698131267578" table:style-name="ce5">
            <text:p><text:s/>27,411<text:s/></text:p>
          </table:table-cell>
          <table:table-cell office:value-type="float" office:value="1.0464691571762585" table:style-name="ce6">
            <text:p>1.046</text:p>
          </table:table-cell>
          <table:table-cell office:value-type="float" office:value="28684.450171040429" table:style-name="ce5">
            <text:p><text:s/>28,684<text:s/></text:p>
          </table:table-cell>
          <table:table-cell office:value-type="float" office:value="1.0710637729004069" table:style-name="ce6">
            <text:p>1.071</text:p>
          </table:table-cell>
          <table:table-cell office:value-type="float" office:value="30722.875423768281" table:style-name="ce5">
            <text:p><text:s/>30,7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722.875423768281" table:style-name="ce5">
            <text:p><text:s/>30,723<text:s/></text:p>
          </table:table-cell>
          <table:table-cell office:value-type="float" office:value="1.067043575165237" table:style-name="ce6">
            <text:p>1.067</text:p>
          </table:table-cell>
          <table:table-cell office:value-type="float" office:value="32782.646831533901" table:style-name="ce5">
            <text:p><text:s/>32,783<text:s/></text:p>
          </table:table-cell>
          <table:table-cell office:value-type="float" office:value="1.0726887205815729" table:style-name="ce6">
            <text:p>1.073</text:p>
          </table:table-cell>
          <table:table-cell office:value-type="float" office:value="35165.575486995658" table:style-name="ce5">
            <text:p><text:s/>35,1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165.575486995658" table:style-name="ce5">
            <text:p><text:s/>35,166<text:s/></text:p>
          </table:table-cell>
          <table:table-cell office:value-type="float" office:value="1.005484871130119" table:style-name="ce6">
            <text:p>1.005</text:p>
          </table:table-cell>
          <table:table-cell office:value-type="float" office:value="35358.454136758301" table:style-name="ce5">
            <text:p><text:s/>35,358<text:s/></text:p>
          </table:table-cell>
          <table:table-cell office:value-type="float" office:value="1.1221113262868483" table:style-name="ce6">
            <text:p>1.122</text:p>
          </table:table-cell>
          <table:table-cell office:value-type="float" office:value="39676.121866850553" table:style-name="ce5">
            <text:p><text:s/>39,6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676.121866850553" table:style-name="ce5">
            <text:p><text:s/>39,676<text:s/></text:p>
          </table:table-cell>
          <table:table-cell office:value-type="float" office:value="1.006844150550952" table:style-name="ce6">
            <text:p>1.007</text:p>
          </table:table-cell>
          <table:table-cell office:value-type="float" office:value="39947.671218185198" table:style-name="ce5">
            <text:p><text:s/>39,948<text:s/></text:p>
          </table:table-cell>
          <table:table-cell office:value-type="float" office:value="1.0974432824088989" table:style-name="ce6">
            <text:p>1.097</text:p>
          </table:table-cell>
          <table:table-cell office:value-type="float" office:value="43840.30342627666" table:style-name="ce5">
            <text:p><text:s/>43,8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840.30342627666" table:style-name="ce5">
            <text:p><text:s/>43,840<text:s/></text:p>
          </table:table-cell>
          <table:table-cell office:value-type="float" office:value="1.0050236940091313" table:style-name="ce6">
            <text:p>1.005</text:p>
          </table:table-cell>
          <table:table-cell office:value-type="float" office:value="44060.543695957742" table:style-name="ce5">
            <text:p><text:s/>44,061<text:s/></text:p>
          </table:table-cell>
          <table:table-cell office:value-type="float" office:value="1.0338888181638819" table:style-name="ce6">
            <text:p>1.034</text:p>
          </table:table-cell>
          <table:table-cell office:value-type="float" office:value="45553.703449471825" table:style-name="ce5">
            <text:p><text:s/>45,5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553.703449471825" table:style-name="ce5">
            <text:p><text:s/>45,554<text:s/></text:p>
          </table:table-cell>
          <table:table-cell office:value-type="float" office:value="1.0295647442903983" table:style-name="ce6">
            <text:p>1.030</text:p>
          </table:table-cell>
          <table:table-cell office:value-type="float" office:value="46900.487043436093" table:style-name="ce5">
            <text:p><text:s/>46,900<text:s/></text:p>
          </table:table-cell>
          <table:table-cell office:value-type="float" office:value="1.0748449828246696" table:style-name="ce6">
            <text:p>1.075</text:p>
          </table:table-cell>
          <table:table-cell office:value-type="float" office:value="50410.753190670708" table:style-name="ce5">
            <text:p><text:s/>50,4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410.753190670708" table:style-name="ce5">
            <text:p><text:s/>50,411<text:s/></text:p>
          </table:table-cell>
          <table:table-cell office:value-type="float" office:value="1.0277896740247234" table:style-name="ce6">
            <text:p>1.028</text:p>
          </table:table-cell>
          <table:table-cell office:value-type="float" office:value="51811.651589180226" table:style-name="ce5">
            <text:p><text:s/>51,812<text:s/></text:p>
          </table:table-cell>
          <table:table-cell office:value-type="float" office:value="1.0172469352657587" table:style-name="ce6">
            <text:p>1.017</text:p>
          </table:table-cell>
          <table:table-cell office:value-type="float" office:value="52705.24379015086" table:style-name="ce5">
            <text:p><text:s/>52,7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62.30916233896" table:style-name="ce5">
            <text:p><text:s/>7,4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62.30916233896" table:style-name="ce5">
            <text:p><text:s/>7,462<text:s/></text:p>
          </table:table-cell>
          <table:table-cell office:value-type="float" office:value="1.0318877840793179" table:style-name="ce6">
            <text:p>1.032</text:p>
          </table:table-cell>
          <table:table-cell office:value-type="float" office:value="7700.2656656407407" table:style-name="ce5">
            <text:p><text:s/>7,700<text:s/></text:p>
          </table:table-cell>
          <table:table-cell office:value-type="float" office:value="1.2176076392295003" table:style-name="ce6">
            <text:p>1.218</text:p>
          </table:table-cell>
          <table:table-cell office:value-type="float" office:value="9375.9022985807987" table:style-name="ce5">
            <text:p><text:s/>9,3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75.9022985807987" table:style-name="ce5">
            <text:p><text:s/>9,376<text:s/></text:p>
          </table:table-cell>
          <table:table-cell office:value-type="float" office:value="1.0182102292494928" table:style-name="ce6">
            <text:p>1.018</text:p>
          </table:table-cell>
          <table:table-cell office:value-type="float" office:value="9546.6396288588003" table:style-name="ce5">
            <text:p><text:s/>9,547<text:s/></text:p>
          </table:table-cell>
          <table:table-cell office:value-type="float" office:value="1.0489686724124918" table:style-name="ce6">
            <text:p>1.049</text:p>
          </table:table-cell>
          <table:table-cell office:value-type="float" office:value="10014.1258974845" table:style-name="ce5">
            <text:p><text:s/>10,0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14.1258974845" table:style-name="ce5">
            <text:p><text:s/>10,014<text:s/></text:p>
          </table:table-cell>
          <table:table-cell office:value-type="float" office:value="1.1206582729860641" table:style-name="ce6">
            <text:p>1.121</text:p>
          </table:table-cell>
          <table:table-cell office:value-type="float" office:value="11222.41303374" table:style-name="ce5">
            <text:p><text:s/>11,222<text:s/></text:p>
          </table:table-cell>
          <table:table-cell office:value-type="float" office:value="0.96406943865312189" table:style-name="ce6">
            <text:p>0.964</text:p>
          </table:table-cell>
          <table:table-cell office:value-type="float" office:value="10819.185433771199" table:style-name="ce5">
            <text:p><text:s/>10,8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819.185433771199" table:style-name="ce5">
            <text:p><text:s/>10,819<text:s/></text:p>
          </table:table-cell>
          <table:table-cell office:value-type="float" office:value="1.0454578509491974" table:style-name="ce6">
            <text:p>1.045</text:p>
          </table:table-cell>
          <table:table-cell office:value-type="float" office:value="11311.0023526113" table:style-name="ce5">
            <text:p><text:s/>11,311<text:s/></text:p>
          </table:table-cell>
          <table:table-cell office:value-type="float" office:value="1.2229887363224012" table:style-name="ce6">
            <text:p>1.223</text:p>
          </table:table-cell>
          <table:table-cell office:value-type="float" office:value="13833.2284737598" table:style-name="ce5">
            <text:p><text:s/>13,8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33.2284737598" table:style-name="ce5">
            <text:p><text:s/>13,833<text:s/></text:p>
          </table:table-cell>
          <table:table-cell office:value-type="float" office:value="1.0656415156711931" table:style-name="ce6">
            <text:p>1.066</text:p>
          </table:table-cell>
          <table:table-cell office:value-type="float" office:value="14741.262557403299" table:style-name="ce5">
            <text:p><text:s/>14,741<text:s/></text:p>
          </table:table-cell>
          <table:table-cell office:value-type="float" office:value="0.98498275000268398" table:style-name="ce6">
            <text:p>0.985</text:p>
          </table:table-cell>
          <table:table-cell office:value-type="float" office:value="14519.8893323027" table:style-name="ce5">
            <text:p><text:s/>14,5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19.8893323027" table:style-name="ce5">
            <text:p><text:s/>14,520<text:s/></text:p>
          </table:table-cell>
          <table:table-cell office:value-type="float" office:value="1.0703407633753106" table:style-name="ce6">
            <text:p>1.070</text:p>
          </table:table-cell>
          <table:table-cell office:value-type="float" office:value="15541.229432061898" table:style-name="ce5">
            <text:p><text:s/>15,541<text:s/></text:p>
          </table:table-cell>
          <table:table-cell office:value-type="float" office:value="1.1189778015662226" table:style-name="ce6">
            <text:p>1.119</text:p>
          </table:table-cell>
          <table:table-cell office:value-type="float" office:value="17390.2907435249" table:style-name="ce5">
            <text:p><text:s/>17,3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390.2907435249" table:style-name="ce5">
            <text:p><text:s/>17,390<text:s/></text:p>
          </table:table-cell>
          <table:table-cell office:value-type="float" office:value="1.0656263182392991" table:style-name="ce6">
            <text:p>1.066</text:p>
          </table:table-cell>
          <table:table-cell office:value-type="float" office:value="18531.551498133402" table:style-name="ce5">
            <text:p><text:s/>18,532<text:s/></text:p>
          </table:table-cell>
          <table:table-cell office:value-type="float" office:value="1.0097812857678192" table:style-name="ce6">
            <text:p>1.010</text:p>
          </table:table-cell>
          <table:table-cell office:value-type="float" office:value="18712.813899057703" table:style-name="ce5">
            <text:p><text:s/>18,7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12.813899057703" table:style-name="ce5">
            <text:p><text:s/>18,713<text:s/></text:p>
          </table:table-cell>
          <table:table-cell office:value-type="float" office:value="1.0508866494585216" table:style-name="ce6">
            <text:p>1.051</text:p>
          </table:table-cell>
          <table:table-cell office:value-type="float" office:value="19665.046300321603" table:style-name="ce5">
            <text:p><text:s/>19,665<text:s/></text:p>
          </table:table-cell>
          <table:table-cell office:value-type="float" office:value="1.1975811113379868" table:style-name="ce6">
            <text:p>1.198</text:p>
          </table:table-cell>
          <table:table-cell office:value-type="float" office:value="23550.488002852111" table:style-name="ce5">
            <text:p><text:s/>23,5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550.488002852111" table:style-name="ce5">
            <text:p><text:s/>23,550<text:s/></text:p>
          </table:table-cell>
          <table:table-cell office:value-type="float" office:value="1.1203847469812744" table:style-name="ce6">
            <text:p>1.120</text:p>
          </table:table-cell>
          <table:table-cell office:value-type="float" office:value="26385.607542361002" table:style-name="ce5">
            <text:p><text:s/>26,386<text:s/></text:p>
          </table:table-cell>
          <table:table-cell office:value-type="float" office:value="0.98897993491055447" table:style-name="ce6">
            <text:p>0.989</text:p>
          </table:table-cell>
          <table:table-cell office:value-type="float" office:value="26094.836429819617" table:style-name="ce5">
            <text:p><text:s/>26,09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094.836429819617" table:style-name="ce5">
            <text:p><text:s/>26,095<text:s/></text:p>
          </table:table-cell>
          <table:table-cell office:value-type="float" office:value="1.0455405661994581" table:style-name="ce6">
            <text:p>1.046</text:p>
          </table:table-cell>
          <table:table-cell office:value-type="float" office:value="27283.210055715852" table:style-name="ce5">
            <text:p><text:s/>27,283<text:s/></text:p>
          </table:table-cell>
          <table:table-cell office:value-type="float" office:value="1.1240361850781855" table:style-name="ce6">
            <text:p>1.124</text:p>
          </table:table-cell>
          <table:table-cell office:value-type="float" office:value="30667.315347713629" table:style-name="ce5">
            <text:p><text:s/>30,6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667.315347713629" table:style-name="ce5">
            <text:p><text:s/>30,667<text:s/></text:p>
          </table:table-cell>
          <table:table-cell office:value-type="float" office:value="1.0961764107151928" table:style-name="ce6">
            <text:p>1.096</text:p>
          </table:table-cell>
          <table:table-cell office:value-type="float" office:value="33616.787664127667" table:style-name="ce5">
            <text:p><text:s/>33,617<text:s/></text:p>
          </table:table-cell>
          <table:table-cell office:value-type="float" office:value="1.0132643108707178" table:style-name="ce6">
            <text:p>1.013</text:p>
          </table:table-cell>
          <table:table-cell office:value-type="float" office:value="34062.691186179567" table:style-name="ce5">
            <text:p><text:s/>34,0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062.691186179567" table:style-name="ce5">
            <text:p><text:s/>34,063<text:s/></text:p>
          </table:table-cell>
          <table:table-cell office:value-type="float" office:value="1.0452212832514556" table:style-name="ce6">
            <text:p>1.045</text:p>
          </table:table-cell>
          <table:table-cell office:value-type="float" office:value="35603.04979261665" table:style-name="ce5">
            <text:p><text:s/>35,603<text:s/></text:p>
          </table:table-cell>
          <table:table-cell office:value-type="float" office:value="1.1859454586028899" table:style-name="ce6">
            <text:p>1.186</text:p>
          </table:table-cell>
          <table:table-cell office:value-type="float" office:value="42223.275213966277" table:style-name="ce5">
            <text:p><text:s/>42,22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2223.275213966277" table:style-name="ce5">
            <text:p><text:s/>42,223<text:s/></text:p>
          </table:table-cell>
          <table:table-cell office:value-type="float" office:value="0.95819214078462733" table:style-name="ce6">
            <text:p>0.958</text:p>
          </table:table-cell>
          <table:table-cell office:value-type="float" office:value="40458.010468208842" table:style-name="ce5">
            <text:p><text:s/>40,458<text:s/></text:p>
          </table:table-cell>
          <table:table-cell office:value-type="float" office:value="1.0093907681711234" table:style-name="ce6">
            <text:p>1.009</text:p>
          </table:table-cell>
          <table:table-cell office:value-type="float" office:value="40837.942265180674" table:style-name="ce5">
            <text:p><text:s/>40,8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837.942265180674" table:style-name="ce5">
            <text:p><text:s/>40,838<text:s/></text:p>
          </table:table-cell>
          <table:table-cell office:value-type="float" office:value="1.0212286856252739" table:style-name="ce6">
            <text:p>1.021</text:p>
          </table:table-cell>
          <table:table-cell office:value-type="float" office:value="41704.878103111281" table:style-name="ce5">
            <text:p><text:s/>41,705<text:s/></text:p>
          </table:table-cell>
          <table:table-cell office:value-type="float" office:value="1.093067560262839" table:style-name="ce6">
            <text:p>1.093</text:p>
          </table:table-cell>
          <table:table-cell office:value-type="float" office:value="45586.249359226953" table:style-name="ce5">
            <text:p><text:s/>45,5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586.249359226953" table:style-name="ce5">
            <text:p><text:s/>45,586<text:s/></text:p>
          </table:table-cell>
          <table:table-cell office:value-type="float" office:value="1.0232984141695196" table:style-name="ce6">
            <text:p>1.023</text:p>
          </table:table-cell>
          <table:table-cell office:value-type="float" office:value="46648.336677233223" table:style-name="ce5">
            <text:p><text:s/>46,648<text:s/></text:p>
          </table:table-cell>
          <table:table-cell office:value-type="float" office:value="0.99379407461350633" table:style-name="ce6">
            <text:p>0.994</text:p>
          </table:table-cell>
          <table:table-cell office:value-type="float" office:value="46358.84058041028" table:style-name="ce5">
            <text:p><text:s/>46,3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358.84058041028" table:style-name="ce5">
            <text:p><text:s/>46,359<text:s/></text:p>
          </table:table-cell>
          <table:table-cell office:value-type="float" office:value="1.0344255814672059" table:style-name="ce6">
            <text:p>1.034</text:p>
          </table:table-cell>
          <table:table-cell office:value-type="float" office:value="47954.770623536402" table:style-name="ce5">
            <text:p><text:s/>47,955<text:s/></text:p>
          </table:table-cell>
          <table:table-cell office:value-type="float" office:value="1.0605937096046141" table:style-name="ce6">
            <text:p>1.061</text:p>
          </table:table-cell>
          <table:table-cell office:value-type="float" office:value="50860.528068854845" table:style-name="ce5">
            <text:p><text:s/>50,8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8.9680608034698" table:style-name="ce5">
            <text:p><text:s/>1,85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58.9680608034698" table:style-name="ce5">
            <text:p><text:s/>1,859<text:s/></text:p>
          </table:table-cell>
          <table:table-cell office:value-type="float" office:value="1.0540572050941945" table:style-name="ce6">
            <text:p>1.054</text:p>
          </table:table-cell>
          <table:table-cell office:value-type="float" office:value="1959.45867852988" table:style-name="ce5">
            <text:p><text:s/>1,959<text:s/></text:p>
          </table:table-cell>
          <table:table-cell office:value-type="float" office:value="1.3614439490591226" table:style-name="ce6">
            <text:p>1.361</text:p>
          </table:table-cell>
          <table:table-cell office:value-type="float" office:value="2667.6931613158899" table:style-name="ce5">
            <text:p><text:s/>2,6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67.6931613158899" table:style-name="ce5">
            <text:p><text:s/>2,668<text:s/></text:p>
          </table:table-cell>
          <table:table-cell office:value-type="float" office:value="1.0094048124678232" table:style-name="ce6">
            <text:p>1.009</text:p>
          </table:table-cell>
          <table:table-cell office:value-type="float" office:value="2692.7823152197598" table:style-name="ce5">
            <text:p><text:s/>2,693<text:s/></text:p>
          </table:table-cell>
          <table:table-cell office:value-type="float" office:value="1.0478206548098639" table:style-name="ce6">
            <text:p>1.048</text:p>
          </table:table-cell>
          <table:table-cell office:value-type="float" office:value="2821.5529287939903" table:style-name="ce5">
            <text:p><text:s/>2,8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21.5529287939903" table:style-name="ce5">
            <text:p><text:s/>2,822<text:s/></text:p>
          </table:table-cell>
          <table:table-cell office:value-type="float" office:value="1.1344869926847563" table:style-name="ce6">
            <text:p>1.134</text:p>
          </table:table-cell>
          <table:table-cell office:value-type="float" office:value="3201.0150968883599" table:style-name="ce5">
            <text:p><text:s/>3,201<text:s/></text:p>
          </table:table-cell>
          <table:table-cell office:value-type="float" office:value="1.0162099557793776" table:style-name="ce6">
            <text:p>1.016</text:p>
          </table:table-cell>
          <table:table-cell office:value-type="float" office:value="3252.9034100580402" table:style-name="ce5">
            <text:p><text:s/>3,25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52.9034100580402" table:style-name="ce5">
            <text:p><text:s/>3,253<text:s/></text:p>
          </table:table-cell>
          <table:table-cell office:value-type="float" office:value="1.0537043242098305" table:style-name="ce6">
            <text:p>1.054</text:p>
          </table:table-cell>
          <table:table-cell office:value-type="float" office:value="3427.59838941506" table:style-name="ce5">
            <text:p><text:s/>3,428<text:s/></text:p>
          </table:table-cell>
          <table:table-cell office:value-type="float" office:value="1.2679493690340613" table:style-name="ce6">
            <text:p>1.268</text:p>
          </table:table-cell>
          <table:table-cell office:value-type="float" office:value="4346.0212151609894" table:style-name="ce5">
            <text:p><text:s/>4,3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46.0212151609894" table:style-name="ce5">
            <text:p><text:s/>4,346<text:s/></text:p>
          </table:table-cell>
          <table:table-cell office:value-type="float" office:value="1.066916355143986" table:style-name="ce6">
            <text:p>1.067</text:p>
          </table:table-cell>
          <table:table-cell office:value-type="float" office:value="4636.8411142580007" table:style-name="ce5">
            <text:p><text:s/>4,637<text:s/></text:p>
          </table:table-cell>
          <table:table-cell office:value-type="float" office:value="0.86266274000960363" table:style-name="ce6">
            <text:p>0.863</text:p>
          </table:table-cell>
          <table:table-cell office:value-type="float" office:value="4000.0300606149904" table:style-name="ce5">
            <text:p><text:s/>4,0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00.0300606149904" table:style-name="ce5">
            <text:p><text:s/>4,000<text:s/></text:p>
          </table:table-cell>
          <table:table-cell office:value-type="float" office:value="1.0710321794693802" table:style-name="ce6">
            <text:p>1.071</text:p>
          </table:table-cell>
          <table:table-cell office:value-type="float" office:value="4284.1609137635105" table:style-name="ce5">
            <text:p><text:s/>4,284<text:s/></text:p>
          </table:table-cell>
          <table:table-cell office:value-type="float" office:value="1.1523004287801379" table:style-name="ce6">
            <text:p>1.152</text:p>
          </table:table-cell>
          <table:table-cell office:value-type="float" office:value="4936.6404578928004" table:style-name="ce5">
            <text:p><text:s/>4,9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36.6404578928004" table:style-name="ce5">
            <text:p><text:s/>4,937<text:s/></text:p>
          </table:table-cell>
          <table:table-cell office:value-type="float" office:value="1.0624423010352102" table:style-name="ce6">
            <text:p>1.062</text:p>
          </table:table-cell>
          <table:table-cell office:value-type="float" office:value="5244.8956474671404" table:style-name="ce5">
            <text:p><text:s/>5,245<text:s/></text:p>
          </table:table-cell>
          <table:table-cell office:value-type="float" office:value="0.95406250424043748" table:style-name="ce6">
            <text:p>0.954</text:p>
          </table:table-cell>
          <table:table-cell office:value-type="float" office:value="5003.9582759022705" table:style-name="ce5">
            <text:p><text:s/>5,0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03.9582759022705" table:style-name="ce5">
            <text:p><text:s/>5,004<text:s/></text:p>
          </table:table-cell>
          <table:table-cell office:value-type="float" office:value="1.0508982728706877" table:style-name="ce6">
            <text:p>1.051</text:p>
          </table:table-cell>
          <table:table-cell office:value-type="float" office:value="5258.65110966268" table:style-name="ce5">
            <text:p><text:s/>5,259<text:s/></text:p>
          </table:table-cell>
          <table:table-cell office:value-type="float" office:value="1.2407634739790705" table:style-name="ce6">
            <text:p>1.241</text:p>
          </table:table-cell>
          <table:table-cell office:value-type="float" office:value="6524.7422192689601" table:style-name="ce5">
            <text:p><text:s/>6,5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24.7422192689601" table:style-name="ce5">
            <text:p><text:s/>6,525<text:s/></text:p>
          </table:table-cell>
          <table:table-cell office:value-type="float" office:value="1.1210431710876736" table:style-name="ce6">
            <text:p>1.121</text:p>
          </table:table-cell>
          <table:table-cell office:value-type="float" office:value="7314.5177080188996" table:style-name="ce5">
            <text:p><text:s/>7,315<text:s/></text:p>
          </table:table-cell>
          <table:table-cell office:value-type="float" office:value="1.0041534417020721" table:style-name="ce6">
            <text:p>1.004</text:p>
          </table:table-cell>
          <table:table-cell office:value-type="float" office:value="7344.8981308979301" table:style-name="ce5">
            <text:p><text:s/>7,3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44.8981308979301" table:style-name="ce5">
            <text:p><text:s/>7,345<text:s/></text:p>
          </table:table-cell>
          <table:table-cell office:value-type="float" office:value="1.06413736040523" table:style-name="ce6">
            <text:p>1.064</text:p>
          </table:table-cell>
          <table:table-cell office:value-type="float" office:value="7815.9805094590301" table:style-name="ce5">
            <text:p><text:s/>7,816<text:s/></text:p>
          </table:table-cell>
          <table:table-cell office:value-type="float" office:value="1.0914776628113083" table:style-name="ce6">
            <text:p>1.091</text:p>
          </table:table-cell>
          <table:table-cell office:value-type="float" office:value="8530.9681390430796" table:style-name="ce5">
            <text:p><text:s/>8,5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530.9681390430796" table:style-name="ce5">
            <text:p><text:s/>8,531<text:s/></text:p>
          </table:table-cell>
          <table:table-cell office:value-type="float" office:value="1.0974993195777119" table:style-name="ce6">
            <text:p>1.097</text:p>
          </table:table-cell>
          <table:table-cell office:value-type="float" office:value="9362.731727938919" table:style-name="ce5">
            <text:p><text:s/>9,363<text:s/></text:p>
          </table:table-cell>
          <table:table-cell office:value-type="float" office:value="1.0204454111287156" table:style-name="ce6">
            <text:p>1.020</text:p>
          </table:table-cell>
          <table:table-cell office:value-type="float" office:value="9554.1566274044999" table:style-name="ce5">
            <text:p><text:s/>9,5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554.1566274044999" table:style-name="ce5">
            <text:p><text:s/>9,554<text:s/></text:p>
          </table:table-cell>
          <table:table-cell office:value-type="float" office:value="1.0494385010581764" table:style-name="ce6">
            <text:p>1.049</text:p>
          </table:table-cell>
          <table:table-cell office:value-type="float" office:value="10026.499809938419" table:style-name="ce5">
            <text:p><text:s/>10,026<text:s/></text:p>
          </table:table-cell>
          <table:table-cell office:value-type="float" office:value="1.2775493773129249" table:style-name="ce6">
            <text:p>1.278</text:p>
          </table:table-cell>
          <table:table-cell office:value-type="float" office:value="12809.34858881499" table:style-name="ce5">
            <text:p><text:s/>12,8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809.34858881499" table:style-name="ce5">
            <text:p><text:s/>12,809<text:s/></text:p>
          </table:table-cell>
          <table:table-cell office:value-type="float" office:value="0.95924932856067668" table:style-name="ce6">
            <text:p>0.959</text:p>
          </table:table-cell>
          <table:table-cell office:value-type="float" office:value="12287.35903312043" table:style-name="ce5">
            <text:p><text:s/>12,287<text:s/></text:p>
          </table:table-cell>
          <table:table-cell office:value-type="float" office:value="0.97653882348299037" table:style-name="ce6">
            <text:p>0.977</text:p>
          </table:table-cell>
          <table:table-cell office:value-type="float" office:value="11999.08313391652" table:style-name="ce5">
            <text:p><text:s/>11,9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99.08313391652" table:style-name="ce5">
            <text:p><text:s/>11,999<text:s/></text:p>
          </table:table-cell>
          <table:table-cell office:value-type="float" office:value="1.0292536375892112" table:style-name="ce6">
            <text:p>1.029</text:p>
          </table:table-cell>
          <table:table-cell office:value-type="float" office:value="12350.099963318929" table:style-name="ce5">
            <text:p><text:s/>12,350<text:s/></text:p>
          </table:table-cell>
          <table:table-cell office:value-type="float" office:value="1.1585120724916838" table:style-name="ce6">
            <text:p>1.159</text:p>
          </table:table-cell>
          <table:table-cell office:value-type="float" office:value="14307.73990398408" table:style-name="ce5">
            <text:p><text:s/>14,3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307.73990398408" table:style-name="ce5">
            <text:p><text:s/>14,308<text:s/></text:p>
          </table:table-cell>
          <table:table-cell office:value-type="float" office:value="1.01661972138233" table:style-name="ce6">
            <text:p>1.017</text:p>
          </table:table-cell>
          <table:table-cell office:value-type="float" office:value="14545.530554799141" table:style-name="ce5">
            <text:p><text:s/>14,546<text:s/></text:p>
          </table:table-cell>
          <table:table-cell office:value-type="float" office:value="0.98576446448050314" table:style-name="ce6">
            <text:p>0.986</text:p>
          </table:table-cell>
          <table:table-cell office:value-type="float" office:value="14338.467137936372" table:style-name="ce5">
            <text:p><text:s/>14,3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38.467137936372" table:style-name="ce5">
            <text:p><text:s/>14,338<text:s/></text:p>
          </table:table-cell>
          <table:table-cell office:value-type="float" office:value="1.0294818557618977" table:style-name="ce6">
            <text:p>1.029</text:p>
          </table:table-cell>
          <table:table-cell office:value-type="float" office:value="14761.191757943719" table:style-name="ce5">
            <text:p><text:s/>14,761<text:s/></text:p>
          </table:table-cell>
          <table:table-cell office:value-type="float" office:value="1.1029024718498552" table:style-name="ce6">
            <text:p>1.103</text:p>
          </table:table-cell>
          <table:table-cell office:value-type="float" office:value="16280.154877285839" table:style-name="ce5">
            <text:p><text:s/>16,2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03.3411015354905" table:style-name="ce5">
            <text:p><text:s/>5,6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03.3411015354905" table:style-name="ce5">
            <text:p><text:s/>5,603<text:s/></text:p>
          </table:table-cell>
          <table:table-cell office:value-type="float" office:value="1.0245328426530558" table:style-name="ce6">
            <text:p>1.025</text:p>
          </table:table-cell>
          <table:table-cell office:value-type="float" office:value="5740.806987110861" table:style-name="ce5">
            <text:p><text:s/>5,741<text:s/></text:p>
          </table:table-cell>
          <table:table-cell office:value-type="float" office:value="1.1685132686617126" table:style-name="ce6">
            <text:p>1.169</text:p>
          </table:table-cell>
          <table:table-cell office:value-type="float" office:value="6708.2091372649102" table:style-name="ce5">
            <text:p><text:s/>6,7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708.2091372649102" table:style-name="ce5">
            <text:p><text:s/>6,708<text:s/></text:p>
          </table:table-cell>
          <table:table-cell office:value-type="float" office:value="1.021711931365562" table:style-name="ce6">
            <text:p>1.022</text:p>
          </table:table-cell>
          <table:table-cell office:value-type="float" office:value="6853.8573136390405" table:style-name="ce5">
            <text:p><text:s/>6,854<text:s/></text:p>
          </table:table-cell>
          <table:table-cell office:value-type="float" office:value="1.0494197120762103" table:style-name="ce6">
            <text:p>1.049</text:p>
          </table:table-cell>
          <table:table-cell office:value-type="float" office:value="7192.5729686905106" table:style-name="ce5">
            <text:p><text:s/>7,1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92.5729686905106" table:style-name="ce5">
            <text:p><text:s/>7,193<text:s/></text:p>
          </table:table-cell>
          <table:table-cell office:value-type="float" office:value="1.1152334459127533" table:style-name="ce6">
            <text:p>1.115</text:p>
          </table:table-cell>
          <table:table-cell office:value-type="float" office:value="8021.3979368516393" table:style-name="ce5">
            <text:p><text:s/>8,021<text:s/></text:p>
          </table:table-cell>
          <table:table-cell office:value-type="float" office:value="0.9432622696540709" table:style-name="ce6">
            <text:p>0.943</text:p>
          </table:table-cell>
          <table:table-cell office:value-type="float" office:value="7566.28202371316" table:style-name="ce5">
            <text:p><text:s/>7,5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566.28202371316" table:style-name="ce5">
            <text:p><text:s/>7,566<text:s/></text:p>
          </table:table-cell>
          <table:table-cell office:value-type="float" office:value="1.0419125190535063" table:style-name="ce6">
            <text:p>1.042</text:p>
          </table:table-cell>
          <table:table-cell office:value-type="float" office:value="7883.4039631962396" table:style-name="ce5">
            <text:p><text:s/>7,883<text:s/></text:p>
          </table:table-cell>
          <table:table-cell office:value-type="float" office:value="1.2034404557840679" table:style-name="ce6">
            <text:p>1.203</text:p>
          </table:table-cell>
          <table:table-cell office:value-type="float" office:value="9487.2072585988099" table:style-name="ce5">
            <text:p><text:s/>9,4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487.2072585988099" table:style-name="ce5">
            <text:p><text:s/>9,487<text:s/></text:p>
          </table:table-cell>
          <table:table-cell office:value-type="float" office:value="1.0650575209039594" table:style-name="ce6">
            <text:p>1.065</text:p>
          </table:table-cell>
          <table:table-cell office:value-type="float" office:value="10104.421443145298" table:style-name="ce5">
            <text:p><text:s/>10,104<text:s/></text:p>
          </table:table-cell>
          <table:table-cell office:value-type="float" office:value="1.0411144597323025" table:style-name="ce6">
            <text:p>1.041</text:p>
          </table:table-cell>
          <table:table-cell office:value-type="float" office:value="10519.85927168771" table:style-name="ce5">
            <text:p><text:s/>10,5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19.85927168771" table:style-name="ce5">
            <text:p><text:s/>10,520<text:s/></text:p>
          </table:table-cell>
          <table:table-cell office:value-type="float" office:value="1.0700778620294613" table:style-name="ce6">
            <text:p>1.070</text:p>
          </table:table-cell>
          <table:table-cell office:value-type="float" office:value="11257.068518298389" table:style-name="ce5">
            <text:p><text:s/>11,257<text:s/></text:p>
          </table:table-cell>
          <table:table-cell office:value-type="float" office:value="1.1062960366092347" table:style-name="ce6">
            <text:p>1.106</text:p>
          </table:table-cell>
          <table:table-cell office:value-type="float" office:value="12453.650285632099" table:style-name="ce5">
            <text:p><text:s/>12,4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453.650285632099" table:style-name="ce5">
            <text:p><text:s/>12,454<text:s/></text:p>
          </table:table-cell>
          <table:table-cell office:value-type="float" office:value="1.0668884661066167" table:style-name="ce6">
            <text:p>1.067</text:p>
          </table:table-cell>
          <table:table-cell office:value-type="float" office:value="13286.65585066626" table:style-name="ce5">
            <text:p><text:s/>13,287<text:s/></text:p>
          </table:table-cell>
          <table:table-cell office:value-type="float" office:value="1.0317762255028227" table:style-name="ce6">
            <text:p>1.032</text:p>
          </table:table-cell>
          <table:table-cell office:value-type="float" office:value="13708.85562315543" table:style-name="ce5">
            <text:p><text:s/>13,7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708.85562315543" table:style-name="ce5">
            <text:p><text:s/>13,709<text:s/></text:p>
          </table:table-cell>
          <table:table-cell office:value-type="float" office:value="1.0508824067214837" table:style-name="ce6">
            <text:p>1.051</text:p>
          </table:table-cell>
          <table:table-cell office:value-type="float" office:value="14406.395190658923" table:style-name="ce5">
            <text:p><text:s/>14,406<text:s/></text:p>
          </table:table-cell>
          <table:table-cell office:value-type="float" office:value="1.1818185991886863" table:style-name="ce6">
            <text:p>1.182</text:p>
          </table:table-cell>
          <table:table-cell office:value-type="float" office:value="17025.745783583152" table:style-name="ce5">
            <text:p><text:s/>17,0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025.745783583152" table:style-name="ce5">
            <text:p><text:s/>17,026<text:s/></text:p>
          </table:table-cell>
          <table:table-cell office:value-type="float" office:value="1.1201324204388829" table:style-name="ce6">
            <text:p>1.120</text:p>
          </table:table-cell>
          <table:table-cell office:value-type="float" office:value="19071.089834342103" table:style-name="ce5">
            <text:p><text:s/>19,071<text:s/></text:p>
          </table:table-cell>
          <table:table-cell office:value-type="float" office:value="0.98316029455002074" table:style-name="ce6">
            <text:p>0.983</text:p>
          </table:table-cell>
          <table:table-cell office:value-type="float" office:value="18749.938298921687" table:style-name="ce5">
            <text:p><text:s/>18,7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749.938298921687" table:style-name="ce5">
            <text:p><text:s/>18,750<text:s/></text:p>
          </table:table-cell>
          <table:table-cell office:value-type="float" office:value="1.0382556590800294" table:style-name="ce6">
            <text:p>1.038</text:p>
          </table:table-cell>
          <table:table-cell office:value-type="float" office:value="19467.229546256822" table:style-name="ce5">
            <text:p><text:s/>19,467<text:s/></text:p>
          </table:table-cell>
          <table:table-cell office:value-type="float" office:value="1.1371082441942517" table:style-name="ce6">
            <text:p>1.137</text:p>
          </table:table-cell>
          <table:table-cell office:value-type="float" office:value="22136.347208670551" table:style-name="ce5">
            <text:p><text:s/>22,1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136.347208670551" table:style-name="ce5">
            <text:p><text:s/>22,136<text:s/></text:p>
          </table:table-cell>
          <table:table-cell office:value-type="float" office:value="1.0956665843535702" table:style-name="ce6">
            <text:p>1.096</text:p>
          </table:table-cell>
          <table:table-cell office:value-type="float" office:value="24254.05593618875" table:style-name="ce5">
            <text:p><text:s/>24,254<text:s/></text:p>
          </table:table-cell>
          <table:table-cell office:value-type="float" office:value="1.0104922089425308" table:style-name="ce6">
            <text:p>1.010</text:p>
          </table:table-cell>
          <table:table-cell office:value-type="float" office:value="24508.534558775071" table:style-name="ce5">
            <text:p><text:s/>24,5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508.534558775071" table:style-name="ce5">
            <text:p><text:s/>24,509<text:s/></text:p>
          </table:table-cell>
          <table:table-cell office:value-type="float" office:value="1.0435772861629857" table:style-name="ce6">
            <text:p>1.044</text:p>
          </table:table-cell>
          <table:table-cell office:value-type="float" office:value="25576.549982678232" table:style-name="ce5">
            <text:p><text:s/>25,577<text:s/></text:p>
          </table:table-cell>
          <table:table-cell office:value-type="float" office:value="1.1500349595653803" table:style-name="ce6">
            <text:p>1.150</text:p>
          </table:table-cell>
          <table:table-cell office:value-type="float" office:value="29413.926625151293" table:style-name="ce5">
            <text:p><text:s/>29,4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413.926625151293" table:style-name="ce5">
            <text:p><text:s/>29,414<text:s/></text:p>
          </table:table-cell>
          <table:table-cell office:value-type="float" office:value="0.95773175047632775" table:style-name="ce6">
            <text:p>0.958</text:p>
          </table:table-cell>
          <table:table-cell office:value-type="float" office:value="28170.65143508841" table:style-name="ce5">
            <text:p><text:s/>28,171<text:s/></text:p>
          </table:table-cell>
          <table:table-cell office:value-type="float" office:value="1.02371999446713" table:style-name="ce6">
            <text:p>1.024</text:p>
          </table:table-cell>
          <table:table-cell office:value-type="float" office:value="28838.859131264151" table:style-name="ce5">
            <text:p><text:s/>28,8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38.859131264151" table:style-name="ce5">
            <text:p><text:s/>28,839<text:s/></text:p>
          </table:table-cell>
          <table:table-cell office:value-type="float" office:value="1.0178897163088152" table:style-name="ce6">
            <text:p>1.018</text:p>
          </table:table-cell>
          <table:table-cell office:value-type="float" office:value="29354.77813979235" table:style-name="ce5">
            <text:p><text:s/>29,355<text:s/></text:p>
          </table:table-cell>
          <table:table-cell office:value-type="float" office:value="1.0655338393732494" table:style-name="ce6">
            <text:p>1.066</text:p>
          </table:table-cell>
          <table:table-cell office:value-type="float" office:value="31278.509455242875" table:style-name="ce5">
            <text:p><text:s/>31,2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278.509455242875" table:style-name="ce5">
            <text:p><text:s/>31,279<text:s/></text:p>
          </table:table-cell>
          <table:table-cell office:value-type="float" office:value="1.0263534510290753" table:style-name="ce6">
            <text:p>1.026</text:p>
          </table:table-cell>
          <table:table-cell office:value-type="float" office:value="32102.806122434082" table:style-name="ce5">
            <text:p><text:s/>32,103<text:s/></text:p>
          </table:table-cell>
          <table:table-cell office:value-type="float" office:value="0.99743222820940347" table:style-name="ce6">
            <text:p>0.997</text:p>
          </table:table-cell>
          <table:table-cell office:value-type="float" office:value="32020.373442473909" table:style-name="ce5">
            <text:p><text:s/>32,0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020.373442473909" table:style-name="ce5">
            <text:p><text:s/>32,020<text:s/></text:p>
          </table:table-cell>
          <table:table-cell office:value-type="float" office:value="1.0366393422995672" table:style-name="ce6">
            <text:p>1.037</text:p>
          </table:table-cell>
          <table:table-cell office:value-type="float" office:value="33193.578865592681" table:style-name="ce5">
            <text:p><text:s/>33,194<text:s/></text:p>
          </table:table-cell>
          <table:table-cell office:value-type="float" office:value="1.0417789938105717" table:style-name="ce6">
            <text:p>1.042</text:p>
          </table:table-cell>
          <table:table-cell office:value-type="float" office:value="34580.373191569" table:style-name="ce5">
            <text:p><text:s/>34,58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512.687649529602" table:style-name="ce5">
            <text:p><text:s/>53,5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512.687649529602" table:style-name="ce5">
            <text:p><text:s/>53,513<text:s/></text:p>
          </table:table-cell>
          <table:table-cell office:value-type="float" office:value="1.0187158550488635" table:style-name="ce6">
            <text:p>1.019</text:p>
          </table:table-cell>
          <table:table-cell office:value-type="float" office:value="54514.223354853304" table:style-name="ce5">
            <text:p><text:s/>54,514<text:s/></text:p>
          </table:table-cell>
          <table:table-cell office:value-type="float" office:value="1.0309665214310553" table:style-name="ce6">
            <text:p>1.031</text:p>
          </table:table-cell>
          <table:table-cell office:value-type="float" office:value="56202.339220668699" table:style-name="ce5">
            <text:p><text:s/>56,2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6202.339220668699" table:style-name="ce5">
            <text:p><text:s/>56,202<text:s/></text:p>
          </table:table-cell>
          <table:table-cell office:value-type="float" office:value="1.0468411844732586" table:style-name="ce6">
            <text:p>1.047</text:p>
          </table:table-cell>
          <table:table-cell office:value-type="float" office:value="58834.923359932698" table:style-name="ce5">
            <text:p><text:s/>58,835<text:s/></text:p>
          </table:table-cell>
          <table:table-cell office:value-type="float" office:value="1.1170592948888696" table:style-name="ce6">
            <text:p>1.117</text:p>
          </table:table-cell>
          <table:table-cell office:value-type="float" office:value="65722.098003287101" table:style-name="ce5">
            <text:p><text:s/>65,7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722.098003287101" table:style-name="ce5">
            <text:p><text:s/>65,722<text:s/></text:p>
          </table:table-cell>
          <table:table-cell office:value-type="float" office:value="1.0306677996446674" table:style-name="ce6">
            <text:p>1.031</text:p>
          </table:table-cell>
          <table:table-cell office:value-type="float" office:value="67737.650137079108" table:style-name="ce5">
            <text:p><text:s/>67,738<text:s/></text:p>
          </table:table-cell>
          <table:table-cell office:value-type="float" office:value="1.0729009529757365" table:style-name="ce6">
            <text:p>1.073</text:p>
          </table:table-cell>
          <table:table-cell office:value-type="float" office:value="72675.789384409189" table:style-name="ce5">
            <text:p><text:s/>72,6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675.789384409189" table:style-name="ce5">
            <text:p><text:s/>72,676<text:s/></text:p>
          </table:table-cell>
          <table:table-cell office:value-type="float" office:value="1.0319190129328109" table:style-name="ce6">
            <text:p>1.032</text:p>
          </table:table-cell>
          <table:table-cell office:value-type="float" office:value="74995.528845672394" table:style-name="ce5">
            <text:p><text:s/>74,996<text:s/></text:p>
          </table:table-cell>
          <table:table-cell office:value-type="float" office:value="1.0881020673073563" table:style-name="ce6">
            <text:p>1.088</text:p>
          </table:table-cell>
          <table:table-cell office:value-type="float" office:value="81602.789975784603" table:style-name="ce5">
            <text:p><text:s/>81,6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602.789975784603" table:style-name="ce5">
            <text:p><text:s/>81,603<text:s/></text:p>
          </table:table-cell>
          <table:table-cell office:value-type="float" office:value="1.0495076397927587" table:style-name="ce6">
            <text:p>1.050</text:p>
          </table:table-cell>
          <table:table-cell office:value-type="float" office:value="85642.751507989902" table:style-name="ce5">
            <text:p><text:s/>85,643<text:s/></text:p>
          </table:table-cell>
          <table:table-cell office:value-type="float" office:value="1.0651143519196138" table:style-name="ce6">
            <text:p>1.065</text:p>
          </table:table-cell>
          <table:table-cell office:value-type="float" office:value="91219.323769045193" table:style-name="ce5">
            <text:p><text:s/>91,2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1219.323769045193" table:style-name="ce5">
            <text:p><text:s/>91,219<text:s/></text:p>
          </table:table-cell>
          <table:table-cell office:value-type="float" office:value="1.0334678529952597" table:style-name="ce6">
            <text:p>1.033</text:p>
          </table:table-cell>
          <table:table-cell office:value-type="float" office:value="94272.238687274599" table:style-name="ce5">
            <text:p><text:s/>94,272<text:s/></text:p>
          </table:table-cell>
          <table:table-cell office:value-type="float" office:value="1.1091460472547729" table:style-name="ce6">
            <text:p>1.109</text:p>
          </table:table-cell>
          <table:table-cell office:value-type="float" office:value="104561.68090584911" table:style-name="ce5">
            <text:p><text:s/>104,5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561.68090584911" table:style-name="ce5">
            <text:p><text:s/>104,562<text:s/></text:p>
          </table:table-cell>
          <table:table-cell office:value-type="float" office:value="1.028496829249854" table:style-name="ce6">
            <text:p>1.028</text:p>
          </table:table-cell>
          <table:table-cell office:value-type="float" office:value="107541.3572727008" table:style-name="ce5">
            <text:p><text:s/>107,541<text:s/></text:p>
          </table:table-cell>
          <table:table-cell office:value-type="float" office:value="1.1104496103609842" table:style-name="ce6">
            <text:p>1.110</text:p>
          </table:table-cell>
          <table:table-cell office:value-type="float" office:value="119419.25828116201" table:style-name="ce5">
            <text:p><text:s/>119,4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419.25828116201" table:style-name="ce5">
            <text:p><text:s/>119,419<text:s/></text:p>
          </table:table-cell>
          <table:table-cell office:value-type="float" office:value="1.0418289924603925" table:style-name="ce6">
            <text:p>1.042</text:p>
          </table:table-cell>
          <table:table-cell office:value-type="float" office:value="124414.44553543041" table:style-name="ce5">
            <text:p><text:s/>124,414<text:s/></text:p>
          </table:table-cell>
          <table:table-cell office:value-type="float" office:value="1.0917399912378918" table:style-name="ce6">
            <text:p>1.092</text:p>
          </table:table-cell>
          <table:table-cell office:value-type="float" office:value="135828.22567871795" table:style-name="ce5">
            <text:p><text:s/>135,8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828.22567871795" table:style-name="ce5">
            <text:p><text:s/>135,828<text:s/></text:p>
          </table:table-cell>
          <table:table-cell office:value-type="float" office:value="1.0298497691155448" table:style-name="ce6">
            <text:p>1.030</text:p>
          </table:table-cell>
          <table:table-cell office:value-type="float" office:value="139882.66685460182" table:style-name="ce5">
            <text:p><text:s/>139,883<text:s/></text:p>
          </table:table-cell>
          <table:table-cell office:value-type="float" office:value="1.0534981295179884" table:style-name="ce6">
            <text:p>1.053</text:p>
          </table:table-cell>
          <table:table-cell office:value-type="float" office:value="147366.12788331092" table:style-name="ce5">
            <text:p><text:s/>147,36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7366.12788331092" table:style-name="ce5">
            <text:p><text:s/>147,366<text:s/></text:p>
          </table:table-cell>
          <table:table-cell office:value-type="float" office:value="1.0398546682931991" table:style-name="ce6">
            <text:p>1.040</text:p>
          </table:table-cell>
          <table:table-cell office:value-type="float" office:value="153239.35602775341" table:style-name="ce5">
            <text:p><text:s/>153,239<text:s/></text:p>
          </table:table-cell>
          <table:table-cell office:value-type="float" office:value="1.0142370807610221" table:style-name="ce6">
            <text:p>1.014</text:p>
          </table:table-cell>
          <table:table-cell office:value-type="float" office:value="155421.03711528756" table:style-name="ce5">
            <text:p><text:s/>155,4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421.03711528756" table:style-name="ce5">
            <text:p><text:s/>155,421<text:s/></text:p>
          </table:table-cell>
          <table:table-cell office:value-type="float" office:value="1.0227951441612322" table:style-name="ce6">
            <text:p>1.023</text:p>
          </table:table-cell>
          <table:table-cell office:value-type="float" office:value="158963.88206201876" table:style-name="ce5">
            <text:p><text:s/>158,964<text:s/></text:p>
          </table:table-cell>
          <table:table-cell office:value-type="float" office:value="1.1048875690486297" table:style-name="ce6">
            <text:p>1.105</text:p>
          </table:table-cell>
          <table:table-cell office:value-type="float" office:value="175637.217218037" table:style-name="ce5">
            <text:p><text:s/>175,6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637.217218037" table:style-name="ce5">
            <text:p><text:s/>175,637<text:s/></text:p>
          </table:table-cell>
          <table:table-cell office:value-type="float" office:value="1.0224764121247969" table:style-name="ce6">
            <text:p>1.022</text:p>
          </table:table-cell>
          <table:table-cell office:value-type="float" office:value="179584.91169668207" table:style-name="ce5">
            <text:p><text:s/>179,585<text:s/></text:p>
          </table:table-cell>
          <table:table-cell office:value-type="float" office:value="1.0843588162766951" table:style-name="ce6">
            <text:p>1.084</text:p>
          </table:table-cell>
          <table:table-cell office:value-type="float" office:value="194734.48226856897" table:style-name="ce5">
            <text:p><text:s/>194,7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4734.48226856897" table:style-name="ce5">
            <text:p><text:s/>194,734<text:s/></text:p>
          </table:table-cell>
          <table:table-cell office:value-type="float" office:value="0.99015413863323543" table:style-name="ce6">
            <text:p>0.990</text:p>
          </table:table-cell>
          <table:table-cell office:value-type="float" office:value="192817.15355282396" table:style-name="ce5">
            <text:p><text:s/>192,817<text:s/></text:p>
          </table:table-cell>
          <table:table-cell office:value-type="float" office:value="1.1519017824094677" table:style-name="ce6">
            <text:p>1.152</text:p>
          </table:table-cell>
          <table:table-cell office:value-type="float" office:value="222106.42285661795" table:style-name="ce5">
            <text:p><text:s/>222,1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2106.42285661795" table:style-name="ce5">
            <text:p><text:s/>222,106<text:s/></text:p>
          </table:table-cell>
          <table:table-cell office:value-type="float" office:value="1.0041811044786888" table:style-name="ce6">
            <text:p>1.004</text:p>
          </table:table-cell>
          <table:table-cell office:value-type="float" office:value="223035.0730159693" table:style-name="ce5">
            <text:p><text:s/>223,035<text:s/></text:p>
          </table:table-cell>
          <table:table-cell office:value-type="float" office:value="1.0975738897410434" table:style-name="ce6">
            <text:p>1.098</text:p>
          </table:table-cell>
          <table:table-cell office:value-type="float" office:value="244797.47263881506" table:style-name="ce5">
            <text:p><text:s/>244,7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4797.47263881506" table:style-name="ce5">
            <text:p><text:s/>244,797<text:s/></text:p>
          </table:table-cell>
          <table:table-cell office:value-type="float" office:value="0.99637436557976999" table:style-name="ce6">
            <text:p>0.996</text:p>
          </table:table-cell>
          <table:table-cell office:value-type="float" office:value="243909.92649603044" table:style-name="ce5">
            <text:p><text:s/>243,910<text:s/></text:p>
          </table:table-cell>
          <table:table-cell office:value-type="float" office:value="1.033659390171249" table:style-name="ce6">
            <text:p>1.034</text:p>
          </table:table-cell>
          <table:table-cell office:value-type="float" office:value="252119.78587860099" table:style-name="ce5">
            <text:p><text:s/>252,1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119.78587860099" table:style-name="ce5">
            <text:p><text:s/>252,120<text:s/></text:p>
          </table:table-cell>
          <table:table-cell office:value-type="float" office:value="1.0147747972050629" table:style-name="ce6">
            <text:p>1.015</text:p>
          </table:table-cell>
          <table:table-cell office:value-type="float" office:value="255844.8045863412" table:style-name="ce5">
            <text:p><text:s/>255,845<text:s/></text:p>
          </table:table-cell>
          <table:table-cell office:value-type="float" office:value="1.0271957206398961" table:style-name="ce6">
            <text:p>1.027</text:p>
          </table:table-cell>
          <table:table-cell office:value-type="float" office:value="262802.68841904012" table:style-name="ce5">
            <text:p><text:s/>262,8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98.036058039928" table:style-name="ce5">
            <text:p><text:s/>21,59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598.036058039928" table:style-name="ce5">
            <text:p><text:s/>21,598<text:s/></text:p>
          </table:table-cell>
          <table:table-cell office:value-type="float" office:value="0.98353338466048001" table:style-name="ce6">
            <text:p>0.984</text:p>
          </table:table-cell>
          <table:table-cell office:value-type="float" office:value="21242.389506183103" table:style-name="ce5">
            <text:p><text:s/>21,242<text:s/></text:p>
          </table:table-cell>
          <table:table-cell office:value-type="float" office:value="0.9557280216666697" table:style-name="ce6">
            <text:p>0.956</text:p>
          </table:table-cell>
          <table:table-cell office:value-type="float" office:value="20301.9468982172" table:style-name="ce5">
            <text:p><text:s/>20,3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301.9468982172" table:style-name="ce5">
            <text:p><text:s/>20,302<text:s/></text:p>
          </table:table-cell>
          <table:table-cell office:value-type="float" office:value="1.0433607574748756" table:style-name="ce6">
            <text:p>1.043</text:p>
          </table:table-cell>
          <table:table-cell office:value-type="float" office:value="21182.254693938597" table:style-name="ce5">
            <text:p><text:s/>21,182<text:s/></text:p>
          </table:table-cell>
          <table:table-cell office:value-type="float" office:value="1.1370232174582036" table:style-name="ce6">
            <text:p>1.137</text:p>
          </table:table-cell>
          <table:table-cell office:value-type="float" office:value="24084.715385121199" table:style-name="ce5">
            <text:p><text:s/>24,0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084.715385121199" table:style-name="ce5">
            <text:p><text:s/>24,085<text:s/></text:p>
          </table:table-cell>
          <table:table-cell office:value-type="float" office:value="1.0625390573234761" table:style-name="ce6">
            <text:p>1.063</text:p>
          </table:table-cell>
          <table:table-cell office:value-type="float" office:value="25590.9507812109" table:style-name="ce5">
            <text:p><text:s/>25,591<text:s/></text:p>
          </table:table-cell>
          <table:table-cell office:value-type="float" office:value="1.0268501908269541" table:style-name="ce6">
            <text:p>1.027</text:p>
          </table:table-cell>
          <table:table-cell office:value-type="float" office:value="26278.072693129601" table:style-name="ce5">
            <text:p><text:s/>26,2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6278.072693129601" table:style-name="ce5">
            <text:p><text:s/>26,278<text:s/></text:p>
          </table:table-cell>
          <table:table-cell office:value-type="float" office:value="1.0125509563474886" table:style-name="ce6">
            <text:p>1.013</text:p>
          </table:table-cell>
          <table:table-cell office:value-type="float" office:value="26607.887636397201" table:style-name="ce5">
            <text:p><text:s/>26,608<text:s/></text:p>
          </table:table-cell>
          <table:table-cell office:value-type="float" office:value="1.0578261325750409" table:style-name="ce6">
            <text:p>1.058</text:p>
          </table:table-cell>
          <table:table-cell office:value-type="float" office:value="28146.518874401299" table:style-name="ce5">
            <text:p><text:s/>28,1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146.518874401299" table:style-name="ce5">
            <text:p><text:s/>28,147<text:s/></text:p>
          </table:table-cell>
          <table:table-cell office:value-type="float" office:value="1.1072592288275585" table:style-name="ce6">
            <text:p>1.107</text:p>
          </table:table-cell>
          <table:table-cell office:value-type="float" office:value="31165.4927830499" table:style-name="ce5">
            <text:p><text:s/>31,165<text:s/></text:p>
          </table:table-cell>
          <table:table-cell office:value-type="float" office:value="1.0332810346596641" table:style-name="ce6">
            <text:p>1.033</text:p>
          </table:table-cell>
          <table:table-cell office:value-type="float" office:value="32202.712628548099" table:style-name="ce5">
            <text:p><text:s/>32,2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202.712628548099" table:style-name="ce5">
            <text:p><text:s/>32,203<text:s/></text:p>
          </table:table-cell>
          <table:table-cell office:value-type="float" office:value="1.0714127915214944" table:style-name="ce6">
            <text:p>1.071</text:p>
          </table:table-cell>
          <table:table-cell office:value-type="float" office:value="34502.398231917199" table:style-name="ce5">
            <text:p><text:s/>34,502<text:s/></text:p>
          </table:table-cell>
          <table:table-cell office:value-type="float" office:value="1.0480156114944665" table:style-name="ce6">
            <text:p>1.048</text:p>
          </table:table-cell>
          <table:table-cell office:value-type="float" office:value="36159.051981048302" table:style-name="ce5">
            <text:p><text:s/>36,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159.051981048302" table:style-name="ce5">
            <text:p><text:s/>36,159<text:s/></text:p>
          </table:table-cell>
          <table:table-cell office:value-type="float" office:value="1.0182676256674981" table:style-name="ce6">
            <text:p>1.018</text:p>
          </table:table-cell>
          <table:table-cell office:value-type="float" office:value="36819.592007129701" table:style-name="ce5">
            <text:p><text:s/>36,820<text:s/></text:p>
          </table:table-cell>
          <table:table-cell office:value-type="float" office:value="1.1342821643868299" table:style-name="ce6">
            <text:p>1.134</text:p>
          </table:table-cell>
          <table:table-cell office:value-type="float" office:value="41763.806513687101" table:style-name="ce5">
            <text:p><text:s/>41,7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763.806513687101" table:style-name="ce5">
            <text:p><text:s/>41,764<text:s/></text:p>
          </table:table-cell>
          <table:table-cell office:value-type="float" office:value="1.0895984784598156" table:style-name="ce6">
            <text:p>1.090</text:p>
          </table:table-cell>
          <table:table-cell office:value-type="float" office:value="45505.780032003604" table:style-name="ce5">
            <text:p><text:s/>45,506<text:s/></text:p>
          </table:table-cell>
          <table:table-cell office:value-type="float" office:value="1.1078208989696958" table:style-name="ce6">
            <text:p>1.108</text:p>
          </table:table-cell>
          <table:table-cell office:value-type="float" office:value="50412.254143371458" table:style-name="ce5">
            <text:p><text:s/>50,4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412.254143371458" table:style-name="ce5">
            <text:p><text:s/>50,412<text:s/></text:p>
          </table:table-cell>
          <table:table-cell office:value-type="float" office:value="1.0418667915652333" table:style-name="ce6">
            <text:p>1.042</text:p>
          </table:table-cell>
          <table:table-cell office:value-type="float" office:value="52522.853479925565" table:style-name="ce5">
            <text:p><text:s/>52,523<text:s/></text:p>
          </table:table-cell>
          <table:table-cell office:value-type="float" office:value="0.99366816715407491" table:style-name="ce6">
            <text:p>0.994</text:p>
          </table:table-cell>
          <table:table-cell office:value-type="float" office:value="52190.28755109966" table:style-name="ce5">
            <text:p><text:s/>52,1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190.28755109966" table:style-name="ce5">
            <text:p><text:s/>52,190<text:s/></text:p>
          </table:table-cell>
          <table:table-cell office:value-type="float" office:value="1.0721668877617814" table:style-name="ce6">
            <text:p>1.072</text:p>
          </table:table-cell>
          <table:table-cell office:value-type="float" office:value="55956.69817505496" table:style-name="ce5">
            <text:p><text:s/>55,957<text:s/></text:p>
          </table:table-cell>
          <table:table-cell office:value-type="float" office:value="0.99275669540089051" table:style-name="ce6">
            <text:p>0.993</text:p>
          </table:table-cell>
          <table:table-cell office:value-type="float" office:value="55551.386765812604" table:style-name="ce5">
            <text:p><text:s/>55,5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5551.386765812604" table:style-name="ce5">
            <text:p><text:s/>55,551<text:s/></text:p>
          </table:table-cell>
          <table:table-cell office:value-type="float" office:value="1.010844599580748" table:style-name="ce6">
            <text:p>1.011</text:p>
          </table:table-cell>
          <table:table-cell office:value-type="float" office:value="56153.819311443105" table:style-name="ce5">
            <text:p><text:s/>56,154<text:s/></text:p>
          </table:table-cell>
          <table:table-cell office:value-type="float" office:value="1.1257713257944713" table:style-name="ce6">
            <text:p>1.126</text:p>
          </table:table-cell>
          <table:table-cell office:value-type="float" office:value="63216.359614666493" table:style-name="ce5">
            <text:p><text:s/>63,2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216.359614666493" table:style-name="ce5">
            <text:p><text:s/>63,216<text:s/></text:p>
          </table:table-cell>
          <table:table-cell office:value-type="float" office:value="1.0441148792076214" table:style-name="ce6">
            <text:p>1.044</text:p>
          </table:table-cell>
          <table:table-cell office:value-type="float" office:value="66005.141683013062" table:style-name="ce5">
            <text:p><text:s/>66,005<text:s/></text:p>
          </table:table-cell>
          <table:table-cell office:value-type="float" office:value="1.0724084027119369" table:style-name="ce6">
            <text:p>1.072</text:p>
          </table:table-cell>
          <table:table-cell office:value-type="float" office:value="70784.468563055125" table:style-name="ce5">
            <text:p><text:s/>70,7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784.468563055125" table:style-name="ce5">
            <text:p><text:s/>70,784<text:s/></text:p>
          </table:table-cell>
          <table:table-cell office:value-type="float" office:value="0.94683740815033079" table:style-name="ce6">
            <text:p>0.947</text:p>
          </table:table-cell>
          <table:table-cell office:value-type="float" office:value="67021.382751541692" table:style-name="ce5">
            <text:p><text:s/>67,021<text:s/></text:p>
          </table:table-cell>
          <table:table-cell office:value-type="float" office:value="1.2561486133633781" table:style-name="ce6">
            <text:p>1.256</text:p>
          </table:table-cell>
          <table:table-cell office:value-type="float" office:value="84188.81700904532" table:style-name="ce5">
            <text:p><text:s/>84,1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188.81700904532" table:style-name="ce5">
            <text:p><text:s/>84,189<text:s/></text:p>
          </table:table-cell>
          <table:table-cell office:value-type="float" office:value="0.99886000877712711" table:style-name="ce6">
            <text:p>0.999</text:p>
          </table:table-cell>
          <table:table-cell office:value-type="float" office:value="84092.842496590951" table:style-name="ce5">
            <text:p><text:s/>84,093<text:s/></text:p>
          </table:table-cell>
          <table:table-cell office:value-type="float" office:value="1.1055735987937869" table:style-name="ce6">
            <text:p>1.106</text:p>
          </table:table-cell>
          <table:table-cell office:value-type="float" office:value="92970.826511755178" table:style-name="ce5">
            <text:p><text:s/>92,9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970.826511755178" table:style-name="ce5">
            <text:p><text:s/>92,971<text:s/></text:p>
          </table:table-cell>
          <table:table-cell office:value-type="float" office:value="0.9840055735436033" table:style-name="ce6">
            <text:p>0.984</text:p>
          </table:table-cell>
          <table:table-cell office:value-type="float" office:value="91483.811464522485" table:style-name="ce5">
            <text:p><text:s/>91,484<text:s/></text:p>
          </table:table-cell>
          <table:table-cell office:value-type="float" office:value="0.97069341523885599" table:style-name="ce6">
            <text:p>0.971</text:p>
          </table:table-cell>
          <table:table-cell office:value-type="float" office:value="88802.733389564935" table:style-name="ce5">
            <text:p><text:s/>88,8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802.733389564935" table:style-name="ce5">
            <text:p><text:s/>88,803<text:s/></text:p>
          </table:table-cell>
          <table:table-cell office:value-type="float" office:value="1.0366937319345375" table:style-name="ce6">
            <text:p>1.037</text:p>
          </table:table-cell>
          <table:table-cell office:value-type="float" office:value="92061.237083615852" table:style-name="ce5">
            <text:p><text:s/>92,061<text:s/></text:p>
          </table:table-cell>
          <table:table-cell office:value-type="float" office:value="0.99398619720416015" table:style-name="ce6">
            <text:p>0.994</text:p>
          </table:table-cell>
          <table:table-cell office:value-type="float" office:value="91507.598958653922" table:style-name="ce5">
            <text:p><text:s/>91,5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914.651591489674" table:style-name="ce5">
            <text:p><text:s/>31,9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914.651591489674" table:style-name="ce5">
            <text:p><text:s/>31,915<text:s/></text:p>
          </table:table-cell>
          <table:table-cell office:value-type="float" office:value="1.0425253665480225" table:style-name="ce6">
            <text:p>1.043</text:p>
          </table:table-cell>
          <table:table-cell office:value-type="float" office:value="33271.833848670198" table:style-name="ce5">
            <text:p><text:s/>33,272<text:s/></text:p>
          </table:table-cell>
          <table:table-cell office:value-type="float" office:value="1.0790025126278502" table:style-name="ce6">
            <text:p>1.079</text:p>
          </table:table-cell>
          <table:table-cell office:value-type="float" office:value="35900.392322451502" table:style-name="ce5">
            <text:p><text:s/>35,9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900.392322451502" table:style-name="ce5">
            <text:p><text:s/>35,900<text:s/></text:p>
          </table:table-cell>
          <table:table-cell office:value-type="float" office:value="1.0488093926050708" table:style-name="ce6">
            <text:p>1.049</text:p>
          </table:table-cell>
          <table:table-cell office:value-type="float" office:value="37652.668665994104" table:style-name="ce5">
            <text:p><text:s/>37,653<text:s/></text:p>
          </table:table-cell>
          <table:table-cell office:value-type="float" office:value="1.1058281947428226" table:style-name="ce6">
            <text:p>1.106</text:p>
          </table:table-cell>
          <table:table-cell office:value-type="float" office:value="41637.382618165902" table:style-name="ce5">
            <text:p><text:s/>41,6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637.382618165902" table:style-name="ce5">
            <text:p><text:s/>41,637<text:s/></text:p>
          </table:table-cell>
          <table:table-cell office:value-type="float" office:value="1.0122321987040581" table:style-name="ce6">
            <text:p>1.012</text:p>
          </table:table-cell>
          <table:table-cell office:value-type="float" office:value="42146.699355868201" table:style-name="ce5">
            <text:p><text:s/>42,147<text:s/></text:p>
          </table:table-cell>
          <table:table-cell office:value-type="float" office:value="1.1008624020476117" table:style-name="ce6">
            <text:p>1.101</text:p>
          </table:table-cell>
          <table:table-cell office:value-type="float" office:value="46397.716691279595" table:style-name="ce5">
            <text:p><text:s/>46,3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397.716691279595" table:style-name="ce5">
            <text:p><text:s/>46,398<text:s/></text:p>
          </table:table-cell>
          <table:table-cell office:value-type="float" office:value="1.0428884147734279" table:style-name="ce6">
            <text:p>1.043</text:p>
          </table:table-cell>
          <table:table-cell office:value-type="float" office:value="48387.641209275193" table:style-name="ce5">
            <text:p><text:s/>48,388<text:s/></text:p>
          </table:table-cell>
          <table:table-cell office:value-type="float" office:value="1.1047505058199971" table:style-name="ce6">
            <text:p>1.105</text:p>
          </table:table-cell>
          <table:table-cell office:value-type="float" office:value="53456.27110138331" table:style-name="ce5">
            <text:p><text:s/>53,4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456.27110138331" table:style-name="ce5">
            <text:p><text:s/>53,456<text:s/></text:p>
          </table:table-cell>
          <table:table-cell office:value-type="float" office:value="1.019099492024431" table:style-name="ce6">
            <text:p>1.019</text:p>
          </table:table-cell>
          <table:table-cell office:value-type="float" office:value="54477.258724940002" table:style-name="ce5">
            <text:p><text:s/>54,477<text:s/></text:p>
          </table:table-cell>
          <table:table-cell office:value-type="float" office:value="1.0833256393915973" table:style-name="ce6">
            <text:p>1.083</text:p>
          </table:table-cell>
          <table:table-cell office:value-type="float" office:value="59016.611140497102" table:style-name="ce5">
            <text:p><text:s/>59,0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016.611140497102" table:style-name="ce5">
            <text:p><text:s/>59,017<text:s/></text:p>
          </table:table-cell>
          <table:table-cell office:value-type="float" office:value="1.0127630051997925" table:style-name="ce6">
            <text:p>1.013</text:p>
          </table:table-cell>
          <table:table-cell office:value-type="float" office:value="59769.8404553574" table:style-name="ce5">
            <text:p><text:s/>59,770<text:s/></text:p>
          </table:table-cell>
          <table:table-cell office:value-type="float" office:value="1.1444338549956696" table:style-name="ce6">
            <text:p>1.144</text:p>
          </table:table-cell>
          <table:table-cell office:value-type="float" office:value="68402.628924800811" table:style-name="ce5">
            <text:p><text:s/>68,4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402.628924800811" table:style-name="ce5">
            <text:p><text:s/>68,403<text:s/></text:p>
          </table:table-cell>
          <table:table-cell office:value-type="float" office:value="1.0339041989646314" table:style-name="ce6">
            <text:p>1.034</text:p>
          </table:table-cell>
          <table:table-cell office:value-type="float" office:value="70721.765265571099" table:style-name="ce5">
            <text:p><text:s/>70,722<text:s/></text:p>
          </table:table-cell>
          <table:table-cell office:value-type="float" office:value="1.0980417623325256" table:style-name="ce6">
            <text:p>1.098</text:p>
          </table:table-cell>
          <table:table-cell office:value-type="float" office:value="77655.451767474893" table:style-name="ce5">
            <text:p><text:s/>77,6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655.451767474893" table:style-name="ce5">
            <text:p><text:s/>77,655<text:s/></text:p>
          </table:table-cell>
          <table:table-cell office:value-type="float" office:value="1.0161381294864451" table:style-name="ce6">
            <text:p>1.016</text:p>
          </table:table-cell>
          <table:table-cell office:value-type="float" office:value="78908.665503426804" table:style-name="ce5">
            <text:p><text:s/>78,909<text:s/></text:p>
          </table:table-cell>
          <table:table-cell office:value-type="float" office:value="1.0824663044344236" table:style-name="ce6">
            <text:p>1.082</text:p>
          </table:table-cell>
          <table:table-cell office:value-type="float" office:value="85415.9715353465" table:style-name="ce5">
            <text:p><text:s/>85,4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415.9715353465" table:style-name="ce5">
            <text:p><text:s/>85,416<text:s/></text:p>
          </table:table-cell>
          <table:table-cell office:value-type="float" office:value="1.0227573579553018" table:style-name="ce6">
            <text:p>1.023</text:p>
          </table:table-cell>
          <table:table-cell office:value-type="float" office:value="87359.813374676232" table:style-name="ce5">
            <text:p><text:s/>87,360<text:s/></text:p>
          </table:table-cell>
          <table:table-cell office:value-type="float" office:value="1.0894693641802204" table:style-name="ce6">
            <text:p>1.089</text:p>
          </table:table-cell>
          <table:table-cell office:value-type="float" office:value="95175.840332211243" table:style-name="ce5">
            <text:p><text:s/>95,1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5175.840332211243" table:style-name="ce5">
            <text:p><text:s/>95,176<text:s/></text:p>
          </table:table-cell>
          <table:table-cell office:value-type="float" office:value="1.0221360537835376" table:style-name="ce6">
            <text:p>1.022</text:p>
          </table:table-cell>
          <table:table-cell office:value-type="float" office:value="97282.657852698452" table:style-name="ce5">
            <text:p><text:s/>97,283<text:s/></text:p>
          </table:table-cell>
          <table:table-cell office:value-type="float" office:value="1.0265925351329692" table:style-name="ce6">
            <text:p>1.027</text:p>
          </table:table-cell>
          <table:table-cell office:value-type="float" office:value="99869.650349474963" table:style-name="ce5">
            <text:p><text:s/>99,8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9869.650349474963" table:style-name="ce5">
            <text:p><text:s/>99,870<text:s/></text:p>
          </table:table-cell>
          <table:table-cell office:value-type="float" office:value="1.0294425022097431" table:style-name="ce6">
            <text:p>1.029</text:p>
          </table:table-cell>
          <table:table-cell office:value-type="float" office:value="102810.06275057566" table:style-name="ce5">
            <text:p><text:s/>102,810<text:s/></text:p>
          </table:table-cell>
          <table:table-cell office:value-type="float" office:value="1.0934810717518118" table:style-name="ce6">
            <text:p>1.093</text:p>
          </table:table-cell>
          <table:table-cell office:value-type="float" office:value="112420.85760337049" table:style-name="ce5">
            <text:p><text:s/>112,4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2420.85760337049" table:style-name="ce5">
            <text:p><text:s/>112,421<text:s/></text:p>
          </table:table-cell>
          <table:table-cell office:value-type="float" office:value="1.010308695690503" table:style-name="ce6">
            <text:p>1.010</text:p>
          </table:table-cell>
          <table:table-cell office:value-type="float" office:value="113579.77001366901" table:style-name="ce5">
            <text:p><text:s/>113,580<text:s/></text:p>
          </table:table-cell>
          <table:table-cell office:value-type="float" office:value="1.0913036158692415" table:style-name="ce6">
            <text:p>1.091</text:p>
          </table:table-cell>
          <table:table-cell office:value-type="float" office:value="123950.01370551383" table:style-name="ce5">
            <text:p><text:s/>123,9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950.01370551383" table:style-name="ce5">
            <text:p><text:s/>123,950<text:s/></text:p>
          </table:table-cell>
          <table:table-cell office:value-type="float" office:value="1.0148911407154313" table:style-name="ce6">
            <text:p>1.015</text:p>
          </table:table-cell>
          <table:table-cell office:value-type="float" office:value="125795.77080128228" table:style-name="ce5">
            <text:p><text:s/>125,796<text:s/></text:p>
          </table:table-cell>
          <table:table-cell office:value-type="float" office:value="1.0963612287525868" table:style-name="ce6">
            <text:p>1.096</text:p>
          </table:table-cell>
          <table:table-cell office:value-type="float" office:value="137917.60584757265" table:style-name="ce5">
            <text:p><text:s/>137,9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7917.60584757265" table:style-name="ce5">
            <text:p><text:s/>137,918<text:s/></text:p>
          </table:table-cell>
          <table:table-cell office:value-type="float" office:value="1.0074292521647898" table:style-name="ce6">
            <text:p>1.007</text:p>
          </table:table-cell>
          <table:table-cell office:value-type="float" office:value="138942.23051937835" table:style-name="ce5">
            <text:p><text:s/>138,942<text:s/></text:p>
          </table:table-cell>
          <table:table-cell office:value-type="float" office:value="1.092732177679302" table:style-name="ce6">
            <text:p>1.093</text:p>
          </table:table-cell>
          <table:table-cell office:value-type="float" office:value="151826.64612705988" table:style-name="ce5">
            <text:p><text:s/>151,8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826.64612705988" table:style-name="ce5">
            <text:p><text:s/>151,827<text:s/></text:p>
          </table:table-cell>
          <table:table-cell office:value-type="float" office:value="1.0039483774405871" table:style-name="ce6">
            <text:p>1.004</text:p>
          </table:table-cell>
          <table:table-cell office:value-type="float" office:value="152426.11503150797" table:style-name="ce5">
            <text:p><text:s/>152,426<text:s/></text:p>
          </table:table-cell>
          <table:table-cell office:value-type="float" office:value="1.0714506005435933" table:style-name="ce6">
            <text:p>1.071</text:p>
          </table:table-cell>
          <table:table-cell office:value-type="float" office:value="163317.05248903605" table:style-name="ce5">
            <text:p><text:s/>163,3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3317.05248903605" table:style-name="ce5">
            <text:p><text:s/>163,317<text:s/></text:p>
          </table:table-cell>
          <table:table-cell office:value-type="float" office:value="1.0028564991014679" table:style-name="ce6">
            <text:p>1.003</text:p>
          </table:table-cell>
          <table:table-cell office:value-type="float" office:value="163783.56750272535" table:style-name="ce5">
            <text:p><text:s/>163,784<text:s/></text:p>
          </table:table-cell>
          <table:table-cell office:value-type="float" office:value="1.0458624883569954" table:style-name="ce6">
            <text:p>1.046</text:p>
          </table:table-cell>
          <table:table-cell office:value-type="float" office:value="171295.08946038623" table:style-name="ce5">
            <text:p><text:s/>171,2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45.0692954133792" table:style-name="ce5">
            <text:p><text:s/>4,8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45.0692954133792" table:style-name="ce5">
            <text:p><text:s/>4,845<text:s/></text:p>
          </table:table-cell>
          <table:table-cell office:value-type="float" office:value="1.0303953002584652" table:style-name="ce6">
            <text:p>1.030</text:p>
          </table:table-cell>
          <table:table-cell office:value-type="float" office:value="4992.3366314205396" table:style-name="ce5">
            <text:p><text:s/>4,992<text:s/></text:p>
          </table:table-cell>
          <table:table-cell office:value-type="float" office:value="1.1913780267254115" table:style-name="ce6">
            <text:p>1.191</text:p>
          </table:table-cell>
          <table:table-cell office:value-type="float" office:value="5947.7601646907906" table:style-name="ce5">
            <text:p><text:s/>5,9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47.7601646907906" table:style-name="ce5">
            <text:p><text:s/>5,948<text:s/></text:p>
          </table:table-cell>
          <table:table-cell office:value-type="float" office:value="1.0735452804308461" table:style-name="ce6">
            <text:p>1.074</text:p>
          </table:table-cell>
          <table:table-cell office:value-type="float" office:value="6385.1898539383901" table:style-name="ce5">
            <text:p><text:s/>6,385<text:s/></text:p>
          </table:table-cell>
          <table:table-cell office:value-type="float" office:value="1.0017462199312104" table:style-name="ce6">
            <text:p>1.002</text:p>
          </table:table-cell>
          <table:table-cell office:value-type="float" office:value="6396.3397997258999" table:style-name="ce5">
            <text:p><text:s/>6,3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96.3397997258999" table:style-name="ce5">
            <text:p><text:s/>6,396<text:s/></text:p>
          </table:table-cell>
          <table:table-cell office:value-type="float" office:value="1.0244115379553429" table:style-name="ce6">
            <text:p>1.024</text:p>
          </table:table-cell>
          <table:table-cell office:value-type="float" office:value="6552.4842915221798" table:style-name="ce5">
            <text:p><text:s/>6,552<text:s/></text:p>
          </table:table-cell>
          <table:table-cell office:value-type="float" office:value="0.99273095159886526" table:style-name="ce6">
            <text:p>0.993</text:p>
          </table:table-cell>
          <table:table-cell office:value-type="float" office:value="6504.8539660594297" table:style-name="ce5">
            <text:p><text:s/>6,5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04.8539660594297" table:style-name="ce5">
            <text:p><text:s/>6,505<text:s/></text:p>
          </table:table-cell>
          <table:table-cell office:value-type="float" office:value="1.0266197509361394" table:style-name="ce6">
            <text:p>1.027</text:p>
          </table:table-cell>
          <table:table-cell office:value-type="float" office:value="6678.0115585118901" table:style-name="ce5">
            <text:p><text:s/>6,678<text:s/></text:p>
          </table:table-cell>
          <table:table-cell office:value-type="float" office:value="1.2773081200015299" table:style-name="ce6">
            <text:p>1.277</text:p>
          </table:table-cell>
          <table:table-cell office:value-type="float" office:value="8529.8783891513103" table:style-name="ce5">
            <text:p><text:s/>8,5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29.8783891513103" table:style-name="ce5">
            <text:p><text:s/>8,530<text:s/></text:p>
          </table:table-cell>
          <table:table-cell office:value-type="float" office:value="1.0469465272488772" table:style-name="ce6">
            <text:p>1.047</text:p>
          </table:table-cell>
          <table:table-cell office:value-type="float" office:value="8930.3265573772114" table:style-name="ce5">
            <text:p><text:s/>8,930<text:s/></text:p>
          </table:table-cell>
          <table:table-cell office:value-type="float" office:value="1.0314240703098776" table:style-name="ce6">
            <text:p>1.031</text:p>
          </table:table-cell>
          <table:table-cell office:value-type="float" office:value="9210.9537670063983" table:style-name="ce5">
            <text:p><text:s/>9,2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10.9537670063983" table:style-name="ce5">
            <text:p><text:s/>9,211<text:s/></text:p>
          </table:table-cell>
          <table:table-cell office:value-type="float" office:value="1.0294888560577131" table:style-name="ce6">
            <text:p>1.029</text:p>
          </table:table-cell>
          <table:table-cell office:value-type="float" office:value="9482.5742567959005" table:style-name="ce5">
            <text:p><text:s/>9,483<text:s/></text:p>
          </table:table-cell>
          <table:table-cell office:value-type="float" office:value="1.0434674117024603" table:style-name="ce6">
            <text:p>1.043</text:p>
          </table:table-cell>
          <table:table-cell office:value-type="float" office:value="9894.7572160151994" table:style-name="ce5">
            <text:p><text:s/>9,8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94.7572160151994" table:style-name="ce5">
            <text:p><text:s/>9,895<text:s/></text:p>
          </table:table-cell>
          <table:table-cell office:value-type="float" office:value="1.0102354108153939" table:style-name="ce6">
            <text:p>1.010</text:p>
          </table:table-cell>
          <table:table-cell office:value-type="float" office:value="9996.0341210397" table:style-name="ce5">
            <text:p><text:s/>9,996<text:s/></text:p>
          </table:table-cell>
          <table:table-cell office:value-type="float" office:value="1.0867644144613415" table:style-name="ce6">
            <text:p>1.087</text:p>
          </table:table-cell>
          <table:table-cell office:value-type="float" office:value="10863.334168487301" table:style-name="ce5">
            <text:p><text:s/>10,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63.334168487301" table:style-name="ce5">
            <text:p><text:s/>10,863<text:s/></text:p>
          </table:table-cell>
          <table:table-cell office:value-type="float" office:value="1.0441012050712062" table:style-name="ce6">
            <text:p>1.044</text:p>
          </table:table-cell>
          <table:table-cell office:value-type="float" office:value="11342.4202964088" table:style-name="ce5">
            <text:p><text:s/>11,342<text:s/></text:p>
          </table:table-cell>
          <table:table-cell office:value-type="float" office:value="1.0414201499071294" table:style-name="ce6">
            <text:p>1.041</text:p>
          </table:table-cell>
          <table:table-cell office:value-type="float" office:value="11812.22504539572" table:style-name="ce5">
            <text:p><text:s/>11,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812.22504539572" table:style-name="ce5">
            <text:p><text:s/>11,812<text:s/></text:p>
          </table:table-cell>
          <table:table-cell office:value-type="float" office:value="1.0393323864526902" table:style-name="ce6">
            <text:p>1.039</text:p>
          </table:table-cell>
          <table:table-cell office:value-type="float" office:value="12276.82804574737" table:style-name="ce5">
            <text:p><text:s/>12,277<text:s/></text:p>
          </table:table-cell>
          <table:table-cell office:value-type="float" office:value="1.0556745073526401" table:style-name="ce6">
            <text:p>1.056</text:p>
          </table:table-cell>
          <table:table-cell office:value-type="float" office:value="12960.33439904743" table:style-name="ce5">
            <text:p><text:s/>12,9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960.33439904743" table:style-name="ce5">
            <text:p><text:s/>12,960<text:s/></text:p>
          </table:table-cell>
          <table:table-cell office:value-type="float" office:value="1.0392122481117403" table:style-name="ce6">
            <text:p>1.039</text:p>
          </table:table-cell>
          <table:table-cell office:value-type="float" office:value="13468.538247114" table:style-name="ce5">
            <text:p><text:s/>13,469<text:s/></text:p>
          </table:table-cell>
          <table:table-cell office:value-type="float" office:value="1.1576604914248603" table:style-name="ce6">
            <text:p>1.158</text:p>
          </table:table-cell>
          <table:table-cell office:value-type="float" office:value="15591.994605928519" table:style-name="ce5">
            <text:p><text:s/>15,5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91.994605928519" table:style-name="ce5">
            <text:p><text:s/>15,592<text:s/></text:p>
          </table:table-cell>
          <table:table-cell office:value-type="float" office:value="1.0188174844123843" table:style-name="ce6">
            <text:p>1.019</text:p>
          </table:table-cell>
          <table:table-cell office:value-type="float" office:value="15885.39672138356" table:style-name="ce5">
            <text:p><text:s/>15,885<text:s/></text:p>
          </table:table-cell>
          <table:table-cell office:value-type="float" office:value="1.0064769091701438" table:style-name="ce6">
            <text:p>1.006</text:p>
          </table:table-cell>
          <table:table-cell office:value-type="float" office:value="15988.28499307966" table:style-name="ce5">
            <text:p><text:s/>15,9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88.28499307966" table:style-name="ce5">
            <text:p><text:s/>15,988<text:s/></text:p>
          </table:table-cell>
          <table:table-cell office:value-type="float" office:value="1.0915098585805612" table:style-name="ce6">
            <text:p>1.092</text:p>
          </table:table-cell>
          <table:table-cell office:value-type="float" office:value="17451.37069174209" table:style-name="ce5">
            <text:p><text:s/>17,451<text:s/></text:p>
          </table:table-cell>
          <table:table-cell office:value-type="float" office:value="1.2404253736382382" table:style-name="ce6">
            <text:p>1.240</text:p>
          </table:table-cell>
          <table:table-cell office:value-type="float" office:value="21647.123010803582" table:style-name="ce5">
            <text:p><text:s/>21,6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647.123010803582" table:style-name="ce5">
            <text:p><text:s/>21,647<text:s/></text:p>
          </table:table-cell>
          <table:table-cell office:value-type="float" office:value="1.0981435384851417" table:style-name="ce6">
            <text:p>1.098</text:p>
          </table:table-cell>
          <table:table-cell office:value-type="float" office:value="23771.64826110698" table:style-name="ce5">
            <text:p><text:s/>23,772<text:s/></text:p>
          </table:table-cell>
          <table:table-cell office:value-type="float" office:value="1.1129543084518672" table:style-name="ce6">
            <text:p>1.113</text:p>
          </table:table-cell>
          <table:table-cell office:value-type="float" office:value="26456.758351201352" table:style-name="ce5">
            <text:p><text:s/>26,4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456.758351201352" table:style-name="ce5">
            <text:p><text:s/>26,457<text:s/></text:p>
          </table:table-cell>
          <table:table-cell office:value-type="float" office:value="1.0645725675292255" table:style-name="ce6">
            <text:p>1.065</text:p>
          </table:table-cell>
          <table:table-cell office:value-type="float" office:value="28165.139166438701" table:style-name="ce5">
            <text:p><text:s/>28,165<text:s/></text:p>
          </table:table-cell>
          <table:table-cell office:value-type="float" office:value="1.1417614192818801" table:style-name="ce6">
            <text:p>1.142</text:p>
          </table:table-cell>
          <table:table-cell office:value-type="float" office:value="32157.86926894472" table:style-name="ce5">
            <text:p><text:s/>32,1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157.86926894472" table:style-name="ce5">
            <text:p><text:s/>32,158<text:s/></text:p>
          </table:table-cell>
          <table:table-cell office:value-type="float" office:value="1.0015215382356828" table:style-name="ce6">
            <text:p>1.002</text:p>
          </table:table-cell>
          <table:table-cell office:value-type="float" office:value="32206.798696615508" table:style-name="ce5">
            <text:p><text:s/>32,207<text:s/></text:p>
          </table:table-cell>
          <table:table-cell office:value-type="float" office:value="1.0780243268544092" table:style-name="ce6">
            <text:p>1.078</text:p>
          </table:table-cell>
          <table:table-cell office:value-type="float" office:value="34719.712485054399" table:style-name="ce5">
            <text:p><text:s/>34,7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719.712485054399" table:style-name="ce5">
            <text:p><text:s/>34,720<text:s/></text:p>
          </table:table-cell>
          <table:table-cell office:value-type="float" office:value="1.061860355243029" table:style-name="ce6">
            <text:p>1.062</text:p>
          </table:table-cell>
          <table:table-cell office:value-type="float" office:value="36867.486233315693" table:style-name="ce5">
            <text:p><text:s/>36,867<text:s/></text:p>
          </table:table-cell>
          <table:table-cell office:value-type="float" office:value="1.1031256748954934" table:style-name="ce6">
            <text:p>1.103</text:p>
          </table:table-cell>
          <table:table-cell office:value-type="float" office:value="40669.470632826684" table:style-name="ce5">
            <text:p><text:s/>40,6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2.8970751008999" table:style-name="ce5">
            <text:p><text:s/>1,83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32.8970751008999" table:style-name="ce5">
            <text:p><text:s/>1,833<text:s/></text:p>
          </table:table-cell>
          <table:table-cell office:value-type="float" office:value="1.0211803059350308" table:style-name="ce6">
            <text:p>1.021</text:p>
          </table:table-cell>
          <table:table-cell office:value-type="float" office:value="1871.7183958989601" table:style-name="ce5">
            <text:p><text:s/>1,872<text:s/></text:p>
          </table:table-cell>
          <table:table-cell office:value-type="float" office:value="1.2200876303497674" table:style-name="ce6">
            <text:p>1.220</text:p>
          </table:table-cell>
          <table:table-cell office:value-type="float" office:value="2283.6604623344301" table:style-name="ce5">
            <text:p><text:s/>2,28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83.6604623344301" table:style-name="ce5">
            <text:p><text:s/>2,284<text:s/></text:p>
          </table:table-cell>
          <table:table-cell office:value-type="float" office:value="1.0638631262966587" table:style-name="ce6">
            <text:p>1.064</text:p>
          </table:table-cell>
          <table:table-cell office:value-type="float" office:value="2429.5021588591799" table:style-name="ce5">
            <text:p><text:s/>2,430<text:s/></text:p>
          </table:table-cell>
          <table:table-cell office:value-type="float" office:value="1.0083562448166676" table:style-name="ce6">
            <text:p>1.008</text:p>
          </table:table-cell>
          <table:table-cell office:value-type="float" office:value="2449.8036736812301" table:style-name="ce5">
            <text:p><text:s/>2,4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9.8036736812301" table:style-name="ce5">
            <text:p><text:s/>2,450<text:s/></text:p>
          </table:table-cell>
          <table:table-cell office:value-type="float" office:value="1.0305700309099646" table:style-name="ce6">
            <text:p>1.031</text:p>
          </table:table-cell>
          <table:table-cell office:value-type="float" office:value="2524.6942477090101" table:style-name="ce5">
            <text:p><text:s/>2,525<text:s/></text:p>
          </table:table-cell>
          <table:table-cell office:value-type="float" office:value="1.0766600789904273" table:style-name="ce6">
            <text:p>1.077</text:p>
          </table:table-cell>
          <table:table-cell office:value-type="float" office:value="2718.2375081650603" table:style-name="ce5">
            <text:p><text:s/>2,7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18.2375081650603" table:style-name="ce5">
            <text:p><text:s/>2,718<text:s/></text:p>
          </table:table-cell>
          <table:table-cell office:value-type="float" office:value="1.0405688928134398" table:style-name="ce6">
            <text:p>1.041</text:p>
          </table:table-cell>
          <table:table-cell office:value-type="float" office:value="2828.51339427528" table:style-name="ce5">
            <text:p><text:s/>2,829<text:s/></text:p>
          </table:table-cell>
          <table:table-cell office:value-type="float" office:value="1.197834125493549" table:style-name="ce6">
            <text:p>1.198</text:p>
          </table:table-cell>
          <table:table-cell office:value-type="float" office:value="3388.0898680785199" table:style-name="ce5">
            <text:p><text:s/>3,3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88.0898680785199" table:style-name="ce5">
            <text:p><text:s/>3,388<text:s/></text:p>
          </table:table-cell>
          <table:table-cell office:value-type="float" office:value="1.0417384713339377" table:style-name="ce6">
            <text:p>1.042</text:p>
          </table:table-cell>
          <table:table-cell office:value-type="float" office:value="3529.5035599141202" table:style-name="ce5">
            <text:p><text:s/>3,530<text:s/></text:p>
          </table:table-cell>
          <table:table-cell office:value-type="float" office:value="1.0216943487512626" table:style-name="ce6">
            <text:p>1.022</text:p>
          </table:table-cell>
          <table:table-cell office:value-type="float" office:value="3606.07384106172" table:style-name="ce5">
            <text:p><text:s/>3,6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06.07384106172" table:style-name="ce5">
            <text:p><text:s/>3,606<text:s/></text:p>
          </table:table-cell>
          <table:table-cell office:value-type="float" office:value="1.0216449791395894" table:style-name="ce6">
            <text:p>1.022</text:p>
          </table:table-cell>
          <table:table-cell office:value-type="float" office:value="3684.1272341273198" table:style-name="ce5">
            <text:p><text:s/>3,684<text:s/></text:p>
          </table:table-cell>
          <table:table-cell office:value-type="float" office:value="1.059961129933404" table:style-name="ce6">
            <text:p>1.060</text:p>
          </table:table-cell>
          <table:table-cell office:value-type="float" office:value="3905.03166590402" table:style-name="ce5">
            <text:p><text:s/>3,9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05.03166590402" table:style-name="ce5">
            <text:p><text:s/>3,905<text:s/></text:p>
          </table:table-cell>
          <table:table-cell office:value-type="float" office:value="1.014027734202972" table:style-name="ce6">
            <text:p>1.014</text:p>
          </table:table-cell>
          <table:table-cell office:value-type="float" office:value="3959.8104121675101" table:style-name="ce5">
            <text:p><text:s/>3,960<text:s/></text:p>
          </table:table-cell>
          <table:table-cell office:value-type="float" office:value="1.0664041365477137" table:style-name="ce6">
            <text:p>1.066</text:p>
          </table:table-cell>
          <table:table-cell office:value-type="float" office:value="4222.7582034801399" table:style-name="ce5">
            <text:p><text:s/>4,2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22.7582034801399" table:style-name="ce5">
            <text:p><text:s/>4,223<text:s/></text:p>
          </table:table-cell>
          <table:table-cell office:value-type="float" office:value="1.0648064478365431" table:style-name="ce6">
            <text:p>1.065</text:p>
          </table:table-cell>
          <table:table-cell office:value-type="float" office:value="4496.4201627203101" table:style-name="ce5">
            <text:p><text:s/>4,496<text:s/></text:p>
          </table:table-cell>
          <table:table-cell office:value-type="float" office:value="1.0306361418524286" table:style-name="ce6">
            <text:p>1.031</text:p>
          </table:table-cell>
          <table:table-cell office:value-type="float" office:value="4634.1731286535305" table:style-name="ce5">
            <text:p><text:s/>4,6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34.1731286535305" table:style-name="ce5">
            <text:p><text:s/>4,634<text:s/></text:p>
          </table:table-cell>
          <table:table-cell office:value-type="float" office:value="1.02868870850198" table:style-name="ce6">
            <text:p>1.029</text:p>
          </table:table-cell>
          <table:table-cell office:value-type="float" office:value="4767.1215706891808" table:style-name="ce5">
            <text:p><text:s/>4,767<text:s/></text:p>
          </table:table-cell>
          <table:table-cell office:value-type="float" office:value="1.0166834659788007" table:style-name="ce6">
            <text:p>1.017</text:p>
          </table:table-cell>
          <table:table-cell office:value-type="float" office:value="4846.6536812305803" table:style-name="ce5">
            <text:p><text:s/>4,8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46.6536812305803" table:style-name="ce5">
            <text:p><text:s/>4,847<text:s/></text:p>
          </table:table-cell>
          <table:table-cell office:value-type="float" office:value="1.0469904478334202" table:style-name="ce6">
            <text:p>1.047</text:p>
          </table:table-cell>
          <table:table-cell office:value-type="float" office:value="5074.4001082051" table:style-name="ce5">
            <text:p><text:s/>5,074<text:s/></text:p>
          </table:table-cell>
          <table:table-cell office:value-type="float" office:value="1.0589633907629514" table:style-name="ce6">
            <text:p>1.059</text:p>
          </table:table-cell>
          <table:table-cell office:value-type="float" office:value="5373.60394467276" table:style-name="ce5">
            <text:p><text:s/>5,3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73.60394467276" table:style-name="ce5">
            <text:p><text:s/>5,374<text:s/></text:p>
          </table:table-cell>
          <table:table-cell office:value-type="float" office:value="1.0284289824961566" table:style-name="ce6">
            <text:p>1.028</text:p>
          </table:table-cell>
          <table:table-cell office:value-type="float" office:value="5526.3700371571394" table:style-name="ce5">
            <text:p><text:s/>5,526<text:s/></text:p>
          </table:table-cell>
          <table:table-cell office:value-type="float" office:value="1.0520716059424102" table:style-name="ce6">
            <text:p>1.052</text:p>
          </table:table-cell>
          <table:table-cell office:value-type="float" office:value="5814.1370000239294" table:style-name="ce5">
            <text:p><text:s/>5,8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14.1370000239294" table:style-name="ce5">
            <text:p><text:s/>5,814<text:s/></text:p>
          </table:table-cell>
          <table:table-cell office:value-type="float" office:value="1.125725881573479" table:style-name="ce6">
            <text:p>1.126</text:p>
          </table:table-cell>
          <table:table-cell office:value-type="float" office:value="6545.12449994092" table:style-name="ce5">
            <text:p><text:s/>6,545<text:s/></text:p>
          </table:table-cell>
          <table:table-cell office:value-type="float" office:value="1.1779175517262555" table:style-name="ce6">
            <text:p>1.178</text:p>
          </table:table-cell>
          <table:table-cell office:value-type="float" office:value="7709.6170267139396" table:style-name="ce5">
            <text:p><text:s/>7,7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09.6170267139396" table:style-name="ce5">
            <text:p><text:s/>7,710<text:s/></text:p>
          </table:table-cell>
          <table:table-cell office:value-type="float" office:value="1.124190022257314" table:style-name="ce6">
            <text:p>1.124</text:p>
          </table:table-cell>
          <table:table-cell office:value-type="float" office:value="8667.0745368569114" table:style-name="ce5">
            <text:p><text:s/>8,667<text:s/></text:p>
          </table:table-cell>
          <table:table-cell office:value-type="float" office:value="1.1589534913038977" table:style-name="ce6">
            <text:p>1.159</text:p>
          </table:table-cell>
          <table:table-cell office:value-type="float" office:value="10044.736293881429" table:style-name="ce5">
            <text:p><text:s/>10,0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4.736293881429" table:style-name="ce5">
            <text:p><text:s/>10,045<text:s/></text:p>
          </table:table-cell>
          <table:table-cell office:value-type="float" office:value="1.0811389369444406" table:style-name="ce6">
            <text:p>1.081</text:p>
          </table:table-cell>
          <table:table-cell office:value-type="float" office:value="10859.755518654209" table:style-name="ce5">
            <text:p><text:s/>10,860<text:s/></text:p>
          </table:table-cell>
          <table:table-cell office:value-type="float" office:value="1.2084008869206408" table:style-name="ce6">
            <text:p>1.208</text:p>
          </table:table-cell>
          <table:table-cell office:value-type="float" office:value="13122.93820048307" table:style-name="ce5">
            <text:p><text:s/>13,1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22.93820048307" table:style-name="ce5">
            <text:p><text:s/>13,123<text:s/></text:p>
          </table:table-cell>
          <table:table-cell office:value-type="float" office:value="1.0141953177770617" table:style-name="ce6">
            <text:p>1.014</text:p>
          </table:table-cell>
          <table:table-cell office:value-type="float" office:value="13309.22247840767" table:style-name="ce5">
            <text:p><text:s/>13,309<text:s/></text:p>
          </table:table-cell>
          <table:table-cell office:value-type="float" office:value="1.0742397271147748" table:style-name="ce6">
            <text:p>1.074</text:p>
          </table:table-cell>
          <table:table-cell office:value-type="float" office:value="14297.29552331448" table:style-name="ce5">
            <text:p><text:s/>14,2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297.29552331448" table:style-name="ce5">
            <text:p><text:s/>14,297<text:s/></text:p>
          </table:table-cell>
          <table:table-cell office:value-type="float" office:value="1.0797381905367296" table:style-name="ce6">
            <text:p>1.080</text:p>
          </table:table-cell>
          <table:table-cell office:value-type="float" office:value="15437.33599791246" table:style-name="ce5">
            <text:p><text:s/>15,437<text:s/></text:p>
          </table:table-cell>
          <table:table-cell office:value-type="float" office:value="1.1278153545368372" table:style-name="ce6">
            <text:p>1.128</text:p>
          </table:table-cell>
          <table:table-cell office:value-type="float" office:value="17410.464571589921" table:style-name="ce5">
            <text:p><text:s/>17,4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12.17222031248" table:style-name="ce5">
            <text:p><text:s/>3,0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12.17222031248" table:style-name="ce5">
            <text:p><text:s/>3,012<text:s/></text:p>
          </table:table-cell>
          <table:table-cell office:value-type="float" office:value="1.0360025945654097" table:style-name="ce6">
            <text:p>1.036</text:p>
          </table:table-cell>
          <table:table-cell office:value-type="float" office:value="3120.6182355215797" table:style-name="ce5">
            <text:p><text:s/>3,121<text:s/></text:p>
          </table:table-cell>
          <table:table-cell office:value-type="float" office:value="1.1741582679510116" table:style-name="ce6">
            <text:p>1.174</text:p>
          </table:table-cell>
          <table:table-cell office:value-type="float" office:value="3664.09970235636" table:style-name="ce5">
            <text:p><text:s/>3,6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64.09970235636" table:style-name="ce5">
            <text:p><text:s/>3,664<text:s/></text:p>
          </table:table-cell>
          <table:table-cell office:value-type="float" office:value="1.0795797102724392" table:style-name="ce6">
            <text:p>1.080</text:p>
          </table:table-cell>
          <table:table-cell office:value-type="float" office:value="3955.6876950792098" table:style-name="ce5">
            <text:p><text:s/>3,956<text:s/></text:p>
          </table:table-cell>
          <table:table-cell office:value-type="float" office:value="0.99768647837241431" table:style-name="ce6">
            <text:p>0.998</text:p>
          </table:table-cell>
          <table:table-cell office:value-type="float" office:value="3946.5361260446698" table:style-name="ce5">
            <text:p><text:s/>3,9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6.5361260446698" table:style-name="ce5">
            <text:p><text:s/>3,947<text:s/></text:p>
          </table:table-cell>
          <table:table-cell office:value-type="float" office:value="1.0205886669153426" table:style-name="ce6">
            <text:p>1.021</text:p>
          </table:table-cell>
          <table:table-cell office:value-type="float" office:value="4027.7900438131696" table:style-name="ce5">
            <text:p><text:s/>4,028<text:s/></text:p>
          </table:table-cell>
          <table:table-cell office:value-type="float" office:value="0.94012260239600853" table:style-name="ce6">
            <text:p>0.940</text:p>
          </table:table-cell>
          <table:table-cell office:value-type="float" office:value="3786.6164578943699" table:style-name="ce5">
            <text:p><text:s/>3,7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786.6164578943699" table:style-name="ce5">
            <text:p><text:s/>3,787<text:s/></text:p>
          </table:table-cell>
          <table:table-cell office:value-type="float" office:value="1.0166063046103189" table:style-name="ce6">
            <text:p>1.017</text:p>
          </table:table-cell>
          <table:table-cell office:value-type="float" office:value="3849.4981642366106" table:style-name="ce5">
            <text:p><text:s/>3,849<text:s/></text:p>
          </table:table-cell>
          <table:table-cell office:value-type="float" office:value="1.3357035908841517" table:style-name="ce6">
            <text:p>1.336</text:p>
          </table:table-cell>
          <table:table-cell office:value-type="float" office:value="5141.78852107279" table:style-name="ce5">
            <text:p><text:s/>5,1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41.78852107279" table:style-name="ce5">
            <text:p><text:s/>5,142<text:s/></text:p>
          </table:table-cell>
          <table:table-cell office:value-type="float" office:value="1.0503782828345993" table:style-name="ce6">
            <text:p>1.050</text:p>
          </table:table-cell>
          <table:table-cell office:value-type="float" office:value="5400.8229974630913" table:style-name="ce5">
            <text:p><text:s/>5,401<text:s/></text:p>
          </table:table-cell>
          <table:table-cell office:value-type="float" office:value="1.0377825617646494" table:style-name="ce6">
            <text:p>1.038</text:p>
          </table:table-cell>
          <table:table-cell office:value-type="float" office:value="5604.8799259446796" table:style-name="ce5">
            <text:p><text:s/>5,6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04.8799259446796" table:style-name="ce5">
            <text:p><text:s/>5,605<text:s/></text:p>
          </table:table-cell>
          <table:table-cell office:value-type="float" office:value="1.0345354582580601" table:style-name="ce6">
            <text:p>1.035</text:p>
          </table:table-cell>
          <table:table-cell office:value-type="float" office:value="5798.4470226685808" table:style-name="ce5">
            <text:p><text:s/>5,798<text:s/></text:p>
          </table:table-cell>
          <table:table-cell office:value-type="float" office:value="1.032987889118381" table:style-name="ce6">
            <text:p>1.033</text:p>
          </table:table-cell>
          <table:table-cell office:value-type="float" office:value="5989.7255501111795" table:style-name="ce5">
            <text:p><text:s/>5,9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89.7255501111795" table:style-name="ce5">
            <text:p><text:s/>5,990<text:s/></text:p>
          </table:table-cell>
          <table:table-cell office:value-type="float" office:value="1.0077629865295159" table:style-name="ce6">
            <text:p>1.008</text:p>
          </table:table-cell>
          <table:table-cell office:value-type="float" office:value="6036.2237088721895" table:style-name="ce5">
            <text:p><text:s/>6,036<text:s/></text:p>
          </table:table-cell>
          <table:table-cell office:value-type="float" office:value="1.1001209175277382" table:style-name="ce6">
            <text:p>1.100</text:p>
          </table:table-cell>
          <table:table-cell office:value-type="float" office:value="6640.5759650071604" table:style-name="ce5">
            <text:p><text:s/>6,6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40.5759650071604" table:style-name="ce5">
            <text:p><text:s/>6,641<text:s/></text:p>
          </table:table-cell>
          <table:table-cell office:value-type="float" office:value="1.0309346914731226" table:style-name="ce6">
            <text:p>1.031</text:p>
          </table:table-cell>
          <table:table-cell office:value-type="float" office:value="6846.0001336884898" table:style-name="ce5">
            <text:p><text:s/>6,846<text:s/></text:p>
          </table:table-cell>
          <table:table-cell office:value-type="float" office:value="1.0485030348479991" table:style-name="ce6">
            <text:p>1.049</text:p>
          </table:table-cell>
          <table:table-cell office:value-type="float" office:value="7178.0519167421899" table:style-name="ce5">
            <text:p><text:s/>7,1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78.0519167421899" table:style-name="ce5">
            <text:p><text:s/>7,178<text:s/></text:p>
          </table:table-cell>
          <table:table-cell office:value-type="float" office:value="1.0462039787623219" table:style-name="ce6">
            <text:p>1.046</text:p>
          </table:table-cell>
          <table:table-cell office:value-type="float" office:value="7509.7064750581894" table:style-name="ce5">
            <text:p><text:s/>7,510<text:s/></text:p>
          </table:table-cell>
          <table:table-cell office:value-type="float" office:value="1.0804258122157804" table:style-name="ce6">
            <text:p>1.080</text:p>
          </table:table-cell>
          <table:table-cell office:value-type="float" office:value="8113.6807178168501" table:style-name="ce5">
            <text:p><text:s/>8,1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13.6807178168501" table:style-name="ce5">
            <text:p><text:s/>8,114<text:s/></text:p>
          </table:table-cell>
          <table:table-cell office:value-type="float" office:value="1.0345659917916408" table:style-name="ce6">
            <text:p>1.035</text:p>
          </table:table-cell>
          <table:table-cell office:value-type="float" office:value="8394.1381389089001" table:style-name="ce5">
            <text:p><text:s/>8,394<text:s/></text:p>
          </table:table-cell>
          <table:table-cell office:value-type="float" office:value="1.2173245772417063" table:style-name="ce6">
            <text:p>1.217</text:p>
          </table:table-cell>
          <table:table-cell office:value-type="float" office:value="10218.39066125576" table:style-name="ce5">
            <text:p><text:s/>10,2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18.39066125576" table:style-name="ce5">
            <text:p><text:s/>10,218<text:s/></text:p>
          </table:table-cell>
          <table:table-cell office:value-type="float" office:value="1.0137630305625229" table:style-name="ce6">
            <text:p>1.014</text:p>
          </table:table-cell>
          <table:table-cell office:value-type="float" office:value="10359.026684226421" table:style-name="ce5">
            <text:p><text:s/>10,359<text:s/></text:p>
          </table:table-cell>
          <table:table-cell office:value-type="float" office:value="0.98215288976403514" table:style-name="ce6">
            <text:p>0.982</text:p>
          </table:table-cell>
          <table:table-cell office:value-type="float" office:value="10174.147993055731" table:style-name="ce5">
            <text:p><text:s/>10,1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74.147993055731" table:style-name="ce5">
            <text:p><text:s/>10,174<text:s/></text:p>
          </table:table-cell>
          <table:table-cell office:value-type="float" office:value="1.0719567082418227" table:style-name="ce6">
            <text:p>1.072</text:p>
          </table:table-cell>
          <table:table-cell office:value-type="float" office:value="10906.246191801169" table:style-name="ce5">
            <text:p><text:s/>10,906<text:s/></text:p>
          </table:table-cell>
          <table:table-cell office:value-type="float" office:value="1.2779379576601928" table:style-name="ce6">
            <text:p>1.278</text:p>
          </table:table-cell>
          <table:table-cell office:value-type="float" office:value="13937.505984089641" table:style-name="ce5">
            <text:p><text:s/>13,9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937.505984089641" table:style-name="ce5">
            <text:p><text:s/>13,938<text:s/></text:p>
          </table:table-cell>
          <table:table-cell office:value-type="float" office:value="1.0837357660325091" table:style-name="ce6">
            <text:p>1.084</text:p>
          </table:table-cell>
          <table:table-cell office:value-type="float" office:value="15104.573724250069" table:style-name="ce5">
            <text:p><text:s/>15,105<text:s/></text:p>
          </table:table-cell>
          <table:table-cell office:value-type="float" office:value="1.086559763746975" table:style-name="ce6">
            <text:p>1.087</text:p>
          </table:table-cell>
          <table:table-cell office:value-type="float" office:value="16412.022057319922" table:style-name="ce5">
            <text:p><text:s/>16,4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12.022057319922" table:style-name="ce5">
            <text:p><text:s/>16,412<text:s/></text:p>
          </table:table-cell>
          <table:table-cell office:value-type="float" office:value="1.054433365209019" table:style-name="ce6">
            <text:p>1.054</text:p>
          </table:table-cell>
          <table:table-cell office:value-type="float" office:value="17305.383647784492" table:style-name="ce5">
            <text:p><text:s/>17,305<text:s/></text:p>
          </table:table-cell>
          <table:table-cell office:value-type="float" office:value="1.0999427378137661" table:style-name="ce6">
            <text:p>1.100</text:p>
          </table:table-cell>
          <table:table-cell office:value-type="float" office:value="19034.93106846165" table:style-name="ce5">
            <text:p><text:s/>19,0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034.93106846165" table:style-name="ce5">
            <text:p><text:s/>19,035<text:s/></text:p>
          </table:table-cell>
          <table:table-cell office:value-type="float" office:value="0.9927840636900761" table:style-name="ce6">
            <text:p>0.993</text:p>
          </table:table-cell>
          <table:table-cell office:value-type="float" office:value="18897.57621820784" table:style-name="ce5">
            <text:p><text:s/>18,898<text:s/></text:p>
          </table:table-cell>
          <table:table-cell office:value-type="float" office:value="1.080689752269018" table:style-name="ce6">
            <text:p>1.081</text:p>
          </table:table-cell>
          <table:table-cell office:value-type="float" office:value="20422.416961739917" table:style-name="ce5">
            <text:p><text:s/>20,4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422.416961739917" table:style-name="ce5">
            <text:p><text:s/>20,422<text:s/></text:p>
          </table:table-cell>
          <table:table-cell office:value-type="float" office:value="1.0493444666981011" table:style-name="ce6">
            <text:p>1.049</text:p>
          </table:table-cell>
          <table:table-cell office:value-type="float" office:value="21430.150235403227" table:style-name="ce5">
            <text:p><text:s/>21,430<text:s/></text:p>
          </table:table-cell>
          <table:table-cell office:value-type="float" office:value="1.0853403175313354" table:style-name="ce6">
            <text:p>1.085</text:p>
          </table:table-cell>
          <table:table-cell office:value-type="float" office:value="23259.006061236763" table:style-name="ce5">
            <text:p><text:s/>23,25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8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23.67900020858" table:style-name="ce5">
            <text:p><text:s/>7,4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23.67900020858" table:style-name="ce5">
            <text:p><text:s/>7,424<text:s/></text:p>
          </table:table-cell>
          <table:table-cell office:value-type="float" office:value="0.96492574685971944" table:style-name="ce6">
            <text:p>0.965</text:p>
          </table:table-cell>
          <table:table-cell office:value-type="float" office:value="7163.2990037230793" table:style-name="ce5">
            <text:p><text:s/>7,163<text:s/></text:p>
          </table:table-cell>
          <table:table-cell office:value-type="float" office:value="1.182587929464459" table:style-name="ce6">
            <text:p>1.183</text:p>
          </table:table-cell>
          <table:table-cell office:value-type="float" office:value="8471.2309369476989" table:style-name="ce5">
            <text:p><text:s/>8,4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471.2309369476989" table:style-name="ce5">
            <text:p><text:s/>8,471<text:s/></text:p>
          </table:table-cell>
          <table:table-cell office:value-type="float" office:value="1.0680476565038139" table:style-name="ce6">
            <text:p>1.068</text:p>
          </table:table-cell>
          <table:table-cell office:value-type="float" office:value="9047.6783499096" table:style-name="ce5">
            <text:p><text:s/>9,048<text:s/></text:p>
          </table:table-cell>
          <table:table-cell office:value-type="float" office:value="1.0376338134423846" table:style-name="ce6">
            <text:p>1.038</text:p>
          </table:table-cell>
          <table:table-cell office:value-type="float" office:value="9388.1769890167998" table:style-name="ce5">
            <text:p><text:s/>9,3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88.1769890167998" table:style-name="ce5">
            <text:p><text:s/>9,388<text:s/></text:p>
          </table:table-cell>
          <table:table-cell office:value-type="float" office:value="1.0147432310656082" table:style-name="ce6">
            <text:p>1.015</text:p>
          </table:table-cell>
          <table:table-cell office:value-type="float" office:value="9526.5890516506988" table:style-name="ce5">
            <text:p><text:s/>9,527<text:s/></text:p>
          </table:table-cell>
          <table:table-cell office:value-type="float" office:value="1.1045871330698851" table:style-name="ce6">
            <text:p>1.105</text:p>
          </table:table-cell>
          <table:table-cell office:value-type="float" office:value="10522.947688497801" table:style-name="ce5">
            <text:p><text:s/>10,5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22.947688497801" table:style-name="ce5">
            <text:p><text:s/>10,523<text:s/></text:p>
          </table:table-cell>
          <table:table-cell office:value-type="float" office:value="1.0440449830202534" table:style-name="ce6">
            <text:p>1.044</text:p>
          </table:table-cell>
          <table:table-cell office:value-type="float" office:value="10986.430740760699" table:style-name="ce5">
            <text:p><text:s/>10,986<text:s/></text:p>
          </table:table-cell>
          <table:table-cell office:value-type="float" office:value="1.0566427270259671" table:style-name="ce6">
            <text:p>1.057</text:p>
          </table:table-cell>
          <table:table-cell office:value-type="float" office:value="11608.732138199301" table:style-name="ce5">
            <text:p><text:s/>11,6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08.732138199301" table:style-name="ce5">
            <text:p><text:s/>11,609<text:s/></text:p>
          </table:table-cell>
          <table:table-cell office:value-type="float" office:value="1.0069496807263842" table:style-name="ce6">
            <text:p>1.007</text:p>
          </table:table-cell>
          <table:table-cell office:value-type="float" office:value="11689.409120197901" table:style-name="ce5">
            <text:p><text:s/>11,689<text:s/></text:p>
          </table:table-cell>
          <table:table-cell office:value-type="float" office:value="1.036728333258305" table:style-name="ce6">
            <text:p>1.037</text:p>
          </table:table-cell>
          <table:table-cell office:value-type="float" office:value="12118.741633957199" table:style-name="ce5">
            <text:p><text:s/>12,1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18.741633957199" table:style-name="ce5">
            <text:p><text:s/>12,119<text:s/></text:p>
          </table:table-cell>
          <table:table-cell office:value-type="float" office:value="1.0289556068975965" table:style-name="ce6">
            <text:p>1.029</text:p>
          </table:table-cell>
          <table:table-cell office:value-type="float" office:value="12469.6471528036" table:style-name="ce5">
            <text:p><text:s/>12,470<text:s/></text:p>
          </table:table-cell>
          <table:table-cell office:value-type="float" office:value="1.0834261384799815" table:style-name="ce6">
            <text:p>1.083</text:p>
          </table:table-cell>
          <table:table-cell office:value-type="float" office:value="13509.941662969901" table:style-name="ce5">
            <text:p><text:s/>13,5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09.941662969901" table:style-name="ce5">
            <text:p><text:s/>13,510<text:s/></text:p>
          </table:table-cell>
          <table:table-cell office:value-type="float" office:value="1.0389747711835233" table:style-name="ce6">
            <text:p>1.039</text:p>
          </table:table-cell>
          <table:table-cell office:value-type="float" office:value="14036.488547986901" table:style-name="ce5">
            <text:p><text:s/>14,036<text:s/></text:p>
          </table:table-cell>
          <table:table-cell office:value-type="float" office:value="1.0810584825333454" table:style-name="ce6">
            <text:p>1.081</text:p>
          </table:table-cell>
          <table:table-cell office:value-type="float" office:value="15174.265009783399" table:style-name="ce5">
            <text:p><text:s/>15,1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174.265009783399" table:style-name="ce5">
            <text:p><text:s/>15,174<text:s/></text:p>
          </table:table-cell>
          <table:table-cell office:value-type="float" office:value="0.99259576198983868" table:style-name="ce6">
            <text:p>0.993</text:p>
          </table:table-cell>
          <table:table-cell office:value-type="float" office:value="15061.911140021701" table:style-name="ce5">
            <text:p><text:s/>15,062<text:s/></text:p>
          </table:table-cell>
          <table:table-cell office:value-type="float" office:value="1.0691725904334626" table:style-name="ce6">
            <text:p>1.069</text:p>
          </table:table-cell>
          <table:table-cell office:value-type="float" office:value="16103.782550455629" table:style-name="ce5">
            <text:p><text:s/>16,1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03.782550455629" table:style-name="ce5">
            <text:p><text:s/>16,104<text:s/></text:p>
          </table:table-cell>
          <table:table-cell office:value-type="float" office:value="0.99275396526974724" table:style-name="ce6">
            <text:p>0.993</text:p>
          </table:table-cell>
          <table:table-cell office:value-type="float" office:value="15987.093982806589" table:style-name="ce5">
            <text:p><text:s/>15,987<text:s/></text:p>
          </table:table-cell>
          <table:table-cell office:value-type="float" office:value="1.0778815200460741" table:style-name="ce6">
            <text:p>1.078</text:p>
          </table:table-cell>
          <table:table-cell office:value-type="float" office:value="17232.193163307009" table:style-name="ce5">
            <text:p><text:s/>17,2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232.193163307009" table:style-name="ce5">
            <text:p><text:s/>17,232<text:s/></text:p>
          </table:table-cell>
          <table:table-cell office:value-type="float" office:value="1.0080713983431233" table:style-name="ce6">
            <text:p>1.008</text:p>
          </table:table-cell>
          <table:table-cell office:value-type="float" office:value="17371.281058653709" table:style-name="ce5">
            <text:p><text:s/>17,371<text:s/></text:p>
          </table:table-cell>
          <table:table-cell office:value-type="float" office:value="1.1335585601221687" table:style-name="ce6">
            <text:p>1.134</text:p>
          </table:table-cell>
          <table:table-cell office:value-type="float" office:value="19691.364344325" table:style-name="ce5">
            <text:p><text:s/>19,69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691.364344325" table:style-name="ce5">
            <text:p><text:s/>19,691<text:s/></text:p>
          </table:table-cell>
          <table:table-cell office:value-type="float" office:value="1.0903657634415818" table:style-name="ce6">
            <text:p>1.090</text:p>
          </table:table-cell>
          <table:table-cell office:value-type="float" office:value="21470.789516506273" table:style-name="ce5">
            <text:p><text:s/>21,471<text:s/></text:p>
          </table:table-cell>
          <table:table-cell office:value-type="float" office:value="1.0201109859946083" table:style-name="ce6">
            <text:p>1.020</text:p>
          </table:table-cell>
          <table:table-cell office:value-type="float" office:value="21902.588263765912" table:style-name="ce5">
            <text:p><text:s/>21,9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902.588263765912" table:style-name="ce5">
            <text:p><text:s/>21,903<text:s/></text:p>
          </table:table-cell>
          <table:table-cell office:value-type="float" office:value="1.0617732393378101" table:style-name="ce6">
            <text:p>1.062</text:p>
          </table:table-cell>
          <table:table-cell office:value-type="float" office:value="23255.582090701031" table:style-name="ce5">
            <text:p><text:s/>23,256<text:s/></text:p>
          </table:table-cell>
          <table:table-cell office:value-type="float" office:value="1.0112095477785772" table:style-name="ce6">
            <text:p>1.011</text:p>
          </table:table-cell>
          <table:table-cell office:value-type="float" office:value="23516.26664926537" table:style-name="ce5">
            <text:p><text:s/>23,5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516.26664926537" table:style-name="ce5">
            <text:p><text:s/>23,516<text:s/></text:p>
          </table:table-cell>
          <table:table-cell office:value-type="float" office:value="0.92749135105391023" table:style-name="ce6">
            <text:p>0.927</text:p>
          </table:table-cell>
          <table:table-cell office:value-type="float" office:value="21811.133926271148" table:style-name="ce5">
            <text:p><text:s/>21,811<text:s/></text:p>
          </table:table-cell>
          <table:table-cell office:value-type="float" office:value="1.0805066443616835" table:style-name="ce6">
            <text:p>1.081</text:p>
          </table:table-cell>
          <table:table-cell office:value-type="float" office:value="23567.075128398508" table:style-name="ce5">
            <text:p><text:s/>23,5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567.075128398508" table:style-name="ce5">
            <text:p><text:s/>23,567<text:s/></text:p>
          </table:table-cell>
          <table:table-cell office:value-type="float" office:value="0.98666851322688687" table:style-name="ce6">
            <text:p>0.987</text:p>
          </table:table-cell>
          <table:table-cell office:value-type="float" office:value="23252.890978043302" table:style-name="ce5">
            <text:p><text:s/>23,253<text:s/></text:p>
          </table:table-cell>
          <table:table-cell office:value-type="float" office:value="1.0717491656856679" table:style-name="ce6">
            <text:p>1.072</text:p>
          </table:table-cell>
          <table:table-cell office:value-type="float" office:value="24921.266505497701" table:style-name="ce5">
            <text:p><text:s/>24,9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921.266505497701" table:style-name="ce5">
            <text:p><text:s/>24,921<text:s/></text:p>
          </table:table-cell>
          <table:table-cell office:value-type="float" office:value="1.0036092744956826" table:style-name="ce6">
            <text:p>1.004</text:p>
          </table:table-cell>
          <table:table-cell office:value-type="float" office:value="25011.214197096098" table:style-name="ce5">
            <text:p><text:s/>25,011<text:s/></text:p>
          </table:table-cell>
          <table:table-cell office:value-type="float" office:value="1.0212141258716225" table:style-name="ce6">
            <text:p>1.021</text:p>
          </table:table-cell>
          <table:table-cell office:value-type="float" office:value="25541.805243275408" table:style-name="ce5">
            <text:p><text:s/>25,5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541.805243275408" table:style-name="ce5">
            <text:p><text:s/>25,542<text:s/></text:p>
          </table:table-cell>
          <table:table-cell office:value-type="float" office:value="1.0099132395549573" table:style-name="ce6">
            <text:p>1.010</text:p>
          </table:table-cell>
          <table:table-cell office:value-type="float" office:value="25795.007277318062" table:style-name="ce5">
            <text:p><text:s/>25,795<text:s/></text:p>
          </table:table-cell>
          <table:table-cell office:value-type="float" office:value="1.0810050055772511" table:style-name="ce6">
            <text:p>1.081</text:p>
          </table:table-cell>
          <table:table-cell office:value-type="float" office:value="27884.531985682443" table:style-name="ce5">
            <text:p><text:s/>27,8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62.3068266960199" table:style-name="ce5">
            <text:p><text:s/>3,2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62.3068266960199" table:style-name="ce5">
            <text:p><text:s/>3,262<text:s/></text:p>
          </table:table-cell>
          <table:table-cell office:value-type="float" office:value="0.94099625444894552" table:style-name="ce6">
            <text:p>0.941</text:p>
          </table:table-cell>
          <table:table-cell office:value-type="float" office:value="3069.8185047841803" table:style-name="ce5">
            <text:p><text:s/>3,070<text:s/></text:p>
          </table:table-cell>
          <table:table-cell office:value-type="float" office:value="1.256221088886057" table:style-name="ce6">
            <text:p>1.256</text:p>
          </table:table-cell>
          <table:table-cell office:value-type="float" office:value="3856.3707447625497" table:style-name="ce5">
            <text:p><text:s/>3,8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56.3707447625497" table:style-name="ce5">
            <text:p><text:s/>3,856<text:s/></text:p>
          </table:table-cell>
          <table:table-cell office:value-type="float" office:value="1.0504752603811114" table:style-name="ce6">
            <text:p>1.050</text:p>
          </table:table-cell>
          <table:table-cell office:value-type="float" office:value="4051.0220622305396" table:style-name="ce5">
            <text:p><text:s/>4,051<text:s/></text:p>
          </table:table-cell>
          <table:table-cell office:value-type="float" office:value="1.0204648931965017" table:style-name="ce6">
            <text:p>1.020</text:p>
          </table:table-cell>
          <table:table-cell office:value-type="float" office:value="4133.92579607076" table:style-name="ce5">
            <text:p><text:s/>4,1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33.92579607076" table:style-name="ce5">
            <text:p><text:s/>4,134<text:s/></text:p>
          </table:table-cell>
          <table:table-cell office:value-type="float" office:value="1.0346342369296098" table:style-name="ce6">
            <text:p>1.035</text:p>
          </table:table-cell>
          <table:table-cell office:value-type="float" office:value="4277.1011615412999" table:style-name="ce5">
            <text:p><text:s/>4,277<text:s/></text:p>
          </table:table-cell>
          <table:table-cell office:value-type="float" office:value="1.0381226823534475" table:style-name="ce6">
            <text:p>1.038</text:p>
          </table:table-cell>
          <table:table-cell office:value-type="float" office:value="4440.1557305163005" table:style-name="ce5">
            <text:p><text:s/>4,4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40.1557305163005" table:style-name="ce5">
            <text:p><text:s/>4,440<text:s/></text:p>
          </table:table-cell>
          <table:table-cell office:value-type="float" office:value="1.0532107823228594" table:style-name="ce6">
            <text:p>1.053</text:p>
          </table:table-cell>
          <table:table-cell office:value-type="float" office:value="4676.4198905723997" table:style-name="ce5">
            <text:p><text:s/>4,676<text:s/></text:p>
          </table:table-cell>
          <table:table-cell office:value-type="float" office:value="0.99471510889338777" table:style-name="ce6">
            <text:p>0.995</text:p>
          </table:table-cell>
          <table:table-cell office:value-type="float" office:value="4651.7055206819296" table:style-name="ce5">
            <text:p><text:s/>4,6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51.7055206819296" table:style-name="ce5">
            <text:p><text:s/>4,652<text:s/></text:p>
          </table:table-cell>
          <table:table-cell office:value-type="float" office:value="1.0080273029232936" table:style-name="ce6">
            <text:p>1.008</text:p>
          </table:table-cell>
          <table:table-cell office:value-type="float" office:value="4689.0461700063997" table:style-name="ce5">
            <text:p><text:s/>4,689<text:s/></text:p>
          </table:table-cell>
          <table:table-cell office:value-type="float" office:value="1.0586414669616921" table:style-name="ce6">
            <text:p>1.059</text:p>
          </table:table-cell>
          <table:table-cell office:value-type="float" office:value="4964.0187160666801" table:style-name="ce5">
            <text:p><text:s/>4,9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64.0187160666801" table:style-name="ce5">
            <text:p><text:s/>4,964<text:s/></text:p>
          </table:table-cell>
          <table:table-cell office:value-type="float" office:value="1.0311507556202257" table:style-name="ce6">
            <text:p>1.031</text:p>
          </table:table-cell>
          <table:table-cell office:value-type="float" office:value="5118.6516499850995" table:style-name="ce5">
            <text:p><text:s/>5,119<text:s/></text:p>
          </table:table-cell>
          <table:table-cell office:value-type="float" office:value="1.0746431449207083" table:style-name="ce6">
            <text:p>1.075</text:p>
          </table:table-cell>
          <table:table-cell office:value-type="float" office:value="5500.7239068935605" table:style-name="ce5">
            <text:p><text:s/>5,5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00.7239068935605" table:style-name="ce5">
            <text:p><text:s/>5,501<text:s/></text:p>
          </table:table-cell>
          <table:table-cell office:value-type="float" office:value="1.0273587810752927" table:style-name="ce6">
            <text:p>1.027</text:p>
          </table:table-cell>
          <table:table-cell office:value-type="float" office:value="5651.2170080178903" table:style-name="ce5">
            <text:p><text:s/>5,651<text:s/></text:p>
          </table:table-cell>
          <table:table-cell office:value-type="float" office:value="1.0912619963156027" table:style-name="ce6">
            <text:p>1.091</text:p>
          </table:table-cell>
          <table:table-cell office:value-type="float" office:value="6166.95835378229" table:style-name="ce5">
            <text:p><text:s/>6,1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66.95835378229" table:style-name="ce5">
            <text:p><text:s/>6,167<text:s/></text:p>
          </table:table-cell>
          <table:table-cell office:value-type="float" office:value="1.0028775028454855" table:style-name="ce6">
            <text:p>1.003</text:p>
          </table:table-cell>
          <table:table-cell office:value-type="float" office:value="6184.7037939932898" table:style-name="ce5">
            <text:p><text:s/>6,185<text:s/></text:p>
          </table:table-cell>
          <table:table-cell office:value-type="float" office:value="1.0602936521212392" table:style-name="ce6">
            <text:p>1.060</text:p>
          </table:table-cell>
          <table:table-cell office:value-type="float" office:value="6557.6021730212296" table:style-name="ce5">
            <text:p><text:s/>6,5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57.6021730212296" table:style-name="ce5">
            <text:p><text:s/>6,558<text:s/></text:p>
          </table:table-cell>
          <table:table-cell office:value-type="float" office:value="0.98066547119372516" table:style-name="ce6">
            <text:p>0.981</text:p>
          </table:table-cell>
          <table:table-cell office:value-type="float" office:value="6430.8140249068601" table:style-name="ce5">
            <text:p><text:s/>6,431<text:s/></text:p>
          </table:table-cell>
          <table:table-cell office:value-type="float" office:value="1.0653009434505847" table:style-name="ce6">
            <text:p>1.065</text:p>
          </table:table-cell>
          <table:table-cell office:value-type="float" office:value="6850.7522478885294" table:style-name="ce5">
            <text:p><text:s/>6,8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50.7522478885294" table:style-name="ce5">
            <text:p><text:s/>6,851<text:s/></text:p>
          </table:table-cell>
          <table:table-cell office:value-type="float" office:value="1.0265625185260532" table:style-name="ce6">
            <text:p>1.027</text:p>
          </table:table-cell>
          <table:table-cell office:value-type="float" office:value="7032.7254813904692" table:style-name="ce5">
            <text:p><text:s/>7,033<text:s/></text:p>
          </table:table-cell>
          <table:table-cell office:value-type="float" office:value="1.1358145052196826" table:style-name="ce6">
            <text:p>1.136</text:p>
          </table:table-cell>
          <table:table-cell office:value-type="float" office:value="7987.8716129913701" table:style-name="ce5">
            <text:p><text:s/>7,9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87.8716129913701" table:style-name="ce5">
            <text:p><text:s/>7,988<text:s/></text:p>
          </table:table-cell>
          <table:table-cell office:value-type="float" office:value="1.1311248336220587" table:style-name="ce6">
            <text:p>1.131</text:p>
          </table:table-cell>
          <table:table-cell office:value-type="float" office:value="9035.2799492392296" table:style-name="ce5">
            <text:p><text:s/>9,035<text:s/></text:p>
          </table:table-cell>
          <table:table-cell office:value-type="float" office:value="0.98922816612952391" table:style-name="ce6">
            <text:p>0.989</text:p>
          </table:table-cell>
          <table:table-cell office:value-type="float" office:value="8937.9534146527803" table:style-name="ce5">
            <text:p><text:s/>8,9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37.9534146527803" table:style-name="ce5">
            <text:p><text:s/>8,938<text:s/></text:p>
          </table:table-cell>
          <table:table-cell office:value-type="float" office:value="1.087740817154329" table:style-name="ce6">
            <text:p>1.088</text:p>
          </table:table-cell>
          <table:table-cell office:value-type="float" office:value="9722.1767509417405" table:style-name="ce5">
            <text:p><text:s/>9,722<text:s/></text:p>
          </table:table-cell>
          <table:table-cell office:value-type="float" office:value="0.97542588688524956" table:style-name="ce6">
            <text:p>0.975</text:p>
          </table:table-cell>
          <table:table-cell office:value-type="float" office:value="9483.2628797425004" table:style-name="ce5">
            <text:p><text:s/>9,4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83.2628797425004" table:style-name="ce5">
            <text:p><text:s/>9,483<text:s/></text:p>
          </table:table-cell>
          <table:table-cell office:value-type="float" office:value="0.86329686532444294" table:style-name="ce6">
            <text:p>0.863</text:p>
          </table:table-cell>
          <table:table-cell office:value-type="float" office:value="8186.8711171293498" table:style-name="ce5">
            <text:p><text:s/>8,187<text:s/></text:p>
          </table:table-cell>
          <table:table-cell office:value-type="float" office:value="1.106198380117662" table:style-name="ce6">
            <text:p>1.106</text:p>
          </table:table-cell>
          <table:table-cell office:value-type="float" office:value="9056.3035680005614" table:style-name="ce5">
            <text:p><text:s/>9,0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56.3035680005614" table:style-name="ce5">
            <text:p><text:s/>9,056<text:s/></text:p>
          </table:table-cell>
          <table:table-cell office:value-type="float" office:value="0.95066748474520857" table:style-name="ce6">
            <text:p>0.951</text:p>
          </table:table-cell>
          <table:table-cell office:value-type="float" office:value="8609.5333340801499" table:style-name="ce5">
            <text:p><text:s/>8,610<text:s/></text:p>
          </table:table-cell>
          <table:table-cell office:value-type="float" office:value="1.0697410669069707" table:style-name="ce6">
            <text:p>1.070</text:p>
          </table:table-cell>
          <table:table-cell office:value-type="float" office:value="9209.9713743700286" table:style-name="ce5">
            <text:p><text:s/>9,2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09.9713743700286" table:style-name="ce5">
            <text:p><text:s/>9,210<text:s/></text:p>
          </table:table-cell>
          <table:table-cell office:value-type="float" office:value="1.0294845133398229" table:style-name="ce6">
            <text:p>1.029</text:p>
          </table:table-cell>
          <table:table-cell office:value-type="float" office:value="9481.5228982170302" table:style-name="ce5">
            <text:p><text:s/>9,482<text:s/></text:p>
          </table:table-cell>
          <table:table-cell office:value-type="float" office:value="0.99045250197904777" table:style-name="ce6">
            <text:p>0.990</text:p>
          </table:table-cell>
          <table:table-cell office:value-type="float" office:value="9390.9980771106893" table:style-name="ce5">
            <text:p><text:s/>9,3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390.9980771106893" table:style-name="ce5">
            <text:p><text:s/>9,391<text:s/></text:p>
          </table:table-cell>
          <table:table-cell office:value-type="float" office:value="0.9838810166120755" table:style-name="ce6">
            <text:p>0.984</text:p>
          </table:table-cell>
          <table:table-cell office:value-type="float" office:value="9239.6247351097099" table:style-name="ce5">
            <text:p><text:s/>9,240<text:s/></text:p>
          </table:table-cell>
          <table:table-cell office:value-type="float" office:value="1.1175149628216006" table:style-name="ce6">
            <text:p>1.118</text:p>
          </table:table-cell>
          <table:table-cell office:value-type="float" office:value="10325.41889234167" table:style-name="ce5">
            <text:p><text:s/>10,3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Centro-O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61.37217351256" table:style-name="ce5">
            <text:p><text:s/>4,1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61.37217351256" table:style-name="ce5">
            <text:p><text:s/>4,161<text:s/></text:p>
          </table:table-cell>
          <table:table-cell office:value-type="float" office:value="0.98368526732461092" table:style-name="ce6">
            <text:p>0.984</text:p>
          </table:table-cell>
          <table:table-cell office:value-type="float" office:value="4093.4804989388995" table:style-name="ce5">
            <text:p><text:s/>4,093<text:s/></text:p>
          </table:table-cell>
          <table:table-cell office:value-type="float" office:value="1.1273683100191636" table:style-name="ce6">
            <text:p>1.127</text:p>
          </table:table-cell>
          <table:table-cell office:value-type="float" office:value="4614.8601921851505" table:style-name="ce5">
            <text:p><text:s/>4,6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14.8601921851505" table:style-name="ce5">
            <text:p><text:s/>4,615<text:s/></text:p>
          </table:table-cell>
          <table:table-cell office:value-type="float" office:value="1.0827318877699583" table:style-name="ce6">
            <text:p>1.083</text:p>
          </table:table-cell>
          <table:table-cell office:value-type="float" office:value="4996.6562876790604" table:style-name="ce5">
            <text:p><text:s/>4,997<text:s/></text:p>
          </table:table-cell>
          <table:table-cell office:value-type="float" office:value="1.0515534570392939" table:style-name="ce6">
            <text:p>1.052</text:p>
          </table:table-cell>
          <table:table-cell office:value-type="float" office:value="5254.2511929460397" table:style-name="ce5">
            <text:p><text:s/>5,2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54.2511929460397" table:style-name="ce5">
            <text:p><text:s/>5,254<text:s/></text:p>
          </table:table-cell>
          <table:table-cell office:value-type="float" office:value="0.9990934383108605" table:style-name="ce6">
            <text:p>0.999</text:p>
          </table:table-cell>
          <table:table-cell office:value-type="float" office:value="5249.4878901093998" table:style-name="ce5">
            <text:p><text:s/>5,249<text:s/></text:p>
          </table:table-cell>
          <table:table-cell office:value-type="float" office:value="1.1587400686154807" table:style-name="ce6">
            <text:p>1.159</text:p>
          </table:table-cell>
          <table:table-cell office:value-type="float" office:value="6082.7919579815007" table:style-name="ce5">
            <text:p><text:s/>6,0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82.7919579815007" table:style-name="ce5">
            <text:p><text:s/>6,083<text:s/></text:p>
          </table:table-cell>
          <table:table-cell office:value-type="float" office:value="1.0373543750594092" table:style-name="ce6">
            <text:p>1.037</text:p>
          </table:table-cell>
          <table:table-cell office:value-type="float" office:value="6310.0108501883005" table:style-name="ce5">
            <text:p><text:s/>6,310<text:s/></text:p>
          </table:table-cell>
          <table:table-cell office:value-type="float" office:value="1.1025379801541488" table:style-name="ce6">
            <text:p>1.103</text:p>
          </table:table-cell>
          <table:table-cell office:value-type="float" office:value="6957.0266175173711" table:style-name="ce5">
            <text:p><text:s/>6,9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57.0266175173711" table:style-name="ce5">
            <text:p><text:s/>6,957<text:s/></text:p>
          </table:table-cell>
          <table:table-cell office:value-type="float" office:value="1.0062291457337551" table:style-name="ce6">
            <text:p>1.006</text:p>
          </table:table-cell>
          <table:table-cell office:value-type="float" office:value="7000.3629501915011" table:style-name="ce5">
            <text:p><text:s/>7,000<text:s/></text:p>
          </table:table-cell>
          <table:table-cell office:value-type="float" office:value="1.0220502806493477" table:style-name="ce6">
            <text:p>1.022</text:p>
          </table:table-cell>
          <table:table-cell office:value-type="float" office:value="7154.7229178905191" table:style-name="ce5">
            <text:p><text:s/>7,1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54.7229178905191" table:style-name="ce5">
            <text:p><text:s/>7,155<text:s/></text:p>
          </table:table-cell>
          <table:table-cell office:value-type="float" office:value="1.0274325906370458" table:style-name="ce6">
            <text:p>1.027</text:p>
          </table:table-cell>
          <table:table-cell office:value-type="float" office:value="7350.9955028185004" table:style-name="ce5">
            <text:p><text:s/>7,351<text:s/></text:p>
          </table:table-cell>
          <table:table-cell office:value-type="float" office:value="1.0895419202753511" table:style-name="ce6">
            <text:p>1.090</text:p>
          </table:table-cell>
          <table:table-cell office:value-type="float" office:value="8009.2177560763394" table:style-name="ce5">
            <text:p><text:s/>8,0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009.2177560763394" table:style-name="ce5">
            <text:p><text:s/>8,009<text:s/></text:p>
          </table:table-cell>
          <table:table-cell office:value-type="float" office:value="1.0469526232580417" table:style-name="ce6">
            <text:p>1.047</text:p>
          </table:table-cell>
          <table:table-cell office:value-type="float" office:value="8385.2715399690096" table:style-name="ce5">
            <text:p><text:s/>8,385<text:s/></text:p>
          </table:table-cell>
          <table:table-cell office:value-type="float" office:value="1.0741818691341269" table:style-name="ce6">
            <text:p>1.074</text:p>
          </table:table-cell>
          <table:table-cell office:value-type="float" office:value="9007.3066560011102" table:style-name="ce5">
            <text:p><text:s/>9,0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007.3066560011102" table:style-name="ce5">
            <text:p><text:s/>9,007<text:s/></text:p>
          </table:table-cell>
          <table:table-cell office:value-type="float" office:value="0.98555624728441749" table:style-name="ce6">
            <text:p>0.986</text:p>
          </table:table-cell>
          <table:table-cell office:value-type="float" office:value="8877.20734602841" table:style-name="ce5">
            <text:p><text:s/>8,877<text:s/></text:p>
          </table:table-cell>
          <table:table-cell office:value-type="float" office:value="1.0753585001825243" table:style-name="ce6">
            <text:p>1.075</text:p>
          </table:table-cell>
          <table:table-cell office:value-type="float" office:value="9546.1803774343989" table:style-name="ce5">
            <text:p><text:s/>9,5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546.1803774343989" table:style-name="ce5">
            <text:p><text:s/>9,546<text:s/></text:p>
          </table:table-cell>
          <table:table-cell office:value-type="float" office:value="1.0010579708392273" table:style-name="ce6">
            <text:p>1.001</text:p>
          </table:table-cell>
          <table:table-cell office:value-type="float" office:value="9556.2799578997292" table:style-name="ce5">
            <text:p><text:s/>9,556<text:s/></text:p>
          </table:table-cell>
          <table:table-cell office:value-type="float" office:value="1.0863475077283216" table:style-name="ce6">
            <text:p>1.086</text:p>
          </table:table-cell>
          <table:table-cell office:value-type="float" office:value="10381.44091541848" table:style-name="ce5">
            <text:p><text:s/>10,3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81.44091541848" table:style-name="ce5">
            <text:p><text:s/>10,381<text:s/></text:p>
          </table:table-cell>
          <table:table-cell office:value-type="float" office:value="0.99586903797799919" table:style-name="ce6">
            <text:p>0.996</text:p>
          </table:table-cell>
          <table:table-cell office:value-type="float" office:value="10338.555577263242" table:style-name="ce5">
            <text:p><text:s/>10,339<text:s/></text:p>
          </table:table-cell>
          <table:table-cell office:value-type="float" office:value="1.1320239702606218" table:style-name="ce6">
            <text:p>1.132</text:p>
          </table:table-cell>
          <table:table-cell office:value-type="float" office:value="11703.49273133363" table:style-name="ce5">
            <text:p><text:s/>11,7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03.49273133363" table:style-name="ce5">
            <text:p><text:s/>11,703<text:s/></text:p>
          </table:table-cell>
          <table:table-cell office:value-type="float" office:value="1.062546869788161" table:style-name="ce6">
            <text:p>1.063</text:p>
          </table:table-cell>
          <table:table-cell office:value-type="float" office:value="12435.509567267041" table:style-name="ce5">
            <text:p><text:s/>12,436<text:s/></text:p>
          </table:table-cell>
          <table:table-cell office:value-type="float" office:value="1.0425495456365423" table:style-name="ce6">
            <text:p>1.043</text:p>
          </table:table-cell>
          <table:table-cell office:value-type="float" office:value="12964.63484911313" table:style-name="ce5">
            <text:p><text:s/>12,9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64.63484911313" table:style-name="ce5">
            <text:p><text:s/>12,965<text:s/></text:p>
          </table:table-cell>
          <table:table-cell office:value-type="float" office:value="1.0438709224953657" table:style-name="ce6">
            <text:p>1.044</text:p>
          </table:table-cell>
          <table:table-cell office:value-type="float" office:value="13533.405339759291" table:style-name="ce5">
            <text:p><text:s/>13,533<text:s/></text:p>
          </table:table-cell>
          <table:table-cell office:value-type="float" office:value="1.0369159437126905" table:style-name="ce6">
            <text:p>1.037</text:p>
          </table:table-cell>
          <table:table-cell office:value-type="float" office:value="14033.003769522869" table:style-name="ce5">
            <text:p><text:s/>14,0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033.003769522869" table:style-name="ce5">
            <text:p><text:s/>14,033<text:s/></text:p>
          </table:table-cell>
          <table:table-cell office:value-type="float" office:value="0.9708728817369251" table:style-name="ce6">
            <text:p>0.971</text:p>
          </table:table-cell>
          <table:table-cell office:value-type="float" office:value="13624.262809141799" table:style-name="ce5">
            <text:p><text:s/>13,624<text:s/></text:p>
          </table:table-cell>
          <table:table-cell office:value-type="float" office:value="1.0650683830512508" table:style-name="ce6">
            <text:p>1.065</text:p>
          </table:table-cell>
          <table:table-cell office:value-type="float" office:value="14510.771560397949" table:style-name="ce5">
            <text:p><text:s/>14,5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10.771560397949" table:style-name="ce5">
            <text:p><text:s/>14,511<text:s/></text:p>
          </table:table-cell>
          <table:table-cell office:value-type="float" office:value="1.009137080203719" table:style-name="ce6">
            <text:p>1.009</text:p>
          </table:table-cell>
          <table:table-cell office:value-type="float" office:value="14643.357643963151" table:style-name="ce5">
            <text:p><text:s/>14,643<text:s/></text:p>
          </table:table-cell>
          <table:table-cell office:value-type="float" office:value="1.0729298234141531" table:style-name="ce6">
            <text:p>1.073</text:p>
          </table:table-cell>
          <table:table-cell office:value-type="float" office:value="15711.29513112767" table:style-name="ce5">
            <text:p><text:s/>15,7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11.29513112767" table:style-name="ce5">
            <text:p><text:s/>15,711<text:s/></text:p>
          </table:table-cell>
          <table:table-cell office:value-type="float" office:value="0.98844119273854125" table:style-name="ce6">
            <text:p>0.988</text:p>
          </table:table-cell>
          <table:table-cell office:value-type="float" office:value="15529.69129887907" table:style-name="ce5">
            <text:p><text:s/>15,530<text:s/></text:p>
          </table:table-cell>
          <table:table-cell office:value-type="float" office:value="1.0399953775855468" table:style-name="ce6">
            <text:p>1.040</text:p>
          </table:table-cell>
          <table:table-cell office:value-type="float" office:value="16150.807166164721" table:style-name="ce5">
            <text:p><text:s/>16,1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50.807166164721" table:style-name="ce5">
            <text:p><text:s/>16,151<text:s/></text:p>
          </table:table-cell>
          <table:table-cell office:value-type="float" office:value="1.0250498549008249" table:style-name="ce6">
            <text:p>1.025</text:p>
          </table:table-cell>
          <table:table-cell office:value-type="float" office:value="16555.38254220835" table:style-name="ce5">
            <text:p><text:s/>16,555<text:s/></text:p>
          </table:table-cell>
          <table:table-cell office:value-type="float" office:value="1.060628653465022" table:style-name="ce6">
            <text:p>1.061</text:p>
          </table:table-cell>
          <table:table-cell office:value-type="float" office:value="17559.113093340773" table:style-name="ce5">
            <text:p><text:s/>17,55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6Z</meta:creation-date>
    <dc:date>2020-10-02T20:00:16Z</dc:date>
  </office:meta>
</office:document-meta>
</file>